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36mm"/>
    </style:style>
    <style:style style:name="co2" style:family="table-column">
      <style:table-column-properties fo:break-before="auto" style:column-width="35.08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43.8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65mm"/>
    </style:style>
    <style:style style:name="co7" style:family="table-column">
      <style:table-column-properties fo:break-before="auto" style:column-width="44.57mm"/>
    </style:style>
    <style:style style:name="co8" style:family="table-column">
      <style:table-column-properties fo:break-before="auto" style:column-width="38.14mm"/>
    </style:style>
    <style:style style:name="co9" style:family="table-column">
      <style:table-column-properties fo:break-before="auto" style:column-width="35.15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32.93mm"/>
    </style:style>
    <style:style style:name="co12" style:family="table-column">
      <style:table-column-properties fo:break-before="auto" style:column-width="37.15mm"/>
    </style:style>
    <style:style style:name="co13" style:family="table-column">
      <style:table-column-properties fo:break-before="auto" style:column-width="78.37mm"/>
    </style:style>
    <style:style style:name="co14" style:family="table-column">
      <style:table-column-properties fo:break-before="auto" style:column-width="37.08mm"/>
    </style:style>
    <style:style style:name="co15" style:family="table-column">
      <style:table-column-properties fo:break-before="auto" style:column-width="34.96mm"/>
    </style:style>
    <style:style style:name="co16" style:family="table-column">
      <style:table-column-properties fo:break-before="auto" style:column-width="42.65mm"/>
    </style:style>
    <style:style style:name="co17" style:family="table-column">
      <style:table-column-properties fo:break-before="auto" style:column-width="36.18mm"/>
    </style:style>
    <style:style style:name="co18" style:family="table-column">
      <style:table-column-properties fo:break-before="auto" style:column-width="41.75mm"/>
    </style:style>
    <style:style style:name="co19" style:family="table-column">
      <style:table-column-properties fo:break-before="auto" style:column-width="76.11mm"/>
    </style:style>
    <style:style style:name="co20" style:family="table-column">
      <style:table-column-properties fo:break-before="auto" style:column-width="34.06mm"/>
    </style:style>
    <style:style style:name="co21" style:family="table-column">
      <style:table-column-properties fo:break-before="auto" style:column-width="72.8mm"/>
    </style:style>
    <style:style style:name="co22" style:family="table-column">
      <style:table-column-properties fo:break-before="auto" style:column-width="89.94mm"/>
    </style:style>
    <style:style style:name="co23" style:family="table-column">
      <style:table-column-properties fo:break-before="auto" style:column-width="20.23mm"/>
    </style:style>
    <style:style style:name="co24" style:family="table-column">
      <style:table-column-properties fo:break-before="auto" style:column-width="22.26mm"/>
    </style:style>
    <style:style style:name="co25" style:family="table-column">
      <style:table-column-properties fo:break-before="auto" style:column-width="24.08mm"/>
    </style:style>
    <style:style style:name="co26" style:family="table-column">
      <style:table-column-properties fo:break-before="auto" style:column-width="70.8mm"/>
    </style:style>
    <style:style style:name="co27" style:family="table-column">
      <style:table-column-properties fo:break-before="auto" style:column-width="26.92mm"/>
    </style:style>
    <style:style style:name="co28" style:family="table-column">
      <style:table-column-properties fo:break-before="auto" style:column-width="24.01mm"/>
    </style:style>
    <style:style style:name="co29" style:family="table-column">
      <style:table-column-properties fo:break-before="auto" style:column-width="27.41mm"/>
    </style:style>
    <style:style style:name="co30" style:family="table-column">
      <style:table-column-properties fo:break-before="auto" style:column-width="20.85mm"/>
    </style:style>
    <style:style style:name="co31" style:family="table-column">
      <style:table-column-properties fo:break-before="auto" style:column-width="67.93mm"/>
    </style:style>
    <style:style style:name="co32" style:family="table-column">
      <style:table-column-properties fo:break-before="auto" style:column-width="36.95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31.31mm"/>
    </style:style>
    <style:style style:name="co35" style:family="table-column">
      <style:table-column-properties fo:break-before="auto" style:column-width="36.6mm"/>
    </style:style>
    <style:style style:name="co36" style:family="table-column">
      <style:table-column-properties fo:break-before="auto" style:column-width="92.76mm"/>
    </style:style>
    <style:style style:name="co37" style:family="table-column">
      <style:table-column-properties fo:break-before="auto" style:column-width="44.17mm"/>
    </style:style>
    <style:style style:name="co38" style:family="table-column">
      <style:table-column-properties fo:break-before="auto" style:column-width="70.68mm"/>
    </style:style>
    <style:style style:name="co39" style:family="table-column">
      <style:table-column-properties fo:break-before="auto" style:column-width="41.01mm"/>
    </style:style>
    <style:style style:name="co40" style:family="table-column">
      <style:table-column-properties fo:break-before="auto" style:column-width="38.89mm"/>
    </style:style>
    <style:style style:name="co41" style:family="table-column">
      <style:table-column-properties fo:break-before="auto" style:column-width="33.14mm"/>
    </style:style>
    <style:style style:name="co42" style:family="table-column">
      <style:table-column-properties fo:break-before="auto" style:column-width="44.04mm"/>
    </style:style>
    <style:style style:name="co43" style:family="table-column">
      <style:table-column-properties fo:break-before="auto" style:column-width="35.28mm"/>
    </style:style>
    <style:style style:name="co44" style:family="table-column">
      <style:table-column-properties fo:break-before="auto" style:column-width="37.3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3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7mm" fo:break-before="auto" style:use-optimal-row-height="tru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11.7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cc00"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ackground-color="#00ccff"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ackground-color="#00ffff"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#ff6600" style:text-align-source="fix" style:repeat-content="false" fo:border="0.06pt solid #000000"/>
      <style:paragraph-properties fo:text-align="end" fo:margin-left="0mm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ackground-color="#33ff99" style:text-align-source="fix" style:repeat-content="false" fo:border="0.06pt solid #000000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ff6600" fo:wrap-option="wrap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#ffff99" fo:border="0.06pt solid #000000"/>
    </style:style>
    <style:style style:name="ce23" style:family="table-cell" style:parent-style-name="Default">
      <style:table-cell-properties fo:background-color="transparent" fo:border="0.06pt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33ff99" fo:border="0.06pt solid #000000"/>
    </style:style>
    <style:style style:name="ce25" style:family="table-cell" style:parent-style-name="Default">
      <style:table-cell-properties fo:background-color="#ffff66" fo:border="0.06pt solid #000000"/>
    </style:style>
    <style:style style:name="ce26" style:family="table-cell" style:parent-style-name="Default">
      <style:table-cell-properties fo:background-color="transparent" fo:border="0.06pt solid #0000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transparent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33ff99" style:text-align-source="fix" style:repeat-content="false" fo:wrap-option="wrap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 style:text-align-source="fix" style:repeat-content="false" fo:wrap-option="wrap" fo:border="0.06pt solid #000000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4" style:family="table-cell" style:parent-style-name="Default">
      <style:table-cell-properties fo:background-color="#66ffff" style:text-align-source="fix" style:repeat-content="false" fo:border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33ff99" style:text-align-source="fix" style:repeat-content="false" fo:border="0.06pt solid #000000"/>
      <style:paragraph-properties fo:text-align="start" fo:margin-left="0mm"/>
    </style:style>
    <style:style style:name="ce38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.5pt" style:font-size-asian="10.5pt" style:font-size-complex="10.5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0.5pt" style:font-size-asian="10.5pt" style:font-size-complex="10.5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ackground-color="#33ff99" style:text-align-source="fix" style:repeat-content="false" fo:wrap-option="wrap" fo:border="0.06pt solid #000000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33ff99" style:text-align-source="fix" style:repeat-content="false" fo:wrap-option="wrap" fo:border="0.06pt solid #000000"/>
      <style:paragraph-properties fo:text-align="start" fo:margin-left="0m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44" style:family="table-cell" style:parent-style-name="Default">
      <style:table-cell-properties fo:background-color="#66ffff" style:text-align-source="fix" style:repeat-content="false" fo:border="0.06pt solid #000000"/>
      <style:paragraph-properties fo:text-align="start" fo:margin-left="0mm"/>
    </style:style>
    <style:style style:name="ce45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33ff99" style:text-align-source="fix" style:repeat-content="false" fo:wrap-option="wrap" fo:border="0.06pt solid #000000"/>
      <style:paragraph-properties fo:text-align="start" fo:margin-left="0m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background-color="#66ffff" style:text-align-source="fix" style:repeat-content="false" fo:border="0.06pt solid #000000"/>
      <style:paragraph-properties fo:text-align="start" fo:margin-left="0mm"/>
      <style:text-properties fo:font-size="11pt" fo:font-style="italic" style:font-size-asian="11pt" style:font-style-asian="italic" style:font-size-complex="11pt" style:font-style-complex="italic"/>
    </style:style>
    <style:style style:name="ce48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font-size="11pt" fo:font-style="italic" style:font-size-asian="11pt" style:font-style-asian="italic" style:font-size-complex="11pt" style:font-style-complex="italic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.5pt" fo:font-style="italic" style:font-size-asian="10.5pt" style:font-style-asian="italic" style:font-size-complex="10.5pt" style:font-style-complex="italic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0.5pt" fo:font-style="italic" style:font-size-asian="10.5pt" style:font-style-asian="italic" style:font-size-complex="10.5pt" style:font-style-complex="italic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style="italic" style:font-size-asian="11pt" style:font-style-asian="italic" style:font-size-complex="11pt" style:font-style-complex="italic"/>
    </style:style>
    <style:style style:name="ce52" style:family="table-cell" style:parent-style-name="Default" style:data-style-name="N99"/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able-cell-properties fo:background-color="#33ff99"/>
    </style:style>
    <style:style style:name="ce55" style:family="table-cell" style:parent-style-name="Default">
      <style:table-cell-properties fo:background-color="#ffff66"/>
    </style:style>
    <style:style style:name="ce56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57" style:family="table-cell" style:parent-style-name="Default">
      <style:table-cell-properties fo:background-color="#ffff99" style:text-align-source="fix" style:repeat-content="false" fo:border="0.06pt solid #000000"/>
      <style:paragraph-properties fo:text-align="end" fo:margin-left="0mm"/>
    </style:style>
    <style:style style:name="ce58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60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fo:background-color="#99ff66" fo:border="0.06pt solid #000000"/>
    </style:style>
    <style:style style:name="ce62" style:family="table-cell" style:parent-style-name="Default">
      <style:table-cell-properties fo:background-color="#99ff66" fo:border="0.06pt solid #000000"/>
      <style:text-properties style:font-name="Liberation Sans" style:font-name-asian="Noto Sans CJK SC Regular" style:font-name-complex="FreeSans"/>
    </style:style>
    <style:style style:name="ce63" style:family="table-cell" style:parent-style-name="Default">
      <style:table-cell-properties fo:background-color="#99ff99" fo:border="0.06pt solid #000000"/>
    </style:style>
    <style:style style:name="ce64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6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end" fo:margin-left="0mm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69" style:family="table-cell" style:parent-style-name="Default" style:data-style-name="N114">
      <style:table-cell-properties style:text-align-source="fix" style:repeat-content="false" fo:border="0.06pt solid #000000"/>
      <style:paragraph-properties fo:text-align="end" fo:margin-left="0mm"/>
    </style:style>
    <style:style style:name="ce70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mm"/>
    </style:style>
    <style:style style:name="ce71" style:family="table-cell" style:parent-style-name="Default">
      <style:text-properties style:font-name="Liberation Sans" style:font-name-asian="Noto Sans CJK SC Regular" style:font-name-complex="FreeSans"/>
    </style:style>
    <style:style style:name="ce72" style:family="table-cell" style:parent-style-name="Default" style:data-style-name="N111"/>
    <style:style style:name="ce73" style:family="table-cell" style:parent-style-name="Default" style:data-style-name="N1"/>
    <style:style style:name="ce7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ddddd" fo:border="0.06pt solid #000000"/>
    </style:style>
    <style:style style:name="ce76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_geral" table:style-name="ta1">
        <office:forms form:automatic-focus="false" form:apply-design-mode="false"/>
        <table:table-column table:style-name="co1" table:default-cell-style-name="ce16"/>
        <table:table-column table:style-name="co2" table:visibility="collapse" table:number-columns-repeated="4" table:default-cell-style-name="Default"/>
        <table:table-column table:style-name="co3" table:number-columns-repeated="5" table:default-cell-style-name="ce41"/>
        <table:table-column table:style-name="co3" table:default-cell-style-name="ce45"/>
        <table:table-column table:style-name="co3" table:default-cell-style-name="ce51"/>
        <table:table-column table:style-name="co3" table:number-columns-repeated="2" table:default-cell-style-name="ce41"/>
        <table:table-column table:style-name="co4" table:default-cell-style-name="Default"/>
        <table:table-column table:style-name="co5" table:number-columns-repeated="1009" table:default-cell-style-name="Default"/>
        <table:table-row table:style-name="ro1">
          <table:table-cell table:style-name="ce1"/>
          <table:table-cell table:style-name="ce17" table:number-columns-repeated="4"/>
          <table:table-cell table:style-name="ce28" table:number-columns-repeated="5"/>
          <table:table-cell table:style-name="ce42"/>
          <table:table-cell table:style-name="ce46"/>
          <table:table-cell table:style-name="ce28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7" office:value-type="string" calcext:value-type="string">
            <text:p>2048KB L2 (32KB L1s)</text:p>
          </table:table-cell>
          <table:table-cell table:style-name="ce17" office:value-type="string" calcext:value-type="string">
            <text:p>1024KB L2 (32KB L1s)</text:p>
          </table:table-cell>
          <table:table-cell table:style-name="ce17" office:value-type="string" calcext:value-type="string">
            <text:p>512KB L2 (32KB L1s)</text:p>
          </table:table-cell>
          <table:table-cell table:style-name="ce17" office:value-type="string" calcext:value-type="string">
            <text:p>256KB L2 (32KB L1s)</text:p>
          </table:table-cell>
          <table:table-cell table:style-name="ce29" office:value-type="string" calcext:value-type="string">
            <text:p>W/ 512KB L2 8KB L1s</text:p>
          </table:table-cell>
          <table:table-cell table:style-name="ce29" office:value-type="string" calcext:value-type="string">
            <text:p>W/ 256KB L2 8KB L1s</text:p>
          </table:table-cell>
          <table:table-cell table:style-name="ce29" office:value-type="string" calcext:value-type="string">
            <text:p>W/ 128KB L2 8KB L1s</text:p>
          </table:table-cell>
          <table:table-cell table:style-name="ce29" office:value-type="string" calcext:value-type="string">
            <text:p>W/ 64KB L2 8KB L1s</text:p>
          </table:table-cell>
          <table:table-cell table:style-name="ce29" office:value-type="string" calcext:value-type="string">
            <text:p>NO L2 8KB L1s</text:p>
          </table:table-cell>
          <table:table-cell table:style-name="ce43" office:value-type="string" calcext:value-type="string">
            <text:p>NO L2 16KB L1s</text:p>
          </table:table-cell>
          <table:table-cell table:style-name="ce43" office:value-type="string" calcext:value-type="string">
            <text:p>NO L2 32KB L1s</text:p>
          </table:table-cell>
          <table:table-cell table:style-name="ce29" office:value-type="string" calcext:value-type="string">
            <text:p>NO L2 64KB L1s</text:p>
          </table:table-cell>
          <table:table-cell table:style-name="ce29" office:value-type="string" calcext:value-type="string">
            <text:p>NO L2 128KB L1s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sim_seconds</text:p>
          </table:table-cell>
          <table:table-cell table:number-columns-repeated="4" table:style-name="ce18" office:value-type="float" office:value="0.163523" calcext:value-type="float">
            <text:p>0,163523</text:p>
          </table:table-cell>
          <table:table-cell table:number-columns-repeated="2" table:style-name="ce30" office:value-type="float" office:value="0.163523" calcext:value-type="float">
            <text:p>0,163523</text:p>
          </table:table-cell>
          <table:table-cell table:style-name="ce30" office:value-type="float" office:value="0.163524" calcext:value-type="float">
            <text:p>0,163524</text:p>
          </table:table-cell>
          <table:table-cell table:style-name="ce30" office:value-type="float" office:value="0.163509" calcext:value-type="float">
            <text:p>0,163509</text:p>
          </table:table-cell>
          <table:table-cell table:style-name="ce30" office:value-type="float" office:value="0.163511" calcext:value-type="float">
            <text:p>0,163511</text:p>
          </table:table-cell>
          <table:table-cell table:style-name="ce44" office:value-type="float" office:value="0.163511" calcext:value-type="float">
            <text:p>0,163511</text:p>
          </table:table-cell>
          <table:table-cell table:style-name="ce47" office:value-type="float" office:value="0.163508" calcext:value-type="float">
            <text:p>0,163508</text:p>
          </table:table-cell>
          <table:table-cell table:style-name="ce30" office:value-type="float" office:value="0.163528" calcext:value-type="float">
            <text:p>0,163528</text:p>
          </table:table-cell>
          <table:table-cell table:style-name="ce30" office:value-type="float" office:value="0.163525" calcext:value-type="float">
            <text:p>0,163525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host_seconds</text:p>
          </table:table-cell>
          <table:table-cell table:style-name="ce18" office:value-type="float" office:value="761.71" calcext:value-type="float">
            <text:p>761,71</text:p>
          </table:table-cell>
          <table:table-cell table:style-name="ce18" office:value-type="float" office:value="762.48" calcext:value-type="float">
            <text:p>762,48</text:p>
          </table:table-cell>
          <table:table-cell table:style-name="ce18" office:value-type="float" office:value="779.64" calcext:value-type="float">
            <text:p>779,64</text:p>
          </table:table-cell>
          <table:table-cell table:style-name="ce18" office:value-type="float" office:value="803.16" calcext:value-type="float">
            <text:p>803,16</text:p>
          </table:table-cell>
          <table:table-cell table:style-name="ce30" office:value-type="float" office:value="829.41" calcext:value-type="float">
            <text:p>829,41</text:p>
          </table:table-cell>
          <table:table-cell table:style-name="ce30" office:value-type="float" office:value="900.83" calcext:value-type="float">
            <text:p>900,83</text:p>
          </table:table-cell>
          <table:table-cell table:style-name="ce30" office:value-type="float" office:value="861.7" calcext:value-type="float">
            <text:p>861,7</text:p>
          </table:table-cell>
          <table:table-cell table:style-name="ce30" office:value-type="float" office:value="1033.63" calcext:value-type="float">
            <text:p>1033,63</text:p>
          </table:table-cell>
          <table:table-cell table:style-name="ce30" office:value-type="float" office:value="1586.53" calcext:value-type="float">
            <text:p>1586,53</text:p>
          </table:table-cell>
          <table:table-cell table:style-name="ce44" office:value-type="float" office:value="1352.42" calcext:value-type="float">
            <text:p>1352,42</text:p>
          </table:table-cell>
          <table:table-cell table:style-name="ce47" office:value-type="float" office:value="1038.41" calcext:value-type="float">
            <text:p>1038,41</text:p>
          </table:table-cell>
          <table:table-cell table:style-name="ce30" office:value-type="float" office:value="1050.25" calcext:value-type="float">
            <text:p>1050,25</text:p>
          </table:table-cell>
          <table:table-cell table:style-name="ce30" office:value-type="float" office:value="872.85" calcext:value-type="float">
            <text:p>872,85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im_insts</text:p>
          </table:table-cell>
          <table:table-cell table:number-columns-repeated="4" table:style-name="ce18" office:value-type="float" office:value="581477253" calcext:value-type="float">
            <text:p>581477253</text:p>
          </table:table-cell>
          <table:table-cell table:number-columns-repeated="2" table:style-name="ce30" office:value-type="float" office:value="581477253" calcext:value-type="float">
            <text:p>581477253</text:p>
          </table:table-cell>
          <table:table-cell table:style-name="ce30" office:value-type="float" office:value="581482075" calcext:value-type="float">
            <text:p>581482075</text:p>
          </table:table-cell>
          <table:table-cell table:style-name="ce30" office:value-type="float" office:value="581491587" calcext:value-type="float">
            <text:p>581491587</text:p>
          </table:table-cell>
          <table:table-cell table:style-name="ce30" office:value-type="float" office:value="581500589" calcext:value-type="float">
            <text:p>581500589</text:p>
          </table:table-cell>
          <table:table-cell table:style-name="ce44" office:value-type="float" office:value="581500589" calcext:value-type="float">
            <text:p>581500589</text:p>
          </table:table-cell>
          <table:table-cell table:style-name="ce47" office:value-type="float" office:value="581496007" calcext:value-type="float">
            <text:p>581496007</text:p>
          </table:table-cell>
          <table:table-cell table:style-name="ce30" office:value-type="float" office:value="581483287" calcext:value-type="float">
            <text:p>581483287</text:p>
          </table:table-cell>
          <table:table-cell table:style-name="ce30" office:value-type="float" office:value="581482753" calcext:value-type="float">
            <text:p>58148275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im_ops</text:p>
          </table:table-cell>
          <table:table-cell table:number-columns-repeated="4" table:style-name="ce18" office:value-type="float" office:value="660968433" calcext:value-type="float">
            <text:p>660968433</text:p>
          </table:table-cell>
          <table:table-cell table:number-columns-repeated="2" table:style-name="ce30" office:value-type="float" office:value="660968433" calcext:value-type="float">
            <text:p>660968433</text:p>
          </table:table-cell>
          <table:table-cell table:style-name="ce30" office:value-type="float" office:value="660974400" calcext:value-type="float">
            <text:p>660974400</text:p>
          </table:table-cell>
          <table:table-cell table:style-name="ce30" office:value-type="float" office:value="660984391" calcext:value-type="float">
            <text:p>660984391</text:p>
          </table:table-cell>
          <table:table-cell table:style-name="ce30" office:value-type="float" office:value="660995104" calcext:value-type="float">
            <text:p>660995104</text:p>
          </table:table-cell>
          <table:table-cell table:style-name="ce44" office:value-type="float" office:value="660995104" calcext:value-type="float">
            <text:p>660995104</text:p>
          </table:table-cell>
          <table:table-cell table:style-name="ce47" office:value-type="float" office:value="660987994" calcext:value-type="float">
            <text:p>660987994</text:p>
          </table:table-cell>
          <table:table-cell table:style-name="ce30" office:value-type="float" office:value="660977032" calcext:value-type="float">
            <text:p>660977032</text:p>
          </table:table-cell>
          <table:table-cell table:style-name="ce30" office:value-type="float" office:value="660976295" calcext:value-type="float">
            <text:p>660976295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0.dtb.walker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318" calcext:value-type="float">
            <text:p>318</text:p>
          </table:table-cell>
          <table:table-cell table:style-name="ce18" office:value-type="float" office:value="687" calcext:value-type="float">
            <text:p>687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1188" calcext:value-type="float">
            <text:p>1188</text:p>
          </table:table-cell>
          <table:table-cell table:style-name="ce30" office:value-type="float" office:value="1958" calcext:value-type="float">
            <text:p>1958</text:p>
          </table:table-cell>
          <table:table-cell table:style-name="ce30" office:value-type="float" office:value="4508" calcext:value-type="float">
            <text:p>4508</text:p>
          </table:table-cell>
          <table:table-cell table:style-name="ce44" office:value-type="float" office:value="4363" calcext:value-type="float">
            <text:p>4363</text:p>
          </table:table-cell>
          <table:table-cell table:style-name="ce47" office:value-type="float" office:value="4293" calcext:value-type="float">
            <text:p>4293</text:p>
          </table:table-cell>
          <table:table-cell table:style-name="ce30" office:value-type="float" office:value="3654" calcext:value-type="float">
            <text:p>3654</text:p>
          </table:table-cell>
          <table:table-cell table:style-name="ce30" office:value-type="float" office:value="2803" calcext:value-type="float">
            <text:p>280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0.itb.walk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45" calcext:value-type="float">
            <text:p>145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1472" calcext:value-type="float">
            <text:p>1472</text:p>
          </table:table-cell>
          <table:table-cell table:style-name="ce44" office:value-type="float" office:value="1368" calcext:value-type="float">
            <text:p>1368</text:p>
          </table:table-cell>
          <table:table-cell table:style-name="ce47" office:value-type="float" office:value="1344" calcext:value-type="float">
            <text:p>1344</text:p>
          </table:table-cell>
          <table:table-cell table:style-name="ce30" office:value-type="float" office:value="1199" calcext:value-type="float">
            <text:p>1199</text:p>
          </table:table-cell>
          <table:table-cell table:style-name="ce30" office:value-type="float" office:value="859" calcext:value-type="float">
            <text:p>85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0.inst</text:p>
          </table:table-cell>
          <table:table-cell table:style-name="ce18" office:value-type="float" office:value="3620" calcext:value-type="float">
            <text:p>3620</text:p>
          </table:table-cell>
          <table:table-cell table:style-name="ce18" office:value-type="float" office:value="7160" calcext:value-type="float">
            <text:p>7160</text:p>
          </table:table-cell>
          <table:table-cell table:style-name="ce18" office:value-type="float" office:value="18217" calcext:value-type="float">
            <text:p>18217</text:p>
          </table:table-cell>
          <table:table-cell table:style-name="ce18" office:value-type="float" office:value="40138" calcext:value-type="float">
            <text:p>40138</text:p>
          </table:table-cell>
          <table:table-cell table:style-name="ce30" office:value-type="float" office:value="19244" calcext:value-type="float">
            <text:p>19244</text:p>
          </table:table-cell>
          <table:table-cell table:style-name="ce30" office:value-type="float" office:value="51003" calcext:value-type="float">
            <text:p>51003</text:p>
          </table:table-cell>
          <table:table-cell table:style-name="ce30" office:value-type="float" office:value="207221" calcext:value-type="float">
            <text:p>207221</text:p>
          </table:table-cell>
          <table:table-cell table:style-name="ce30" office:value-type="float" office:value="826180" calcext:value-type="float">
            <text:p>826180</text:p>
          </table:table-cell>
          <table:table-cell table:style-name="ce30" office:value-type="float" office:value="4961863" calcext:value-type="float">
            <text:p>4961863</text:p>
          </table:table-cell>
          <table:table-cell table:style-name="ce44" office:value-type="float" office:value="3267037" calcext:value-type="float">
            <text:p>3267037</text:p>
          </table:table-cell>
          <table:table-cell table:style-name="ce47" office:value-type="float" office:value="1738489" calcext:value-type="float">
            <text:p>1738489</text:p>
          </table:table-cell>
          <table:table-cell table:style-name="ce30" office:value-type="float" office:value="654750" calcext:value-type="float">
            <text:p>654750</text:p>
          </table:table-cell>
          <table:table-cell table:style-name="ce30" office:value-type="float" office:value="177586" calcext:value-type="float">
            <text:p>17758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0.data</text:p>
          </table:table-cell>
          <table:table-cell table:style-name="ce18" office:value-type="float" office:value="19350" calcext:value-type="float">
            <text:p>19350</text:p>
          </table:table-cell>
          <table:table-cell table:style-name="ce18" office:value-type="float" office:value="25990" calcext:value-type="float">
            <text:p>25990</text:p>
          </table:table-cell>
          <table:table-cell table:style-name="ce18" office:value-type="float" office:value="40340" calcext:value-type="float">
            <text:p>40340</text:p>
          </table:table-cell>
          <table:table-cell table:style-name="ce18" office:value-type="float" office:value="56779" calcext:value-type="float">
            <text:p>56779</text:p>
          </table:table-cell>
          <table:table-cell table:style-name="ce30" office:value-type="float" office:value="42848" calcext:value-type="float">
            <text:p>42848</text:p>
          </table:table-cell>
          <table:table-cell table:style-name="ce30" office:value-type="float" office:value="69778" calcext:value-type="float">
            <text:p>69778</text:p>
          </table:table-cell>
          <table:table-cell table:style-name="ce30" office:value-type="float" office:value="127762" calcext:value-type="float">
            <text:p>127762</text:p>
          </table:table-cell>
          <table:table-cell table:style-name="ce30" office:value-type="float" office:value="235578" calcext:value-type="float">
            <text:p>235578</text:p>
          </table:table-cell>
          <table:table-cell table:style-name="ce30" office:value-type="float" office:value="558718" calcext:value-type="float">
            <text:p>558718</text:p>
          </table:table-cell>
          <table:table-cell table:style-name="ce44" office:value-type="float" office:value="263831" calcext:value-type="float">
            <text:p>263831</text:p>
          </table:table-cell>
          <table:table-cell table:style-name="ce47" office:value-type="float" office:value="161186" calcext:value-type="float">
            <text:p>161186</text:p>
          </table:table-cell>
          <table:table-cell table:style-name="ce30" office:value-type="float" office:value="82853" calcext:value-type="float">
            <text:p>82853</text:p>
          </table:table-cell>
          <table:table-cell table:style-name="ce30" office:value-type="float" office:value="47785" calcext:value-type="float">
            <text:p>47785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1.dtb.walker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379" calcext:value-type="float">
            <text:p>379</text:p>
          </table:table-cell>
          <table:table-cell table:style-name="ce18" office:value-type="float" office:value="1683" calcext:value-type="float">
            <text:p>1683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2284" calcext:value-type="float">
            <text:p>2284</text:p>
          </table:table-cell>
          <table:table-cell table:style-name="ce30" office:value-type="float" office:value="4998" calcext:value-type="float">
            <text:p>4998</text:p>
          </table:table-cell>
          <table:table-cell table:style-name="ce30" office:value-type="float" office:value="7017" calcext:value-type="float">
            <text:p>7017</text:p>
          </table:table-cell>
          <table:table-cell table:style-name="ce30" office:value-type="float" office:value="16015" calcext:value-type="float">
            <text:p>16015</text:p>
          </table:table-cell>
          <table:table-cell table:style-name="ce44" office:value-type="float" office:value="15754" calcext:value-type="float">
            <text:p>15754</text:p>
          </table:table-cell>
          <table:table-cell table:style-name="ce47" office:value-type="float" office:value="15378" calcext:value-type="float">
            <text:p>15378</text:p>
          </table:table-cell>
          <table:table-cell table:style-name="ce30" office:value-type="float" office:value="14893" calcext:value-type="float">
            <text:p>14893</text:p>
          </table:table-cell>
          <table:table-cell table:style-name="ce30" office:value-type="float" office:value="14307" calcext:value-type="float">
            <text:p>14307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1.itb.walke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68" calcext:value-type="float">
            <text:p>68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868" calcext:value-type="float">
            <text:p>868</text:p>
          </table:table-cell>
          <table:table-cell table:style-name="ce44" office:value-type="float" office:value="820" calcext:value-type="float">
            <text:p>820</text:p>
          </table:table-cell>
          <table:table-cell table:style-name="ce47" office:value-type="float" office:value="795" calcext:value-type="float">
            <text:p>795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507" calcext:value-type="float">
            <text:p>507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1.inst</text:p>
          </table:table-cell>
          <table:table-cell table:style-name="ce18" office:value-type="float" office:value="2136" calcext:value-type="float">
            <text:p>2136</text:p>
          </table:table-cell>
          <table:table-cell table:style-name="ce18" office:value-type="float" office:value="3638" calcext:value-type="float">
            <text:p>3638</text:p>
          </table:table-cell>
          <table:table-cell table:style-name="ce18" office:value-type="float" office:value="8376" calcext:value-type="float">
            <text:p>8376</text:p>
          </table:table-cell>
          <table:table-cell table:style-name="ce18" office:value-type="float" office:value="39736" calcext:value-type="float">
            <text:p>39736</text:p>
          </table:table-cell>
          <table:table-cell table:style-name="ce30" office:value-type="float" office:value="8246" calcext:value-type="float">
            <text:p>8246</text:p>
          </table:table-cell>
          <table:table-cell table:style-name="ce30" office:value-type="float" office:value="42548" calcext:value-type="float">
            <text:p>42548</text:p>
          </table:table-cell>
          <table:table-cell table:style-name="ce30" office:value-type="float" office:value="191128" calcext:value-type="float">
            <text:p>191128</text:p>
          </table:table-cell>
          <table:table-cell table:style-name="ce30" office:value-type="float" office:value="1616052" calcext:value-type="float">
            <text:p>1616052</text:p>
          </table:table-cell>
          <table:table-cell table:style-name="ce30" office:value-type="float" office:value="5407101" calcext:value-type="float">
            <text:p>5407101</text:p>
          </table:table-cell>
          <table:table-cell table:style-name="ce44" office:value-type="float" office:value="4310382" calcext:value-type="float">
            <text:p>4310382</text:p>
          </table:table-cell>
          <table:table-cell table:style-name="ce47" office:value-type="float" office:value="2242944" calcext:value-type="float">
            <text:p>2242944</text:p>
          </table:table-cell>
          <table:table-cell table:style-name="ce30" office:value-type="float" office:value="463908" calcext:value-type="float">
            <text:p>463908</text:p>
          </table:table-cell>
          <table:table-cell table:style-name="ce30" office:value-type="float" office:value="162711" calcext:value-type="float">
            <text:p>16271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1.data</text:p>
          </table:table-cell>
          <table:table-cell table:style-name="ce18" office:value-type="float" office:value="23910" calcext:value-type="float">
            <text:p>23910</text:p>
          </table:table-cell>
          <table:table-cell table:style-name="ce18" office:value-type="float" office:value="25652" calcext:value-type="float">
            <text:p>25652</text:p>
          </table:table-cell>
          <table:table-cell table:style-name="ce18" office:value-type="float" office:value="30914" calcext:value-type="float">
            <text:p>30914</text:p>
          </table:table-cell>
          <table:table-cell table:style-name="ce18" office:value-type="float" office:value="44589" calcext:value-type="float">
            <text:p>44589</text:p>
          </table:table-cell>
          <table:table-cell table:style-name="ce30" office:value-type="float" office:value="31846" calcext:value-type="float">
            <text:p>31846</text:p>
          </table:table-cell>
          <table:table-cell table:style-name="ce30" office:value-type="float" office:value="58909" calcext:value-type="float">
            <text:p>58909</text:p>
          </table:table-cell>
          <table:table-cell table:style-name="ce30" office:value-type="float" office:value="113365" calcext:value-type="float">
            <text:p>113365</text:p>
          </table:table-cell>
          <table:table-cell table:style-name="ce30" office:value-type="float" office:value="292531" calcext:value-type="float">
            <text:p>292531</text:p>
          </table:table-cell>
          <table:table-cell table:style-name="ce30" office:value-type="float" office:value="781145" calcext:value-type="float">
            <text:p>781145</text:p>
          </table:table-cell>
          <table:table-cell table:style-name="ce44" office:value-type="float" office:value="414317" calcext:value-type="float">
            <text:p>414317</text:p>
          </table:table-cell>
          <table:table-cell table:style-name="ce47" office:value-type="float" office:value="141911" calcext:value-type="float">
            <text:p>141911</text:p>
          </table:table-cell>
          <table:table-cell table:style-name="ce30" office:value-type="float" office:value="54527" calcext:value-type="float">
            <text:p>54527</text:p>
          </table:table-cell>
          <table:table-cell table:style-name="ce30" office:value-type="float" office:value="38324" calcext:value-type="float">
            <text:p>38324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2.dtb.walker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881" calcext:value-type="float">
            <text:p>881</text:p>
          </table:table-cell>
          <table:table-cell table:style-name="ce18" office:value-type="float" office:value="2873" calcext:value-type="float">
            <text:p>2873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3864" calcext:value-type="float">
            <text:p>3864</text:p>
          </table:table-cell>
          <table:table-cell table:style-name="ce30" office:value-type="float" office:value="21695" calcext:value-type="float">
            <text:p>21695</text:p>
          </table:table-cell>
          <table:table-cell table:style-name="ce30" office:value-type="float" office:value="52322" calcext:value-type="float">
            <text:p>52322</text:p>
          </table:table-cell>
          <table:table-cell table:style-name="ce30" office:value-type="float" office:value="338683" calcext:value-type="float">
            <text:p>338683</text:p>
          </table:table-cell>
          <table:table-cell table:style-name="ce44" office:value-type="float" office:value="337975" calcext:value-type="float">
            <text:p>337975</text:p>
          </table:table-cell>
          <table:table-cell table:style-name="ce47" office:value-type="float" office:value="335473" calcext:value-type="float">
            <text:p>335473</text:p>
          </table:table-cell>
          <table:table-cell table:style-name="ce30" office:value-type="float" office:value="332659" calcext:value-type="float">
            <text:p>332659</text:p>
          </table:table-cell>
          <table:table-cell table:style-name="ce30" office:value-type="float" office:value="328211" calcext:value-type="float">
            <text:p>32821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2.itb.walker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43" calcext:value-type="float">
            <text:p>143</text:p>
          </table:table-cell>
          <table:table-cell table:style-name="ce18" office:value-type="float" office:value="357" calcext:value-type="float">
            <text:p>357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831" calcext:value-type="float">
            <text:p>831</text:p>
          </table:table-cell>
          <table:table-cell table:style-name="ce30" office:value-type="float" office:value="1301" calcext:value-type="float">
            <text:p>1301</text:p>
          </table:table-cell>
          <table:table-cell table:style-name="ce30" office:value-type="float" office:value="8164" calcext:value-type="float">
            <text:p>8164</text:p>
          </table:table-cell>
          <table:table-cell table:style-name="ce44" office:value-type="float" office:value="8099" calcext:value-type="float">
            <text:p>8099</text:p>
          </table:table-cell>
          <table:table-cell table:style-name="ce47" office:value-type="float" office:value="8000" calcext:value-type="float">
            <text:p>8000</text:p>
          </table:table-cell>
          <table:table-cell table:style-name="ce30" office:value-type="float" office:value="7870" calcext:value-type="float">
            <text:p>7870</text:p>
          </table:table-cell>
          <table:table-cell table:style-name="ce30" office:value-type="float" office:value="7503" calcext:value-type="float">
            <text:p>750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2.inst</text:p>
          </table:table-cell>
          <table:table-cell table:style-name="ce18" office:value-type="float" office:value="9834" calcext:value-type="float">
            <text:p>9834</text:p>
          </table:table-cell>
          <table:table-cell table:style-name="ce18" office:value-type="float" office:value="18943" calcext:value-type="float">
            <text:p>18943</text:p>
          </table:table-cell>
          <table:table-cell table:style-name="ce18" office:value-type="float" office:value="37161" calcext:value-type="float">
            <text:p>37161</text:p>
          </table:table-cell>
          <table:table-cell table:style-name="ce18" office:value-type="float" office:value="74109" calcext:value-type="float">
            <text:p>74109</text:p>
          </table:table-cell>
          <table:table-cell table:style-name="ce30" office:value-type="float" office:value="40200" calcext:value-type="float">
            <text:p>40200</text:p>
          </table:table-cell>
          <table:table-cell table:style-name="ce30" office:value-type="float" office:value="96154" calcext:value-type="float">
            <text:p>96154</text:p>
          </table:table-cell>
          <table:table-cell table:style-name="ce30" office:value-type="float" office:value="272392" calcext:value-type="float">
            <text:p>272392</text:p>
          </table:table-cell>
          <table:table-cell table:style-name="ce30" office:value-type="float" office:value="576861" calcext:value-type="float">
            <text:p>576861</text:p>
          </table:table-cell>
          <table:table-cell table:style-name="ce30" office:value-type="float" office:value="2056794" calcext:value-type="float">
            <text:p>2056794</text:p>
          </table:table-cell>
          <table:table-cell table:style-name="ce44" office:value-type="float" office:value="939420" calcext:value-type="float">
            <text:p>939420</text:p>
          </table:table-cell>
          <table:table-cell table:style-name="ce47" office:value-type="float" office:value="454994" calcext:value-type="float">
            <text:p>454994</text:p>
          </table:table-cell>
          <table:table-cell table:style-name="ce30" office:value-type="float" office:value="219270" calcext:value-type="float">
            <text:p>219270</text:p>
          </table:table-cell>
          <table:table-cell table:style-name="ce30" office:value-type="float" office:value="99316" calcext:value-type="float">
            <text:p>9931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2.data</text:p>
          </table:table-cell>
          <table:table-cell table:style-name="ce18" office:value-type="float" office:value="99857" calcext:value-type="float">
            <text:p>99857</text:p>
          </table:table-cell>
          <table:table-cell table:style-name="ce18" office:value-type="float" office:value="119567" calcext:value-type="float">
            <text:p>119567</text:p>
          </table:table-cell>
          <table:table-cell table:style-name="ce18" office:value-type="float" office:value="175938" calcext:value-type="float">
            <text:p>175938</text:p>
          </table:table-cell>
          <table:table-cell table:style-name="ce18" office:value-type="float" office:value="287482" calcext:value-type="float">
            <text:p>287482</text:p>
          </table:table-cell>
          <table:table-cell table:style-name="ce30" office:value-type="float" office:value="187014" calcext:value-type="float">
            <text:p>187014</text:p>
          </table:table-cell>
          <table:table-cell table:style-name="ce30" office:value-type="float" office:value="322887" calcext:value-type="float">
            <text:p>322887</text:p>
          </table:table-cell>
          <table:table-cell table:style-name="ce30" office:value-type="float" office:value="525708" calcext:value-type="float">
            <text:p>525708</text:p>
          </table:table-cell>
          <table:table-cell table:style-name="ce30" office:value-type="float" office:value="921726" calcext:value-type="float">
            <text:p>921726</text:p>
          </table:table-cell>
          <table:table-cell table:style-name="ce30" office:value-type="float" office:value="2067949" calcext:value-type="float">
            <text:p>2067949</text:p>
          </table:table-cell>
          <table:table-cell table:style-name="ce44" office:value-type="float" office:value="1264396" calcext:value-type="float">
            <text:p>1264396</text:p>
          </table:table-cell>
          <table:table-cell table:style-name="ce47" office:value-type="float" office:value="773687" calcext:value-type="float">
            <text:p>773687</text:p>
          </table:table-cell>
          <table:table-cell table:style-name="ce30" office:value-type="float" office:value="491317" calcext:value-type="float">
            <text:p>491317</text:p>
          </table:table-cell>
          <table:table-cell table:style-name="ce30" office:value-type="float" office:value="338600" calcext:value-type="float">
            <text:p>33860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3.dtb.walker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78" calcext:value-type="float">
            <text:p>178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1533" calcext:value-type="float">
            <text:p>1533</text:p>
          </table:table-cell>
          <table:table-cell table:style-name="ce44" office:value-type="float" office:value="1506" calcext:value-type="float">
            <text:p>1506</text:p>
          </table:table-cell>
          <table:table-cell table:style-name="ce47" office:value-type="float" office:value="1408" calcext:value-type="float">
            <text:p>1408</text:p>
          </table:table-cell>
          <table:table-cell table:style-name="ce30" office:value-type="float" office:value="1273" calcext:value-type="float">
            <text:p>1273</text:p>
          </table:table-cell>
          <table:table-cell table:style-name="ce30" office:value-type="float" office:value="861" calcext:value-type="float">
            <text:p>86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3.itb.walker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64" calcext:value-type="float">
            <text:p>6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773" calcext:value-type="float">
            <text:p>773</text:p>
          </table:table-cell>
          <table:table-cell table:style-name="ce44" office:value-type="float" office:value="751" calcext:value-type="float">
            <text:p>751</text:p>
          </table:table-cell>
          <table:table-cell table:style-name="ce47" office:value-type="float" office:value="703" calcext:value-type="float">
            <text:p>703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419" calcext:value-type="float">
            <text:p>41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3.inst</text:p>
          </table:table-cell>
          <table:table-cell table:style-name="ce18" office:value-type="float" office:value="1041" calcext:value-type="float">
            <text:p>1041</text:p>
          </table:table-cell>
          <table:table-cell table:style-name="ce18" office:value-type="float" office:value="2080" calcext:value-type="float">
            <text:p>2080</text:p>
          </table:table-cell>
          <table:table-cell table:style-name="ce18" office:value-type="float" office:value="5082" calcext:value-type="float">
            <text:p>5082</text:p>
          </table:table-cell>
          <table:table-cell table:style-name="ce18" office:value-type="float" office:value="17157" calcext:value-type="float">
            <text:p>17157</text:p>
          </table:table-cell>
          <table:table-cell table:style-name="ce30" office:value-type="float" office:value="6139" calcext:value-type="float">
            <text:p>6139</text:p>
          </table:table-cell>
          <table:table-cell table:style-name="ce30" office:value-type="float" office:value="31104" calcext:value-type="float">
            <text:p>31104</text:p>
          </table:table-cell>
          <table:table-cell table:style-name="ce30" office:value-type="float" office:value="82729" calcext:value-type="float">
            <text:p>82729</text:p>
          </table:table-cell>
          <table:table-cell table:style-name="ce30" office:value-type="float" office:value="145206" calcext:value-type="float">
            <text:p>145206</text:p>
          </table:table-cell>
          <table:table-cell table:style-name="ce30" office:value-type="float" office:value="260361" calcext:value-type="float">
            <text:p>260361</text:p>
          </table:table-cell>
          <table:table-cell table:style-name="ce44" office:value-type="float" office:value="190787" calcext:value-type="float">
            <text:p>190787</text:p>
          </table:table-cell>
          <table:table-cell table:style-name="ce47" office:value-type="float" office:value="113579" calcext:value-type="float">
            <text:p>113579</text:p>
          </table:table-cell>
          <table:table-cell table:style-name="ce30" office:value-type="float" office:value="49538" calcext:value-type="float">
            <text:p>49538</text:p>
          </table:table-cell>
          <table:table-cell table:style-name="ce30" office:value-type="float" office:value="24532" calcext:value-type="float">
            <text:p>2453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cpu3.data</text:p>
          </table:table-cell>
          <table:table-cell table:style-name="ce18" office:value-type="float" office:value="15005" calcext:value-type="float">
            <text:p>15005</text:p>
          </table:table-cell>
          <table:table-cell table:style-name="ce18" office:value-type="float" office:value="16836" calcext:value-type="float">
            <text:p>16836</text:p>
          </table:table-cell>
          <table:table-cell table:style-name="ce18" office:value-type="float" office:value="21407" calcext:value-type="float">
            <text:p>21407</text:p>
          </table:table-cell>
          <table:table-cell table:style-name="ce18" office:value-type="float" office:value="31191" calcext:value-type="float">
            <text:p>31191</text:p>
          </table:table-cell>
          <table:table-cell table:style-name="ce30" office:value-type="float" office:value="22647" calcext:value-type="float">
            <text:p>22647</text:p>
          </table:table-cell>
          <table:table-cell table:style-name="ce30" office:value-type="float" office:value="48186" calcext:value-type="float">
            <text:p>48186</text:p>
          </table:table-cell>
          <table:table-cell table:style-name="ce30" office:value-type="float" office:value="80023" calcext:value-type="float">
            <text:p>80023</text:p>
          </table:table-cell>
          <table:table-cell table:style-name="ce30" office:value-type="float" office:value="115541" calcext:value-type="float">
            <text:p>115541</text:p>
          </table:table-cell>
          <table:table-cell table:style-name="ce30" office:value-type="float" office:value="165072" calcext:value-type="float">
            <text:p>165072</text:p>
          </table:table-cell>
          <table:table-cell table:style-name="ce44" office:value-type="float" office:value="93825" calcext:value-type="float">
            <text:p>93825</text:p>
          </table:table-cell>
          <table:table-cell table:style-name="ce47" office:value-type="float" office:value="65116" calcext:value-type="float">
            <text:p>65116</text:p>
          </table:table-cell>
          <table:table-cell table:style-name="ce30" office:value-type="float" office:value="39319" calcext:value-type="float">
            <text:p>39319</text:p>
          </table:table-cell>
          <table:table-cell table:style-name="ce30" office:value-type="float" office:value="30227" calcext:value-type="float">
            <text:p>30227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realview.ide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375" calcext:value-type="float">
            <text:p>375</text:p>
          </table:table-cell>
          <table:table-cell table:style-name="ce44" office:value-type="float" office:value="375" calcext:value-type="float">
            <text:p>375</text:p>
          </table:table-cell>
          <table:table-cell table:style-name="ce47" office:value-type="float" office:value="311" calcext:value-type="float">
            <text:p>311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21" calcext:value-type="float">
            <text:p>2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reads::total</text:p>
          </table:table-cell>
          <table:table-cell table:style-name="ce18" office:value-type="float" office:value="174903" calcext:value-type="float">
            <text:p>174903</text:p>
          </table:table-cell>
          <table:table-cell table:style-name="ce18" office:value-type="float" office:value="220424" calcext:value-type="float">
            <text:p>220424</text:p>
          </table:table-cell>
          <table:table-cell table:style-name="ce18" office:value-type="float" office:value="339312" calcext:value-type="float">
            <text:p>339312</text:p>
          </table:table-cell>
          <table:table-cell table:style-name="ce18" office:value-type="float" office:value="597236" calcext:value-type="float">
            <text:p>597236</text:p>
          </table:table-cell>
          <table:table-cell table:style-name="ce30" office:value-type="float" office:value="360162" calcext:value-type="float">
            <text:p>360162</text:p>
          </table:table-cell>
          <table:table-cell table:style-name="ce30" office:value-type="float" office:value="728371" calcext:value-type="float">
            <text:p>728371</text:p>
          </table:table-cell>
          <table:table-cell table:style-name="ce30" office:value-type="float" office:value="1630001" calcext:value-type="float">
            <text:p>1630001</text:p>
          </table:table-cell>
          <table:table-cell table:style-name="ce30" office:value-type="float" office:value="4793552" calcext:value-type="float">
            <text:p>4793552</text:p>
          </table:table-cell>
          <table:table-cell table:style-name="ce30" office:value-type="float" office:value="16631394" calcext:value-type="float">
            <text:p>16631394</text:p>
          </table:table-cell>
          <table:table-cell table:style-name="ce44" office:value-type="float" office:value="11115006" calcext:value-type="float">
            <text:p>11115006</text:p>
          </table:table-cell>
          <table:table-cell table:style-name="ce47" office:value-type="float" office:value="6059611" calcext:value-type="float">
            <text:p>6059611</text:p>
          </table:table-cell>
          <table:table-cell table:style-name="ce30" office:value-type="float" office:value="2418447" calcext:value-type="float">
            <text:p>2418447</text:p>
          </table:table-cell>
          <table:table-cell table:style-name="ce30" office:value-type="float" office:value="1274572" calcext:value-type="float">
            <text:p>127457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writes::writebacks</text:p>
          </table:table-cell>
          <table:table-cell table:style-name="ce18" office:value-type="float" office:value="164120" calcext:value-type="float">
            <text:p>164120</text:p>
          </table:table-cell>
          <table:table-cell table:style-name="ce18" office:value-type="float" office:value="185176" calcext:value-type="float">
            <text:p>185176</text:p>
          </table:table-cell>
          <table:table-cell table:style-name="ce18" office:value-type="float" office:value="214875" calcext:value-type="float">
            <text:p>214875</text:p>
          </table:table-cell>
          <table:table-cell table:style-name="ce18" office:value-type="float" office:value="247724" calcext:value-type="float">
            <text:p>247724</text:p>
          </table:table-cell>
          <table:table-cell table:style-name="ce30" office:value-type="float" office:value="220409" calcext:value-type="float">
            <text:p>220409</text:p>
          </table:table-cell>
          <table:table-cell table:style-name="ce30" office:value-type="float" office:value="281381" calcext:value-type="float">
            <text:p>281381</text:p>
          </table:table-cell>
          <table:table-cell table:style-name="ce30" office:value-type="float" office:value="387352" calcext:value-type="float">
            <text:p>387352</text:p>
          </table:table-cell>
          <table:table-cell table:style-name="ce30" office:value-type="float" office:value="539745" calcext:value-type="float">
            <text:p>539745</text:p>
          </table:table-cell>
          <table:table-cell table:style-name="ce30" office:value-type="float" office:value="1087160" calcext:value-type="float">
            <text:p>1087160</text:p>
          </table:table-cell>
          <table:table-cell table:style-name="ce44" office:value-type="float" office:value="736817" calcext:value-type="float">
            <text:p>736817</text:p>
          </table:table-cell>
          <table:table-cell table:style-name="ce47" office:value-type="float" office:value="452193" calcext:value-type="float">
            <text:p>452193</text:p>
          </table:table-cell>
          <table:table-cell table:style-name="ce30" office:value-type="float" office:value="312401" calcext:value-type="float">
            <text:p>312401</text:p>
          </table:table-cell>
          <table:table-cell table:style-name="ce30" office:value-type="float" office:value="247323" calcext:value-type="float">
            <text:p>24732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num_writes::total</text:p>
          </table:table-cell>
          <table:table-cell table:style-name="ce18" office:value-type="float" office:value="164120" calcext:value-type="float">
            <text:p>164120</text:p>
          </table:table-cell>
          <table:table-cell table:style-name="ce18" office:value-type="float" office:value="185176" calcext:value-type="float">
            <text:p>185176</text:p>
          </table:table-cell>
          <table:table-cell table:style-name="ce18" office:value-type="float" office:value="214875" calcext:value-type="float">
            <text:p>214875</text:p>
          </table:table-cell>
          <table:table-cell table:style-name="ce18" office:value-type="float" office:value="247724" calcext:value-type="float">
            <text:p>247724</text:p>
          </table:table-cell>
          <table:table-cell table:style-name="ce30" office:value-type="float" office:value="220409" calcext:value-type="float">
            <text:p>220409</text:p>
          </table:table-cell>
          <table:table-cell table:style-name="ce30" office:value-type="float" office:value="281381" calcext:value-type="float">
            <text:p>281381</text:p>
          </table:table-cell>
          <table:table-cell table:style-name="ce30" office:value-type="float" office:value="387352" calcext:value-type="float">
            <text:p>387352</text:p>
          </table:table-cell>
          <table:table-cell table:style-name="ce30" office:value-type="float" office:value="539745" calcext:value-type="float">
            <text:p>539745</text:p>
          </table:table-cell>
          <table:table-cell table:style-name="ce30" office:value-type="float" office:value="1087160" calcext:value-type="float">
            <text:p>1087160</text:p>
          </table:table-cell>
          <table:table-cell table:style-name="ce44" office:value-type="float" office:value="736817" calcext:value-type="float">
            <text:p>736817</text:p>
          </table:table-cell>
          <table:table-cell table:style-name="ce47" office:value-type="float" office:value="452193" calcext:value-type="float">
            <text:p>452193</text:p>
          </table:table-cell>
          <table:table-cell table:style-name="ce30" office:value-type="float" office:value="312401" calcext:value-type="float">
            <text:p>312401</text:p>
          </table:table-cell>
          <table:table-cell table:style-name="ce30" office:value-type="float" office:value="247323" calcext:value-type="float">
            <text:p>24732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mem_ctrls.readReq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f0.dma_read_full_pag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f0.dma_read_byt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f0.dma_read_tx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f0.dma_write_full_pages</text:p>
          </table:table-cell>
          <table:table-cell table:number-columns-repeated="4" table:style-name="ce18" office:value-type="float" office:value="1049" calcext:value-type="float">
            <text:p>1049</text:p>
          </table:table-cell>
          <table:table-cell table:number-columns-repeated="5" table:style-name="ce30" office:value-type="float" office:value="1049" calcext:value-type="float">
            <text:p>1049</text:p>
          </table:table-cell>
          <table:table-cell table:style-name="ce44" office:value-type="float" office:value="1049" calcext:value-type="float">
            <text:p>1049</text:p>
          </table:table-cell>
          <table:table-cell table:style-name="ce47" office:value-type="float" office:value="1049" calcext:value-type="float">
            <text:p>1049</text:p>
          </table:table-cell>
          <table:table-cell table:number-columns-repeated="2" table:style-name="ce30" office:value-type="float" office:value="1049" calcext:value-type="float">
            <text:p>104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f0.dma_write_bytes</text:p>
          </table:table-cell>
          <table:table-cell table:number-columns-repeated="4" table:style-name="ce18" office:value-type="float" office:value="4414464" calcext:value-type="float">
            <text:p>4414464</text:p>
          </table:table-cell>
          <table:table-cell table:number-columns-repeated="5" table:style-name="ce30" office:value-type="float" office:value="4414464" calcext:value-type="float">
            <text:p>4414464</text:p>
          </table:table-cell>
          <table:table-cell table:style-name="ce44" office:value-type="float" office:value="4414464" calcext:value-type="float">
            <text:p>4414464</text:p>
          </table:table-cell>
          <table:table-cell table:style-name="ce47" office:value-type="float" office:value="4414464" calcext:value-type="float">
            <text:p>4414464</text:p>
          </table:table-cell>
          <table:table-cell table:number-columns-repeated="2" table:style-name="ce30" office:value-type="float" office:value="4414464" calcext:value-type="float">
            <text:p>4414464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f0.dma_write_txs</text:p>
          </table:table-cell>
          <table:table-cell table:number-columns-repeated="4" table:style-name="ce18" office:value-type="float" office:value="1148" calcext:value-type="float">
            <text:p>1148</text:p>
          </table:table-cell>
          <table:table-cell table:number-columns-repeated="5" table:style-name="ce30" office:value-type="float" office:value="1148" calcext:value-type="float">
            <text:p>1148</text:p>
          </table:table-cell>
          <table:table-cell table:style-name="ce44" office:value-type="float" office:value="1148" calcext:value-type="float">
            <text:p>1148</text:p>
          </table:table-cell>
          <table:table-cell table:style-name="ce47" office:value-type="float" office:value="1148" calcext:value-type="float">
            <text:p>1148</text:p>
          </table:table-cell>
          <table:table-cell table:number-columns-repeated="2" table:style-name="ce30" office:value-type="float" office:value="1148" calcext:value-type="float">
            <text:p>1148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stage2_mmu.stage2_tl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stage2_mmu.stage2_tl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stage2_mmu.stage2_tl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stage2_mmu.stage2_tl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stage2_mmu.stage2_tl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stage2_mmu.stage2_tl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tb.read_hits</text:p>
          </table:table-cell>
          <table:table-cell table:number-columns-repeated="4" table:style-name="ce18" office:value-type="float" office:value="23878589" calcext:value-type="float">
            <text:p>23878589</text:p>
          </table:table-cell>
          <table:table-cell table:number-columns-repeated="2" table:style-name="ce30" office:value-type="float" office:value="23878589" calcext:value-type="float">
            <text:p>23878589</text:p>
          </table:table-cell>
          <table:table-cell table:style-name="ce30" office:value-type="float" office:value="23878985" calcext:value-type="float">
            <text:p>23878985</text:p>
          </table:table-cell>
          <table:table-cell table:style-name="ce30" office:value-type="float" office:value="23879134" calcext:value-type="float">
            <text:p>23879134</text:p>
          </table:table-cell>
          <table:table-cell table:style-name="ce30" office:value-type="float" office:value="23879205" calcext:value-type="float">
            <text:p>23879205</text:p>
          </table:table-cell>
          <table:table-cell table:style-name="ce44" office:value-type="float" office:value="23879205" calcext:value-type="float">
            <text:p>23879205</text:p>
          </table:table-cell>
          <table:table-cell table:style-name="ce47" office:value-type="float" office:value="23879287" calcext:value-type="float">
            <text:p>23879287</text:p>
          </table:table-cell>
          <table:table-cell table:style-name="ce30" office:value-type="float" office:value="23879288" calcext:value-type="float">
            <text:p>23879288</text:p>
          </table:table-cell>
          <table:table-cell table:style-name="ce30" office:value-type="float" office:value="23879109" calcext:value-type="float">
            <text:p>2387910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tb.read_misses</text:p>
          </table:table-cell>
          <table:table-cell table:number-columns-repeated="4" table:style-name="ce18" office:value-type="float" office:value="2501" calcext:value-type="float">
            <text:p>2501</text:p>
          </table:table-cell>
          <table:table-cell table:number-columns-repeated="2" table:style-name="ce30" office:value-type="float" office:value="2501" calcext:value-type="float">
            <text:p>2501</text:p>
          </table:table-cell>
          <table:table-cell table:style-name="ce30" office:value-type="float" office:value="2508" calcext:value-type="float">
            <text:p>2508</text:p>
          </table:table-cell>
          <table:table-cell table:style-name="ce30" office:value-type="float" office:value="2709" calcext:value-type="float">
            <text:p>2709</text:p>
          </table:table-cell>
          <table:table-cell table:style-name="ce30" office:value-type="float" office:value="2712" calcext:value-type="float">
            <text:p>2712</text:p>
          </table:table-cell>
          <table:table-cell table:style-name="ce44" office:value-type="float" office:value="2712" calcext:value-type="float">
            <text:p>2712</text:p>
          </table:table-cell>
          <table:table-cell table:style-name="ce47" office:value-type="float" office:value="2713" calcext:value-type="float">
            <text:p>2713</text:p>
          </table:table-cell>
          <table:table-cell table:style-name="ce30" office:value-type="float" office:value="2504" calcext:value-type="float">
            <text:p>2504</text:p>
          </table:table-cell>
          <table:table-cell table:style-name="ce30" office:value-type="float" office:value="2503" calcext:value-type="float">
            <text:p>250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tb.write_hits</text:p>
          </table:table-cell>
          <table:table-cell table:number-columns-repeated="4" table:style-name="ce18" office:value-type="float" office:value="23245196" calcext:value-type="float">
            <text:p>23245196</text:p>
          </table:table-cell>
          <table:table-cell table:number-columns-repeated="2" table:style-name="ce30" office:value-type="float" office:value="23245196" calcext:value-type="float">
            <text:p>23245196</text:p>
          </table:table-cell>
          <table:table-cell table:style-name="ce30" office:value-type="float" office:value="23245489" calcext:value-type="float">
            <text:p>23245489</text:p>
          </table:table-cell>
          <table:table-cell table:style-name="ce30" office:value-type="float" office:value="23245878" calcext:value-type="float">
            <text:p>23245878</text:p>
          </table:table-cell>
          <table:table-cell table:style-name="ce30" office:value-type="float" office:value="23245895" calcext:value-type="float">
            <text:p>23245895</text:p>
          </table:table-cell>
          <table:table-cell table:style-name="ce44" office:value-type="float" office:value="23245895" calcext:value-type="float">
            <text:p>23245895</text:p>
          </table:table-cell>
          <table:table-cell table:style-name="ce47" office:value-type="float" office:value="23245931" calcext:value-type="float">
            <text:p>23245931</text:p>
          </table:table-cell>
          <table:table-cell table:style-name="ce30" office:value-type="float" office:value="23245775" calcext:value-type="float">
            <text:p>23245775</text:p>
          </table:table-cell>
          <table:table-cell table:style-name="ce30" office:value-type="float" office:value="23245662" calcext:value-type="float">
            <text:p>2324566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tb.write_misses</text:p>
          </table:table-cell>
          <table:table-cell table:number-columns-repeated="4" table:style-name="ce18" office:value-type="float" office:value="341" calcext:value-type="float">
            <text:p>341</text:p>
          </table:table-cell>
          <table:table-cell table:number-columns-repeated="2" table:style-name="ce30" office:value-type="float" office:value="341" calcext:value-type="float">
            <text:p>341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365" calcext:value-type="float">
            <text:p>365</text:p>
          </table:table-cell>
          <table:table-cell table:style-name="ce44" office:value-type="float" office:value="365" calcext:value-type="float">
            <text:p>365</text:p>
          </table:table-cell>
          <table:table-cell table:style-name="ce47" office:value-type="float" office:value="367" calcext:value-type="float">
            <text:p>367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40" calcext:value-type="float">
            <text:p>34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tb.read_accesses</text:p>
          </table:table-cell>
          <table:table-cell table:number-columns-repeated="4" table:style-name="ce18" office:value-type="float" office:value="23881090" calcext:value-type="float">
            <text:p>23881090</text:p>
          </table:table-cell>
          <table:table-cell table:number-columns-repeated="2" table:style-name="ce30" office:value-type="float" office:value="23881090" calcext:value-type="float">
            <text:p>23881090</text:p>
          </table:table-cell>
          <table:table-cell table:style-name="ce30" office:value-type="float" office:value="23881493" calcext:value-type="float">
            <text:p>23881493</text:p>
          </table:table-cell>
          <table:table-cell table:style-name="ce30" office:value-type="float" office:value="23881843" calcext:value-type="float">
            <text:p>23881843</text:p>
          </table:table-cell>
          <table:table-cell table:style-name="ce30" office:value-type="float" office:value="23881917" calcext:value-type="float">
            <text:p>23881917</text:p>
          </table:table-cell>
          <table:table-cell table:style-name="ce44" office:value-type="float" office:value="23881917" calcext:value-type="float">
            <text:p>23881917</text:p>
          </table:table-cell>
          <table:table-cell table:style-name="ce47" office:value-type="float" office:value="23882000" calcext:value-type="float">
            <text:p>23882000</text:p>
          </table:table-cell>
          <table:table-cell table:style-name="ce30" office:value-type="float" office:value="23881792" calcext:value-type="float">
            <text:p>23881792</text:p>
          </table:table-cell>
          <table:table-cell table:style-name="ce30" office:value-type="float" office:value="23881612" calcext:value-type="float">
            <text:p>2388161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tb.write_accesses</text:p>
          </table:table-cell>
          <table:table-cell table:number-columns-repeated="4" table:style-name="ce18" office:value-type="float" office:value="23245537" calcext:value-type="float">
            <text:p>23245537</text:p>
          </table:table-cell>
          <table:table-cell table:number-columns-repeated="2" table:style-name="ce30" office:value-type="float" office:value="23245537" calcext:value-type="float">
            <text:p>23245537</text:p>
          </table:table-cell>
          <table:table-cell table:style-name="ce30" office:value-type="float" office:value="23245833" calcext:value-type="float">
            <text:p>23245833</text:p>
          </table:table-cell>
          <table:table-cell table:style-name="ce30" office:value-type="float" office:value="23246241" calcext:value-type="float">
            <text:p>23246241</text:p>
          </table:table-cell>
          <table:table-cell table:style-name="ce30" office:value-type="float" office:value="23246260" calcext:value-type="float">
            <text:p>23246260</text:p>
          </table:table-cell>
          <table:table-cell table:style-name="ce44" office:value-type="float" office:value="23246260" calcext:value-type="float">
            <text:p>23246260</text:p>
          </table:table-cell>
          <table:table-cell table:style-name="ce47" office:value-type="float" office:value="23246298" calcext:value-type="float">
            <text:p>23246298</text:p>
          </table:table-cell>
          <table:table-cell table:style-name="ce30" office:value-type="float" office:value="23246114" calcext:value-type="float">
            <text:p>23246114</text:p>
          </table:table-cell>
          <table:table-cell table:style-name="ce30" office:value-type="float" office:value="23246002" calcext:value-type="float">
            <text:p>2324600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stage2_mmu.stage2_tl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stage2_mmu.stage2_tl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stage2_mmu.stage2_tl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stage2_mmu.stage2_tl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stage2_mmu.stage2_tl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stage2_mmu.stage2_tl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t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t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t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t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t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t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cache.ReadReq_hits::total</text:p>
          </table:table-cell>
          <table:table-cell table:number-columns-repeated="4" table:style-name="ce18" office:value-type="float" office:value="23550791" calcext:value-type="float">
            <text:p>23550791</text:p>
          </table:table-cell>
          <table:table-cell table:number-columns-repeated="2" table:style-name="ce30" office:value-type="float" office:value="23226151" calcext:value-type="float">
            <text:p>23226151</text:p>
          </table:table-cell>
          <table:table-cell table:style-name="ce30" office:value-type="float" office:value="23226465" calcext:value-type="float">
            <text:p>23226465</text:p>
          </table:table-cell>
          <table:table-cell table:style-name="ce30" office:value-type="float" office:value="23226582" calcext:value-type="float">
            <text:p>23226582</text:p>
          </table:table-cell>
          <table:table-cell table:style-name="ce30" office:value-type="float" office:value="23226648" calcext:value-type="float">
            <text:p>23226648</text:p>
          </table:table-cell>
          <table:table-cell table:style-name="ce44" office:value-type="float" office:value="23461129" calcext:value-type="float">
            <text:p>23461129</text:p>
          </table:table-cell>
          <table:table-cell table:style-name="ce47" office:value-type="float" office:value="23547372" calcext:value-type="float">
            <text:p>23547372</text:p>
          </table:table-cell>
          <table:table-cell table:style-name="ce30" office:value-type="float" office:value="23614754" calcext:value-type="float">
            <text:p>23614754</text:p>
          </table:table-cell>
          <table:table-cell table:style-name="ce30" office:value-type="float" office:value="23643230" calcext:value-type="float">
            <text:p>2364323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cache.WriteReq_hits::total</text:p>
          </table:table-cell>
          <table:table-cell table:style-name="ce18" office:value-type="float" office:value="23053711" calcext:value-type="float">
            <text:p>23053711</text:p>
          </table:table-cell>
          <table:table-cell table:style-name="ce18" office:value-type="float" office:value="23053710" calcext:value-type="float">
            <text:p>23053710</text:p>
          </table:table-cell>
          <table:table-cell table:style-name="ce18" office:value-type="float" office:value="23053706" calcext:value-type="float">
            <text:p>23053706</text:p>
          </table:table-cell>
          <table:table-cell table:style-name="ce18" office:value-type="float" office:value="23053694" calcext:value-type="float">
            <text:p>23053694</text:p>
          </table:table-cell>
          <table:table-cell table:style-name="ce30" office:value-type="float" office:value="22992945" calcext:value-type="float">
            <text:p>22992945</text:p>
          </table:table-cell>
          <table:table-cell table:style-name="ce30" office:value-type="float" office:value="22992938" calcext:value-type="float">
            <text:p>22992938</text:p>
          </table:table-cell>
          <table:table-cell table:style-name="ce30" office:value-type="float" office:value="22993128" calcext:value-type="float">
            <text:p>22993128</text:p>
          </table:table-cell>
          <table:table-cell table:style-name="ce30" office:value-type="float" office:value="22993455" calcext:value-type="float">
            <text:p>22993455</text:p>
          </table:table-cell>
          <table:table-cell table:style-name="ce30" office:value-type="float" office:value="22993536" calcext:value-type="float">
            <text:p>22993536</text:p>
          </table:table-cell>
          <table:table-cell table:style-name="ce44" office:value-type="float" office:value="23046026" calcext:value-type="float">
            <text:p>23046026</text:p>
          </table:table-cell>
          <table:table-cell table:style-name="ce47" office:value-type="float" office:value="23056050" calcext:value-type="float">
            <text:p>23056050</text:p>
          </table:table-cell>
          <table:table-cell table:style-name="ce30" office:value-type="float" office:value="23061927" calcext:value-type="float">
            <text:p>23061927</text:p>
          </table:table-cell>
          <table:table-cell table:style-name="ce30" office:value-type="float" office:value="23064743" calcext:value-type="float">
            <text:p>2306474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cache.overall_hits::total</text:p>
          </table:table-cell>
          <table:table-cell table:style-name="ce18" office:value-type="float" office:value="46644320" calcext:value-type="float">
            <text:p>46644320</text:p>
          </table:table-cell>
          <table:table-cell table:style-name="ce18" office:value-type="float" office:value="46644319" calcext:value-type="float">
            <text:p>46644319</text:p>
          </table:table-cell>
          <table:table-cell table:style-name="ce18" office:value-type="float" office:value="46644315" calcext:value-type="float">
            <text:p>46644315</text:p>
          </table:table-cell>
          <table:table-cell table:style-name="ce18" office:value-type="float" office:value="46644303" calcext:value-type="float">
            <text:p>46644303</text:p>
          </table:table-cell>
          <table:table-cell table:style-name="ce30" office:value-type="float" office:value="46251845" calcext:value-type="float">
            <text:p>46251845</text:p>
          </table:table-cell>
          <table:table-cell table:style-name="ce30" office:value-type="float" office:value="46251838" calcext:value-type="float">
            <text:p>46251838</text:p>
          </table:table-cell>
          <table:table-cell table:style-name="ce30" office:value-type="float" office:value="46252348" calcext:value-type="float">
            <text:p>46252348</text:p>
          </table:table-cell>
          <table:table-cell table:style-name="ce30" office:value-type="float" office:value="46252717" calcext:value-type="float">
            <text:p>46252717</text:p>
          </table:table-cell>
          <table:table-cell table:style-name="ce30" office:value-type="float" office:value="46252858" calcext:value-type="float">
            <text:p>46252858</text:p>
          </table:table-cell>
          <table:table-cell table:style-name="ce44" office:value-type="float" office:value="46542927" calcext:value-type="float">
            <text:p>46542927</text:p>
          </table:table-cell>
          <table:table-cell table:style-name="ce47" office:value-type="float" office:value="46642655" calcext:value-type="float">
            <text:p>46642655</text:p>
          </table:table-cell>
          <table:table-cell table:style-name="ce30" office:value-type="float" office:value="46717914" calcext:value-type="float">
            <text:p>46717914</text:p>
          </table:table-cell>
          <table:table-cell table:style-name="ce30" office:value-type="float" office:value="46750621" calcext:value-type="float">
            <text:p>4675062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cache.ReadReq_misses::total</text:p>
          </table:table-cell>
          <table:table-cell table:number-columns-repeated="4" table:style-name="ce18" office:value-type="float" office:value="125207" calcext:value-type="float">
            <text:p>125207</text:p>
          </table:table-cell>
          <table:table-cell table:number-columns-repeated="2" table:style-name="ce30" office:value-type="float" office:value="449847" calcext:value-type="float">
            <text:p>449847</text:p>
          </table:table-cell>
          <table:table-cell table:style-name="ce30" office:value-type="float" office:value="449922" calcext:value-type="float">
            <text:p>449922</text:p>
          </table:table-cell>
          <table:table-cell table:style-name="ce30" office:value-type="float" office:value="450136" calcext:value-type="float">
            <text:p>450136</text:p>
          </table:table-cell>
          <table:table-cell table:style-name="ce30" office:value-type="float" office:value="450152" calcext:value-type="float">
            <text:p>450152</text:p>
          </table:table-cell>
          <table:table-cell table:style-name="ce44" office:value-type="float" office:value="215671" calcext:value-type="float">
            <text:p>215671</text:p>
          </table:table-cell>
          <table:table-cell table:style-name="ce47" office:value-type="float" office:value="129507" calcext:value-type="float">
            <text:p>129507</text:p>
          </table:table-cell>
          <table:table-cell table:style-name="ce30" office:value-type="float" office:value="61918" calcext:value-type="float">
            <text:p>61918</text:p>
          </table:table-cell>
          <table:table-cell table:style-name="ce30" office:value-type="float" office:value="33263" calcext:value-type="float">
            <text:p>3326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cache.WriteReq_misses::total</text:p>
          </table:table-cell>
          <table:table-cell table:style-name="ce18" office:value-type="float" office:value="36046" calcext:value-type="float">
            <text:p>36046</text:p>
          </table:table-cell>
          <table:table-cell table:style-name="ce18" office:value-type="float" office:value="36047" calcext:value-type="float">
            <text:p>36047</text:p>
          </table:table-cell>
          <table:table-cell table:style-name="ce18" office:value-type="float" office:value="36051" calcext:value-type="float">
            <text:p>36051</text:p>
          </table:table-cell>
          <table:table-cell table:style-name="ce18" office:value-type="float" office:value="36063" calcext:value-type="float">
            <text:p>36063</text:p>
          </table:table-cell>
          <table:table-cell table:style-name="ce30" office:value-type="float" office:value="96812" calcext:value-type="float">
            <text:p>96812</text:p>
          </table:table-cell>
          <table:table-cell table:style-name="ce30" office:value-type="float" office:value="96819" calcext:value-type="float">
            <text:p>96819</text:p>
          </table:table-cell>
          <table:table-cell table:style-name="ce30" office:value-type="float" office:value="96921" calcext:value-type="float">
            <text:p>96921</text:p>
          </table:table-cell>
          <table:table-cell table:style-name="ce30" office:value-type="float" office:value="96989" calcext:value-type="float">
            <text:p>96989</text:p>
          </table:table-cell>
          <table:table-cell table:style-name="ce30" office:value-type="float" office:value="96928" calcext:value-type="float">
            <text:p>96928</text:p>
          </table:table-cell>
          <table:table-cell table:style-name="ce44" office:value-type="float" office:value="44438" calcext:value-type="float">
            <text:p>44438</text:p>
          </table:table-cell>
          <table:table-cell table:style-name="ce47" office:value-type="float" office:value="34448" calcext:value-type="float">
            <text:p>34448</text:p>
          </table:table-cell>
          <table:table-cell table:style-name="ce30" office:value-type="float" office:value="28399" calcext:value-type="float">
            <text:p>28399</text:p>
          </table:table-cell>
          <table:table-cell table:style-name="ce30" office:value-type="float" office:value="25471" calcext:value-type="float">
            <text:p>2547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cache.overall_misses::total</text:p>
          </table:table-cell>
          <table:table-cell table:style-name="ce18" office:value-type="float" office:value="169968" calcext:value-type="float">
            <text:p>169968</text:p>
          </table:table-cell>
          <table:table-cell table:style-name="ce18" office:value-type="float" office:value="169969" calcext:value-type="float">
            <text:p>169969</text:p>
          </table:table-cell>
          <table:table-cell table:style-name="ce18" office:value-type="float" office:value="169973" calcext:value-type="float">
            <text:p>169973</text:p>
          </table:table-cell>
          <table:table-cell table:style-name="ce18" office:value-type="float" office:value="169985" calcext:value-type="float">
            <text:p>169985</text:p>
          </table:table-cell>
          <table:table-cell table:style-name="ce30" office:value-type="float" office:value="562443" calcext:value-type="float">
            <text:p>562443</text:p>
          </table:table-cell>
          <table:table-cell table:style-name="ce30" office:value-type="float" office:value="562450" calcext:value-type="float">
            <text:p>562450</text:p>
          </table:table-cell>
          <table:table-cell table:style-name="ce30" office:value-type="float" office:value="562631" calcext:value-type="float">
            <text:p>562631</text:p>
          </table:table-cell>
          <table:table-cell table:style-name="ce30" office:value-type="float" office:value="562994" calcext:value-type="float">
            <text:p>562994</text:p>
          </table:table-cell>
          <table:table-cell table:style-name="ce30" office:value-type="float" office:value="562943" calcext:value-type="float">
            <text:p>562943</text:p>
          </table:table-cell>
          <table:table-cell table:style-name="ce44" office:value-type="float" office:value="272874" calcext:value-type="float">
            <text:p>272874</text:p>
          </table:table-cell>
          <table:table-cell table:style-name="ce47" office:value-type="float" office:value="173260" calcext:value-type="float">
            <text:p>173260</text:p>
          </table:table-cell>
          <table:table-cell table:style-name="ce30" office:value-type="float" office:value="97633" calcext:value-type="float">
            <text:p>97633</text:p>
          </table:table-cell>
          <table:table-cell table:style-name="ce30" office:value-type="float" office:value="64636" calcext:value-type="float">
            <text:p>6463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dcache.overall_accesses::total</text:p>
          </table:table-cell>
          <table:table-cell table:number-columns-repeated="4" table:style-name="ce18" office:value-type="float" office:value="46814288" calcext:value-type="float">
            <text:p>46814288</text:p>
          </table:table-cell>
          <table:table-cell table:number-columns-repeated="2" table:style-name="ce30" office:value-type="float" office:value="46814288" calcext:value-type="float">
            <text:p>46814288</text:p>
          </table:table-cell>
          <table:table-cell table:style-name="ce30" office:value-type="float" office:value="46814979" calcext:value-type="float">
            <text:p>46814979</text:p>
          </table:table-cell>
          <table:table-cell table:style-name="ce30" office:value-type="float" office:value="46815711" calcext:value-type="float">
            <text:p>46815711</text:p>
          </table:table-cell>
          <table:table-cell table:style-name="ce30" office:value-type="float" office:value="46815801" calcext:value-type="float">
            <text:p>46815801</text:p>
          </table:table-cell>
          <table:table-cell table:style-name="ce44" office:value-type="float" office:value="46815801" calcext:value-type="float">
            <text:p>46815801</text:p>
          </table:table-cell>
          <table:table-cell table:style-name="ce47" office:value-type="float" office:value="46815915" calcext:value-type="float">
            <text:p>46815915</text:p>
          </table:table-cell>
          <table:table-cell table:style-name="ce30" office:value-type="float" office:value="46815547" calcext:value-type="float">
            <text:p>46815547</text:p>
          </table:table-cell>
          <table:table-cell table:style-name="ce30" office:value-type="float" office:value="46815257" calcext:value-type="float">
            <text:p>46815257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cache.ReadReq_hits::total</text:p>
          </table:table-cell>
          <table:table-cell table:number-columns-repeated="4" table:style-name="ce18" office:value-type="float" office:value="286965617" calcext:value-type="float">
            <text:p>286965617</text:p>
          </table:table-cell>
          <table:table-cell table:number-columns-repeated="2" table:style-name="ce30" office:value-type="float" office:value="283281777" calcext:value-type="float">
            <text:p>283281777</text:p>
          </table:table-cell>
          <table:table-cell table:style-name="ce30" office:value-type="float" office:value="283283229" calcext:value-type="float">
            <text:p>283283229</text:p>
          </table:table-cell>
          <table:table-cell table:style-name="ce30" office:value-type="float" office:value="283285660" calcext:value-type="float">
            <text:p>283285660</text:p>
          </table:table-cell>
          <table:table-cell table:style-name="ce30" office:value-type="float" office:value="283286342" calcext:value-type="float">
            <text:p>283286342</text:p>
          </table:table-cell>
          <table:table-cell table:style-name="ce44" office:value-type="float" office:value="284981168" calcext:value-type="float">
            <text:p>284981168</text:p>
          </table:table-cell>
          <table:table-cell table:style-name="ce47" office:value-type="float" office:value="286509761" calcext:value-type="float">
            <text:p>286509761</text:p>
          </table:table-cell>
          <table:table-cell table:style-name="ce30" office:value-type="float" office:value="287591857" calcext:value-type="float">
            <text:p>287591857</text:p>
          </table:table-cell>
          <table:table-cell table:style-name="ce30" office:value-type="float" office:value="288068294" calcext:value-type="float">
            <text:p>288068294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cache.overall_hits::total</text:p>
          </table:table-cell>
          <table:table-cell table:number-columns-repeated="4" table:style-name="ce18" office:value-type="float" office:value="286965617" calcext:value-type="float">
            <text:p>286965617</text:p>
          </table:table-cell>
          <table:table-cell table:number-columns-repeated="2" table:style-name="ce30" office:value-type="float" office:value="283281777" calcext:value-type="float">
            <text:p>283281777</text:p>
          </table:table-cell>
          <table:table-cell table:style-name="ce30" office:value-type="float" office:value="283283229" calcext:value-type="float">
            <text:p>283283229</text:p>
          </table:table-cell>
          <table:table-cell table:style-name="ce30" office:value-type="float" office:value="283285660" calcext:value-type="float">
            <text:p>283285660</text:p>
          </table:table-cell>
          <table:table-cell table:style-name="ce30" office:value-type="float" office:value="283286342" calcext:value-type="float">
            <text:p>283286342</text:p>
          </table:table-cell>
          <table:table-cell table:style-name="ce44" office:value-type="float" office:value="284981168" calcext:value-type="float">
            <text:p>284981168</text:p>
          </table:table-cell>
          <table:table-cell table:style-name="ce47" office:value-type="float" office:value="286509761" calcext:value-type="float">
            <text:p>286509761</text:p>
          </table:table-cell>
          <table:table-cell table:style-name="ce30" office:value-type="float" office:value="287591857" calcext:value-type="float">
            <text:p>287591857</text:p>
          </table:table-cell>
          <table:table-cell table:style-name="ce30" office:value-type="float" office:value="288068294" calcext:value-type="float">
            <text:p>288068294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cache.ReadReq_misses::total</text:p>
          </table:table-cell>
          <table:table-cell table:number-columns-repeated="4" table:style-name="ce18" office:value-type="float" office:value="1277798" calcext:value-type="float">
            <text:p>1277798</text:p>
          </table:table-cell>
          <table:table-cell table:number-columns-repeated="2" table:style-name="ce30" office:value-type="float" office:value="4961638" calcext:value-type="float">
            <text:p>4961638</text:p>
          </table:table-cell>
          <table:table-cell table:style-name="ce30" office:value-type="float" office:value="4961764" calcext:value-type="float">
            <text:p>4961764</text:p>
          </table:table-cell>
          <table:table-cell table:style-name="ce30" office:value-type="float" office:value="4961957" calcext:value-type="float">
            <text:p>4961957</text:p>
          </table:table-cell>
          <table:table-cell table:style-name="ce30" office:value-type="float" office:value="4961863" calcext:value-type="float">
            <text:p>4961863</text:p>
          </table:table-cell>
          <table:table-cell table:style-name="ce44" office:value-type="float" office:value="3267037" calcext:value-type="float">
            <text:p>3267037</text:p>
          </table:table-cell>
          <table:table-cell table:style-name="ce47" office:value-type="float" office:value="1738489" calcext:value-type="float">
            <text:p>1738489</text:p>
          </table:table-cell>
          <table:table-cell table:style-name="ce30" office:value-type="float" office:value="654750" calcext:value-type="float">
            <text:p>654750</text:p>
          </table:table-cell>
          <table:table-cell table:style-name="ce30" office:value-type="float" office:value="177586" calcext:value-type="float">
            <text:p>17758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cache.overall_misses::total</text:p>
          </table:table-cell>
          <table:table-cell table:number-columns-repeated="4" table:style-name="ce18" office:value-type="float" office:value="1277798" calcext:value-type="float">
            <text:p>1277798</text:p>
          </table:table-cell>
          <table:table-cell table:number-columns-repeated="2" table:style-name="ce30" office:value-type="float" office:value="4961638" calcext:value-type="float">
            <text:p>4961638</text:p>
          </table:table-cell>
          <table:table-cell table:style-name="ce30" office:value-type="float" office:value="4961764" calcext:value-type="float">
            <text:p>4961764</text:p>
          </table:table-cell>
          <table:table-cell table:style-name="ce30" office:value-type="float" office:value="4961957" calcext:value-type="float">
            <text:p>4961957</text:p>
          </table:table-cell>
          <table:table-cell table:style-name="ce30" office:value-type="float" office:value="4961863" calcext:value-type="float">
            <text:p>4961863</text:p>
          </table:table-cell>
          <table:table-cell table:style-name="ce44" office:value-type="float" office:value="3267037" calcext:value-type="float">
            <text:p>3267037</text:p>
          </table:table-cell>
          <table:table-cell table:style-name="ce47" office:value-type="float" office:value="1738489" calcext:value-type="float">
            <text:p>1738489</text:p>
          </table:table-cell>
          <table:table-cell table:style-name="ce30" office:value-type="float" office:value="654750" calcext:value-type="float">
            <text:p>654750</text:p>
          </table:table-cell>
          <table:table-cell table:style-name="ce30" office:value-type="float" office:value="177586" calcext:value-type="float">
            <text:p>17758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0.icache.overall_accesses::total</text:p>
          </table:table-cell>
          <table:table-cell table:number-columns-repeated="4" table:style-name="ce18" office:value-type="float" office:value="288243415" calcext:value-type="float">
            <text:p>288243415</text:p>
          </table:table-cell>
          <table:table-cell table:number-columns-repeated="2" table:style-name="ce30" office:value-type="float" office:value="288243415" calcext:value-type="float">
            <text:p>288243415</text:p>
          </table:table-cell>
          <table:table-cell table:style-name="ce30" office:value-type="float" office:value="288244993" calcext:value-type="float">
            <text:p>288244993</text:p>
          </table:table-cell>
          <table:table-cell table:style-name="ce30" office:value-type="float" office:value="288247617" calcext:value-type="float">
            <text:p>288247617</text:p>
          </table:table-cell>
          <table:table-cell table:style-name="ce30" office:value-type="float" office:value="288248205" calcext:value-type="float">
            <text:p>288248205</text:p>
          </table:table-cell>
          <table:table-cell table:style-name="ce44" office:value-type="float" office:value="288248205" calcext:value-type="float">
            <text:p>288248205</text:p>
          </table:table-cell>
          <table:table-cell table:style-name="ce47" office:value-type="float" office:value="288248250" calcext:value-type="float">
            <text:p>288248250</text:p>
          </table:table-cell>
          <table:table-cell table:style-name="ce30" office:value-type="float" office:value="288246607" calcext:value-type="float">
            <text:p>288246607</text:p>
          </table:table-cell>
          <table:table-cell table:style-name="ce30" office:value-type="float" office:value="288245880" calcext:value-type="float">
            <text:p>28824588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stage2_mmu.stage2_tl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stage2_mmu.stage2_tl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stage2_mmu.stage2_tl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stage2_mmu.stage2_tl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stage2_mmu.stage2_tl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stage2_mmu.stage2_tl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tb.read_hits</text:p>
          </table:table-cell>
          <table:table-cell table:number-columns-repeated="4" table:style-name="ce18" office:value-type="float" office:value="18800798" calcext:value-type="float">
            <text:p>18800798</text:p>
          </table:table-cell>
          <table:table-cell table:number-columns-repeated="2" table:style-name="ce30" office:value-type="float" office:value="18800798" calcext:value-type="float">
            <text:p>18800798</text:p>
          </table:table-cell>
          <table:table-cell table:style-name="ce30" office:value-type="float" office:value="18800559" calcext:value-type="float">
            <text:p>18800559</text:p>
          </table:table-cell>
          <table:table-cell table:style-name="ce30" office:value-type="float" office:value="18797937" calcext:value-type="float">
            <text:p>18797937</text:p>
          </table:table-cell>
          <table:table-cell table:style-name="ce30" office:value-type="float" office:value="18803174" calcext:value-type="float">
            <text:p>18803174</text:p>
          </table:table-cell>
          <table:table-cell table:style-name="ce44" office:value-type="float" office:value="18803174" calcext:value-type="float">
            <text:p>18803174</text:p>
          </table:table-cell>
          <table:table-cell table:style-name="ce47" office:value-type="float" office:value="18800694" calcext:value-type="float">
            <text:p>18800694</text:p>
          </table:table-cell>
          <table:table-cell table:style-name="ce30" office:value-type="float" office:value="18800649" calcext:value-type="float">
            <text:p>18800649</text:p>
          </table:table-cell>
          <table:table-cell table:style-name="ce30" office:value-type="float" office:value="18800681" calcext:value-type="float">
            <text:p>1880068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tb.read_misses</text:p>
          </table:table-cell>
          <table:table-cell table:number-columns-repeated="4" table:style-name="ce18" office:value-type="float" office:value="9516" calcext:value-type="float">
            <text:p>9516</text:p>
          </table:table-cell>
          <table:table-cell table:number-columns-repeated="2" table:style-name="ce30" office:value-type="float" office:value="9516" calcext:value-type="float">
            <text:p>9516</text:p>
          </table:table-cell>
          <table:table-cell table:style-name="ce30" office:value-type="float" office:value="9514" calcext:value-type="float">
            <text:p>9514</text:p>
          </table:table-cell>
          <table:table-cell table:style-name="ce30" office:value-type="float" office:value="9556" calcext:value-type="float">
            <text:p>9556</text:p>
          </table:table-cell>
          <table:table-cell table:style-name="ce30" office:value-type="float" office:value="9557" calcext:value-type="float">
            <text:p>9557</text:p>
          </table:table-cell>
          <table:table-cell table:style-name="ce44" office:value-type="float" office:value="9557" calcext:value-type="float">
            <text:p>9557</text:p>
          </table:table-cell>
          <table:table-cell table:style-name="ce47" office:value-type="float" office:value="9555" calcext:value-type="float">
            <text:p>9555</text:p>
          </table:table-cell>
          <table:table-cell table:number-columns-repeated="2" table:style-name="ce30" office:value-type="float" office:value="9515" calcext:value-type="float">
            <text:p>9515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tb.write_hits</text:p>
          </table:table-cell>
          <table:table-cell table:number-columns-repeated="4" table:style-name="ce18" office:value-type="float" office:value="14549584" calcext:value-type="float">
            <text:p>14549584</text:p>
          </table:table-cell>
          <table:table-cell table:number-columns-repeated="2" table:style-name="ce30" office:value-type="float" office:value="14549584" calcext:value-type="float">
            <text:p>14549584</text:p>
          </table:table-cell>
          <table:table-cell table:style-name="ce30" office:value-type="float" office:value="14549428" calcext:value-type="float">
            <text:p>14549428</text:p>
          </table:table-cell>
          <table:table-cell table:style-name="ce30" office:value-type="float" office:value="14547664" calcext:value-type="float">
            <text:p>14547664</text:p>
          </table:table-cell>
          <table:table-cell table:style-name="ce30" office:value-type="float" office:value="14551825" calcext:value-type="float">
            <text:p>14551825</text:p>
          </table:table-cell>
          <table:table-cell table:style-name="ce44" office:value-type="float" office:value="14551825" calcext:value-type="float">
            <text:p>14551825</text:p>
          </table:table-cell>
          <table:table-cell table:style-name="ce47" office:value-type="float" office:value="14549842" calcext:value-type="float">
            <text:p>14549842</text:p>
          </table:table-cell>
          <table:table-cell table:style-name="ce30" office:value-type="float" office:value="14549455" calcext:value-type="float">
            <text:p>14549455</text:p>
          </table:table-cell>
          <table:table-cell table:style-name="ce30" office:value-type="float" office:value="14549471" calcext:value-type="float">
            <text:p>1454947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tb.write_misses</text:p>
          </table:table-cell>
          <table:table-cell table:number-columns-repeated="4" table:style-name="ce18" office:value-type="float" office:value="838" calcext:value-type="float">
            <text:p>838</text:p>
          </table:table-cell>
          <table:table-cell table:number-columns-repeated="2" table:style-name="ce30" office:value-type="float" office:value="838" calcext:value-type="float">
            <text:p>838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868" calcext:value-type="float">
            <text:p>868</text:p>
          </table:table-cell>
          <table:table-cell table:style-name="ce44" office:value-type="float" office:value="868" calcext:value-type="float">
            <text:p>868</text:p>
          </table:table-cell>
          <table:table-cell table:style-name="ce47" office:value-type="float" office:value="870" calcext:value-type="float">
            <text:p>870</text:p>
          </table:table-cell>
          <table:table-cell table:number-columns-repeated="2" table:style-name="ce30" office:value-type="float" office:value="839" calcext:value-type="float">
            <text:p>83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tb.read_accesses</text:p>
          </table:table-cell>
          <table:table-cell table:number-columns-repeated="4" table:style-name="ce18" office:value-type="float" office:value="18810314" calcext:value-type="float">
            <text:p>18810314</text:p>
          </table:table-cell>
          <table:table-cell table:number-columns-repeated="2" table:style-name="ce30" office:value-type="float" office:value="18810314" calcext:value-type="float">
            <text:p>18810314</text:p>
          </table:table-cell>
          <table:table-cell table:style-name="ce30" office:value-type="float" office:value="18810073" calcext:value-type="float">
            <text:p>18810073</text:p>
          </table:table-cell>
          <table:table-cell table:style-name="ce30" office:value-type="float" office:value="18807493" calcext:value-type="float">
            <text:p>18807493</text:p>
          </table:table-cell>
          <table:table-cell table:style-name="ce30" office:value-type="float" office:value="18812731" calcext:value-type="float">
            <text:p>18812731</text:p>
          </table:table-cell>
          <table:table-cell table:style-name="ce44" office:value-type="float" office:value="18812731" calcext:value-type="float">
            <text:p>18812731</text:p>
          </table:table-cell>
          <table:table-cell table:style-name="ce47" office:value-type="float" office:value="18810249" calcext:value-type="float">
            <text:p>18810249</text:p>
          </table:table-cell>
          <table:table-cell table:style-name="ce30" office:value-type="float" office:value="18810164" calcext:value-type="float">
            <text:p>18810164</text:p>
          </table:table-cell>
          <table:table-cell table:style-name="ce30" office:value-type="float" office:value="18810196" calcext:value-type="float">
            <text:p>1881019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tb.write_accesses</text:p>
          </table:table-cell>
          <table:table-cell table:number-columns-repeated="4" table:style-name="ce18" office:value-type="float" office:value="14550422" calcext:value-type="float">
            <text:p>14550422</text:p>
          </table:table-cell>
          <table:table-cell table:number-columns-repeated="2" table:style-name="ce30" office:value-type="float" office:value="14550422" calcext:value-type="float">
            <text:p>14550422</text:p>
          </table:table-cell>
          <table:table-cell table:style-name="ce30" office:value-type="float" office:value="14550268" calcext:value-type="float">
            <text:p>14550268</text:p>
          </table:table-cell>
          <table:table-cell table:style-name="ce30" office:value-type="float" office:value="14548537" calcext:value-type="float">
            <text:p>14548537</text:p>
          </table:table-cell>
          <table:table-cell table:style-name="ce30" office:value-type="float" office:value="14552693" calcext:value-type="float">
            <text:p>14552693</text:p>
          </table:table-cell>
          <table:table-cell table:style-name="ce44" office:value-type="float" office:value="14552693" calcext:value-type="float">
            <text:p>14552693</text:p>
          </table:table-cell>
          <table:table-cell table:style-name="ce47" office:value-type="float" office:value="14550712" calcext:value-type="float">
            <text:p>14550712</text:p>
          </table:table-cell>
          <table:table-cell table:style-name="ce30" office:value-type="float" office:value="14550294" calcext:value-type="float">
            <text:p>14550294</text:p>
          </table:table-cell>
          <table:table-cell table:style-name="ce30" office:value-type="float" office:value="14550310" calcext:value-type="float">
            <text:p>1455031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stage2_mmu.stage2_tl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stage2_mmu.stage2_tl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stage2_mmu.stage2_tl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stage2_mmu.stage2_tl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stage2_mmu.stage2_tl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stage2_mmu.stage2_tl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t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t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t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t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t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t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cache.ReadReq_hits::total</text:p>
          </table:table-cell>
          <table:table-cell table:number-columns-repeated="4" table:style-name="ce18" office:value-type="float" office:value="18545211" calcext:value-type="float">
            <text:p>18545211</text:p>
          </table:table-cell>
          <table:table-cell table:number-columns-repeated="2" table:style-name="ce30" office:value-type="float" office:value="18001150" calcext:value-type="float">
            <text:p>18001150</text:p>
          </table:table-cell>
          <table:table-cell table:style-name="ce30" office:value-type="float" office:value="18000923" calcext:value-type="float">
            <text:p>18000923</text:p>
          </table:table-cell>
          <table:table-cell table:style-name="ce30" office:value-type="float" office:value="17998573" calcext:value-type="float">
            <text:p>17998573</text:p>
          </table:table-cell>
          <table:table-cell table:style-name="ce30" office:value-type="float" office:value="18003249" calcext:value-type="float">
            <text:p>18003249</text:p>
          </table:table-cell>
          <table:table-cell table:style-name="ce44" office:value-type="float" office:value="18335079" calcext:value-type="float">
            <text:p>18335079</text:p>
          </table:table-cell>
          <table:table-cell table:style-name="ce47" office:value-type="float" office:value="18544685" calcext:value-type="float">
            <text:p>18544685</text:p>
          </table:table-cell>
          <table:table-cell table:style-name="ce30" office:value-type="float" office:value="18602389" calcext:value-type="float">
            <text:p>18602389</text:p>
          </table:table-cell>
          <table:table-cell table:style-name="ce30" office:value-type="float" office:value="18614427" calcext:value-type="float">
            <text:p>18614427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cache.WriteReq_hits::total</text:p>
          </table:table-cell>
          <table:table-cell table:style-name="ce18" office:value-type="float" office:value="14347817" calcext:value-type="float">
            <text:p>14347817</text:p>
          </table:table-cell>
          <table:table-cell table:style-name="ce18" office:value-type="float" office:value="14347816" calcext:value-type="float">
            <text:p>14347816</text:p>
          </table:table-cell>
          <table:table-cell table:style-name="ce18" office:value-type="float" office:value="14347817" calcext:value-type="float">
            <text:p>14347817</text:p>
          </table:table-cell>
          <table:table-cell table:style-name="ce18" office:value-type="float" office:value="14347813" calcext:value-type="float">
            <text:p>14347813</text:p>
          </table:table-cell>
          <table:table-cell table:style-name="ce30" office:value-type="float" office:value="14258564" calcext:value-type="float">
            <text:p>14258564</text:p>
          </table:table-cell>
          <table:table-cell table:style-name="ce30" office:value-type="float" office:value="14258561" calcext:value-type="float">
            <text:p>14258561</text:p>
          </table:table-cell>
          <table:table-cell table:style-name="ce30" office:value-type="float" office:value="14258387" calcext:value-type="float">
            <text:p>14258387</text:p>
          </table:table-cell>
          <table:table-cell table:style-name="ce30" office:value-type="float" office:value="14256652" calcext:value-type="float">
            <text:p>14256652</text:p>
          </table:table-cell>
          <table:table-cell table:style-name="ce30" office:value-type="float" office:value="14260703" calcext:value-type="float">
            <text:p>14260703</text:p>
          </table:table-cell>
          <table:table-cell table:style-name="ce44" office:value-type="float" office:value="14292464" calcext:value-type="float">
            <text:p>14292464</text:p>
          </table:table-cell>
          <table:table-cell table:style-name="ce47" office:value-type="float" office:value="14347695" calcext:value-type="float">
            <text:p>14347695</text:p>
          </table:table-cell>
          <table:table-cell table:style-name="ce30" office:value-type="float" office:value="14375067" calcext:value-type="float">
            <text:p>14375067</text:p>
          </table:table-cell>
          <table:table-cell table:style-name="ce30" office:value-type="float" office:value="14378082" calcext:value-type="float">
            <text:p>1437808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cache.overall_hits::total</text:p>
          </table:table-cell>
          <table:table-cell table:style-name="ce18" office:value-type="float" office:value="32918086" calcext:value-type="float">
            <text:p>32918086</text:p>
          </table:table-cell>
          <table:table-cell table:style-name="ce18" office:value-type="float" office:value="32918085" calcext:value-type="float">
            <text:p>32918085</text:p>
          </table:table-cell>
          <table:table-cell table:style-name="ce18" office:value-type="float" office:value="32918086" calcext:value-type="float">
            <text:p>32918086</text:p>
          </table:table-cell>
          <table:table-cell table:style-name="ce18" office:value-type="float" office:value="32918082" calcext:value-type="float">
            <text:p>32918082</text:p>
          </table:table-cell>
          <table:table-cell table:style-name="ce30" office:value-type="float" office:value="32280952" calcext:value-type="float">
            <text:p>32280952</text:p>
          </table:table-cell>
          <table:table-cell table:style-name="ce30" office:value-type="float" office:value="32280949" calcext:value-type="float">
            <text:p>32280949</text:p>
          </table:table-cell>
          <table:table-cell table:style-name="ce30" office:value-type="float" office:value="32280545" calcext:value-type="float">
            <text:p>32280545</text:p>
          </table:table-cell>
          <table:table-cell table:style-name="ce30" office:value-type="float" office:value="32276420" calcext:value-type="float">
            <text:p>32276420</text:p>
          </table:table-cell>
          <table:table-cell table:style-name="ce30" office:value-type="float" office:value="32285204" calcext:value-type="float">
            <text:p>32285204</text:p>
          </table:table-cell>
          <table:table-cell table:style-name="ce44" office:value-type="float" office:value="32650672" calcext:value-type="float">
            <text:p>32650672</text:p>
          </table:table-cell>
          <table:table-cell table:style-name="ce47" office:value-type="float" office:value="32917347" calcext:value-type="float">
            <text:p>32917347</text:p>
          </table:table-cell>
          <table:table-cell table:style-name="ce30" office:value-type="float" office:value="33003128" calcext:value-type="float">
            <text:p>33003128</text:p>
          </table:table-cell>
          <table:table-cell table:style-name="ce30" office:value-type="float" office:value="33018703" calcext:value-type="float">
            <text:p>3301870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cache.ReadReq_misses::total</text:p>
          </table:table-cell>
          <table:table-cell table:number-columns-repeated="4" table:style-name="ce18" office:value-type="float" office:value="84536" calcext:value-type="float">
            <text:p>84536</text:p>
          </table:table-cell>
          <table:table-cell table:number-columns-repeated="2" table:style-name="ce30" office:value-type="float" office:value="628597" calcext:value-type="float">
            <text:p>628597</text:p>
          </table:table-cell>
          <table:table-cell table:style-name="ce30" office:value-type="float" office:value="628589" calcext:value-type="float">
            <text:p>628589</text:p>
          </table:table-cell>
          <table:table-cell table:style-name="ce30" office:value-type="float" office:value="628364" calcext:value-type="float">
            <text:p>628364</text:p>
          </table:table-cell>
          <table:table-cell table:style-name="ce30" office:value-type="float" office:value="628785" calcext:value-type="float">
            <text:p>628785</text:p>
          </table:table-cell>
          <table:table-cell table:style-name="ce44" office:value-type="float" office:value="296955" calcext:value-type="float">
            <text:p>296955</text:p>
          </table:table-cell>
          <table:table-cell table:style-name="ce47" office:value-type="float" office:value="84934" calcext:value-type="float">
            <text:p>84934</text:p>
          </table:table-cell>
          <table:table-cell table:style-name="ce30" office:value-type="float" office:value="27219" calcext:value-type="float">
            <text:p>27219</text:p>
          </table:table-cell>
          <table:table-cell table:style-name="ce30" office:value-type="float" office:value="15213" calcext:value-type="float">
            <text:p>1521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cache.WriteReq_misses::total</text:p>
          </table:table-cell>
          <table:table-cell table:style-name="ce18" office:value-type="float" office:value="53750" calcext:value-type="float">
            <text:p>53750</text:p>
          </table:table-cell>
          <table:table-cell table:style-name="ce18" office:value-type="float" office:value="53751" calcext:value-type="float">
            <text:p>53751</text:p>
          </table:table-cell>
          <table:table-cell table:style-name="ce18" office:value-type="float" office:value="53750" calcext:value-type="float">
            <text:p>53750</text:p>
          </table:table-cell>
          <table:table-cell table:style-name="ce18" office:value-type="float" office:value="53754" calcext:value-type="float">
            <text:p>53754</text:p>
          </table:table-cell>
          <table:table-cell table:style-name="ce30" office:value-type="float" office:value="143003" calcext:value-type="float">
            <text:p>143003</text:p>
          </table:table-cell>
          <table:table-cell table:style-name="ce30" office:value-type="float" office:value="143006" calcext:value-type="float">
            <text:p>143006</text:p>
          </table:table-cell>
          <table:table-cell table:style-name="ce30" office:value-type="float" office:value="143028" calcext:value-type="float">
            <text:p>143028</text:p>
          </table:table-cell>
          <table:table-cell table:style-name="ce30" office:value-type="float" office:value="143027" calcext:value-type="float">
            <text:p>143027</text:p>
          </table:table-cell>
          <table:table-cell table:style-name="ce30" office:value-type="float" office:value="143066" calcext:value-type="float">
            <text:p>143066</text:p>
          </table:table-cell>
          <table:table-cell table:style-name="ce44" office:value-type="float" office:value="111305" calcext:value-type="float">
            <text:p>111305</text:p>
          </table:table-cell>
          <table:table-cell table:style-name="ce47" office:value-type="float" office:value="54125" calcext:value-type="float">
            <text:p>54125</text:p>
          </table:table-cell>
          <table:table-cell table:style-name="ce30" office:value-type="float" office:value="26378" calcext:value-type="float">
            <text:p>26378</text:p>
          </table:table-cell>
          <table:table-cell table:style-name="ce30" office:value-type="float" office:value="23379" calcext:value-type="float">
            <text:p>2337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cache.overall_misses::total</text:p>
          </table:table-cell>
          <table:table-cell table:style-name="ce18" office:value-type="float" office:value="144959" calcext:value-type="float">
            <text:p>144959</text:p>
          </table:table-cell>
          <table:table-cell table:style-name="ce18" office:value-type="float" office:value="144960" calcext:value-type="float">
            <text:p>144960</text:p>
          </table:table-cell>
          <table:table-cell table:style-name="ce18" office:value-type="float" office:value="144959" calcext:value-type="float">
            <text:p>144959</text:p>
          </table:table-cell>
          <table:table-cell table:style-name="ce18" office:value-type="float" office:value="144963" calcext:value-type="float">
            <text:p>144963</text:p>
          </table:table-cell>
          <table:table-cell table:style-name="ce30" office:value-type="float" office:value="782093" calcext:value-type="float">
            <text:p>782093</text:p>
          </table:table-cell>
          <table:table-cell table:style-name="ce30" office:value-type="float" office:value="782096" calcext:value-type="float">
            <text:p>782096</text:p>
          </table:table-cell>
          <table:table-cell table:style-name="ce30" office:value-type="float" office:value="782110" calcext:value-type="float">
            <text:p>782110</text:p>
          </table:table-cell>
          <table:table-cell table:style-name="ce30" office:value-type="float" office:value="781917" calcext:value-type="float">
            <text:p>781917</text:p>
          </table:table-cell>
          <table:table-cell table:style-name="ce30" office:value-type="float" office:value="782389" calcext:value-type="float">
            <text:p>782389</text:p>
          </table:table-cell>
          <table:table-cell table:style-name="ce44" office:value-type="float" office:value="416921" calcext:value-type="float">
            <text:p>416921</text:p>
          </table:table-cell>
          <table:table-cell table:style-name="ce47" office:value-type="float" office:value="145848" calcext:value-type="float">
            <text:p>145848</text:p>
          </table:table-cell>
          <table:table-cell table:style-name="ce30" office:value-type="float" office:value="59649" calcext:value-type="float">
            <text:p>59649</text:p>
          </table:table-cell>
          <table:table-cell table:style-name="ce30" office:value-type="float" office:value="44122" calcext:value-type="float">
            <text:p>4412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dcache.overall_accesses::total</text:p>
          </table:table-cell>
          <table:table-cell table:number-columns-repeated="4" table:style-name="ce18" office:value-type="float" office:value="33063045" calcext:value-type="float">
            <text:p>33063045</text:p>
          </table:table-cell>
          <table:table-cell table:number-columns-repeated="2" table:style-name="ce30" office:value-type="float" office:value="33063045" calcext:value-type="float">
            <text:p>33063045</text:p>
          </table:table-cell>
          <table:table-cell table:style-name="ce30" office:value-type="float" office:value="33062655" calcext:value-type="float">
            <text:p>33062655</text:p>
          </table:table-cell>
          <table:table-cell table:style-name="ce30" office:value-type="float" office:value="33058337" calcext:value-type="float">
            <text:p>33058337</text:p>
          </table:table-cell>
          <table:table-cell table:style-name="ce30" office:value-type="float" office:value="33067593" calcext:value-type="float">
            <text:p>33067593</text:p>
          </table:table-cell>
          <table:table-cell table:style-name="ce44" office:value-type="float" office:value="33067593" calcext:value-type="float">
            <text:p>33067593</text:p>
          </table:table-cell>
          <table:table-cell table:style-name="ce47" office:value-type="float" office:value="33063195" calcext:value-type="float">
            <text:p>33063195</text:p>
          </table:table-cell>
          <table:table-cell table:style-name="ce30" office:value-type="float" office:value="33062777" calcext:value-type="float">
            <text:p>33062777</text:p>
          </table:table-cell>
          <table:table-cell table:style-name="ce30" office:value-type="float" office:value="33062825" calcext:value-type="float">
            <text:p>33062825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cache.ReadReq_hits::total</text:p>
          </table:table-cell>
          <table:table-cell table:number-columns-repeated="4" table:style-name="ce18" office:value-type="float" office:value="90798083" calcext:value-type="float">
            <text:p>90798083</text:p>
          </table:table-cell>
          <table:table-cell table:number-columns-repeated="2" table:style-name="ce30" office:value-type="float" office:value="87634615" calcext:value-type="float">
            <text:p>87634615</text:p>
          </table:table-cell>
          <table:table-cell table:style-name="ce30" office:value-type="float" office:value="87633712" calcext:value-type="float">
            <text:p>87633712</text:p>
          </table:table-cell>
          <table:table-cell table:style-name="ce30" office:value-type="float" office:value="87626419" calcext:value-type="float">
            <text:p>87626419</text:p>
          </table:table-cell>
          <table:table-cell table:style-name="ce30" office:value-type="float" office:value="87646613" calcext:value-type="float">
            <text:p>87646613</text:p>
          </table:table-cell>
          <table:table-cell table:style-name="ce44" office:value-type="float" office:value="88743332" calcext:value-type="float">
            <text:p>88743332</text:p>
          </table:table-cell>
          <table:table-cell table:style-name="ce47" office:value-type="float" office:value="90800495" calcext:value-type="float">
            <text:p>90800495</text:p>
          </table:table-cell>
          <table:table-cell table:style-name="ce30" office:value-type="float" office:value="92576039" calcext:value-type="float">
            <text:p>92576039</text:p>
          </table:table-cell>
          <table:table-cell table:style-name="ce30" office:value-type="float" office:value="92877388" calcext:value-type="float">
            <text:p>92877388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cache.overall_hits::total</text:p>
          </table:table-cell>
          <table:table-cell table:number-columns-repeated="4" table:style-name="ce18" office:value-type="float" office:value="90798083" calcext:value-type="float">
            <text:p>90798083</text:p>
          </table:table-cell>
          <table:table-cell table:number-columns-repeated="2" table:style-name="ce30" office:value-type="float" office:value="87634615" calcext:value-type="float">
            <text:p>87634615</text:p>
          </table:table-cell>
          <table:table-cell table:style-name="ce30" office:value-type="float" office:value="87633712" calcext:value-type="float">
            <text:p>87633712</text:p>
          </table:table-cell>
          <table:table-cell table:style-name="ce30" office:value-type="float" office:value="87626419" calcext:value-type="float">
            <text:p>87626419</text:p>
          </table:table-cell>
          <table:table-cell table:style-name="ce30" office:value-type="float" office:value="87646613" calcext:value-type="float">
            <text:p>87646613</text:p>
          </table:table-cell>
          <table:table-cell table:style-name="ce44" office:value-type="float" office:value="88743332" calcext:value-type="float">
            <text:p>88743332</text:p>
          </table:table-cell>
          <table:table-cell table:style-name="ce47" office:value-type="float" office:value="90800495" calcext:value-type="float">
            <text:p>90800495</text:p>
          </table:table-cell>
          <table:table-cell table:style-name="ce30" office:value-type="float" office:value="92576039" calcext:value-type="float">
            <text:p>92576039</text:p>
          </table:table-cell>
          <table:table-cell table:style-name="ce30" office:value-type="float" office:value="92877388" calcext:value-type="float">
            <text:p>92877388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cache.ReadReq_misses::total</text:p>
          </table:table-cell>
          <table:table-cell table:number-columns-repeated="4" table:style-name="ce18" office:value-type="float" office:value="2242718" calcext:value-type="float">
            <text:p>2242718</text:p>
          </table:table-cell>
          <table:table-cell table:number-columns-repeated="2" table:style-name="ce30" office:value-type="float" office:value="5406186" calcext:value-type="float">
            <text:p>5406186</text:p>
          </table:table-cell>
          <table:table-cell table:style-name="ce30" office:value-type="float" office:value="5406095" calcext:value-type="float">
            <text:p>5406095</text:p>
          </table:table-cell>
          <table:table-cell table:style-name="ce30" office:value-type="float" office:value="5405567" calcext:value-type="float">
            <text:p>5405567</text:p>
          </table:table-cell>
          <table:table-cell table:style-name="ce30" office:value-type="float" office:value="5407101" calcext:value-type="float">
            <text:p>5407101</text:p>
          </table:table-cell>
          <table:table-cell table:style-name="ce44" office:value-type="float" office:value="4310382" calcext:value-type="float">
            <text:p>4310382</text:p>
          </table:table-cell>
          <table:table-cell table:style-name="ce47" office:value-type="float" office:value="2242944" calcext:value-type="float">
            <text:p>2242944</text:p>
          </table:table-cell>
          <table:table-cell table:style-name="ce30" office:value-type="float" office:value="463908" calcext:value-type="float">
            <text:p>463908</text:p>
          </table:table-cell>
          <table:table-cell table:style-name="ce30" office:value-type="float" office:value="162711" calcext:value-type="float">
            <text:p>16271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cache.overall_misses::total</text:p>
          </table:table-cell>
          <table:table-cell table:number-columns-repeated="4" table:style-name="ce18" office:value-type="float" office:value="2242718" calcext:value-type="float">
            <text:p>2242718</text:p>
          </table:table-cell>
          <table:table-cell table:number-columns-repeated="2" table:style-name="ce30" office:value-type="float" office:value="5406186" calcext:value-type="float">
            <text:p>5406186</text:p>
          </table:table-cell>
          <table:table-cell table:style-name="ce30" office:value-type="float" office:value="5406095" calcext:value-type="float">
            <text:p>5406095</text:p>
          </table:table-cell>
          <table:table-cell table:style-name="ce30" office:value-type="float" office:value="5405567" calcext:value-type="float">
            <text:p>5405567</text:p>
          </table:table-cell>
          <table:table-cell table:style-name="ce30" office:value-type="float" office:value="5407101" calcext:value-type="float">
            <text:p>5407101</text:p>
          </table:table-cell>
          <table:table-cell table:style-name="ce44" office:value-type="float" office:value="4310382" calcext:value-type="float">
            <text:p>4310382</text:p>
          </table:table-cell>
          <table:table-cell table:style-name="ce47" office:value-type="float" office:value="2242944" calcext:value-type="float">
            <text:p>2242944</text:p>
          </table:table-cell>
          <table:table-cell table:style-name="ce30" office:value-type="float" office:value="463908" calcext:value-type="float">
            <text:p>463908</text:p>
          </table:table-cell>
          <table:table-cell table:style-name="ce30" office:value-type="float" office:value="162711" calcext:value-type="float">
            <text:p>16271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1.icache.overall_accesses::total</text:p>
          </table:table-cell>
          <table:table-cell table:number-columns-repeated="4" table:style-name="ce18" office:value-type="float" office:value="93040801" calcext:value-type="float">
            <text:p>93040801</text:p>
          </table:table-cell>
          <table:table-cell table:number-columns-repeated="2" table:style-name="ce30" office:value-type="float" office:value="93040801" calcext:value-type="float">
            <text:p>93040801</text:p>
          </table:table-cell>
          <table:table-cell table:style-name="ce30" office:value-type="float" office:value="93039807" calcext:value-type="float">
            <text:p>93039807</text:p>
          </table:table-cell>
          <table:table-cell table:style-name="ce30" office:value-type="float" office:value="93031986" calcext:value-type="float">
            <text:p>93031986</text:p>
          </table:table-cell>
          <table:table-cell table:style-name="ce30" office:value-type="float" office:value="93053714" calcext:value-type="float">
            <text:p>93053714</text:p>
          </table:table-cell>
          <table:table-cell table:style-name="ce44" office:value-type="float" office:value="93053714" calcext:value-type="float">
            <text:p>93053714</text:p>
          </table:table-cell>
          <table:table-cell table:style-name="ce47" office:value-type="float" office:value="93043439" calcext:value-type="float">
            <text:p>93043439</text:p>
          </table:table-cell>
          <table:table-cell table:style-name="ce30" office:value-type="float" office:value="93039947" calcext:value-type="float">
            <text:p>93039947</text:p>
          </table:table-cell>
          <table:table-cell table:style-name="ce30" office:value-type="float" office:value="93040099" calcext:value-type="float">
            <text:p>9304009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stage2_mmu.stage2_tl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stage2_mmu.stage2_tl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stage2_mmu.stage2_tl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stage2_mmu.stage2_tl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stage2_mmu.stage2_tl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stage2_mmu.stage2_tl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tb.read_hits</text:p>
          </table:table-cell>
          <table:table-cell table:number-columns-repeated="4" table:style-name="ce18" office:value-type="float" office:value="24103589" calcext:value-type="float">
            <text:p>24103589</text:p>
          </table:table-cell>
          <table:table-cell table:number-columns-repeated="2" table:style-name="ce30" office:value-type="float" office:value="24103589" calcext:value-type="float">
            <text:p>24103589</text:p>
          </table:table-cell>
          <table:table-cell table:style-name="ce30" office:value-type="float" office:value="24103659" calcext:value-type="float">
            <text:p>24103659</text:p>
          </table:table-cell>
          <table:table-cell table:style-name="ce30" office:value-type="float" office:value="24096762" calcext:value-type="float">
            <text:p>24096762</text:p>
          </table:table-cell>
          <table:table-cell table:style-name="ce30" office:value-type="float" office:value="24094615" calcext:value-type="float">
            <text:p>24094615</text:p>
          </table:table-cell>
          <table:table-cell table:style-name="ce44" office:value-type="float" office:value="24094615" calcext:value-type="float">
            <text:p>24094615</text:p>
          </table:table-cell>
          <table:table-cell table:style-name="ce47" office:value-type="float" office:value="24095844" calcext:value-type="float">
            <text:p>24095844</text:p>
          </table:table-cell>
          <table:table-cell table:style-name="ce30" office:value-type="float" office:value="24101269" calcext:value-type="float">
            <text:p>24101269</text:p>
          </table:table-cell>
          <table:table-cell table:style-name="ce30" office:value-type="float" office:value="24103677" calcext:value-type="float">
            <text:p>24103677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tb.read_misses</text:p>
          </table:table-cell>
          <table:table-cell table:number-columns-repeated="4" table:style-name="ce18" office:value-type="float" office:value="168229" calcext:value-type="float">
            <text:p>168229</text:p>
          </table:table-cell>
          <table:table-cell table:number-columns-repeated="3" table:style-name="ce30" office:value-type="float" office:value="168229" calcext:value-type="float">
            <text:p>168229</text:p>
          </table:table-cell>
          <table:table-cell table:style-name="ce30" office:value-type="float" office:value="168284" calcext:value-type="float">
            <text:p>168284</text:p>
          </table:table-cell>
          <table:table-cell table:style-name="ce30" office:value-type="float" office:value="168282" calcext:value-type="float">
            <text:p>168282</text:p>
          </table:table-cell>
          <table:table-cell table:style-name="ce44" office:value-type="float" office:value="168282" calcext:value-type="float">
            <text:p>168282</text:p>
          </table:table-cell>
          <table:table-cell table:style-name="ce47" office:value-type="float" office:value="168282" calcext:value-type="float">
            <text:p>168282</text:p>
          </table:table-cell>
          <table:table-cell table:style-name="ce30" office:value-type="float" office:value="168227" calcext:value-type="float">
            <text:p>168227</text:p>
          </table:table-cell>
          <table:table-cell table:style-name="ce30" office:value-type="float" office:value="168228" calcext:value-type="float">
            <text:p>168228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tb.write_hits</text:p>
          </table:table-cell>
          <table:table-cell table:number-columns-repeated="4" table:style-name="ce18" office:value-type="float" office:value="16638275" calcext:value-type="float">
            <text:p>16638275</text:p>
          </table:table-cell>
          <table:table-cell table:number-columns-repeated="2" table:style-name="ce30" office:value-type="float" office:value="16638275" calcext:value-type="float">
            <text:p>16638275</text:p>
          </table:table-cell>
          <table:table-cell table:style-name="ce30" office:value-type="float" office:value="16638314" calcext:value-type="float">
            <text:p>16638314</text:p>
          </table:table-cell>
          <table:table-cell table:style-name="ce30" office:value-type="float" office:value="16636680" calcext:value-type="float">
            <text:p>16636680</text:p>
          </table:table-cell>
          <table:table-cell table:style-name="ce30" office:value-type="float" office:value="16634622" calcext:value-type="float">
            <text:p>16634622</text:p>
          </table:table-cell>
          <table:table-cell table:style-name="ce44" office:value-type="float" office:value="16634622" calcext:value-type="float">
            <text:p>16634622</text:p>
          </table:table-cell>
          <table:table-cell table:style-name="ce47" office:value-type="float" office:value="16635667" calcext:value-type="float">
            <text:p>16635667</text:p>
          </table:table-cell>
          <table:table-cell table:style-name="ce30" office:value-type="float" office:value="16636227" calcext:value-type="float">
            <text:p>16636227</text:p>
          </table:table-cell>
          <table:table-cell table:style-name="ce30" office:value-type="float" office:value="16638249" calcext:value-type="float">
            <text:p>1663824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tb.write_misses</text:p>
          </table:table-cell>
          <table:table-cell table:number-columns-repeated="4" table:style-name="ce18" office:value-type="float" office:value="6610" calcext:value-type="float">
            <text:p>6610</text:p>
          </table:table-cell>
          <table:table-cell table:number-columns-repeated="3" table:style-name="ce30" office:value-type="float" office:value="6610" calcext:value-type="float">
            <text:p>6610</text:p>
          </table:table-cell>
          <table:table-cell table:number-columns-repeated="2" table:style-name="ce30" office:value-type="float" office:value="6651" calcext:value-type="float">
            <text:p>6651</text:p>
          </table:table-cell>
          <table:table-cell table:style-name="ce44" office:value-type="float" office:value="6651" calcext:value-type="float">
            <text:p>6651</text:p>
          </table:table-cell>
          <table:table-cell table:style-name="ce47" office:value-type="float" office:value="6651" calcext:value-type="float">
            <text:p>6651</text:p>
          </table:table-cell>
          <table:table-cell table:number-columns-repeated="2" table:style-name="ce30" office:value-type="float" office:value="6611" calcext:value-type="float">
            <text:p>661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tb.read_accesses</text:p>
          </table:table-cell>
          <table:table-cell table:number-columns-repeated="4" table:style-name="ce18" office:value-type="float" office:value="24271818" calcext:value-type="float">
            <text:p>24271818</text:p>
          </table:table-cell>
          <table:table-cell table:number-columns-repeated="2" table:style-name="ce30" office:value-type="float" office:value="24271818" calcext:value-type="float">
            <text:p>24271818</text:p>
          </table:table-cell>
          <table:table-cell table:style-name="ce30" office:value-type="float" office:value="24271888" calcext:value-type="float">
            <text:p>24271888</text:p>
          </table:table-cell>
          <table:table-cell table:style-name="ce30" office:value-type="float" office:value="24265046" calcext:value-type="float">
            <text:p>24265046</text:p>
          </table:table-cell>
          <table:table-cell table:style-name="ce30" office:value-type="float" office:value="24262897" calcext:value-type="float">
            <text:p>24262897</text:p>
          </table:table-cell>
          <table:table-cell table:style-name="ce44" office:value-type="float" office:value="24262897" calcext:value-type="float">
            <text:p>24262897</text:p>
          </table:table-cell>
          <table:table-cell table:style-name="ce47" office:value-type="float" office:value="24264126" calcext:value-type="float">
            <text:p>24264126</text:p>
          </table:table-cell>
          <table:table-cell table:style-name="ce30" office:value-type="float" office:value="24269496" calcext:value-type="float">
            <text:p>24269496</text:p>
          </table:table-cell>
          <table:table-cell table:style-name="ce30" office:value-type="float" office:value="24271905" calcext:value-type="float">
            <text:p>24271905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tb.write_accesses</text:p>
          </table:table-cell>
          <table:table-cell table:number-columns-repeated="4" table:style-name="ce18" office:value-type="float" office:value="16644885" calcext:value-type="float">
            <text:p>16644885</text:p>
          </table:table-cell>
          <table:table-cell table:number-columns-repeated="2" table:style-name="ce30" office:value-type="float" office:value="16644885" calcext:value-type="float">
            <text:p>16644885</text:p>
          </table:table-cell>
          <table:table-cell table:style-name="ce30" office:value-type="float" office:value="16644924" calcext:value-type="float">
            <text:p>16644924</text:p>
          </table:table-cell>
          <table:table-cell table:style-name="ce30" office:value-type="float" office:value="16643331" calcext:value-type="float">
            <text:p>16643331</text:p>
          </table:table-cell>
          <table:table-cell table:style-name="ce30" office:value-type="float" office:value="16641273" calcext:value-type="float">
            <text:p>16641273</text:p>
          </table:table-cell>
          <table:table-cell table:style-name="ce44" office:value-type="float" office:value="16641273" calcext:value-type="float">
            <text:p>16641273</text:p>
          </table:table-cell>
          <table:table-cell table:style-name="ce47" office:value-type="float" office:value="16642318" calcext:value-type="float">
            <text:p>16642318</text:p>
          </table:table-cell>
          <table:table-cell table:style-name="ce30" office:value-type="float" office:value="16642838" calcext:value-type="float">
            <text:p>16642838</text:p>
          </table:table-cell>
          <table:table-cell table:style-name="ce30" office:value-type="float" office:value="16644860" calcext:value-type="float">
            <text:p>1664486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stage2_mmu.stage2_tl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stage2_mmu.stage2_tl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stage2_mmu.stage2_tl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stage2_mmu.stage2_tl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stage2_mmu.stage2_tl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stage2_mmu.stage2_tl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t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t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t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t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t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t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cache.ReadReq_hits::total</text:p>
          </table:table-cell>
          <table:table-cell table:number-columns-repeated="4" table:style-name="ce18" office:value-type="float" office:value="23313533" calcext:value-type="float">
            <text:p>23313533</text:p>
          </table:table-cell>
          <table:table-cell table:number-columns-repeated="2" table:style-name="ce30" office:value-type="float" office:value="22167211" calcext:value-type="float">
            <text:p>22167211</text:p>
          </table:table-cell>
          <table:table-cell table:style-name="ce30" office:value-type="float" office:value="22167298" calcext:value-type="float">
            <text:p>22167298</text:p>
          </table:table-cell>
          <table:table-cell table:style-name="ce30" office:value-type="float" office:value="22159496" calcext:value-type="float">
            <text:p>22159496</text:p>
          </table:table-cell>
          <table:table-cell table:style-name="ce30" office:value-type="float" office:value="22157695" calcext:value-type="float">
            <text:p>22157695</text:p>
          </table:table-cell>
          <table:table-cell table:style-name="ce44" office:value-type="float" office:value="22867389" calcext:value-type="float">
            <text:p>22867389</text:p>
          </table:table-cell>
          <table:table-cell table:style-name="ce47" office:value-type="float" office:value="23291175" calcext:value-type="float">
            <text:p>23291175</text:p>
          </table:table-cell>
          <table:table-cell table:style-name="ce30" office:value-type="float" office:value="23533398" calcext:value-type="float">
            <text:p>23533398</text:p>
          </table:table-cell>
          <table:table-cell table:style-name="ce30" office:value-type="float" office:value="23661279" calcext:value-type="float">
            <text:p>2366127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cache.WriteReq_hits::total</text:p>
          </table:table-cell>
          <table:table-cell table:style-name="ce18" office:value-type="float" office:value="16167734" calcext:value-type="float">
            <text:p>16167734</text:p>
          </table:table-cell>
          <table:table-cell table:style-name="ce18" office:value-type="float" office:value="16167732" calcext:value-type="float">
            <text:p>16167732</text:p>
          </table:table-cell>
          <table:table-cell table:style-name="ce18" office:value-type="float" office:value="16167723" calcext:value-type="float">
            <text:p>16167723</text:p>
          </table:table-cell>
          <table:table-cell table:style-name="ce18" office:value-type="float" office:value="16167709" calcext:value-type="float">
            <text:p>16167709</text:p>
          </table:table-cell>
          <table:table-cell table:style-name="ce30" office:value-type="float" office:value="16009499" calcext:value-type="float">
            <text:p>16009499</text:p>
          </table:table-cell>
          <table:table-cell table:style-name="ce30" office:value-type="float" office:value="16009494" calcext:value-type="float">
            <text:p>16009494</text:p>
          </table:table-cell>
          <table:table-cell table:style-name="ce30" office:value-type="float" office:value="16009472" calcext:value-type="float">
            <text:p>16009472</text:p>
          </table:table-cell>
          <table:table-cell table:style-name="ce30" office:value-type="float" office:value="16007495" calcext:value-type="float">
            <text:p>16007495</text:p>
          </table:table-cell>
          <table:table-cell table:style-name="ce30" office:value-type="float" office:value="16005585" calcext:value-type="float">
            <text:p>16005585</text:p>
          </table:table-cell>
          <table:table-cell table:style-name="ce44" office:value-type="float" office:value="16096574" calcext:value-type="float">
            <text:p>16096574</text:p>
          </table:table-cell>
          <table:table-cell table:style-name="ce47" office:value-type="float" office:value="16162253" calcext:value-type="float">
            <text:p>16162253</text:p>
          </table:table-cell>
          <table:table-cell table:style-name="ce30" office:value-type="float" office:value="16205362" calcext:value-type="float">
            <text:p>16205362</text:p>
          </table:table-cell>
          <table:table-cell table:style-name="ce30" office:value-type="float" office:value="16231122" calcext:value-type="float">
            <text:p>1623112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cache.overall_hits::total</text:p>
          </table:table-cell>
          <table:table-cell table:style-name="ce18" office:value-type="float" office:value="39511956" calcext:value-type="float">
            <text:p>39511956</text:p>
          </table:table-cell>
          <table:table-cell table:style-name="ce18" office:value-type="float" office:value="39511954" calcext:value-type="float">
            <text:p>39511954</text:p>
          </table:table-cell>
          <table:table-cell table:style-name="ce18" office:value-type="float" office:value="39511945" calcext:value-type="float">
            <text:p>39511945</text:p>
          </table:table-cell>
          <table:table-cell table:style-name="ce18" office:value-type="float" office:value="39511931" calcext:value-type="float">
            <text:p>39511931</text:p>
          </table:table-cell>
          <table:table-cell table:style-name="ce30" office:value-type="float" office:value="38205555" calcext:value-type="float">
            <text:p>38205555</text:p>
          </table:table-cell>
          <table:table-cell table:style-name="ce30" office:value-type="float" office:value="38205550" calcext:value-type="float">
            <text:p>38205550</text:p>
          </table:table-cell>
          <table:table-cell table:style-name="ce30" office:value-type="float" office:value="38205615" calcext:value-type="float">
            <text:p>38205615</text:p>
          </table:table-cell>
          <table:table-cell table:style-name="ce30" office:value-type="float" office:value="38195758" calcext:value-type="float">
            <text:p>38195758</text:p>
          </table:table-cell>
          <table:table-cell table:style-name="ce30" office:value-type="float" office:value="38192017" calcext:value-type="float">
            <text:p>38192017</text:p>
          </table:table-cell>
          <table:table-cell table:style-name="ce44" office:value-type="float" office:value="38993676" calcext:value-type="float">
            <text:p>38993676</text:p>
          </table:table-cell>
          <table:table-cell table:style-name="ce47" office:value-type="float" office:value="39483975" calcext:value-type="float">
            <text:p>39483975</text:p>
          </table:table-cell>
          <table:table-cell table:style-name="ce30" office:value-type="float" office:value="39770051" calcext:value-type="float">
            <text:p>39770051</text:p>
          </table:table-cell>
          <table:table-cell table:style-name="ce30" office:value-type="float" office:value="39924408" calcext:value-type="float">
            <text:p>39924408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cache.ReadReq_misses::total</text:p>
          </table:table-cell>
          <table:table-cell table:number-columns-repeated="4" table:style-name="ce18" office:value-type="float" office:value="592580" calcext:value-type="float">
            <text:p>592580</text:p>
          </table:table-cell>
          <table:table-cell table:number-columns-repeated="2" table:style-name="ce30" office:value-type="float" office:value="1738902" calcext:value-type="float">
            <text:p>1738902</text:p>
          </table:table-cell>
          <table:table-cell table:style-name="ce30" office:value-type="float" office:value="1738884" calcext:value-type="float">
            <text:p>1738884</text:p>
          </table:table-cell>
          <table:table-cell table:style-name="ce30" office:value-type="float" office:value="1739627" calcext:value-type="float">
            <text:p>1739627</text:p>
          </table:table-cell>
          <table:table-cell table:style-name="ce30" office:value-type="float" office:value="1739384" calcext:value-type="float">
            <text:p>1739384</text:p>
          </table:table-cell>
          <table:table-cell table:style-name="ce44" office:value-type="float" office:value="1029690" calcext:value-type="float">
            <text:p>1029690</text:p>
          </table:table-cell>
          <table:table-cell table:style-name="ce47" office:value-type="float" office:value="607079" calcext:value-type="float">
            <text:p>607079</text:p>
          </table:table-cell>
          <table:table-cell table:style-name="ce30" office:value-type="float" office:value="370486" calcext:value-type="float">
            <text:p>370486</text:p>
          </table:table-cell>
          <table:table-cell table:style-name="ce30" office:value-type="float" office:value="244922" calcext:value-type="float">
            <text:p>24492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cache.WriteReq_misses::total</text:p>
          </table:table-cell>
          <table:table-cell table:style-name="ce18" office:value-type="float" office:value="156193" calcext:value-type="float">
            <text:p>156193</text:p>
          </table:table-cell>
          <table:table-cell table:style-name="ce18" office:value-type="float" office:value="156195" calcext:value-type="float">
            <text:p>156195</text:p>
          </table:table-cell>
          <table:table-cell table:style-name="ce18" office:value-type="float" office:value="156204" calcext:value-type="float">
            <text:p>156204</text:p>
          </table:table-cell>
          <table:table-cell table:style-name="ce18" office:value-type="float" office:value="156218" calcext:value-type="float">
            <text:p>156218</text:p>
          </table:table-cell>
          <table:table-cell table:style-name="ce30" office:value-type="float" office:value="314428" calcext:value-type="float">
            <text:p>314428</text:p>
          </table:table-cell>
          <table:table-cell table:style-name="ce30" office:value-type="float" office:value="314433" calcext:value-type="float">
            <text:p>314433</text:p>
          </table:table-cell>
          <table:table-cell table:style-name="ce30" office:value-type="float" office:value="314490" calcext:value-type="float">
            <text:p>314490</text:p>
          </table:table-cell>
          <table:table-cell table:style-name="ce30" office:value-type="float" office:value="314700" calcext:value-type="float">
            <text:p>314700</text:p>
          </table:table-cell>
          <table:table-cell table:style-name="ce30" office:value-type="float" office:value="314608" calcext:value-type="float">
            <text:p>314608</text:p>
          </table:table-cell>
          <table:table-cell table:style-name="ce44" office:value-type="float" office:value="223619" calcext:value-type="float">
            <text:p>223619</text:p>
          </table:table-cell>
          <table:table-cell table:style-name="ce47" office:value-type="float" office:value="158960" calcext:value-type="float">
            <text:p>158960</text:p>
          </table:table-cell>
          <table:table-cell table:style-name="ce30" office:value-type="float" office:value="116567" calcext:value-type="float">
            <text:p>116567</text:p>
          </table:table-cell>
          <table:table-cell table:style-name="ce30" office:value-type="float" office:value="92778" calcext:value-type="float">
            <text:p>92778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cache.overall_misses::total</text:p>
          </table:table-cell>
          <table:table-cell table:style-name="ce18" office:value-type="float" office:value="763550" calcext:value-type="float">
            <text:p>763550</text:p>
          </table:table-cell>
          <table:table-cell table:style-name="ce18" office:value-type="float" office:value="763552" calcext:value-type="float">
            <text:p>763552</text:p>
          </table:table-cell>
          <table:table-cell table:style-name="ce18" office:value-type="float" office:value="763561" calcext:value-type="float">
            <text:p>763561</text:p>
          </table:table-cell>
          <table:table-cell table:style-name="ce18" office:value-type="float" office:value="763575" calcext:value-type="float">
            <text:p>763575</text:p>
          </table:table-cell>
          <table:table-cell table:style-name="ce30" office:value-type="float" office:value="2069951" calcext:value-type="float">
            <text:p>2069951</text:p>
          </table:table-cell>
          <table:table-cell table:style-name="ce30" office:value-type="float" office:value="2069956" calcext:value-type="float">
            <text:p>2069956</text:p>
          </table:table-cell>
          <table:table-cell table:style-name="ce30" office:value-type="float" office:value="2069996" calcext:value-type="float">
            <text:p>2069996</text:p>
          </table:table-cell>
          <table:table-cell table:style-name="ce30" office:value-type="float" office:value="2071060" calcext:value-type="float">
            <text:p>2071060</text:p>
          </table:table-cell>
          <table:table-cell table:style-name="ce30" office:value-type="float" office:value="2070713" calcext:value-type="float">
            <text:p>2070713</text:p>
          </table:table-cell>
          <table:table-cell table:style-name="ce44" office:value-type="float" office:value="1269054" calcext:value-type="float">
            <text:p>1269054</text:p>
          </table:table-cell>
          <table:table-cell table:style-name="ce47" office:value-type="float" office:value="780973" calcext:value-type="float">
            <text:p>780973</text:p>
          </table:table-cell>
          <table:table-cell table:style-name="ce30" office:value-type="float" office:value="501191" calcext:value-type="float">
            <text:p>501191</text:p>
          </table:table-cell>
          <table:table-cell table:style-name="ce30" office:value-type="float" office:value="351158" calcext:value-type="float">
            <text:p>351158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dcache.overall_accesses::total</text:p>
          </table:table-cell>
          <table:table-cell table:number-columns-repeated="4" table:style-name="ce18" office:value-type="float" office:value="40275506" calcext:value-type="float">
            <text:p>40275506</text:p>
          </table:table-cell>
          <table:table-cell table:number-columns-repeated="2" table:style-name="ce30" office:value-type="float" office:value="40275506" calcext:value-type="float">
            <text:p>40275506</text:p>
          </table:table-cell>
          <table:table-cell table:style-name="ce30" office:value-type="float" office:value="40275611" calcext:value-type="float">
            <text:p>40275611</text:p>
          </table:table-cell>
          <table:table-cell table:style-name="ce30" office:value-type="float" office:value="40266818" calcext:value-type="float">
            <text:p>40266818</text:p>
          </table:table-cell>
          <table:table-cell table:style-name="ce30" office:value-type="float" office:value="40262730" calcext:value-type="float">
            <text:p>40262730</text:p>
          </table:table-cell>
          <table:table-cell table:style-name="ce44" office:value-type="float" office:value="40262730" calcext:value-type="float">
            <text:p>40262730</text:p>
          </table:table-cell>
          <table:table-cell table:style-name="ce47" office:value-type="float" office:value="40264948" calcext:value-type="float">
            <text:p>40264948</text:p>
          </table:table-cell>
          <table:table-cell table:style-name="ce30" office:value-type="float" office:value="40271242" calcext:value-type="float">
            <text:p>40271242</text:p>
          </table:table-cell>
          <table:table-cell table:style-name="ce30" office:value-type="float" office:value="40275566" calcext:value-type="float">
            <text:p>4027556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cache.ReadReq_hits::total</text:p>
          </table:table-cell>
          <table:table-cell table:number-columns-repeated="4" table:style-name="ce18" office:value-type="float" office:value="88415916" calcext:value-type="float">
            <text:p>88415916</text:p>
          </table:table-cell>
          <table:table-cell table:number-columns-repeated="2" table:style-name="ce30" office:value-type="float" office:value="86813755" calcext:value-type="float">
            <text:p>86813755</text:p>
          </table:table-cell>
          <table:table-cell table:style-name="ce30" office:value-type="float" office:value="86814110" calcext:value-type="float">
            <text:p>86814110</text:p>
          </table:table-cell>
          <table:table-cell table:style-name="ce30" office:value-type="float" office:value="86785140" calcext:value-type="float">
            <text:p>86785140</text:p>
          </table:table-cell>
          <table:table-cell table:style-name="ce30" office:value-type="float" office:value="86776651" calcext:value-type="float">
            <text:p>86776651</text:p>
          </table:table-cell>
          <table:table-cell table:style-name="ce44" office:value-type="float" office:value="87894025" calcext:value-type="float">
            <text:p>87894025</text:p>
          </table:table-cell>
          <table:table-cell table:style-name="ce47" office:value-type="float" office:value="88383580" calcext:value-type="float">
            <text:p>88383580</text:p>
          </table:table-cell>
          <table:table-cell table:style-name="ce30" office:value-type="float" office:value="88641162" calcext:value-type="float">
            <text:p>88641162</text:p>
          </table:table-cell>
          <table:table-cell table:style-name="ce30" office:value-type="float" office:value="88771197" calcext:value-type="float">
            <text:p>88771197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cache.overall_hits::total</text:p>
          </table:table-cell>
          <table:table-cell table:number-columns-repeated="4" table:style-name="ce18" office:value-type="float" office:value="88415916" calcext:value-type="float">
            <text:p>88415916</text:p>
          </table:table-cell>
          <table:table-cell table:number-columns-repeated="2" table:style-name="ce30" office:value-type="float" office:value="86813755" calcext:value-type="float">
            <text:p>86813755</text:p>
          </table:table-cell>
          <table:table-cell table:style-name="ce30" office:value-type="float" office:value="86814110" calcext:value-type="float">
            <text:p>86814110</text:p>
          </table:table-cell>
          <table:table-cell table:style-name="ce30" office:value-type="float" office:value="86785140" calcext:value-type="float">
            <text:p>86785140</text:p>
          </table:table-cell>
          <table:table-cell table:style-name="ce30" office:value-type="float" office:value="86776651" calcext:value-type="float">
            <text:p>86776651</text:p>
          </table:table-cell>
          <table:table-cell table:style-name="ce44" office:value-type="float" office:value="87894025" calcext:value-type="float">
            <text:p>87894025</text:p>
          </table:table-cell>
          <table:table-cell table:style-name="ce47" office:value-type="float" office:value="88383580" calcext:value-type="float">
            <text:p>88383580</text:p>
          </table:table-cell>
          <table:table-cell table:style-name="ce30" office:value-type="float" office:value="88641162" calcext:value-type="float">
            <text:p>88641162</text:p>
          </table:table-cell>
          <table:table-cell table:style-name="ce30" office:value-type="float" office:value="88771197" calcext:value-type="float">
            <text:p>88771197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cache.ReadReq_misses::total</text:p>
          </table:table-cell>
          <table:table-cell table:number-columns-repeated="4" table:style-name="ce18" office:value-type="float" office:value="454287" calcext:value-type="float">
            <text:p>454287</text:p>
          </table:table-cell>
          <table:table-cell table:number-columns-repeated="2" table:style-name="ce30" office:value-type="float" office:value="2056448" calcext:value-type="float">
            <text:p>2056448</text:p>
          </table:table-cell>
          <table:table-cell table:style-name="ce30" office:value-type="float" office:value="2056400" calcext:value-type="float">
            <text:p>2056400</text:p>
          </table:table-cell>
          <table:table-cell table:style-name="ce30" office:value-type="float" office:value="2057661" calcext:value-type="float">
            <text:p>2057661</text:p>
          </table:table-cell>
          <table:table-cell table:style-name="ce30" office:value-type="float" office:value="2056794" calcext:value-type="float">
            <text:p>2056794</text:p>
          </table:table-cell>
          <table:table-cell table:style-name="ce44" office:value-type="float" office:value="939420" calcext:value-type="float">
            <text:p>939420</text:p>
          </table:table-cell>
          <table:table-cell table:style-name="ce47" office:value-type="float" office:value="454994" calcext:value-type="float">
            <text:p>454994</text:p>
          </table:table-cell>
          <table:table-cell table:style-name="ce30" office:value-type="float" office:value="219270" calcext:value-type="float">
            <text:p>219270</text:p>
          </table:table-cell>
          <table:table-cell table:style-name="ce30" office:value-type="float" office:value="99316" calcext:value-type="float">
            <text:p>9931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cache.overall_misses::total</text:p>
          </table:table-cell>
          <table:table-cell table:number-columns-repeated="4" table:style-name="ce18" office:value-type="float" office:value="454287" calcext:value-type="float">
            <text:p>454287</text:p>
          </table:table-cell>
          <table:table-cell table:number-columns-repeated="2" table:style-name="ce30" office:value-type="float" office:value="2056448" calcext:value-type="float">
            <text:p>2056448</text:p>
          </table:table-cell>
          <table:table-cell table:style-name="ce30" office:value-type="float" office:value="2056400" calcext:value-type="float">
            <text:p>2056400</text:p>
          </table:table-cell>
          <table:table-cell table:style-name="ce30" office:value-type="float" office:value="2057661" calcext:value-type="float">
            <text:p>2057661</text:p>
          </table:table-cell>
          <table:table-cell table:style-name="ce30" office:value-type="float" office:value="2056794" calcext:value-type="float">
            <text:p>2056794</text:p>
          </table:table-cell>
          <table:table-cell table:style-name="ce44" office:value-type="float" office:value="939420" calcext:value-type="float">
            <text:p>939420</text:p>
          </table:table-cell>
          <table:table-cell table:style-name="ce47" office:value-type="float" office:value="454994" calcext:value-type="float">
            <text:p>454994</text:p>
          </table:table-cell>
          <table:table-cell table:style-name="ce30" office:value-type="float" office:value="219270" calcext:value-type="float">
            <text:p>219270</text:p>
          </table:table-cell>
          <table:table-cell table:style-name="ce30" office:value-type="float" office:value="99316" calcext:value-type="float">
            <text:p>9931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2.icache.overall_accesses::total</text:p>
          </table:table-cell>
          <table:table-cell table:number-columns-repeated="4" table:style-name="ce18" office:value-type="float" office:value="88870203" calcext:value-type="float">
            <text:p>88870203</text:p>
          </table:table-cell>
          <table:table-cell table:number-columns-repeated="2" table:style-name="ce30" office:value-type="float" office:value="88870203" calcext:value-type="float">
            <text:p>88870203</text:p>
          </table:table-cell>
          <table:table-cell table:style-name="ce30" office:value-type="float" office:value="88870510" calcext:value-type="float">
            <text:p>88870510</text:p>
          </table:table-cell>
          <table:table-cell table:style-name="ce30" office:value-type="float" office:value="88842801" calcext:value-type="float">
            <text:p>88842801</text:p>
          </table:table-cell>
          <table:table-cell table:style-name="ce30" office:value-type="float" office:value="88833445" calcext:value-type="float">
            <text:p>88833445</text:p>
          </table:table-cell>
          <table:table-cell table:style-name="ce44" office:value-type="float" office:value="88833445" calcext:value-type="float">
            <text:p>88833445</text:p>
          </table:table-cell>
          <table:table-cell table:style-name="ce47" office:value-type="float" office:value="88838574" calcext:value-type="float">
            <text:p>88838574</text:p>
          </table:table-cell>
          <table:table-cell table:style-name="ce30" office:value-type="float" office:value="88860432" calcext:value-type="float">
            <text:p>88860432</text:p>
          </table:table-cell>
          <table:table-cell table:style-name="ce30" office:value-type="float" office:value="88870513" calcext:value-type="float">
            <text:p>8887051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stage2_mmu.stage2_tl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stage2_mmu.stage2_tl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stage2_mmu.stage2_tl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stage2_mmu.stage2_tl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stage2_mmu.stage2_tl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stage2_mmu.stage2_tl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tb.read_hits</text:p>
          </table:table-cell>
          <table:table-cell table:number-columns-repeated="4" table:style-name="ce18" office:value-type="float" office:value="22152252" calcext:value-type="float">
            <text:p>22152252</text:p>
          </table:table-cell>
          <table:table-cell table:number-columns-repeated="2" table:style-name="ce30" office:value-type="float" office:value="22152252" calcext:value-type="float">
            <text:p>22152252</text:p>
          </table:table-cell>
          <table:table-cell table:style-name="ce30" office:value-type="float" office:value="22153232" calcext:value-type="float">
            <text:p>22153232</text:p>
          </table:table-cell>
          <table:table-cell table:style-name="ce30" office:value-type="float" office:value="22164276" calcext:value-type="float">
            <text:p>22164276</text:p>
          </table:table-cell>
          <table:table-cell table:style-name="ce30" office:value-type="float" office:value="22163398" calcext:value-type="float">
            <text:p>22163398</text:p>
          </table:table-cell>
          <table:table-cell table:style-name="ce44" office:value-type="float" office:value="22163398" calcext:value-type="float">
            <text:p>22163398</text:p>
          </table:table-cell>
          <table:table-cell table:style-name="ce47" office:value-type="float" office:value="22163049" calcext:value-type="float">
            <text:p>22163049</text:p>
          </table:table-cell>
          <table:table-cell table:style-name="ce30" office:value-type="float" office:value="22156062" calcext:value-type="float">
            <text:p>22156062</text:p>
          </table:table-cell>
          <table:table-cell table:style-name="ce30" office:value-type="float" office:value="22153615" calcext:value-type="float">
            <text:p>22153615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tb.read_misses</text:p>
          </table:table-cell>
          <table:table-cell table:number-columns-repeated="4" table:style-name="ce18" office:value-type="float" office:value="1027" calcext:value-type="float">
            <text:p>1027</text:p>
          </table:table-cell>
          <table:table-cell table:number-columns-repeated="2" table:style-name="ce30" office:value-type="float" office:value="1027" calcext:value-type="float">
            <text:p>1027</text:p>
          </table:table-cell>
          <table:table-cell table:style-name="ce30" office:value-type="float" office:value="1026" calcext:value-type="float">
            <text:p>1026</text:p>
          </table:table-cell>
          <table:table-cell table:style-name="ce30" office:value-type="float" office:value="966" calcext:value-type="float">
            <text:p>966</text:p>
          </table:table-cell>
          <table:table-cell table:style-name="ce30" office:value-type="float" office:value="970" calcext:value-type="float">
            <text:p>970</text:p>
          </table:table-cell>
          <table:table-cell table:style-name="ce44" office:value-type="float" office:value="970" calcext:value-type="float">
            <text:p>970</text:p>
          </table:table-cell>
          <table:table-cell table:style-name="ce47" office:value-type="float" office:value="970" calcext:value-type="float">
            <text:p>970</text:p>
          </table:table-cell>
          <table:table-cell table:style-name="ce30" office:value-type="float" office:value="1029" calcext:value-type="float">
            <text:p>1029</text:p>
          </table:table-cell>
          <table:table-cell table:style-name="ce30" office:value-type="float" office:value="1031" calcext:value-type="float">
            <text:p>1031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tb.write_hits</text:p>
          </table:table-cell>
          <table:table-cell table:number-columns-repeated="4" table:style-name="ce18" office:value-type="float" office:value="14364833" calcext:value-type="float">
            <text:p>14364833</text:p>
          </table:table-cell>
          <table:table-cell table:number-columns-repeated="2" table:style-name="ce30" office:value-type="float" office:value="14364833" calcext:value-type="float">
            <text:p>14364833</text:p>
          </table:table-cell>
          <table:table-cell table:style-name="ce30" office:value-type="float" office:value="14365584" calcext:value-type="float">
            <text:p>14365584</text:p>
          </table:table-cell>
          <table:table-cell table:style-name="ce30" office:value-type="float" office:value="14371072" calcext:value-type="float">
            <text:p>14371072</text:p>
          </table:table-cell>
          <table:table-cell table:style-name="ce30" office:value-type="float" office:value="14370296" calcext:value-type="float">
            <text:p>14370296</text:p>
          </table:table-cell>
          <table:table-cell table:style-name="ce44" office:value-type="float" office:value="14370296" calcext:value-type="float">
            <text:p>14370296</text:p>
          </table:table-cell>
          <table:table-cell table:style-name="ce47" office:value-type="float" office:value="14369444" calcext:value-type="float">
            <text:p>14369444</text:p>
          </table:table-cell>
          <table:table-cell table:style-name="ce30" office:value-type="float" office:value="14368255" calcext:value-type="float">
            <text:p>14368255</text:p>
          </table:table-cell>
          <table:table-cell table:style-name="ce30" office:value-type="float" office:value="14366220" calcext:value-type="float">
            <text:p>1436622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tb.write_misses</text:p>
          </table:table-cell>
          <table:table-cell table:number-columns-repeated="4" table:style-name="ce18" office:value-type="float" office:value="182" calcext:value-type="float">
            <text:p>182</text:p>
          </table:table-cell>
          <table:table-cell table:number-columns-repeated="3" table:style-name="ce30" office:value-type="float" office:value="182" calcext:value-type="float">
            <text:p>182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84" calcext:value-type="float">
            <text:p>184</text:p>
          </table:table-cell>
          <table:table-cell table:style-name="ce44" office:value-type="float" office:value="184" calcext:value-type="float">
            <text:p>184</text:p>
          </table:table-cell>
          <table:table-cell table:style-name="ce47" office:value-type="float" office:value="185" calcext:value-type="float">
            <text:p>185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80" calcext:value-type="float">
            <text:p>18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tb.read_accesses</text:p>
          </table:table-cell>
          <table:table-cell table:number-columns-repeated="4" table:style-name="ce18" office:value-type="float" office:value="22153279" calcext:value-type="float">
            <text:p>22153279</text:p>
          </table:table-cell>
          <table:table-cell table:number-columns-repeated="2" table:style-name="ce30" office:value-type="float" office:value="22153279" calcext:value-type="float">
            <text:p>22153279</text:p>
          </table:table-cell>
          <table:table-cell table:style-name="ce30" office:value-type="float" office:value="22154258" calcext:value-type="float">
            <text:p>22154258</text:p>
          </table:table-cell>
          <table:table-cell table:style-name="ce30" office:value-type="float" office:value="22165242" calcext:value-type="float">
            <text:p>22165242</text:p>
          </table:table-cell>
          <table:table-cell table:style-name="ce30" office:value-type="float" office:value="22164368" calcext:value-type="float">
            <text:p>22164368</text:p>
          </table:table-cell>
          <table:table-cell table:style-name="ce44" office:value-type="float" office:value="22164368" calcext:value-type="float">
            <text:p>22164368</text:p>
          </table:table-cell>
          <table:table-cell table:style-name="ce47" office:value-type="float" office:value="22164019" calcext:value-type="float">
            <text:p>22164019</text:p>
          </table:table-cell>
          <table:table-cell table:style-name="ce30" office:value-type="float" office:value="22157091" calcext:value-type="float">
            <text:p>22157091</text:p>
          </table:table-cell>
          <table:table-cell table:style-name="ce30" office:value-type="float" office:value="22154646" calcext:value-type="float">
            <text:p>2215464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tb.write_accesses</text:p>
          </table:table-cell>
          <table:table-cell table:number-columns-repeated="4" table:style-name="ce18" office:value-type="float" office:value="14365015" calcext:value-type="float">
            <text:p>14365015</text:p>
          </table:table-cell>
          <table:table-cell table:number-columns-repeated="2" table:style-name="ce30" office:value-type="float" office:value="14365015" calcext:value-type="float">
            <text:p>14365015</text:p>
          </table:table-cell>
          <table:table-cell table:style-name="ce30" office:value-type="float" office:value="14365766" calcext:value-type="float">
            <text:p>14365766</text:p>
          </table:table-cell>
          <table:table-cell table:style-name="ce30" office:value-type="float" office:value="14371262" calcext:value-type="float">
            <text:p>14371262</text:p>
          </table:table-cell>
          <table:table-cell table:style-name="ce30" office:value-type="float" office:value="14370480" calcext:value-type="float">
            <text:p>14370480</text:p>
          </table:table-cell>
          <table:table-cell table:style-name="ce44" office:value-type="float" office:value="14370480" calcext:value-type="float">
            <text:p>14370480</text:p>
          </table:table-cell>
          <table:table-cell table:style-name="ce47" office:value-type="float" office:value="14369629" calcext:value-type="float">
            <text:p>14369629</text:p>
          </table:table-cell>
          <table:table-cell table:style-name="ce30" office:value-type="float" office:value="14368437" calcext:value-type="float">
            <text:p>14368437</text:p>
          </table:table-cell>
          <table:table-cell table:style-name="ce30" office:value-type="float" office:value="14366400" calcext:value-type="float">
            <text:p>1436640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stage2_mmu.stage2_tl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stage2_mmu.stage2_tl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stage2_mmu.stage2_tl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stage2_mmu.stage2_tl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stage2_mmu.stage2_tl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stage2_mmu.stage2_tl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tb.read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tb.read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tb.write_hit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tb.write_mi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tb.read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tb.write_accesses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cache.ReadReq_hits::total</text:p>
          </table:table-cell>
          <table:table-cell table:number-columns-repeated="4" table:style-name="ce18" office:value-type="float" office:value="20152116" calcext:value-type="float">
            <text:p>20152116</text:p>
          </table:table-cell>
          <table:table-cell table:number-columns-repeated="2" table:style-name="ce30" office:value-type="float" office:value="20073335" calcext:value-type="float">
            <text:p>20073335</text:p>
          </table:table-cell>
          <table:table-cell table:style-name="ce30" office:value-type="float" office:value="20074212" calcext:value-type="float">
            <text:p>20074212</text:p>
          </table:table-cell>
          <table:table-cell table:style-name="ce30" office:value-type="float" office:value="20085828" calcext:value-type="float">
            <text:p>20085828</text:p>
          </table:table-cell>
          <table:table-cell table:style-name="ce30" office:value-type="float" office:value="20085119" calcext:value-type="float">
            <text:p>20085119</text:p>
          </table:table-cell>
          <table:table-cell table:style-name="ce44" office:value-type="float" office:value="20141747" calcext:value-type="float">
            <text:p>20141747</text:p>
          </table:table-cell>
          <table:table-cell table:style-name="ce47" office:value-type="float" office:value="20164414" calcext:value-type="float">
            <text:p>20164414</text:p>
          </table:table-cell>
          <table:table-cell table:style-name="ce30" office:value-type="float" office:value="20176136" calcext:value-type="float">
            <text:p>20176136</text:p>
          </table:table-cell>
          <table:table-cell table:style-name="ce30" office:value-type="float" office:value="20180639" calcext:value-type="float">
            <text:p>2018063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cache.WriteReq_hits::total</text:p>
          </table:table-cell>
          <table:table-cell table:number-columns-repeated="2" table:style-name="ce18" office:value-type="float" office:value="12422207" calcext:value-type="float">
            <text:p>12422207</text:p>
          </table:table-cell>
          <table:table-cell table:style-name="ce18" office:value-type="float" office:value="12422200" calcext:value-type="float">
            <text:p>12422200</text:p>
          </table:table-cell>
          <table:table-cell table:style-name="ce18" office:value-type="float" office:value="12422199" calcext:value-type="float">
            <text:p>12422199</text:p>
          </table:table-cell>
          <table:table-cell table:style-name="ce30" office:value-type="float" office:value="12408429" calcext:value-type="float">
            <text:p>12408429</text:p>
          </table:table-cell>
          <table:table-cell table:style-name="ce30" office:value-type="float" office:value="12408421" calcext:value-type="float">
            <text:p>12408421</text:p>
          </table:table-cell>
          <table:table-cell table:style-name="ce30" office:value-type="float" office:value="12409166" calcext:value-type="float">
            <text:p>12409166</text:p>
          </table:table-cell>
          <table:table-cell table:style-name="ce30" office:value-type="float" office:value="12414524" calcext:value-type="float">
            <text:p>12414524</text:p>
          </table:table-cell>
          <table:table-cell table:style-name="ce30" office:value-type="float" office:value="12413823" calcext:value-type="float">
            <text:p>12413823</text:p>
          </table:table-cell>
          <table:table-cell table:style-name="ce44" office:value-type="float" office:value="12425425" calcext:value-type="float">
            <text:p>12425425</text:p>
          </table:table-cell>
          <table:table-cell table:style-name="ce47" office:value-type="float" office:value="12427085" calcext:value-type="float">
            <text:p>12427085</text:p>
          </table:table-cell>
          <table:table-cell table:style-name="ce30" office:value-type="float" office:value="12430279" calcext:value-type="float">
            <text:p>12430279</text:p>
          </table:table-cell>
          <table:table-cell table:style-name="ce30" office:value-type="float" office:value="12428749" calcext:value-type="float">
            <text:p>1242874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cache.overall_hits::total</text:p>
          </table:table-cell>
          <table:table-cell table:number-columns-repeated="2" table:style-name="ce18" office:value-type="float" office:value="32601265" calcext:value-type="float">
            <text:p>32601265</text:p>
          </table:table-cell>
          <table:table-cell table:style-name="ce18" office:value-type="float" office:value="32601258" calcext:value-type="float">
            <text:p>32601258</text:p>
          </table:table-cell>
          <table:table-cell table:style-name="ce18" office:value-type="float" office:value="32601257" calcext:value-type="float">
            <text:p>32601257</text:p>
          </table:table-cell>
          <table:table-cell table:style-name="ce30" office:value-type="float" office:value="32505436" calcext:value-type="float">
            <text:p>32505436</text:p>
          </table:table-cell>
          <table:table-cell table:style-name="ce30" office:value-type="float" office:value="32505428" calcext:value-type="float">
            <text:p>32505428</text:p>
          </table:table-cell>
          <table:table-cell table:style-name="ce30" office:value-type="float" office:value="32507046" calcext:value-type="float">
            <text:p>32507046</text:p>
          </table:table-cell>
          <table:table-cell table:style-name="ce30" office:value-type="float" office:value="32524231" calcext:value-type="float">
            <text:p>32524231</text:p>
          </table:table-cell>
          <table:table-cell table:style-name="ce30" office:value-type="float" office:value="32522810" calcext:value-type="float">
            <text:p>32522810</text:p>
          </table:table-cell>
          <table:table-cell table:style-name="ce44" office:value-type="float" office:value="32592772" calcext:value-type="float">
            <text:p>32592772</text:p>
          </table:table-cell>
          <table:table-cell table:style-name="ce47" office:value-type="float" office:value="32618810" calcext:value-type="float">
            <text:p>32618810</text:p>
          </table:table-cell>
          <table:table-cell table:style-name="ce30" office:value-type="float" office:value="32635116" calcext:value-type="float">
            <text:p>32635116</text:p>
          </table:table-cell>
          <table:table-cell table:style-name="ce30" office:value-type="float" office:value="32638653" calcext:value-type="float">
            <text:p>32638653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cache.ReadReq_misses::total</text:p>
          </table:table-cell>
          <table:table-cell table:number-columns-repeated="4" table:style-name="ce18" office:value-type="float" office:value="41165" calcext:value-type="float">
            <text:p>41165</text:p>
          </table:table-cell>
          <table:table-cell table:number-columns-repeated="2" table:style-name="ce30" office:value-type="float" office:value="119946" calcext:value-type="float">
            <text:p>119946</text:p>
          </table:table-cell>
          <table:table-cell table:style-name="ce30" office:value-type="float" office:value="120032" calcext:value-type="float">
            <text:p>120032</text:p>
          </table:table-cell>
          <table:table-cell table:style-name="ce30" office:value-type="float" office:value="119227" calcext:value-type="float">
            <text:p>119227</text:p>
          </table:table-cell>
          <table:table-cell table:style-name="ce30" office:value-type="float" office:value="119108" calcext:value-type="float">
            <text:p>119108</text:p>
          </table:table-cell>
          <table:table-cell table:style-name="ce44" office:value-type="float" office:value="62480" calcext:value-type="float">
            <text:p>62480</text:p>
          </table:table-cell>
          <table:table-cell table:style-name="ce47" office:value-type="float" office:value="39478" calcext:value-type="float">
            <text:p>39478</text:p>
          </table:table-cell>
          <table:table-cell table:style-name="ce30" office:value-type="float" office:value="20852" calcext:value-type="float">
            <text:p>20852</text:p>
          </table:table-cell>
          <table:table-cell table:style-name="ce30" office:value-type="float" office:value="13996" calcext:value-type="float">
            <text:p>1399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cache.WriteReq_misses::total</text:p>
          </table:table-cell>
          <table:table-cell table:number-columns-repeated="2" table:style-name="ce18" office:value-type="float" office:value="20335" calcext:value-type="float">
            <text:p>20335</text:p>
          </table:table-cell>
          <table:table-cell table:style-name="ce18" office:value-type="float" office:value="20342" calcext:value-type="float">
            <text:p>20342</text:p>
          </table:table-cell>
          <table:table-cell table:style-name="ce18" office:value-type="float" office:value="20343" calcext:value-type="float">
            <text:p>20343</text:p>
          </table:table-cell>
          <table:table-cell table:style-name="ce30" office:value-type="float" office:value="34113" calcext:value-type="float">
            <text:p>34113</text:p>
          </table:table-cell>
          <table:table-cell table:style-name="ce30" office:value-type="float" office:value="34121" calcext:value-type="float">
            <text:p>34121</text:p>
          </table:table-cell>
          <table:table-cell table:style-name="ce30" office:value-type="float" office:value="34117" calcext:value-type="float">
            <text:p>34117</text:p>
          </table:table-cell>
          <table:table-cell table:style-name="ce30" office:value-type="float" office:value="34376" calcext:value-type="float">
            <text:p>34376</text:p>
          </table:table-cell>
          <table:table-cell table:style-name="ce30" office:value-type="float" office:value="34326" calcext:value-type="float">
            <text:p>34326</text:p>
          </table:table-cell>
          <table:table-cell table:style-name="ce44" office:value-type="float" office:value="22724" calcext:value-type="float">
            <text:p>22724</text:p>
          </table:table-cell>
          <table:table-cell table:style-name="ce47" office:value-type="float" office:value="20180" calcext:value-type="float">
            <text:p>20180</text:p>
          </table:table-cell>
          <table:table-cell table:style-name="ce30" office:value-type="float" office:value="15645" calcext:value-type="float">
            <text:p>15645</text:p>
          </table:table-cell>
          <table:table-cell table:style-name="ce30" office:value-type="float" office:value="15189" calcext:value-type="float">
            <text:p>15189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cache.overall_misses::total</text:p>
          </table:table-cell>
          <table:table-cell table:number-columns-repeated="2" table:style-name="ce18" office:value-type="float" office:value="71857" calcext:value-type="float">
            <text:p>71857</text:p>
          </table:table-cell>
          <table:table-cell table:style-name="ce18" office:value-type="float" office:value="71864" calcext:value-type="float">
            <text:p>71864</text:p>
          </table:table-cell>
          <table:table-cell table:style-name="ce18" office:value-type="float" office:value="71865" calcext:value-type="float">
            <text:p>71865</text:p>
          </table:table-cell>
          <table:table-cell table:style-name="ce30" office:value-type="float" office:value="167686" calcext:value-type="float">
            <text:p>167686</text:p>
          </table:table-cell>
          <table:table-cell table:style-name="ce30" office:value-type="float" office:value="167694" calcext:value-type="float">
            <text:p>167694</text:p>
          </table:table-cell>
          <table:table-cell table:style-name="ce30" office:value-type="float" office:value="167780" calcext:value-type="float">
            <text:p>167780</text:p>
          </table:table-cell>
          <table:table-cell table:style-name="ce30" office:value-type="float" office:value="167324" calcext:value-type="float">
            <text:p>167324</text:p>
          </table:table-cell>
          <table:table-cell table:style-name="ce30" office:value-type="float" office:value="167149" calcext:value-type="float">
            <text:p>167149</text:p>
          </table:table-cell>
          <table:table-cell table:style-name="ce44" office:value-type="float" office:value="97187" calcext:value-type="float">
            <text:p>97187</text:p>
          </table:table-cell>
          <table:table-cell table:style-name="ce47" office:value-type="float" office:value="69889" calcext:value-type="float">
            <text:p>69889</text:p>
          </table:table-cell>
          <table:table-cell table:style-name="ce30" office:value-type="float" office:value="45155" calcext:value-type="float">
            <text:p>45155</text:p>
          </table:table-cell>
          <table:table-cell table:style-name="ce30" office:value-type="float" office:value="37242" calcext:value-type="float">
            <text:p>3724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dcache.overall_accesses::total</text:p>
          </table:table-cell>
          <table:table-cell table:number-columns-repeated="4" table:style-name="ce18" office:value-type="float" office:value="32673122" calcext:value-type="float">
            <text:p>32673122</text:p>
          </table:table-cell>
          <table:table-cell table:number-columns-repeated="2" table:style-name="ce30" office:value-type="float" office:value="32673122" calcext:value-type="float">
            <text:p>32673122</text:p>
          </table:table-cell>
          <table:table-cell table:style-name="ce30" office:value-type="float" office:value="32674826" calcext:value-type="float">
            <text:p>32674826</text:p>
          </table:table-cell>
          <table:table-cell table:style-name="ce30" office:value-type="float" office:value="32691555" calcext:value-type="float">
            <text:p>32691555</text:p>
          </table:table-cell>
          <table:table-cell table:style-name="ce30" office:value-type="float" office:value="32689959" calcext:value-type="float">
            <text:p>32689959</text:p>
          </table:table-cell>
          <table:table-cell table:style-name="ce44" office:value-type="float" office:value="32689959" calcext:value-type="float">
            <text:p>32689959</text:p>
          </table:table-cell>
          <table:table-cell table:style-name="ce47" office:value-type="float" office:value="32688699" calcext:value-type="float">
            <text:p>32688699</text:p>
          </table:table-cell>
          <table:table-cell table:style-name="ce30" office:value-type="float" office:value="32680271" calcext:value-type="float">
            <text:p>32680271</text:p>
          </table:table-cell>
          <table:table-cell table:style-name="ce30" office:value-type="float" office:value="32675895" calcext:value-type="float">
            <text:p>32675895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cache.ReadReq_hits::total</text:p>
          </table:table-cell>
          <table:table-cell table:number-columns-repeated="4" table:style-name="ce18" office:value-type="float" office:value="111476101" calcext:value-type="float">
            <text:p>111476101</text:p>
          </table:table-cell>
          <table:table-cell table:number-columns-repeated="2" table:style-name="ce30" office:value-type="float" office:value="111328843" calcext:value-type="float">
            <text:p>111328843</text:p>
          </table:table-cell>
          <table:table-cell table:style-name="ce30" office:value-type="float" office:value="111332489" calcext:value-type="float">
            <text:p>111332489</text:p>
          </table:table-cell>
          <table:table-cell table:style-name="ce30" office:value-type="float" office:value="111376392" calcext:value-type="float">
            <text:p>111376392</text:p>
          </table:table-cell>
          <table:table-cell table:style-name="ce30" office:value-type="float" office:value="111372777" calcext:value-type="float">
            <text:p>111372777</text:p>
          </table:table-cell>
          <table:table-cell table:style-name="ce44" office:value-type="float" office:value="111442351" calcext:value-type="float">
            <text:p>111442351</text:p>
          </table:table-cell>
          <table:table-cell table:style-name="ce47" office:value-type="float" office:value="111520042" calcext:value-type="float">
            <text:p>111520042</text:p>
          </table:table-cell>
          <table:table-cell table:style-name="ce30" office:value-type="float" office:value="111554502" calcext:value-type="float">
            <text:p>111554502</text:p>
          </table:table-cell>
          <table:table-cell table:style-name="ce30" office:value-type="float" office:value="111569418" calcext:value-type="float">
            <text:p>111569418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cache.overall_hits::total</text:p>
          </table:table-cell>
          <table:table-cell table:number-columns-repeated="4" table:style-name="ce18" office:value-type="float" office:value="111476101" calcext:value-type="float">
            <text:p>111476101</text:p>
          </table:table-cell>
          <table:table-cell table:number-columns-repeated="2" table:style-name="ce30" office:value-type="float" office:value="111328843" calcext:value-type="float">
            <text:p>111328843</text:p>
          </table:table-cell>
          <table:table-cell table:style-name="ce30" office:value-type="float" office:value="111332489" calcext:value-type="float">
            <text:p>111332489</text:p>
          </table:table-cell>
          <table:table-cell table:style-name="ce30" office:value-type="float" office:value="111376392" calcext:value-type="float">
            <text:p>111376392</text:p>
          </table:table-cell>
          <table:table-cell table:style-name="ce30" office:value-type="float" office:value="111372777" calcext:value-type="float">
            <text:p>111372777</text:p>
          </table:table-cell>
          <table:table-cell table:style-name="ce44" office:value-type="float" office:value="111442351" calcext:value-type="float">
            <text:p>111442351</text:p>
          </table:table-cell>
          <table:table-cell table:style-name="ce47" office:value-type="float" office:value="111520042" calcext:value-type="float">
            <text:p>111520042</text:p>
          </table:table-cell>
          <table:table-cell table:style-name="ce30" office:value-type="float" office:value="111554502" calcext:value-type="float">
            <text:p>111554502</text:p>
          </table:table-cell>
          <table:table-cell table:style-name="ce30" office:value-type="float" office:value="111569418" calcext:value-type="float">
            <text:p>111569418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cache.ReadReq_misses::total</text:p>
          </table:table-cell>
          <table:table-cell table:number-columns-repeated="4" table:style-name="ce18" office:value-type="float" office:value="114428" calcext:value-type="float">
            <text:p>114428</text:p>
          </table:table-cell>
          <table:table-cell table:number-columns-repeated="2" table:style-name="ce30" office:value-type="float" office:value="261686" calcext:value-type="float">
            <text:p>261686</text:p>
          </table:table-cell>
          <table:table-cell table:style-name="ce30" office:value-type="float" office:value="261998" calcext:value-type="float">
            <text:p>261998</text:p>
          </table:table-cell>
          <table:table-cell table:style-name="ce30" office:value-type="float" office:value="260630" calcext:value-type="float">
            <text:p>260630</text:p>
          </table:table-cell>
          <table:table-cell table:style-name="ce30" office:value-type="float" office:value="260361" calcext:value-type="float">
            <text:p>260361</text:p>
          </table:table-cell>
          <table:table-cell table:style-name="ce44" office:value-type="float" office:value="190787" calcext:value-type="float">
            <text:p>190787</text:p>
          </table:table-cell>
          <table:table-cell table:style-name="ce47" office:value-type="float" office:value="113579" calcext:value-type="float">
            <text:p>113579</text:p>
          </table:table-cell>
          <table:table-cell table:style-name="ce30" office:value-type="float" office:value="49538" calcext:value-type="float">
            <text:p>49538</text:p>
          </table:table-cell>
          <table:table-cell table:style-name="ce30" office:value-type="float" office:value="24532" calcext:value-type="float">
            <text:p>2453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cache.overall_misses::total</text:p>
          </table:table-cell>
          <table:table-cell table:number-columns-repeated="4" table:style-name="ce18" office:value-type="float" office:value="114428" calcext:value-type="float">
            <text:p>114428</text:p>
          </table:table-cell>
          <table:table-cell table:number-columns-repeated="2" table:style-name="ce30" office:value-type="float" office:value="261686" calcext:value-type="float">
            <text:p>261686</text:p>
          </table:table-cell>
          <table:table-cell table:style-name="ce30" office:value-type="float" office:value="261998" calcext:value-type="float">
            <text:p>261998</text:p>
          </table:table-cell>
          <table:table-cell table:style-name="ce30" office:value-type="float" office:value="260630" calcext:value-type="float">
            <text:p>260630</text:p>
          </table:table-cell>
          <table:table-cell table:style-name="ce30" office:value-type="float" office:value="260361" calcext:value-type="float">
            <text:p>260361</text:p>
          </table:table-cell>
          <table:table-cell table:style-name="ce44" office:value-type="float" office:value="190787" calcext:value-type="float">
            <text:p>190787</text:p>
          </table:table-cell>
          <table:table-cell table:style-name="ce47" office:value-type="float" office:value="113579" calcext:value-type="float">
            <text:p>113579</text:p>
          </table:table-cell>
          <table:table-cell table:style-name="ce30" office:value-type="float" office:value="49538" calcext:value-type="float">
            <text:p>49538</text:p>
          </table:table-cell>
          <table:table-cell table:style-name="ce30" office:value-type="float" office:value="24532" calcext:value-type="float">
            <text:p>24532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cpu3.icache.overall_accesses::total</text:p>
          </table:table-cell>
          <table:table-cell table:number-columns-repeated="4" table:style-name="ce18" office:value-type="float" office:value="111590529" calcext:value-type="float">
            <text:p>111590529</text:p>
          </table:table-cell>
          <table:table-cell table:number-columns-repeated="2" table:style-name="ce30" office:value-type="float" office:value="111590529" calcext:value-type="float">
            <text:p>111590529</text:p>
          </table:table-cell>
          <table:table-cell table:style-name="ce30" office:value-type="float" office:value="111594487" calcext:value-type="float">
            <text:p>111594487</text:p>
          </table:table-cell>
          <table:table-cell table:style-name="ce30" office:value-type="float" office:value="111637022" calcext:value-type="float">
            <text:p>111637022</text:p>
          </table:table-cell>
          <table:table-cell table:style-name="ce30" office:value-type="float" office:value="111633138" calcext:value-type="float">
            <text:p>111633138</text:p>
          </table:table-cell>
          <table:table-cell table:style-name="ce44" office:value-type="float" office:value="111633138" calcext:value-type="float">
            <text:p>111633138</text:p>
          </table:table-cell>
          <table:table-cell table:style-name="ce47" office:value-type="float" office:value="111633621" calcext:value-type="float">
            <text:p>111633621</text:p>
          </table:table-cell>
          <table:table-cell table:style-name="ce30" office:value-type="float" office:value="111604040" calcext:value-type="float">
            <text:p>111604040</text:p>
          </table:table-cell>
          <table:table-cell table:style-name="ce30" office:value-type="float" office:value="111593950" calcext:value-type="float">
            <text:p>11159395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iocache.ReadReq_misses::total</text:p>
          </table:table-cell>
          <table:table-cell table:number-columns-repeated="4" table:style-name="ce18" office:value-type="float" office:value="555" calcext:value-type="float">
            <text:p>555</text:p>
          </table:table-cell>
          <table:table-cell table:number-columns-repeated="3" table:style-name="ce30" office:value-type="float" office:value="555" calcext:value-type="float">
            <text:p>555</text:p>
          </table:table-cell>
          <table:table-cell table:number-columns-repeated="2" table:style-name="ce30" office:value-type="float" office:value="594" calcext:value-type="float">
            <text:p>594</text:p>
          </table:table-cell>
          <table:table-cell table:style-name="ce44" office:value-type="float" office:value="594" calcext:value-type="float">
            <text:p>594</text:p>
          </table:table-cell>
          <table:table-cell table:style-name="ce47" office:value-type="float" office:value="594" calcext:value-type="float">
            <text:p>594</text:p>
          </table:table-cell>
          <table:table-cell table:number-columns-repeated="2" table:style-name="ce30" office:value-type="float" office:value="556" calcext:value-type="float">
            <text:p>556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l2.tags.replacements</text:p>
          </table:table-cell>
          <table:table-cell table:style-name="ce18" office:value-type="float" office:value="150048" calcext:value-type="float">
            <text:p>150048</text:p>
          </table:table-cell>
          <table:table-cell table:style-name="ce18" office:value-type="float" office:value="219789" calcext:value-type="float">
            <text:p>219789</text:p>
          </table:table-cell>
          <table:table-cell table:style-name="ce18" office:value-type="float" office:value="371985" calcext:value-type="float">
            <text:p>371985</text:p>
          </table:table-cell>
          <table:table-cell table:style-name="ce18" office:value-type="float" office:value="731323" calcext:value-type="float">
            <text:p>731323</text:p>
          </table:table-cell>
          <table:table-cell table:style-name="ce30" office:value-type="float" office:value="364425" calcext:value-type="float">
            <text:p>364425</text:p>
          </table:table-cell>
          <table:table-cell table:style-name="ce30" office:value-type="float" office:value="764219" calcext:value-type="float">
            <text:p>764219</text:p>
          </table:table-cell>
          <table:table-cell table:style-name="ce30" office:value-type="float" office:value="1815284" calcext:value-type="float">
            <text:p>1815284</text:p>
          </table:table-cell>
          <table:table-cell table:style-name="ce30" office:value-type="float" office:value="5994625" calcext:value-type="float">
            <text:p>5994625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l2.ReadReq_hits::total</text:p>
          </table:table-cell>
          <table:table-cell table:style-name="ce18" office:value-type="float" office:value="307284" calcext:value-type="float">
            <text:p>307284</text:p>
          </table:table-cell>
          <table:table-cell table:style-name="ce18" office:value-type="float" office:value="306893" calcext:value-type="float">
            <text:p>306893</text:p>
          </table:table-cell>
          <table:table-cell table:style-name="ce18" office:value-type="float" office:value="307072" calcext:value-type="float">
            <text:p>307072</text:p>
          </table:table-cell>
          <table:table-cell table:style-name="ce18" office:value-type="float" office:value="342111" calcext:value-type="float">
            <text:p>342111</text:p>
          </table:table-cell>
          <table:table-cell table:style-name="ce30" office:value-type="float" office:value="365942" calcext:value-type="float">
            <text:p>365942</text:p>
          </table:table-cell>
          <table:table-cell table:style-name="ce30" office:value-type="float" office:value="362906" calcext:value-type="float">
            <text:p>362906</text:p>
          </table:table-cell>
          <table:table-cell table:style-name="ce30" office:value-type="float" office:value="341641" calcext:value-type="float">
            <text:p>341641</text:p>
          </table:table-cell>
          <table:table-cell table:style-name="ce30" office:value-type="float" office:value="308260" calcext:value-type="float">
            <text:p>308260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l2.overall_hits::total</text:p>
          </table:table-cell>
          <table:table-cell table:style-name="ce18" office:value-type="float" office:value="5340020" calcext:value-type="float">
            <text:p>5340020</text:p>
          </table:table-cell>
          <table:table-cell table:style-name="ce18" office:value-type="float" office:value="5294949" calcext:value-type="float">
            <text:p>5294949</text:p>
          </table:table-cell>
          <table:table-cell table:style-name="ce18" office:value-type="float" office:value="5178053" calcext:value-type="float">
            <text:p>5178053</text:p>
          </table:table-cell>
          <table:table-cell table:style-name="ce18" office:value-type="float" office:value="4960348" calcext:value-type="float">
            <text:p>4960348</text:p>
          </table:table-cell>
          <table:table-cell table:style-name="ce30" office:value-type="float" office:value="16260007" calcext:value-type="float">
            <text:p>16260007</text:p>
          </table:table-cell>
          <table:table-cell table:style-name="ce30" office:value-type="float" office:value="15896977" calcext:value-type="float">
            <text:p>15896977</text:p>
          </table:table-cell>
          <table:table-cell table:style-name="ce30" office:value-type="float" office:value="14997810" calcext:value-type="float">
            <text:p>14997810</text:p>
          </table:table-cell>
          <table:table-cell table:style-name="ce30" office:value-type="float" office:value="11836130" calcext:value-type="float">
            <text:p>11836130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l2.ReadReq_misses::total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558" calcext:value-type="float">
            <text:p>558</text:p>
          </table:table-cell>
          <table:table-cell table:style-name="ce18" office:value-type="float" office:value="1877" calcext:value-type="float">
            <text:p>1877</text:p>
          </table:table-cell>
          <table:table-cell table:style-name="ce18" office:value-type="float" office:value="6055" calcext:value-type="float">
            <text:p>6055</text:p>
          </table:table-cell>
          <table:table-cell table:style-name="ce30" office:value-type="float" office:value="1978" calcext:value-type="float">
            <text:p>1978</text:p>
          </table:table-cell>
          <table:table-cell table:style-name="ce30" office:value-type="float" office:value="7802" calcext:value-type="float">
            <text:p>7802</text:p>
          </table:table-cell>
          <table:table-cell table:style-name="ce30" office:value-type="float" office:value="29631" calcext:value-type="float">
            <text:p>29631</text:p>
          </table:table-cell>
          <table:table-cell table:style-name="ce30" office:value-type="float" office:value="63738" calcext:value-type="float">
            <text:p>63738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l2.overall_misses::total</text:p>
          </table:table-cell>
          <table:table-cell table:style-name="ce18" office:value-type="float" office:value="175505" calcext:value-type="float">
            <text:p>175505</text:p>
          </table:table-cell>
          <table:table-cell table:style-name="ce18" office:value-type="float" office:value="221017" calcext:value-type="float">
            <text:p>221017</text:p>
          </table:table-cell>
          <table:table-cell table:style-name="ce18" office:value-type="float" office:value="339927" calcext:value-type="float">
            <text:p>339927</text:p>
          </table:table-cell>
          <table:table-cell table:style-name="ce18" office:value-type="float" office:value="597944" calcext:value-type="float">
            <text:p>597944</text:p>
          </table:table-cell>
          <table:table-cell table:style-name="ce30" office:value-type="float" office:value="360741" calcext:value-type="float">
            <text:p>360741</text:p>
          </table:table-cell>
          <table:table-cell table:style-name="ce30" office:value-type="float" office:value="728945" calcext:value-type="float">
            <text:p>728945</text:p>
          </table:table-cell>
          <table:table-cell table:style-name="ce30" office:value-type="float" office:value="1630490" calcext:value-type="float">
            <text:p>1630490</text:p>
          </table:table-cell>
          <table:table-cell table:style-name="ce30" office:value-type="float" office:value="4793945" calcext:value-type="float">
            <text:p>4793945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3">
          <table:table-cell table:style-name="ce2" office:value-type="string" calcext:value-type="string">
            <text:p>system.l2.overall_accesses::total</text:p>
          </table:table-cell>
          <table:table-cell table:style-name="ce18" office:value-type="float" office:value="5515525" calcext:value-type="float">
            <text:p>5515525</text:p>
          </table:table-cell>
          <table:table-cell table:style-name="ce18" office:value-type="float" office:value="5515966" calcext:value-type="float">
            <text:p>5515966</text:p>
          </table:table-cell>
          <table:table-cell table:style-name="ce18" office:value-type="float" office:value="5517980" calcext:value-type="float">
            <text:p>5517980</text:p>
          </table:table-cell>
          <table:table-cell table:style-name="ce18" office:value-type="float" office:value="5558292" calcext:value-type="float">
            <text:p>5558292</text:p>
          </table:table-cell>
          <table:table-cell table:style-name="ce30" office:value-type="float" office:value="16620748" calcext:value-type="float">
            <text:p>16620748</text:p>
          </table:table-cell>
          <table:table-cell table:style-name="ce30" office:value-type="float" office:value="16625922" calcext:value-type="float">
            <text:p>16625922</text:p>
          </table:table-cell>
          <table:table-cell table:style-name="ce30" office:value-type="float" office:value="16628300" calcext:value-type="float">
            <text:p>16628300</text:p>
          </table:table-cell>
          <table:table-cell table:style-name="ce30" office:value-type="float" office:value="16630075" calcext:value-type="float">
            <text:p>16630075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4">
          <table:table-cell table:style-name="ce3" office:value-type="string" calcext:value-type="string">
            <text:p>dcache – Access time (ns)</text:p>
          </table:table-cell>
          <table:table-cell table:style-name="ce20" table:formula="of:=[_caches.$H$12]" office:value-type="float" office:value="0.256185" calcext:value-type="float">
            <text:p>0,256185</text:p>
          </table:table-cell>
          <table:table-cell table:style-name="ce20" table:formula="of:=[_caches.$H$12]" office:value-type="float" office:value="0.256185" calcext:value-type="float">
            <text:p>0,256185</text:p>
          </table:table-cell>
          <table:table-cell table:style-name="ce20" table:formula="of:=[_caches.$H$12]" office:value-type="float" office:value="0.256185" calcext:value-type="float">
            <text:p>0,256185</text:p>
          </table:table-cell>
          <table:table-cell table:style-name="ce20" table:formula="of:=[_caches.$H$12]" office:value-type="float" office:value="0.256185" calcext:value-type="float">
            <text:p>0,256185</text:p>
          </table:table-cell>
          <table:table-cell table:style-name="ce32" table:formula="of:=[_caches.$F$12]" office:value-type="float" office:value="0.222976" calcext:value-type="float">
            <text:p>0,222976</text:p>
          </table:table-cell>
          <table:table-cell table:style-name="ce32" table:formula="of:=[_caches.$F$12]" office:value-type="float" office:value="0.222976" calcext:value-type="float">
            <text:p>0,222976</text:p>
          </table:table-cell>
          <table:table-cell table:style-name="ce32" table:formula="of:=[_caches.$F$12]" office:value-type="float" office:value="0.222976" calcext:value-type="float">
            <text:p>0,222976</text:p>
          </table:table-cell>
          <table:table-cell table:style-name="ce32" table:formula="of:=[_caches.$F$12]" office:value-type="float" office:value="0.222976" calcext:value-type="float">
            <text:p>0,222976</text:p>
          </table:table-cell>
          <table:table-cell table:style-name="ce32" table:formula="of:=[_caches.$F$12]" office:value-type="float" office:value="0.222976" calcext:value-type="float">
            <text:p>0,222976</text:p>
          </table:table-cell>
          <table:table-cell table:style-name="ce34" table:formula="of:=[_caches.$G$12]" office:value-type="float" office:value="0.222976" calcext:value-type="float">
            <text:p>0,222976</text:p>
          </table:table-cell>
          <table:table-cell table:style-name="ce34" table:formula="of:=[_caches.$H$12]" office:value-type="float" office:value="0.256185" calcext:value-type="float">
            <text:p>0,256185</text:p>
          </table:table-cell>
          <table:table-cell table:style-name="ce30" table:formula="of:=[_caches.$I$12]" office:value-type="float" office:value="0.316556" calcext:value-type="float">
            <text:p>0,316556</text:p>
          </table:table-cell>
          <table:table-cell table:style-name="ce30" table:formula="of:=[_caches.$J$12]" office:value-type="float" office:value="0.431572" calcext:value-type="float">
            <text:p>0,431572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dcache – Cycle time (ns)</text:p>
          </table:table-cell>
          <table:table-cell table:style-name="ce20" table:formula="of:=[_caches.$H$13]" office:value-type="float" office:value="0.465586" calcext:value-type="float">
            <text:p>0,465586</text:p>
          </table:table-cell>
          <table:table-cell table:style-name="ce20" table:formula="of:=[_caches.$H$13]" office:value-type="float" office:value="0.465586" calcext:value-type="float">
            <text:p>0,465586</text:p>
          </table:table-cell>
          <table:table-cell table:style-name="ce20" table:formula="of:=[_caches.$H$13]" office:value-type="float" office:value="0.465586" calcext:value-type="float">
            <text:p>0,465586</text:p>
          </table:table-cell>
          <table:table-cell table:style-name="ce20" table:formula="of:=[_caches.$H$13]" office:value-type="float" office:value="0.465586" calcext:value-type="float">
            <text:p>0,465586</text:p>
          </table:table-cell>
          <table:table-cell table:style-name="ce32" table:formula="of:=[_caches.$F$13]" office:value-type="float" office:value="0.422154" calcext:value-type="float">
            <text:p>0,422154</text:p>
          </table:table-cell>
          <table:table-cell table:style-name="ce32" table:formula="of:=[_caches.$F$13]" office:value-type="float" office:value="0.422154" calcext:value-type="float">
            <text:p>0,422154</text:p>
          </table:table-cell>
          <table:table-cell table:style-name="ce32" table:formula="of:=[_caches.$F$13]" office:value-type="float" office:value="0.422154" calcext:value-type="float">
            <text:p>0,422154</text:p>
          </table:table-cell>
          <table:table-cell table:style-name="ce32" table:formula="of:=[_caches.$F$13]" office:value-type="float" office:value="0.422154" calcext:value-type="float">
            <text:p>0,422154</text:p>
          </table:table-cell>
          <table:table-cell table:style-name="ce32" table:formula="of:=[_caches.$F$13]" office:value-type="float" office:value="0.422154" calcext:value-type="float">
            <text:p>0,422154</text:p>
          </table:table-cell>
          <table:table-cell table:style-name="ce34" table:formula="of:=[_caches.$G$13]" office:value-type="float" office:value="0.438874" calcext:value-type="float">
            <text:p>0,438874</text:p>
          </table:table-cell>
          <table:table-cell table:style-name="ce34" table:formula="of:=[_caches.$H$13]" office:value-type="float" office:value="0.465586" calcext:value-type="float">
            <text:p>0,465586</text:p>
          </table:table-cell>
          <table:table-cell table:style-name="ce30" table:formula="of:=[_caches.$I$13]" office:value-type="float" office:value="0.512839" calcext:value-type="float">
            <text:p>0,512839</text:p>
          </table:table-cell>
          <table:table-cell table:style-name="ce30" table:formula="of:=[_caches.$J$13]" office:value-type="float" office:value="0.512839" calcext:value-type="float">
            <text:p>0,512839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icache – Access time (ns)</text:p>
          </table:table-cell>
          <table:table-cell table:style-name="ce20" table:formula="of:=[_caches.$H$12]" office:value-type="float" office:value="0.256185" calcext:value-type="float">
            <text:p>0,256185</text:p>
          </table:table-cell>
          <table:table-cell table:style-name="ce20" table:formula="of:=[_caches.$H$12]" office:value-type="float" office:value="0.256185" calcext:value-type="float">
            <text:p>0,256185</text:p>
          </table:table-cell>
          <table:table-cell table:style-name="ce20" table:formula="of:=[_caches.$H$12]" office:value-type="float" office:value="0.256185" calcext:value-type="float">
            <text:p>0,256185</text:p>
          </table:table-cell>
          <table:table-cell table:style-name="ce20" table:formula="of:=[_caches.$H$12]" office:value-type="float" office:value="0.256185" calcext:value-type="float">
            <text:p>0,256185</text:p>
          </table:table-cell>
          <table:table-cell table:style-name="ce32" table:formula="of:=[_caches.$F$12]" office:value-type="float" office:value="0.222976" calcext:value-type="float">
            <text:p>0,222976</text:p>
          </table:table-cell>
          <table:table-cell table:style-name="ce32" table:formula="of:=[_caches.$F$12]" office:value-type="float" office:value="0.222976" calcext:value-type="float">
            <text:p>0,222976</text:p>
          </table:table-cell>
          <table:table-cell table:style-name="ce32" table:formula="of:=[_caches.$F$12]" office:value-type="float" office:value="0.222976" calcext:value-type="float">
            <text:p>0,222976</text:p>
          </table:table-cell>
          <table:table-cell table:style-name="ce32" table:formula="of:=[_caches.$F$12]" office:value-type="float" office:value="0.222976" calcext:value-type="float">
            <text:p>0,222976</text:p>
          </table:table-cell>
          <table:table-cell table:style-name="ce32" table:formula="of:=[_caches.$F$12]" office:value-type="float" office:value="0.222976" calcext:value-type="float">
            <text:p>0,222976</text:p>
          </table:table-cell>
          <table:table-cell table:style-name="ce34" table:formula="of:=[_caches.$G$12]" office:value-type="float" office:value="0.222976" calcext:value-type="float">
            <text:p>0,222976</text:p>
          </table:table-cell>
          <table:table-cell table:style-name="ce34" table:formula="of:=[_caches.$H$12]" office:value-type="float" office:value="0.256185" calcext:value-type="float">
            <text:p>0,256185</text:p>
          </table:table-cell>
          <table:table-cell table:style-name="ce30" table:formula="of:=[_caches.$I$12]" office:value-type="float" office:value="0.316556" calcext:value-type="float">
            <text:p>0,316556</text:p>
          </table:table-cell>
          <table:table-cell table:style-name="ce30" table:formula="of:=[_caches.$J$12]" office:value-type="float" office:value="0.431572" calcext:value-type="float">
            <text:p>0,431572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dcache – Cycle time (ns)</text:p>
          </table:table-cell>
          <table:table-cell table:style-name="ce20" table:formula="of:=[_caches.$H$13]" office:value-type="float" office:value="0.465586" calcext:value-type="float">
            <text:p>0,465586</text:p>
          </table:table-cell>
          <table:table-cell table:style-name="ce20" table:formula="of:=[_caches.$H$13]" office:value-type="float" office:value="0.465586" calcext:value-type="float">
            <text:p>0,465586</text:p>
          </table:table-cell>
          <table:table-cell table:style-name="ce20" table:formula="of:=[_caches.$H$13]" office:value-type="float" office:value="0.465586" calcext:value-type="float">
            <text:p>0,465586</text:p>
          </table:table-cell>
          <table:table-cell table:style-name="ce20" table:formula="of:=[_caches.$H$13]" office:value-type="float" office:value="0.465586" calcext:value-type="float">
            <text:p>0,465586</text:p>
          </table:table-cell>
          <table:table-cell table:style-name="ce32" table:formula="of:=[_caches.$F$13]" office:value-type="float" office:value="0.422154" calcext:value-type="float">
            <text:p>0,422154</text:p>
          </table:table-cell>
          <table:table-cell table:style-name="ce32" table:formula="of:=[_caches.$F$13]" office:value-type="float" office:value="0.422154" calcext:value-type="float">
            <text:p>0,422154</text:p>
          </table:table-cell>
          <table:table-cell table:style-name="ce32" table:formula="of:=[_caches.$F$13]" office:value-type="float" office:value="0.422154" calcext:value-type="float">
            <text:p>0,422154</text:p>
          </table:table-cell>
          <table:table-cell table:style-name="ce32" table:formula="of:=[_caches.$F$13]" office:value-type="float" office:value="0.422154" calcext:value-type="float">
            <text:p>0,422154</text:p>
          </table:table-cell>
          <table:table-cell table:style-name="ce32" table:formula="of:=[_caches.$F$13]" office:value-type="float" office:value="0.422154" calcext:value-type="float">
            <text:p>0,422154</text:p>
          </table:table-cell>
          <table:table-cell table:style-name="ce34" table:formula="of:=[_caches.$G$13]" office:value-type="float" office:value="0.438874" calcext:value-type="float">
            <text:p>0,438874</text:p>
          </table:table-cell>
          <table:table-cell table:style-name="ce34" table:formula="of:=[_caches.$H$13]" office:value-type="float" office:value="0.465586" calcext:value-type="float">
            <text:p>0,465586</text:p>
          </table:table-cell>
          <table:table-cell table:style-name="ce30" table:formula="of:=[_caches.$I$13]" office:value-type="float" office:value="0.512839" calcext:value-type="float">
            <text:p>0,512839</text:p>
          </table:table-cell>
          <table:table-cell table:style-name="ce30" table:formula="of:=[_caches.$J$13]" office:value-type="float" office:value="0.512839" calcext:value-type="float">
            <text:p>0,512839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dcache – <text:s/>Dynamic read energy (nJ)</text:p>
          </table:table-cell>
          <table:table-cell table:style-name="ce18" table:formula="of:=[_caches.$H$14]" office:value-type="float" office:value="0.0188471" calcext:value-type="float">
            <text:p>0,0188471</text:p>
          </table:table-cell>
          <table:table-cell table:style-name="ce18" table:formula="of:=[_caches.$H$14]" office:value-type="float" office:value="0.0188471" calcext:value-type="float">
            <text:p>0,0188471</text:p>
          </table:table-cell>
          <table:table-cell table:style-name="ce18" table:formula="of:=[_caches.$H$14]" office:value-type="float" office:value="0.0188471" calcext:value-type="float">
            <text:p>0,0188471</text:p>
          </table:table-cell>
          <table:table-cell table:style-name="ce18" table:formula="of:=[_caches.$H$14]" office:value-type="float" office:value="0.0188471" calcext:value-type="float">
            <text:p>0,0188471</text:p>
          </table:table-cell>
          <table:table-cell table:style-name="ce30" table:formula="of:=[_caches.$F$14]" office:value-type="float" office:value="0.0157996" calcext:value-type="float">
            <text:p>0,0157996</text:p>
          </table:table-cell>
          <table:table-cell table:style-name="ce30" table:formula="of:=[_caches.$F$14]" office:value-type="float" office:value="0.0157996" calcext:value-type="float">
            <text:p>0,0157996</text:p>
          </table:table-cell>
          <table:table-cell table:style-name="ce30" table:formula="of:=[_caches.$F$14]" office:value-type="float" office:value="0.0157996" calcext:value-type="float">
            <text:p>0,0157996</text:p>
          </table:table-cell>
          <table:table-cell table:style-name="ce30" table:formula="of:=[_caches.$F$14]" office:value-type="float" office:value="0.0157996" calcext:value-type="float">
            <text:p>0,0157996</text:p>
          </table:table-cell>
          <table:table-cell table:style-name="ce30" table:formula="of:=[_caches.$F$14]" office:value-type="float" office:value="0.0157996" calcext:value-type="float">
            <text:p>0,0157996</text:p>
          </table:table-cell>
          <table:table-cell table:style-name="ce44" table:formula="of:=[_caches.$G$14]" office:value-type="float" office:value="0.0168212" calcext:value-type="float">
            <text:p>0,0168212</text:p>
          </table:table-cell>
          <table:table-cell table:style-name="ce44" table:formula="of:=[_caches.$H$14]" office:value-type="float" office:value="0.0188471" calcext:value-type="float">
            <text:p>0,0188471</text:p>
          </table:table-cell>
          <table:table-cell table:style-name="ce30" table:formula="of:=[_caches.$I$14]" office:value-type="float" office:value="0.0229056" calcext:value-type="float">
            <text:p>0,0229056</text:p>
          </table:table-cell>
          <table:table-cell table:style-name="ce30" table:formula="of:=[_caches.$J$14]" office:value-type="float" office:value="0.0341372" calcext:value-type="float">
            <text:p>0,0341372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dcache – <text:s/>Dynamic write energy (nJ)</text:p>
          </table:table-cell>
          <table:table-cell table:style-name="ce18" table:formula="of:=[_caches.$H$15]" office:value-type="float" office:value="0.0242715" calcext:value-type="float">
            <text:p>0,0242715</text:p>
          </table:table-cell>
          <table:table-cell table:style-name="ce18" table:formula="of:=[_caches.$H$15]" office:value-type="float" office:value="0.0242715" calcext:value-type="float">
            <text:p>0,0242715</text:p>
          </table:table-cell>
          <table:table-cell table:style-name="ce18" table:formula="of:=[_caches.$H$15]" office:value-type="float" office:value="0.0242715" calcext:value-type="float">
            <text:p>0,0242715</text:p>
          </table:table-cell>
          <table:table-cell table:style-name="ce18" table:formula="of:=[_caches.$H$15]" office:value-type="float" office:value="0.0242715" calcext:value-type="float">
            <text:p>0,0242715</text:p>
          </table:table-cell>
          <table:table-cell table:style-name="ce30" table:formula="of:=[_caches.$F$15]" office:value-type="float" office:value="0.0166696" calcext:value-type="float">
            <text:p>0,0166696</text:p>
          </table:table-cell>
          <table:table-cell table:style-name="ce30" table:formula="of:=[_caches.$F$15]" office:value-type="float" office:value="0.0166696" calcext:value-type="float">
            <text:p>0,0166696</text:p>
          </table:table-cell>
          <table:table-cell table:style-name="ce30" table:formula="of:=[_caches.$F$15]" office:value-type="float" office:value="0.0166696" calcext:value-type="float">
            <text:p>0,0166696</text:p>
          </table:table-cell>
          <table:table-cell table:style-name="ce30" table:formula="of:=[_caches.$F$15]" office:value-type="float" office:value="0.0166696" calcext:value-type="float">
            <text:p>0,0166696</text:p>
          </table:table-cell>
          <table:table-cell table:style-name="ce30" table:formula="of:=[_caches.$F$15]" office:value-type="float" office:value="0.0166696" calcext:value-type="float">
            <text:p>0,0166696</text:p>
          </table:table-cell>
          <table:table-cell table:style-name="ce44" table:formula="of:=[_caches.$G$15]" office:value-type="float" office:value="0.0192122" calcext:value-type="float">
            <text:p>0,0192122</text:p>
          </table:table-cell>
          <table:table-cell table:style-name="ce44" table:formula="of:=[_caches.$H$15]" office:value-type="float" office:value="0.0242715" calcext:value-type="float">
            <text:p>0,0242715</text:p>
          </table:table-cell>
          <table:table-cell table:style-name="ce30" table:formula="of:=[_caches.$I$15]" office:value-type="float" office:value="0.0343747" calcext:value-type="float">
            <text:p>0,0343747</text:p>
          </table:table-cell>
          <table:table-cell table:style-name="ce30" table:formula="of:=[_caches.$J$15]" office:value-type="float" office:value="0.0449893" calcext:value-type="float">
            <text:p>0,0449893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icache – <text:s/>Dynamic read energy (nJ)</text:p>
          </table:table-cell>
          <table:table-cell table:style-name="ce18" table:formula="of:=[_caches.$H$14]" office:value-type="float" office:value="0.0188471" calcext:value-type="float">
            <text:p>0,0188471</text:p>
          </table:table-cell>
          <table:table-cell table:style-name="ce18" table:formula="of:=[_caches.$H$14]" office:value-type="float" office:value="0.0188471" calcext:value-type="float">
            <text:p>0,0188471</text:p>
          </table:table-cell>
          <table:table-cell table:style-name="ce18" table:formula="of:=[_caches.$H$14]" office:value-type="float" office:value="0.0188471" calcext:value-type="float">
            <text:p>0,0188471</text:p>
          </table:table-cell>
          <table:table-cell table:style-name="ce18" table:formula="of:=[_caches.$H$14]" office:value-type="float" office:value="0.0188471" calcext:value-type="float">
            <text:p>0,0188471</text:p>
          </table:table-cell>
          <table:table-cell table:style-name="ce30" table:formula="of:=[_caches.$F$14]" office:value-type="float" office:value="0.0157996" calcext:value-type="float">
            <text:p>0,0157996</text:p>
          </table:table-cell>
          <table:table-cell table:style-name="ce30" table:formula="of:=[_caches.$F$14]" office:value-type="float" office:value="0.0157996" calcext:value-type="float">
            <text:p>0,0157996</text:p>
          </table:table-cell>
          <table:table-cell table:style-name="ce30" table:formula="of:=[_caches.$F$14]" office:value-type="float" office:value="0.0157996" calcext:value-type="float">
            <text:p>0,0157996</text:p>
          </table:table-cell>
          <table:table-cell table:style-name="ce30" table:formula="of:=[_caches.$F$14]" office:value-type="float" office:value="0.0157996" calcext:value-type="float">
            <text:p>0,0157996</text:p>
          </table:table-cell>
          <table:table-cell table:style-name="ce30" table:formula="of:=[_caches.$F$14]" office:value-type="float" office:value="0.0157996" calcext:value-type="float">
            <text:p>0,0157996</text:p>
          </table:table-cell>
          <table:table-cell table:style-name="ce44" table:formula="of:=[_caches.$G$14]" office:value-type="float" office:value="0.0168212" calcext:value-type="float">
            <text:p>0,0168212</text:p>
          </table:table-cell>
          <table:table-cell table:style-name="ce44" table:formula="of:=[_caches.$H$14]" office:value-type="float" office:value="0.0188471" calcext:value-type="float">
            <text:p>0,0188471</text:p>
          </table:table-cell>
          <table:table-cell table:style-name="ce30" table:formula="of:=[_caches.$I$14]" office:value-type="float" office:value="0.0229056" calcext:value-type="float">
            <text:p>0,0229056</text:p>
          </table:table-cell>
          <table:table-cell table:style-name="ce30" table:formula="of:=[_caches.$J$14]" office:value-type="float" office:value="0.0341372" calcext:value-type="float">
            <text:p>0,0341372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icache – <text:s/>Dynamic write energy (nJ)</text:p>
          </table:table-cell>
          <table:table-cell table:style-name="ce18" table:formula="of:=[_caches.$H$15]" office:value-type="float" office:value="0.0242715" calcext:value-type="float">
            <text:p>0,0242715</text:p>
          </table:table-cell>
          <table:table-cell table:style-name="ce18" table:formula="of:=[_caches.$H$15]" office:value-type="float" office:value="0.0242715" calcext:value-type="float">
            <text:p>0,0242715</text:p>
          </table:table-cell>
          <table:table-cell table:style-name="ce18" table:formula="of:=[_caches.$H$15]" office:value-type="float" office:value="0.0242715" calcext:value-type="float">
            <text:p>0,0242715</text:p>
          </table:table-cell>
          <table:table-cell table:style-name="ce18" table:formula="of:=[_caches.$H$15]" office:value-type="float" office:value="0.0242715" calcext:value-type="float">
            <text:p>0,0242715</text:p>
          </table:table-cell>
          <table:table-cell table:style-name="ce30" table:formula="of:=[_caches.$F$15]" office:value-type="float" office:value="0.0166696" calcext:value-type="float">
            <text:p>0,0166696</text:p>
          </table:table-cell>
          <table:table-cell table:style-name="ce30" table:formula="of:=[_caches.$F$15]" office:value-type="float" office:value="0.0166696" calcext:value-type="float">
            <text:p>0,0166696</text:p>
          </table:table-cell>
          <table:table-cell table:style-name="ce30" table:formula="of:=[_caches.$F$15]" office:value-type="float" office:value="0.0166696" calcext:value-type="float">
            <text:p>0,0166696</text:p>
          </table:table-cell>
          <table:table-cell table:style-name="ce30" table:formula="of:=[_caches.$F$15]" office:value-type="float" office:value="0.0166696" calcext:value-type="float">
            <text:p>0,0166696</text:p>
          </table:table-cell>
          <table:table-cell table:style-name="ce30" table:formula="of:=[_caches.$F$15]" office:value-type="float" office:value="0.0166696" calcext:value-type="float">
            <text:p>0,0166696</text:p>
          </table:table-cell>
          <table:table-cell table:style-name="ce44" table:formula="of:=[_caches.$G$15]" office:value-type="float" office:value="0.0192122" calcext:value-type="float">
            <text:p>0,0192122</text:p>
          </table:table-cell>
          <table:table-cell table:style-name="ce44" table:formula="of:=[_caches.$H$15]" office:value-type="float" office:value="0.0242715" calcext:value-type="float">
            <text:p>0,0242715</text:p>
          </table:table-cell>
          <table:table-cell table:style-name="ce30" table:formula="of:=[_caches.$I$15]" office:value-type="float" office:value="0.0343747" calcext:value-type="float">
            <text:p>0,0343747</text:p>
          </table:table-cell>
          <table:table-cell table:style-name="ce30" table:formula="of:=[_caches.$J$15]" office:value-type="float" office:value="0.0449893" calcext:value-type="float">
            <text:p>0,0449893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dcache - Standby leakage per bank(mW)</text:p>
          </table:table-cell>
          <table:table-cell table:style-name="ce18" table:formula="of:=[$_caches.$H$16]+[$_caches.$H$17]" office:value-type="float" office:value="10.9220119" calcext:value-type="float">
            <text:p>10,9220119</text:p>
          </table:table-cell>
          <table:table-cell table:style-name="ce18" table:formula="of:=[$_caches.$H$16]+[$_caches.$H$17]" office:value-type="float" office:value="10.9220119" calcext:value-type="float">
            <text:p>10,9220119</text:p>
          </table:table-cell>
          <table:table-cell table:style-name="ce18" table:formula="of:=[$_caches.$H$16]+[$_caches.$H$17]" office:value-type="float" office:value="10.9220119" calcext:value-type="float">
            <text:p>10,9220119</text:p>
          </table:table-cell>
          <table:table-cell table:style-name="ce18" table:formula="of:=[$_caches.$H$16]+[$_caches.$H$17]" office:value-type="float" office:value="10.9220119" calcext:value-type="float">
            <text:p>10,9220119</text:p>
          </table:table-cell>
          <table:table-cell table:style-name="ce30" table:formula="of:=[$_caches.$F$16]+[$_caches.$F$17]" office:value-type="float" office:value="3.1433455" calcext:value-type="float">
            <text:p>3,1433455</text:p>
          </table:table-cell>
          <table:table-cell table:style-name="ce30" table:formula="of:=[$_caches.$F$16]+[$_caches.$F$17]" office:value-type="float" office:value="3.1433455" calcext:value-type="float">
            <text:p>3,1433455</text:p>
          </table:table-cell>
          <table:table-cell table:style-name="ce30" table:formula="of:=[$_caches.$F$16]+[$_caches.$F$17]" office:value-type="float" office:value="3.1433455" calcext:value-type="float">
            <text:p>3,1433455</text:p>
          </table:table-cell>
          <table:table-cell table:style-name="ce30" table:formula="of:=[$_caches.$F$16]+[$_caches.$F$17]" office:value-type="float" office:value="3.1433455" calcext:value-type="float">
            <text:p>3,1433455</text:p>
          </table:table-cell>
          <table:table-cell table:style-name="ce30" table:formula="of:=[$_caches.$F$16]+[$_caches.$F$17]" office:value-type="float" office:value="3.1433455" calcext:value-type="float">
            <text:p>3,1433455</text:p>
          </table:table-cell>
          <table:table-cell table:style-name="ce44" table:formula="of:=[$_caches.$G$16]+[$_caches.$G$17]" office:value-type="float" office:value="5.7403897" calcext:value-type="float">
            <text:p>5,7403897</text:p>
          </table:table-cell>
          <table:table-cell table:style-name="ce44" table:formula="of:=[$_caches.$H$16]+[$_caches.$H$17]" office:value-type="float" office:value="10.9220119" calcext:value-type="float">
            <text:p>10,9220119</text:p>
          </table:table-cell>
          <table:table-cell table:style-name="ce30" table:formula="of:=[$_caches.$I$16]+[$_caches.$I$17]" office:value-type="float" office:value="21.22769" calcext:value-type="float">
            <text:p>21,22769</text:p>
          </table:table-cell>
          <table:table-cell table:style-name="ce30" table:formula="of:=[$_caches.$J$16]+[$_caches.$J$17]" office:value-type="float" office:value="42.1203797" calcext:value-type="float">
            <text:p>42,1203797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icache - Standby leakage per bank(mW)</text:p>
          </table:table-cell>
          <table:table-cell table:style-name="ce18" table:formula="of:=[$_caches.$H$16]+[$_caches.$H$17]" office:value-type="float" office:value="10.9220119" calcext:value-type="float">
            <text:p>10,9220119</text:p>
          </table:table-cell>
          <table:table-cell table:style-name="ce18" table:formula="of:=[$_caches.$H$16]+[$_caches.$H$17]" office:value-type="float" office:value="10.9220119" calcext:value-type="float">
            <text:p>10,9220119</text:p>
          </table:table-cell>
          <table:table-cell table:style-name="ce18" table:formula="of:=[$_caches.$H$16]+[$_caches.$H$17]" office:value-type="float" office:value="10.9220119" calcext:value-type="float">
            <text:p>10,9220119</text:p>
          </table:table-cell>
          <table:table-cell table:style-name="ce18" table:formula="of:=[$_caches.$H$16]+[$_caches.$H$17]" office:value-type="float" office:value="10.9220119" calcext:value-type="float">
            <text:p>10,9220119</text:p>
          </table:table-cell>
          <table:table-cell table:style-name="ce30" table:formula="of:=[$_caches.$F$16]+[$_caches.$F$17]" office:value-type="float" office:value="3.1433455" calcext:value-type="float">
            <text:p>3,1433455</text:p>
          </table:table-cell>
          <table:table-cell table:style-name="ce30" table:formula="of:=[$_caches.$F$16]+[$_caches.$F$17]" office:value-type="float" office:value="3.1433455" calcext:value-type="float">
            <text:p>3,1433455</text:p>
          </table:table-cell>
          <table:table-cell table:style-name="ce30" table:formula="of:=[$_caches.$F$16]+[$_caches.$F$17]" office:value-type="float" office:value="3.1433455" calcext:value-type="float">
            <text:p>3,1433455</text:p>
          </table:table-cell>
          <table:table-cell table:style-name="ce30" table:formula="of:=[$_caches.$F$16]+[$_caches.$F$17]" office:value-type="float" office:value="3.1433455" calcext:value-type="float">
            <text:p>3,1433455</text:p>
          </table:table-cell>
          <table:table-cell table:style-name="ce30" table:formula="of:=[$_caches.$F$16]+[$_caches.$F$17]" office:value-type="float" office:value="3.1433455" calcext:value-type="float">
            <text:p>3,1433455</text:p>
          </table:table-cell>
          <table:table-cell table:style-name="ce44" table:formula="of:=[$_caches.$G$16]+[$_caches.$G$17]" office:value-type="float" office:value="5.7403897" calcext:value-type="float">
            <text:p>5,7403897</text:p>
          </table:table-cell>
          <table:table-cell table:style-name="ce44" table:formula="of:=[$_caches.$H$16]+[$_caches.$H$17]" office:value-type="float" office:value="10.9220119" calcext:value-type="float">
            <text:p>10,9220119</text:p>
          </table:table-cell>
          <table:table-cell table:style-name="ce30" table:formula="of:=[$_caches.$I$16]+[$_caches.$I$17]" office:value-type="float" office:value="21.22769" calcext:value-type="float">
            <text:p>21,22769</text:p>
          </table:table-cell>
          <table:table-cell table:style-name="ce30" table:formula="of:=[$_caches.$J$16]+[$_caches.$J$17]" office:value-type="float" office:value="42.1203797" calcext:value-type="float">
            <text:p>42,1203797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dcache - <text:s/>Area (mm2)</text:p>
          </table:table-cell>
          <table:table-cell table:style-name="ce18" table:formula="of:=[$_caches.$H$24]" office:value-type="float" office:value="0.04435518314" calcext:value-type="float">
            <text:p>0,0443551831</text:p>
          </table:table-cell>
          <table:table-cell table:style-name="ce18" table:formula="of:=[$_caches.$H$24]" office:value-type="float" office:value="0.04435518314" calcext:value-type="float">
            <text:p>0,0443551831</text:p>
          </table:table-cell>
          <table:table-cell table:style-name="ce18" table:formula="of:=[$_caches.$H$24]" office:value-type="float" office:value="0.04435518314" calcext:value-type="float">
            <text:p>0,0443551831</text:p>
          </table:table-cell>
          <table:table-cell table:style-name="ce18" table:formula="of:=[$_caches.$H$24]" office:value-type="float" office:value="0.04435518314" calcext:value-type="float">
            <text:p>0,0443551831</text:p>
          </table:table-cell>
          <table:table-cell table:style-name="ce30" table:formula="of:=[$_caches.$F$24]" office:value-type="float" office:value="0.0249146373805" calcext:value-type="float">
            <text:p>0,0249146374</text:p>
          </table:table-cell>
          <table:table-cell table:style-name="ce30" table:formula="of:=[$_caches.$F$24]" office:value-type="float" office:value="0.0249146373805" calcext:value-type="float">
            <text:p>0,0249146374</text:p>
          </table:table-cell>
          <table:table-cell table:style-name="ce30" table:formula="of:=[$_caches.$F$24]" office:value-type="float" office:value="0.0249146373805" calcext:value-type="float">
            <text:p>0,0249146374</text:p>
          </table:table-cell>
          <table:table-cell table:style-name="ce30" table:formula="of:=[$_caches.$F$24]" office:value-type="float" office:value="0.0249146373805" calcext:value-type="float">
            <text:p>0,0249146374</text:p>
          </table:table-cell>
          <table:table-cell table:style-name="ce30" table:formula="of:=[$_caches.$F$24]" office:value-type="float" office:value="0.0249146373805" calcext:value-type="float">
            <text:p>0,0249146374</text:p>
          </table:table-cell>
          <table:table-cell table:style-name="ce44" table:formula="of:=[$_caches.$G$24]" office:value-type="float" office:value="0.0314021983504" calcext:value-type="float">
            <text:p>0,0314021984</text:p>
          </table:table-cell>
          <table:table-cell table:style-name="ce44" table:formula="of:=[$_caches.$H$24]" office:value-type="float" office:value="0.04435518314" calcext:value-type="float">
            <text:p>0,0443551831</text:p>
          </table:table-cell>
          <table:table-cell table:style-name="ce30" table:formula="of:=[$_caches.$I$24]" office:value-type="float" office:value="0.0700772205" calcext:value-type="float">
            <text:p>0,0700772205</text:p>
          </table:table-cell>
          <table:table-cell table:style-name="ce30" table:formula="of:=[$_caches.$J$24]" office:value-type="float" office:value="0.20130994293" calcext:value-type="float">
            <text:p>0,2013099429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icache - <text:s/>Area (mm2)</text:p>
          </table:table-cell>
          <table:table-cell table:style-name="ce18" table:formula="of:=[$_caches.$H$24]" office:value-type="float" office:value="0.04435518314" calcext:value-type="float">
            <text:p>0,0443551831</text:p>
          </table:table-cell>
          <table:table-cell table:style-name="ce18" table:formula="of:=[$_caches.$H$24]" office:value-type="float" office:value="0.04435518314" calcext:value-type="float">
            <text:p>0,0443551831</text:p>
          </table:table-cell>
          <table:table-cell table:style-name="ce18" table:formula="of:=[$_caches.$H$24]" office:value-type="float" office:value="0.04435518314" calcext:value-type="float">
            <text:p>0,0443551831</text:p>
          </table:table-cell>
          <table:table-cell table:style-name="ce18" table:formula="of:=[$_caches.$H$24]" office:value-type="float" office:value="0.04435518314" calcext:value-type="float">
            <text:p>0,0443551831</text:p>
          </table:table-cell>
          <table:table-cell table:style-name="ce30" table:formula="of:=[$_caches.$F$24]" office:value-type="float" office:value="0.0249146373805" calcext:value-type="float">
            <text:p>0,0249146374</text:p>
          </table:table-cell>
          <table:table-cell table:style-name="ce30" table:formula="of:=[$_caches.$F$24]" office:value-type="float" office:value="0.0249146373805" calcext:value-type="float">
            <text:p>0,0249146374</text:p>
          </table:table-cell>
          <table:table-cell table:style-name="ce30" table:formula="of:=[$_caches.$F$24]" office:value-type="float" office:value="0.0249146373805" calcext:value-type="float">
            <text:p>0,0249146374</text:p>
          </table:table-cell>
          <table:table-cell table:style-name="ce30" table:formula="of:=[$_caches.$F$24]" office:value-type="float" office:value="0.0249146373805" calcext:value-type="float">
            <text:p>0,0249146374</text:p>
          </table:table-cell>
          <table:table-cell table:style-name="ce30" table:formula="of:=[$_caches.$F$24]" office:value-type="float" office:value="0.0249146373805" calcext:value-type="float">
            <text:p>0,0249146374</text:p>
          </table:table-cell>
          <table:table-cell table:style-name="ce44" table:formula="of:=[$_caches.$G$24]" office:value-type="float" office:value="0.0314021983504" calcext:value-type="float">
            <text:p>0,0314021984</text:p>
          </table:table-cell>
          <table:table-cell table:style-name="ce44" table:formula="of:=[$_caches.$H$24]" office:value-type="float" office:value="0.04435518314" calcext:value-type="float">
            <text:p>0,0443551831</text:p>
          </table:table-cell>
          <table:table-cell table:style-name="ce30" table:formula="of:=[$_caches.$I$24]" office:value-type="float" office:value="0.0700772205" calcext:value-type="float">
            <text:p>0,0700772205</text:p>
          </table:table-cell>
          <table:table-cell table:style-name="ce30" table:formula="of:=[$_caches.$J$24]" office:value-type="float" office:value="0.20130994293" calcext:value-type="float">
            <text:p>0,2013099429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2 – Access time (ns)</text:p>
          </table:table-cell>
          <table:table-cell table:style-name="ce18" table:formula="of:=[_caches.$E$12]" office:value-type="float" office:value="2.02979" calcext:value-type="float">
            <text:p>2,02979</text:p>
          </table:table-cell>
          <table:table-cell table:style-name="ce18" table:formula="of:=[_caches.$D$12]" office:value-type="float" office:value="1.716" calcext:value-type="float">
            <text:p>1,716</text:p>
          </table:table-cell>
          <table:table-cell table:style-name="ce18" table:formula="of:=[_caches.$C$12]" office:value-type="float" office:value="1.61951" calcext:value-type="float">
            <text:p>1,61951</text:p>
          </table:table-cell>
          <table:table-cell table:style-name="ce18" table:formula="of:=[_caches.$B$12]" office:value-type="float" office:value="1.53271" calcext:value-type="float">
            <text:p>1,53271</text:p>
          </table:table-cell>
          <table:table-cell table:style-name="ce30" table:formula="of:=[_caches.$C$12]" office:value-type="float" office:value="1.61951" calcext:value-type="float">
            <text:p>1,61951</text:p>
          </table:table-cell>
          <table:table-cell table:style-name="ce30" table:formula="of:=[_caches.$B$12]" office:value-type="float" office:value="1.53271" calcext:value-type="float">
            <text:p>1,53271</text:p>
          </table:table-cell>
          <table:table-cell table:style-name="ce30" table:formula="of:=[_caches.$J$12]" office:value-type="float" office:value="0.431572" calcext:value-type="float">
            <text:p>0,431572</text:p>
          </table:table-cell>
          <table:table-cell table:style-name="ce30" table:formula="of:=[_caches.$I$12]" office:value-type="float" office:value="0.316556" calcext:value-type="float">
            <text:p>0,316556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2 – Cycle time (ns)</text:p>
          </table:table-cell>
          <table:table-cell table:style-name="ce20" table:formula="of:=[_caches.$E$13]" office:value-type="float" office:value="1.61682" calcext:value-type="float">
            <text:p>1,61682</text:p>
          </table:table-cell>
          <table:table-cell table:style-name="ce18" table:formula="of:=[_caches.$D$13]" office:value-type="float" office:value="0.611707" calcext:value-type="float">
            <text:p>0,611707</text:p>
          </table:table-cell>
          <table:table-cell table:style-name="ce18" table:formula="of:=[_caches.$C$13]" office:value-type="float" office:value="1.49853" calcext:value-type="float">
            <text:p>1,49853</text:p>
          </table:table-cell>
          <table:table-cell table:style-name="ce18" table:formula="of:=[_caches.$B$13]" office:value-type="float" office:value="1.42482" calcext:value-type="float">
            <text:p>1,42482</text:p>
          </table:table-cell>
          <table:table-cell table:style-name="ce30" table:formula="of:=[_caches.$C$13]" office:value-type="float" office:value="1.49853" calcext:value-type="float">
            <text:p>1,49853</text:p>
          </table:table-cell>
          <table:table-cell table:style-name="ce30" table:formula="of:=[_caches.$B$13]" office:value-type="float" office:value="1.42482" calcext:value-type="float">
            <text:p>1,42482</text:p>
          </table:table-cell>
          <table:table-cell table:style-name="ce30" table:formula="of:=[_caches.$J$13]" office:value-type="float" office:value="0.512839" calcext:value-type="float">
            <text:p>0,512839</text:p>
          </table:table-cell>
          <table:table-cell table:style-name="ce30" table:formula="of:=[_caches.$I$13]" office:value-type="float" office:value="0.512839" calcext:value-type="float">
            <text:p>0,512839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2 – Dynamic read energy (nJ)</text:p>
          </table:table-cell>
          <table:table-cell table:style-name="ce18" table:formula="of:=[$_caches.$E$14]" office:value-type="float" office:value="0.282564" calcext:value-type="float">
            <text:p>0,282564</text:p>
          </table:table-cell>
          <table:table-cell table:style-name="ce18" table:formula="of:=[$_caches.$D$14]" office:value-type="float" office:value="0.264205" calcext:value-type="float">
            <text:p>0,264205</text:p>
          </table:table-cell>
          <table:table-cell table:style-name="ce18" table:formula="of:=[$_caches.$C$14]" office:value-type="float" office:value="0.216511" calcext:value-type="float">
            <text:p>0,216511</text:p>
          </table:table-cell>
          <table:table-cell table:style-name="ce18" table:formula="of:=[$_caches.$B$14]" office:value-type="float" office:value="0.200211" calcext:value-type="float">
            <text:p>0,200211</text:p>
          </table:table-cell>
          <table:table-cell table:style-name="ce30" table:formula="of:=[$_caches.$C$14]" office:value-type="float" office:value="0.216511" calcext:value-type="float">
            <text:p>0,216511</text:p>
          </table:table-cell>
          <table:table-cell table:style-name="ce30" table:formula="of:=[$_caches.$B$14]" office:value-type="float" office:value="0.200211" calcext:value-type="float">
            <text:p>0,200211</text:p>
          </table:table-cell>
          <table:table-cell table:style-name="ce30" table:formula="of:=[$_caches.$J$14]" office:value-type="float" office:value="0.0341372" calcext:value-type="float">
            <text:p>0,0341372</text:p>
          </table:table-cell>
          <table:table-cell table:style-name="ce30" table:formula="of:=[$_caches.$I$14]" office:value-type="float" office:value="0.0229056" calcext:value-type="float">
            <text:p>0,0229056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2 - Dynamic write energy (nJ)</text:p>
          </table:table-cell>
          <table:table-cell table:style-name="ce18" table:formula="of:=[$_caches.$E$15]" office:value-type="float" office:value="0.307049" calcext:value-type="float">
            <text:p>0,307049</text:p>
          </table:table-cell>
          <table:table-cell table:style-name="ce18" table:formula="of:=[$_caches.$D$15]" office:value-type="float" office:value="0.357957" calcext:value-type="float">
            <text:p>0,357957</text:p>
          </table:table-cell>
          <table:table-cell table:style-name="ce18" table:formula="of:=[$_caches.$C$15]" office:value-type="float" office:value="0.226673" calcext:value-type="float">
            <text:p>0,226673</text:p>
          </table:table-cell>
          <table:table-cell table:style-name="ce18" table:formula="of:=[$_caches.$B$15]" office:value-type="float" office:value="0.216801" calcext:value-type="float">
            <text:p>0,216801</text:p>
          </table:table-cell>
          <table:table-cell table:style-name="ce30" table:formula="of:=[$_caches.$C$15]" office:value-type="float" office:value="0.226673" calcext:value-type="float">
            <text:p>0,226673</text:p>
          </table:table-cell>
          <table:table-cell table:style-name="ce30" table:formula="of:=[$_caches.$B$15]" office:value-type="float" office:value="0.216801" calcext:value-type="float">
            <text:p>0,216801</text:p>
          </table:table-cell>
          <table:table-cell table:style-name="ce30" table:formula="of:=[$_caches.$J$15]" office:value-type="float" office:value="0.0449893" calcext:value-type="float">
            <text:p>0,0449893</text:p>
          </table:table-cell>
          <table:table-cell table:style-name="ce30" table:formula="of:=[$_caches.$I$15]" office:value-type="float" office:value="0.0343747" calcext:value-type="float">
            <text:p>0,0343747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2 - Standby leakage per bank(mW)</text:p>
          </table:table-cell>
          <table:table-cell table:style-name="ce18" table:formula="of:=[$_caches.$E$16]+[$_caches.$E$17]" office:value-type="float" office:value="637.64943" calcext:value-type="float">
            <text:p>637,64943</text:p>
          </table:table-cell>
          <table:table-cell table:style-name="ce18" table:formula="of:=[$_caches.$D$16]+[$_caches.$D$17]" office:value-type="float" office:value="334.470783" calcext:value-type="float">
            <text:p>334,470783</text:p>
          </table:table-cell>
          <table:table-cell table:style-name="ce18" table:formula="of:=[$_caches.$C$16]+[$_caches.$C$17]" office:value-type="float" office:value="162.831757" calcext:value-type="float">
            <text:p>162,831757</text:p>
          </table:table-cell>
          <table:table-cell table:style-name="ce18" table:formula="of:=[$_caches.$B$16]+[$_caches.$B$17]" office:value-type="float" office:value="83.319582" calcext:value-type="float">
            <text:p>83,319582</text:p>
          </table:table-cell>
          <table:table-cell table:style-name="ce30" table:formula="of:=[$_caches.$C$16]+[$_caches.$C$17]" office:value-type="float" office:value="162.831757" calcext:value-type="float">
            <text:p>162,831757</text:p>
          </table:table-cell>
          <table:table-cell table:style-name="ce30" table:formula="of:=[$_caches.$B$16]+[$_caches.$B$17]" office:value-type="float" office:value="83.319582" calcext:value-type="float">
            <text:p>83,319582</text:p>
          </table:table-cell>
          <table:table-cell table:style-name="ce30" table:formula="of:=[$_caches.$J$16]+[$_caches.$J$17]" office:value-type="float" office:value="42.1203797" calcext:value-type="float">
            <text:p>42,1203797</text:p>
          </table:table-cell>
          <table:table-cell table:style-name="ce30" table:formula="of:=[$_caches.$I$16]+[$_caches.$I$17]" office:value-type="float" office:value="21.22769" calcext:value-type="float">
            <text:p>21,22769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2 - Area (mm2)</text:p>
          </table:table-cell>
          <table:table-cell table:style-name="ce18" table:formula="of:=[$_caches.$E$21]" office:value-type="float" office:value="2.641643702" calcext:value-type="float">
            <text:p>2,641643702</text:p>
          </table:table-cell>
          <table:table-cell table:style-name="ce18" table:formula="of:=[$_caches.$D$21]" office:value-type="float" office:value="1.25538565992" calcext:value-type="float">
            <text:p>1,2553856599</text:p>
          </table:table-cell>
          <table:table-cell table:style-name="ce18" table:formula="of:=[$_caches.$C$21]" office:value-type="float" office:value="0.8197332975" calcext:value-type="float">
            <text:p>0,8197332975</text:p>
          </table:table-cell>
          <table:table-cell table:style-name="ce18" table:formula="of:=[$_caches.$B$21]" office:value-type="float" office:value="0.6094875225" calcext:value-type="float">
            <text:p>0,6094875225</text:p>
          </table:table-cell>
          <table:table-cell table:style-name="ce30" table:formula="of:=[$_caches.$C$21]" office:value-type="float" office:value="0.8197332975" calcext:value-type="float">
            <text:p>0,8197332975</text:p>
          </table:table-cell>
          <table:table-cell table:style-name="ce30" table:formula="of:=[$_caches.$B$21]" office:value-type="float" office:value="0.6094875225" calcext:value-type="float">
            <text:p>0,6094875225</text:p>
          </table:table-cell>
          <table:table-cell table:style-name="ce30" table:formula="of:=[$_caches.$J$24]" office:value-type="float" office:value="0.20130994293" calcext:value-type="float">
            <text:p>0,2013099429</text:p>
          </table:table-cell>
          <table:table-cell table:style-name="ce30" table:formula="of:=[$_caches.$I$24]" office:value-type="float" office:value="0.0700772205" calcext:value-type="float">
            <text:p>0,0700772205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Main Memory Access Time (DDR3)</text:p>
          </table:table-cell>
          <table:table-cell table:style-name="ce21" table:formula="of:=[$'_DDR3-MainMemory'.$B$12]" office:value-type="float" office:value="51.4776" calcext:value-type="float">
            <text:p>51,4776</text:p>
          </table:table-cell>
          <table:table-cell table:style-name="ce21" table:formula="of:=[$'_DDR3-MainMemory'.$B$12]" office:value-type="float" office:value="51.4776" calcext:value-type="float">
            <text:p>51,4776</text:p>
          </table:table-cell>
          <table:table-cell table:style-name="ce21" table:formula="of:=[$'_DDR3-MainMemory'.$B$12]" office:value-type="float" office:value="51.4776" calcext:value-type="float">
            <text:p>51,4776</text:p>
          </table:table-cell>
          <table:table-cell table:style-name="ce21" table:formula="of:=[$'_DDR3-MainMemory'.$B$12]" office:value-type="float" office:value="51.4776" calcext:value-type="float">
            <text:p>51,4776</text:p>
          </table:table-cell>
          <table:table-cell table:style-name="ce33" table:formula="of:=[$'_DDR3-MainMemory'.$B$12]" office:value-type="float" office:value="51.4776" calcext:value-type="float">
            <text:p>51,4776</text:p>
          </table:table-cell>
          <table:table-cell table:style-name="ce33" table:formula="of:=[$'_DDR3-MainMemory'.$B$12]" office:value-type="float" office:value="51.4776" calcext:value-type="float">
            <text:p>51,4776</text:p>
          </table:table-cell>
          <table:table-cell table:style-name="ce33" table:formula="of:=[$'_DDR3-MainMemory'.$B$12]" office:value-type="float" office:value="51.4776" calcext:value-type="float">
            <text:p>51,4776</text:p>
          </table:table-cell>
          <table:table-cell table:style-name="ce33" table:formula="of:=[$'_DDR3-MainMemory'.$B$12]" office:value-type="float" office:value="51.4776" calcext:value-type="float">
            <text:p>51,4776</text:p>
          </table:table-cell>
          <table:table-cell table:style-name="ce33" table:formula="of:=[$'_DDR3-MainMemory'.$B$12]" office:value-type="float" office:value="51.4776" calcext:value-type="float">
            <text:p>51,4776</text:p>
          </table:table-cell>
          <table:table-cell table:style-name="ce33" table:formula="of:=[$'_DDR3-MainMemory'.$B$12]" office:value-type="float" office:value="51.4776" calcext:value-type="float">
            <text:p>51,4776</text:p>
          </table:table-cell>
          <table:table-cell table:style-name="ce33" table:formula="of:=[$'_DDR3-MainMemory'.$B$12]" office:value-type="float" office:value="51.4776" calcext:value-type="float">
            <text:p>51,4776</text:p>
          </table:table-cell>
          <table:table-cell table:style-name="ce33" table:formula="of:=[$'_DDR3-MainMemory'.$B$12]" office:value-type="float" office:value="51.4776" calcext:value-type="float">
            <text:p>51,4776</text:p>
          </table:table-cell>
          <table:table-cell table:style-name="ce33" table:formula="of:=[$'_DDR3-MainMemory'.$B$12]" office:value-type="float" office:value="51.4776" calcext:value-type="float">
            <text:p>51,47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Main Memory Access Time (HMC)</text:p>
          </table:table-cell>
          <table:table-cell table:style-name="ce21" table:formula="of:=[$'_HMC-memCasHMC'.B$10]" office:value-type="float" office:value="44.5774" calcext:value-type="float">
            <text:p>44,5774</text:p>
          </table:table-cell>
          <table:table-cell table:style-name="ce21" table:formula="of:=[$'_HMC-memCasHMC'.C$10]" office:value-type="float" office:value="44.8807" calcext:value-type="float">
            <text:p>44,8807</text:p>
          </table:table-cell>
          <table:table-cell table:style-name="ce21" table:formula="of:=[$'_HMC-memCasHMC'.D$10]" office:value-type="float" office:value="44.3444" calcext:value-type="float">
            <text:p>44,3444</text:p>
          </table:table-cell>
          <table:table-cell table:style-name="ce21" table:formula="of:=[$'_HMC-memCasHMC'.E$10]" office:value-type="float" office:value="43.2999" calcext:value-type="float">
            <text:p>43,2999</text:p>
          </table:table-cell>
          <table:table-cell table:style-name="ce34" table:formula="of:=[$'_HMC-memCasHMC'.F$10]" office:value-type="float" office:value="44.4122" calcext:value-type="float">
            <text:p>44,4122</text:p>
          </table:table-cell>
          <table:table-cell table:style-name="ce34" table:formula="of:=[$'_HMC-memCasHMC'.G$10]" office:value-type="float" office:value="43.6539" calcext:value-type="float">
            <text:p>43,6539</text:p>
          </table:table-cell>
          <table:table-cell table:style-name="ce34" table:formula="of:=[$'_HMC-memCasHMC'.H$10]" office:value-type="float" office:value="42.9359" calcext:value-type="float">
            <text:p>42,9359</text:p>
          </table:table-cell>
          <table:table-cell table:style-name="ce34" table:formula="of:=[$'_HMC-memCasHMC'.I$10]" office:value-type="float" office:value="40.8258" calcext:value-type="float">
            <text:p>40,8258</text:p>
          </table:table-cell>
          <table:table-cell table:style-name="ce34" table:formula="of:=[$'_HMC-memCasHMC'.J$10]" office:value-type="float" office:value="40.6991" calcext:value-type="float">
            <text:p>40,6991</text:p>
          </table:table-cell>
          <table:table-cell table:style-name="ce34" table:formula="of:=[$'_HMC-memCasHMC'.K$10]" office:value-type="float" office:value="41.0155" calcext:value-type="float">
            <text:p>41,0155</text:p>
          </table:table-cell>
          <table:table-cell table:style-name="ce33" table:formula="of:=[$'_HMC-memCasHMC'.L$10]" office:value-type="float" office:value="40.6791" calcext:value-type="float">
            <text:p>40,6791</text:p>
          </table:table-cell>
          <table:table-cell table:style-name="ce33" table:formula="of:=[$'_HMC-memCasHMC'.M$10]" office:value-type="float" office:value="41.0418" calcext:value-type="float">
            <text:p>41,0418</text:p>
          </table:table-cell>
          <table:table-cell table:style-name="ce33" table:formula="of:=[$'_HMC-memCasHMC'.N$10]" office:value-type="float" office:value="41.306" calcext:value-type="float">
            <text:p>41,3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CPU0 dcache Miss Penalty</text:p>
          </table:table-cell>
          <table:table-cell table:style-name="ce21" table:number-columns-repeated="4"/>
          <table:table-cell table:style-name="ce33" table:number-columns-repeated="5"/>
          <table:table-cell table:style-name="ce34"/>
          <table:table-cell table:style-name="ce33" table:number-columns-repeated="3"/>
          <table:table-cell table:number-columns-repeated="1010"/>
        </table:table-row>
        <table:table-row table:style-name="ro4">
          <table:table-cell table:style-name="ce6" office:value-type="string" calcext:value-type="string">
            <text:p>CPU1 dcache Miss Penalty</text:p>
          </table:table-cell>
          <table:table-cell table:style-name="ce21" table:number-columns-repeated="4"/>
          <table:table-cell table:style-name="ce33" table:number-columns-repeated="5"/>
          <table:table-cell table:style-name="ce34"/>
          <table:table-cell table:style-name="ce33" table:number-columns-repeated="3"/>
          <table:table-cell table:number-columns-repeated="1010"/>
        </table:table-row>
        <table:table-row table:style-name="ro4">
          <table:table-cell table:style-name="ce6" office:value-type="string" calcext:value-type="string">
            <text:p>CPU2 dcache Miss Penalty</text:p>
          </table:table-cell>
          <table:table-cell table:style-name="ce21" table:number-columns-repeated="4"/>
          <table:table-cell table:style-name="ce33" table:number-columns-repeated="5"/>
          <table:table-cell table:style-name="ce34"/>
          <table:table-cell table:style-name="ce33" table:number-columns-repeated="3"/>
          <table:table-cell table:number-columns-repeated="1010"/>
        </table:table-row>
        <table:table-row table:style-name="ro4">
          <table:table-cell table:style-name="ce6" office:value-type="string" calcext:value-type="string">
            <text:p>CPU3 dcache Miss Penalty</text:p>
          </table:table-cell>
          <table:table-cell table:style-name="ce21" table:number-columns-repeated="4"/>
          <table:table-cell table:style-name="ce33" table:number-columns-repeated="5"/>
          <table:table-cell table:style-name="ce34"/>
          <table:table-cell table:style-name="ce33" table:number-columns-repeated="3"/>
          <table:table-cell table:number-columns-repeated="1010"/>
        </table:table-row>
        <table:table-row table:style-name="ro4">
          <table:table-cell table:style-name="ce6" office:value-type="string" calcext:value-type="string">
            <text:p>CPU0 icache Miss Penalty</text:p>
          </table:table-cell>
          <table:table-cell table:style-name="ce21" table:number-columns-repeated="4"/>
          <table:table-cell table:style-name="ce33" table:number-columns-repeated="5"/>
          <table:table-cell table:style-name="ce34"/>
          <table:table-cell table:style-name="ce33" table:number-columns-repeated="3"/>
          <table:table-cell table:number-columns-repeated="1010"/>
        </table:table-row>
        <table:table-row table:style-name="ro4">
          <table:table-cell table:style-name="ce7" office:value-type="string" calcext:value-type="string">
            <text:p>CPU1 icache Miss Penalty</text:p>
          </table:table-cell>
          <table:table-cell table:style-name="ce21" table:number-columns-repeated="4"/>
          <table:table-cell table:style-name="ce33" table:number-columns-repeated="5"/>
          <table:table-cell table:style-name="ce34"/>
          <table:table-cell table:style-name="ce33" table:number-columns-repeated="3"/>
          <table:table-cell table:number-columns-repeated="1010"/>
        </table:table-row>
        <table:table-row table:style-name="ro4">
          <table:table-cell table:style-name="ce7" office:value-type="string" calcext:value-type="string">
            <text:p>CPU2 icache Miss Penalty</text:p>
          </table:table-cell>
          <table:table-cell table:style-name="ce21" table:number-columns-repeated="4"/>
          <table:table-cell table:style-name="ce33" table:number-columns-repeated="5"/>
          <table:table-cell table:style-name="ce34"/>
          <table:table-cell table:style-name="ce33" table:number-columns-repeated="3"/>
          <table:table-cell table:number-columns-repeated="1010"/>
        </table:table-row>
        <table:table-row table:style-name="ro4">
          <table:table-cell table:style-name="ce7" office:value-type="string" calcext:value-type="string">
            <text:p>CPU3 icache Miss Penalty</text:p>
          </table:table-cell>
          <table:table-cell table:style-name="ce21" table:number-columns-repeated="4"/>
          <table:table-cell table:style-name="ce33" table:number-columns-repeated="5"/>
          <table:table-cell table:style-name="ce34"/>
          <table:table-cell table:style-name="ce33" table:number-columns-repeated="3"/>
          <table:table-cell table:number-columns-repeated="1010"/>
        </table:table-row>
        <table:table-row table:style-name="ro4">
          <table:table-cell table:style-name="ce3" office:value-type="string" calcext:value-type="string">
            <text:p>dcache Miss Penalty (cycles)</text:p>
          </table:table-cell>
          <table:table-cell table:style-name="ce21" table:formula="of:=[_geral.B197]/[$_Clk_Freq.$B$3]" office:value-type="float" office:value="2029790000" calcext:value-type="float">
            <text:p>2029790000</text:p>
          </table:table-cell>
          <table:table-cell table:style-name="ce21" table:formula="of:=[_geral.C197]/[$_Clk_Freq.$B$3]" office:value-type="float" office:value="1716000000" calcext:value-type="float">
            <text:p>1716000000</text:p>
          </table:table-cell>
          <table:table-cell table:style-name="ce21" table:formula="of:=[_geral.D197]/[$_Clk_Freq.$B$3]" office:value-type="float" office:value="1619510000" calcext:value-type="float">
            <text:p>1619510000</text:p>
          </table:table-cell>
          <table:table-cell table:style-name="ce21" table:formula="of:=[_geral.E197]/[$_Clk_Freq.$B$3]" office:value-type="float" office:value="1532710000" calcext:value-type="float">
            <text:p>1532710000</text:p>
          </table:table-cell>
          <table:table-cell table:style-name="ce33" table:formula="of:=[_geral.F197]/[$_Clk_Freq.$B$3]" office:value-type="float" office:value="1619510000" calcext:value-type="float">
            <text:p>1619510000</text:p>
          </table:table-cell>
          <table:table-cell table:style-name="ce33" table:formula="of:=[_geral.G197]/[$_Clk_Freq.$B$3]" office:value-type="float" office:value="1532710000" calcext:value-type="float">
            <text:p>1532710000</text:p>
          </table:table-cell>
          <table:table-cell table:style-name="ce33" table:formula="of:=[_geral.H197]/[$_Clk_Freq.$B$3]" office:value-type="float" office:value="431572000" calcext:value-type="float">
            <text:p>431572000</text:p>
          </table:table-cell>
          <table:table-cell table:style-name="ce33" table:formula="of:=[_geral.I197]/[$_Clk_Freq.$B$3]" office:value-type="float" office:value="316556000" calcext:value-type="float">
            <text:p>316556000</text:p>
          </table:table-cell>
          <table:table-cell table:style-name="ce33" table:formula="of:=[_geral.J197]/[$_Clk_Freq.$B$3]" office:value-type="float" office:value="0" calcext:value-type="float">
            <text:p>0</text:p>
          </table:table-cell>
          <table:table-cell table:style-name="ce33" table:formula="of:=[_geral.K197]/[$_Clk_Freq.$B$3]" office:value-type="float" office:value="0" calcext:value-type="float">
            <text:p>0</text:p>
          </table:table-cell>
          <table:table-cell table:style-name="ce33" table:formula="of:=[_geral.L197]/[$_Clk_Freq.$B$3]" office:value-type="float" office:value="0" calcext:value-type="float">
            <text:p>0</text:p>
          </table:table-cell>
          <table:table-cell table:style-name="ce33" table:formula="of:=[_geral.M197]/[$_Clk_Freq.$B$3]" office:value-type="float" office:value="0" calcext:value-type="float">
            <text:p>0</text:p>
          </table:table-cell>
          <table:table-cell table:style-name="ce33" table:formula="of:=[_geral.N197]/[$_Clk_Freq.$B$3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icache Miss Penalty (cycles)</text:p>
          </table:table-cell>
          <table:table-cell table:style-name="ce21" table:formula="of:=[_geral.B197]/[$_Clk_Freq.$B$3]" office:value-type="float" office:value="2029790000" calcext:value-type="float">
            <text:p>2029790000</text:p>
          </table:table-cell>
          <table:table-cell table:style-name="ce21" table:formula="of:=[_geral.C197]/[$_Clk_Freq.$B$3]" office:value-type="float" office:value="1716000000" calcext:value-type="float">
            <text:p>1716000000</text:p>
          </table:table-cell>
          <table:table-cell table:style-name="ce21" table:formula="of:=[_geral.D197]/[$_Clk_Freq.$B$3]" office:value-type="float" office:value="1619510000" calcext:value-type="float">
            <text:p>1619510000</text:p>
          </table:table-cell>
          <table:table-cell table:style-name="ce21" table:formula="of:=[_geral.E197]/[$_Clk_Freq.$B$3]" office:value-type="float" office:value="1532710000" calcext:value-type="float">
            <text:p>1532710000</text:p>
          </table:table-cell>
          <table:table-cell table:style-name="ce33" table:formula="of:=[_geral.F197]/[$_Clk_Freq.$B$3]" office:value-type="float" office:value="1619510000" calcext:value-type="float">
            <text:p>1619510000</text:p>
          </table:table-cell>
          <table:table-cell table:style-name="ce33" table:formula="of:=[_geral.G197]/[$_Clk_Freq.$B$3]" office:value-type="float" office:value="1532710000" calcext:value-type="float">
            <text:p>1532710000</text:p>
          </table:table-cell>
          <table:table-cell table:style-name="ce33" table:formula="of:=[_geral.H197]/[$_Clk_Freq.$B$3]" office:value-type="float" office:value="431572000" calcext:value-type="float">
            <text:p>431572000</text:p>
          </table:table-cell>
          <table:table-cell table:style-name="ce33" table:formula="of:=[_geral.I197]/[$_Clk_Freq.$B$3]" office:value-type="float" office:value="316556000" calcext:value-type="float">
            <text:p>316556000</text:p>
          </table:table-cell>
          <table:table-cell table:style-name="ce33" table:formula="of:=[_geral.J197]/[$_Clk_Freq.$B$3]" office:value-type="float" office:value="0" calcext:value-type="float">
            <text:p>0</text:p>
          </table:table-cell>
          <table:table-cell table:style-name="ce33" table:formula="of:=[_geral.K197]/[$_Clk_Freq.$B$3]" office:value-type="float" office:value="0" calcext:value-type="float">
            <text:p>0</text:p>
          </table:table-cell>
          <table:table-cell table:style-name="ce33" table:formula="of:=[_geral.L197]/[$_Clk_Freq.$B$3]" office:value-type="float" office:value="0" calcext:value-type="float">
            <text:p>0</text:p>
          </table:table-cell>
          <table:table-cell table:style-name="ce33" table:formula="of:=[_geral.M197]/[$_Clk_Freq.$B$3]" office:value-type="float" office:value="0" calcext:value-type="float">
            <text:p>0</text:p>
          </table:table-cell>
          <table:table-cell table:style-name="ce33" table:formula="of:=[_geral.N197]/[$_Clk_Freq.$B$3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L2 or L1s Miss Penalty (DDR3)(cycles)</text:p>
          </table:table-cell>
          <table:table-cell table:style-name="ce21" table:formula="of:=[_geral.B203]/[$_Clk_Freq.$B$3]" office:value-type="float" office:value="51477600000" calcext:value-type="float">
            <text:p>51477600000</text:p>
          </table:table-cell>
          <table:table-cell table:style-name="ce21" table:formula="of:=[_geral.C203]/[$_Clk_Freq.$B$3]" office:value-type="float" office:value="51477600000" calcext:value-type="float">
            <text:p>51477600000</text:p>
          </table:table-cell>
          <table:table-cell table:style-name="ce21" table:formula="of:=[_geral.D203]/[$_Clk_Freq.$B$3]" office:value-type="float" office:value="51477600000" calcext:value-type="float">
            <text:p>51477600000</text:p>
          </table:table-cell>
          <table:table-cell table:style-name="ce21" table:formula="of:=[_geral.E203]/[$_Clk_Freq.$B$3]" office:value-type="float" office:value="51477600000" calcext:value-type="float">
            <text:p>51477600000</text:p>
          </table:table-cell>
          <table:table-cell table:style-name="ce33" table:formula="of:=[_geral.F203]/[$_Clk_Freq.$B$3]" office:value-type="float" office:value="51477600000" calcext:value-type="float">
            <text:p>51477600000</text:p>
          </table:table-cell>
          <table:table-cell table:style-name="ce33" table:formula="of:=[_geral.G203]/[$_Clk_Freq.$B$3]" office:value-type="float" office:value="51477600000" calcext:value-type="float">
            <text:p>51477600000</text:p>
          </table:table-cell>
          <table:table-cell table:style-name="ce33" table:formula="of:=[_geral.H203]/[$_Clk_Freq.$B$3]" office:value-type="float" office:value="51477600000" calcext:value-type="float">
            <text:p>51477600000</text:p>
          </table:table-cell>
          <table:table-cell table:style-name="ce33" table:formula="of:=[_geral.I203]/[$_Clk_Freq.$B$3]" office:value-type="float" office:value="51477600000" calcext:value-type="float">
            <text:p>51477600000</text:p>
          </table:table-cell>
          <table:table-cell table:style-name="ce33" table:formula="of:=[_geral.J203]/[$_Clk_Freq.$B$3]" office:value-type="float" office:value="51477600000" calcext:value-type="float">
            <text:p>51477600000</text:p>
          </table:table-cell>
          <table:table-cell table:style-name="ce33" table:formula="of:=[_geral.K203]/[$_Clk_Freq.$B$3]" office:value-type="float" office:value="51477600000" calcext:value-type="float">
            <text:p>51477600000</text:p>
          </table:table-cell>
          <table:table-cell table:style-name="ce33" table:formula="of:=[_geral.L203]/[$_Clk_Freq.$B$3]" office:value-type="float" office:value="51477600000" calcext:value-type="float">
            <text:p>51477600000</text:p>
          </table:table-cell>
          <table:table-cell table:style-name="ce33" table:formula="of:=[_geral.M203]/[$_Clk_Freq.$B$3]" office:value-type="float" office:value="51477600000" calcext:value-type="float">
            <text:p>51477600000</text:p>
          </table:table-cell>
          <table:table-cell table:style-name="ce33" table:formula="of:=[_geral.N203]/[$_Clk_Freq.$B$3]" office:value-type="float" office:value="51477600000" calcext:value-type="float">
            <text:p>51477600000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L2 or L1s Miss Penalty (HMC)(cycles)</text:p>
          </table:table-cell>
          <table:table-cell table:style-name="ce21" table:formula="of:=[_geral.B204]/[$_Clk_Freq.$B$3]" office:value-type="float" office:value="44577400000" calcext:value-type="float">
            <text:p>44577400000</text:p>
          </table:table-cell>
          <table:table-cell table:style-name="ce21" table:formula="of:=[_geral.C204]/[$_Clk_Freq.$B$3]" office:value-type="float" office:value="44880700000" calcext:value-type="float">
            <text:p>44880700000</text:p>
          </table:table-cell>
          <table:table-cell table:style-name="ce21" table:formula="of:=[_geral.D204]/[$_Clk_Freq.$B$3]" office:value-type="float" office:value="44344400000" calcext:value-type="float">
            <text:p>44344400000</text:p>
          </table:table-cell>
          <table:table-cell table:style-name="ce21" table:formula="of:=[_geral.E204]/[$_Clk_Freq.$B$3]" office:value-type="float" office:value="43299900000" calcext:value-type="float">
            <text:p>43299900000</text:p>
          </table:table-cell>
          <table:table-cell table:style-name="ce33" table:formula="of:=[_geral.F204]/[$_Clk_Freq.$B$3]" office:value-type="float" office:value="44412200000" calcext:value-type="float">
            <text:p>44412200000</text:p>
          </table:table-cell>
          <table:table-cell table:style-name="ce33" table:formula="of:=[_geral.G204]/[$_Clk_Freq.$B$3]" office:value-type="float" office:value="43653900000" calcext:value-type="float">
            <text:p>43653900000</text:p>
          </table:table-cell>
          <table:table-cell table:style-name="ce33" table:formula="of:=[_geral.H204]/[$_Clk_Freq.$B$3]" office:value-type="float" office:value="42935900000" calcext:value-type="float">
            <text:p>42935900000</text:p>
          </table:table-cell>
          <table:table-cell table:style-name="ce33" table:formula="of:=[_geral.I204]/[$_Clk_Freq.$B$3]" office:value-type="float" office:value="40825800000" calcext:value-type="float">
            <text:p>40825800000</text:p>
          </table:table-cell>
          <table:table-cell table:style-name="ce33" table:formula="of:=[_geral.J204]/[$_Clk_Freq.$B$3]" office:value-type="float" office:value="40699100000" calcext:value-type="float">
            <text:p>40699100000</text:p>
          </table:table-cell>
          <table:table-cell table:style-name="ce33" table:formula="of:=[_geral.K204]/[$_Clk_Freq.$B$3]" office:value-type="float" office:value="41015500000" calcext:value-type="float">
            <text:p>41015500000</text:p>
          </table:table-cell>
          <table:table-cell table:style-name="ce33" table:formula="of:=[_geral.L204]/[$_Clk_Freq.$B$3]" office:value-type="float" office:value="40679100000" calcext:value-type="float">
            <text:p>40679100000</text:p>
          </table:table-cell>
          <table:table-cell table:style-name="ce33" table:formula="of:=[_geral.M204]/[$_Clk_Freq.$B$3]" office:value-type="float" office:value="41041800000" calcext:value-type="float">
            <text:p>41041800000</text:p>
          </table:table-cell>
          <table:table-cell table:style-name="ce33" table:formula="of:=[_geral.N204]/[$_Clk_Freq.$B$3]" office:value-type="float" office:value="41306000000" calcext:value-type="float">
            <text:p>4130600000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CPU0 dcache MSC (W/ L2)</text:p>
          </table:table-cell>
          <table:table-cell table:style-name="ce21" table:formula="of:=[_geral.B$63]*[_geral.B213]" office:value-type="float" office:value="344999346720000" calcext:value-type="float">
            <text:p>344999346720000</text:p>
          </table:table-cell>
          <table:table-cell table:style-name="ce21" table:formula="of:=[_geral.C$63]*[_geral.C213]" office:value-type="float" office:value="291666804000000" calcext:value-type="float">
            <text:p>291666804000000</text:p>
          </table:table-cell>
          <table:table-cell table:style-name="ce21" table:formula="of:=[_geral.D$63]*[_geral.D213]" office:value-type="float" office:value="275272973230000" calcext:value-type="float">
            <text:p>275272973230000</text:p>
          </table:table-cell>
          <table:table-cell table:style-name="ce21" table:formula="of:=[_geral.E$63]*[_geral.E213]" office:value-type="float" office:value="260537709350000" calcext:value-type="float">
            <text:p>260537709350000</text:p>
          </table:table-cell>
          <table:table-cell table:style-name="ce33" table:formula="of:=[_geral.F$63]*[_geral.F213]" office:value-type="float" office:value="910882062930000" calcext:value-type="float">
            <text:p>910882062930000</text:p>
          </table:table-cell>
          <table:table-cell table:style-name="ce33" table:formula="of:=[_geral.G$63]*[_geral.G213]" office:value-type="float" office:value="862072739500000" calcext:value-type="float">
            <text:p>862072739500000</text:p>
          </table:table-cell>
          <table:table-cell table:style-name="ce33" table:formula="of:=[_geral.H$63]*[_geral.H213]" office:value-type="float" office:value="242815785932000" calcext:value-type="float">
            <text:p>242815785932000</text:p>
          </table:table-cell>
          <table:table-cell table:style-name="ce33" table:formula="of:=[_geral.I$63]*[_geral.I213]" office:value-type="float" office:value="178219128664000" calcext:value-type="float">
            <text:p>178219128664000</text:p>
          </table:table-cell>
          <table:table-cell table:style-name="ce33" table:formula="of:=[_geral.J$63]*[_geral.J213]" office:value-type="float" office:value="0" calcext:value-type="float">
            <text:p>0</text:p>
          </table:table-cell>
          <table:table-cell table:style-name="ce33" table:formula="of:=[_geral.K$63]*[_geral.K213]" office:value-type="float" office:value="0" calcext:value-type="float">
            <text:p>0</text:p>
          </table:table-cell>
          <table:table-cell table:style-name="ce33" table:formula="of:=[_geral.L$63]*[_geral.L213]" office:value-type="float" office:value="0" calcext:value-type="float">
            <text:p>0</text:p>
          </table:table-cell>
          <table:table-cell table:style-name="ce33" table:formula="of:=[_geral.M$63]*[_geral.M213]" office:value-type="float" office:value="0" calcext:value-type="float">
            <text:p>0</text:p>
          </table:table-cell>
          <table:table-cell table:style-name="ce33" table:formula="of:=[_geral.N$63]*[_geral.N213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CPU1 dcache MSC (W/ L2)</text:p>
          </table:table-cell>
          <table:table-cell table:style-name="ce21" table:formula="of:=[_geral.B$99]*[_geral.B213]" office:value-type="float" office:value="294236328610000" calcext:value-type="float">
            <text:p>294236328610000</text:p>
          </table:table-cell>
          <table:table-cell table:style-name="ce21" table:formula="of:=[_geral.C$99]*[_geral.C213]" office:value-type="float" office:value="248751360000000" calcext:value-type="float">
            <text:p>248751360000000</text:p>
          </table:table-cell>
          <table:table-cell table:style-name="ce21" table:formula="of:=[_geral.D$99]*[_geral.D213]" office:value-type="float" office:value="234762550090000" calcext:value-type="float">
            <text:p>234762550090000</text:p>
          </table:table-cell>
          <table:table-cell table:style-name="ce21" table:formula="of:=[_geral.E$99]*[_geral.E213]" office:value-type="float" office:value="222186239730000" calcext:value-type="float">
            <text:p>222186239730000</text:p>
          </table:table-cell>
          <table:table-cell table:style-name="ce33" table:formula="of:=[_geral.F$99]*[_geral.F213]" office:value-type="float" office:value="1266607434430000" calcext:value-type="float">
            <text:p>1266607434430000</text:p>
          </table:table-cell>
          <table:table-cell table:style-name="ce33" table:formula="of:=[_geral.G$99]*[_geral.G213]" office:value-type="float" office:value="1198726360160000" calcext:value-type="float">
            <text:p>1198726360160000</text:p>
          </table:table-cell>
          <table:table-cell table:style-name="ce33" table:formula="of:=[_geral.H$99]*[_geral.H213]" office:value-type="float" office:value="337536776920000" calcext:value-type="float">
            <text:p>337536776920000</text:p>
          </table:table-cell>
          <table:table-cell table:style-name="ce33" table:formula="of:=[_geral.I$99]*[_geral.I213]" office:value-type="float" office:value="247520517852000" calcext:value-type="float">
            <text:p>247520517852000</text:p>
          </table:table-cell>
          <table:table-cell table:style-name="ce33" table:formula="of:=[_geral.J$99]*[_geral.J213]" office:value-type="float" office:value="0" calcext:value-type="float">
            <text:p>0</text:p>
          </table:table-cell>
          <table:table-cell table:style-name="ce33" table:formula="of:=[_geral.K$99]*[_geral.K213]" office:value-type="float" office:value="0" calcext:value-type="float">
            <text:p>0</text:p>
          </table:table-cell>
          <table:table-cell table:style-name="ce33" table:formula="of:=[_geral.L$99]*[_geral.L213]" office:value-type="float" office:value="0" calcext:value-type="float">
            <text:p>0</text:p>
          </table:table-cell>
          <table:table-cell table:style-name="ce33" table:formula="of:=[_geral.M$99]*[_geral.M213]" office:value-type="float" office:value="0" calcext:value-type="float">
            <text:p>0</text:p>
          </table:table-cell>
          <table:table-cell table:style-name="ce33" table:formula="of:=[_geral.N$99]*[_geral.N213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CPU2 dcache MSC (W/ L2)</text:p>
          </table:table-cell>
          <table:table-cell table:style-name="ce21" table:formula="of:=[_geral.B$135]*[_geral.B213]" office:value-type="float" office:value="1549846154500000" calcext:value-type="float">
            <text:p>1549846154500000</text:p>
          </table:table-cell>
          <table:table-cell table:style-name="ce21" table:formula="of:=[_geral.C$135]*[_geral.C213]" office:value-type="float" office:value="1.310255232E+015" calcext:value-type="float">
            <text:p>1,310255232E+015</text:p>
          </table:table-cell>
          <table:table-cell table:style-name="ce21" table:formula="of:=[_geral.D$135]*[_geral.D213]" office:value-type="float" office:value="1236594675110000" calcext:value-type="float">
            <text:p>1236594675110000</text:p>
          </table:table-cell>
          <table:table-cell table:style-name="ce21" table:formula="of:=[_geral.E$135]*[_geral.E213]" office:value-type="float" office:value="1170339038250000" calcext:value-type="float">
            <text:p>1170339038250000</text:p>
          </table:table-cell>
          <table:table-cell table:style-name="ce33" table:formula="of:=[_geral.F$135]*[_geral.F213]" office:value-type="float" office:value="3352306344010000" calcext:value-type="float">
            <text:p>3352306344010000</text:p>
          </table:table-cell>
          <table:table-cell table:style-name="ce33" table:formula="of:=[_geral.G$135]*[_geral.G213]" office:value-type="float" office:value="3172642260760000" calcext:value-type="float">
            <text:p>3172642260760000</text:p>
          </table:table-cell>
          <table:table-cell table:style-name="ce33" table:formula="of:=[_geral.H$135]*[_geral.H213]" office:value-type="float" office:value="893352313712000" calcext:value-type="float">
            <text:p>893352313712000</text:p>
          </table:table-cell>
          <table:table-cell table:style-name="ce33" table:formula="of:=[_geral.I$135]*[_geral.I213]" office:value-type="float" office:value="655606469360000" calcext:value-type="float">
            <text:p>655606469360000</text:p>
          </table:table-cell>
          <table:table-cell table:style-name="ce33" table:formula="of:=[_geral.J$135]*[_geral.J213]" office:value-type="float" office:value="0" calcext:value-type="float">
            <text:p>0</text:p>
          </table:table-cell>
          <table:table-cell table:style-name="ce33" table:formula="of:=[_geral.K$135]*[_geral.K213]" office:value-type="float" office:value="0" calcext:value-type="float">
            <text:p>0</text:p>
          </table:table-cell>
          <table:table-cell table:style-name="ce33" table:formula="of:=[_geral.L$135]*[_geral.L213]" office:value-type="float" office:value="0" calcext:value-type="float">
            <text:p>0</text:p>
          </table:table-cell>
          <table:table-cell table:style-name="ce33" table:formula="of:=[_geral.M$135]*[_geral.M213]" office:value-type="float" office:value="0" calcext:value-type="float">
            <text:p>0</text:p>
          </table:table-cell>
          <table:table-cell table:style-name="ce33" table:formula="of:=[_geral.N$135]*[_geral.N213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CPU3 dcache MSC (W/ L2)</text:p>
          </table:table-cell>
          <table:table-cell table:style-name="ce21" table:formula="of:=[_geral.B$171]*[_geral.B213]" office:value-type="float" office:value="145854620030000" calcext:value-type="float">
            <text:p>145854620030000</text:p>
          </table:table-cell>
          <table:table-cell table:style-name="ce21" table:formula="of:=[_geral.C$171]*[_geral.C213]" office:value-type="float" office:value="123306612000000" calcext:value-type="float">
            <text:p>123306612000000</text:p>
          </table:table-cell>
          <table:table-cell table:style-name="ce21" table:formula="of:=[_geral.D$171]*[_geral.D213]" office:value-type="float" office:value="116384466640000" calcext:value-type="float">
            <text:p>116384466640000</text:p>
          </table:table-cell>
          <table:table-cell table:style-name="ce21" table:formula="of:=[_geral.E$171]*[_geral.E213]" office:value-type="float" office:value="110148204150000" calcext:value-type="float">
            <text:p>110148204150000</text:p>
          </table:table-cell>
          <table:table-cell table:style-name="ce33" table:formula="of:=[_geral.F$171]*[_geral.F213]" office:value-type="float" office:value="271569153860000" calcext:value-type="float">
            <text:p>271569153860000</text:p>
          </table:table-cell>
          <table:table-cell table:style-name="ce33" table:formula="of:=[_geral.G$171]*[_geral.G213]" office:value-type="float" office:value="257026270740000" calcext:value-type="float">
            <text:p>257026270740000</text:p>
          </table:table-cell>
          <table:table-cell table:style-name="ce33" table:formula="of:=[_geral.H$171]*[_geral.H213]" office:value-type="float" office:value="72409150160000" calcext:value-type="float">
            <text:p>72409150160000</text:p>
          </table:table-cell>
          <table:table-cell table:style-name="ce33" table:formula="of:=[_geral.I$171]*[_geral.I213]" office:value-type="float" office:value="52967416144000" calcext:value-type="float">
            <text:p>52967416144000</text:p>
          </table:table-cell>
          <table:table-cell table:style-name="ce33" table:formula="of:=[_geral.J$171]*[_geral.J213]" office:value-type="float" office:value="0" calcext:value-type="float">
            <text:p>0</text:p>
          </table:table-cell>
          <table:table-cell table:style-name="ce33" table:formula="of:=[_geral.K$171]*[_geral.K213]" office:value-type="float" office:value="0" calcext:value-type="float">
            <text:p>0</text:p>
          </table:table-cell>
          <table:table-cell table:style-name="ce33" table:formula="of:=[_geral.L$171]*[_geral.L213]" office:value-type="float" office:value="0" calcext:value-type="float">
            <text:p>0</text:p>
          </table:table-cell>
          <table:table-cell table:style-name="ce33" table:formula="of:=[_geral.M$171]*[_geral.M213]" office:value-type="float" office:value="0" calcext:value-type="float">
            <text:p>0</text:p>
          </table:table-cell>
          <table:table-cell table:style-name="ce33" table:formula="of:=[_geral.N$171]*[_geral.N213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CPU0 icache MSC (W/ L2)</text:p>
          </table:table-cell>
          <table:table-cell table:style-name="ce21" table:formula="of:=[_geral.B$68]*[_geral.B$214]" office:value-type="float" office:value="2593661602420000" calcext:value-type="float">
            <text:p>2593661602420000</text:p>
          </table:table-cell>
          <table:table-cell table:style-name="ce21" table:formula="of:=[_geral.C$68]*[_geral.C$214]" office:value-type="float" office:value="2.192701368E+015" calcext:value-type="float">
            <text:p>2,192701368E+015</text:p>
          </table:table-cell>
          <table:table-cell table:style-name="ce21" table:formula="of:=[_geral.D$68]*[_geral.D$214]" office:value-type="float" office:value="2069406638980000" calcext:value-type="float">
            <text:p>2069406638980000</text:p>
          </table:table-cell>
          <table:table-cell table:style-name="ce21" table:formula="of:=[_geral.E$68]*[_geral.E$214]" office:value-type="float" office:value="1958493772580000" calcext:value-type="float">
            <text:p>1958493772580000</text:p>
          </table:table-cell>
          <table:table-cell table:style-name="ce33" table:formula="of:=[_geral.F$68]*[_geral.F$214]" office:value-type="float" office:value="8035422357380000" calcext:value-type="float">
            <text:p>8035422357380000</text:p>
          </table:table-cell>
          <table:table-cell table:style-name="ce33" table:formula="of:=[_geral.G$68]*[_geral.G$214]" office:value-type="float" office:value="7604752178980000" calcext:value-type="float">
            <text:p>7604752178980000</text:p>
          </table:table-cell>
          <table:table-cell table:style-name="ce33" table:formula="of:=[_geral.H$68]*[_geral.H$214]" office:value-type="float" office:value="2.141358413008E+015" calcext:value-type="float">
            <text:p>2,141358413008E+015</text:p>
          </table:table-cell>
          <table:table-cell table:style-name="ce33" table:formula="of:=[_geral.I$68]*[_geral.I$214]" office:value-type="float" office:value="1570737260092000" calcext:value-type="float">
            <text:p>1570737260092000</text:p>
          </table:table-cell>
          <table:table-cell table:style-name="ce33" table:formula="of:=[_geral.J$68]*[_geral.J$214]" office:value-type="float" office:value="0" calcext:value-type="float">
            <text:p>0</text:p>
          </table:table-cell>
          <table:table-cell table:style-name="ce33" table:formula="of:=[_geral.K$68]*[_geral.K$214]" office:value-type="float" office:value="0" calcext:value-type="float">
            <text:p>0</text:p>
          </table:table-cell>
          <table:table-cell table:style-name="ce33" table:formula="of:=[_geral.L$68]*[_geral.L$214]" office:value-type="float" office:value="0" calcext:value-type="float">
            <text:p>0</text:p>
          </table:table-cell>
          <table:table-cell table:style-name="ce33" table:formula="of:=[_geral.M$68]*[_geral.M$214]" office:value-type="float" office:value="0" calcext:value-type="float">
            <text:p>0</text:p>
          </table:table-cell>
          <table:table-cell table:style-name="ce33" table:formula="of:=[_geral.N$68]*[_geral.N$214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CPU1 icache MSC (W/ L2)</text:p>
          </table:table-cell>
          <table:table-cell table:style-name="ce21" table:formula="of:=[_geral.B$104]*[_geral.B$214]" office:value-type="float" office:value="4552246569220000" calcext:value-type="float">
            <text:p>4552246569220000</text:p>
          </table:table-cell>
          <table:table-cell table:style-name="ce21" table:formula="of:=[_geral.C$104]*[_geral.C$214]" office:value-type="float" office:value="3.848504088E+015" calcext:value-type="float">
            <text:p>3,848504088E+015</text:p>
          </table:table-cell>
          <table:table-cell table:style-name="ce21" table:formula="of:=[_geral.D$104]*[_geral.D$214]" office:value-type="float" office:value="3632104228180000" calcext:value-type="float">
            <text:p>3632104228180000</text:p>
          </table:table-cell>
          <table:table-cell table:style-name="ce21" table:formula="of:=[_geral.E$104]*[_geral.E$214]" office:value-type="float" office:value="3437436305780000" calcext:value-type="float">
            <text:p>3437436305780000</text:p>
          </table:table-cell>
          <table:table-cell table:style-name="ce33" table:formula="of:=[_geral.F$104]*[_geral.F$214]" office:value-type="float" office:value="8755372288860000" calcext:value-type="float">
            <text:p>8755372288860000</text:p>
          </table:table-cell>
          <table:table-cell table:style-name="ce33" table:formula="of:=[_geral.G$104]*[_geral.G$214]" office:value-type="float" office:value="8286115344060000" calcext:value-type="float">
            <text:p>8286115344060000</text:p>
          </table:table-cell>
          <table:table-cell table:style-name="ce33" table:formula="of:=[_geral.H$104]*[_geral.H$214]" office:value-type="float" office:value="2.33311923134E+015" calcext:value-type="float">
            <text:p>2,33311923134E+015</text:p>
          </table:table-cell>
          <table:table-cell table:style-name="ce33" table:formula="of:=[_geral.I$104]*[_geral.I$214]" office:value-type="float" office:value="1711164667252000" calcext:value-type="float">
            <text:p>1711164667252000</text:p>
          </table:table-cell>
          <table:table-cell table:style-name="ce33" table:formula="of:=[_geral.J$104]*[_geral.J$214]" office:value-type="float" office:value="0" calcext:value-type="float">
            <text:p>0</text:p>
          </table:table-cell>
          <table:table-cell table:style-name="ce33" table:formula="of:=[_geral.K$104]*[_geral.K$214]" office:value-type="float" office:value="0" calcext:value-type="float">
            <text:p>0</text:p>
          </table:table-cell>
          <table:table-cell table:style-name="ce33" table:formula="of:=[_geral.L$104]*[_geral.L$214]" office:value-type="float" office:value="0" calcext:value-type="float">
            <text:p>0</text:p>
          </table:table-cell>
          <table:table-cell table:style-name="ce33" table:formula="of:=[_geral.M$104]*[_geral.M$214]" office:value-type="float" office:value="0" calcext:value-type="float">
            <text:p>0</text:p>
          </table:table-cell>
          <table:table-cell table:style-name="ce33" table:formula="of:=[_geral.N$104]*[_geral.N$214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CPU2 icache MSC (W/ L2)</text:p>
          </table:table-cell>
          <table:table-cell table:style-name="ce21" table:formula="of:=[_geral.B$140]*[_geral.B$214]" office:value-type="float" office:value="922107209730000" calcext:value-type="float">
            <text:p>922107209730000</text:p>
          </table:table-cell>
          <table:table-cell table:style-name="ce21" table:formula="of:=[_geral.C$140]*[_geral.C$214]" office:value-type="float" office:value="779556492000000" calcext:value-type="float">
            <text:p>779556492000000</text:p>
          </table:table-cell>
          <table:table-cell table:style-name="ce21" table:formula="of:=[_geral.D$140]*[_geral.D$214]" office:value-type="float" office:value="735722339370000" calcext:value-type="float">
            <text:p>735722339370000</text:p>
          </table:table-cell>
          <table:table-cell table:style-name="ce21" table:formula="of:=[_geral.E$140]*[_geral.E$214]" office:value-type="float" office:value="696290227770000" calcext:value-type="float">
            <text:p>696290227770000</text:p>
          </table:table-cell>
          <table:table-cell table:style-name="ce33" table:formula="of:=[_geral.F$140]*[_geral.F$214]" office:value-type="float" office:value="3330438100480000" calcext:value-type="float">
            <text:p>3330438100480000</text:p>
          </table:table-cell>
          <table:table-cell table:style-name="ce33" table:formula="of:=[_geral.G$140]*[_geral.G$214]" office:value-type="float" office:value="3151938414080000" calcext:value-type="float">
            <text:p>3151938414080000</text:p>
          </table:table-cell>
          <table:table-cell table:style-name="ce33" table:formula="of:=[_geral.H$140]*[_geral.H$214]" office:value-type="float" office:value="887484660800000" calcext:value-type="float">
            <text:p>887484660800000</text:p>
          </table:table-cell>
          <table:table-cell table:style-name="ce33" table:formula="of:=[_geral.I$140]*[_geral.I$214]" office:value-type="float" office:value="651364935516000" calcext:value-type="float">
            <text:p>651364935516000</text:p>
          </table:table-cell>
          <table:table-cell table:style-name="ce33" table:formula="of:=[_geral.J$140]*[_geral.J$214]" office:value-type="float" office:value="0" calcext:value-type="float">
            <text:p>0</text:p>
          </table:table-cell>
          <table:table-cell table:style-name="ce33" table:formula="of:=[_geral.K$140]*[_geral.K$214]" office:value-type="float" office:value="0" calcext:value-type="float">
            <text:p>0</text:p>
          </table:table-cell>
          <table:table-cell table:style-name="ce33" table:formula="of:=[_geral.L$140]*[_geral.L$214]" office:value-type="float" office:value="0" calcext:value-type="float">
            <text:p>0</text:p>
          </table:table-cell>
          <table:table-cell table:style-name="ce33" table:formula="of:=[_geral.M$140]*[_geral.M$214]" office:value-type="float" office:value="0" calcext:value-type="float">
            <text:p>0</text:p>
          </table:table-cell>
          <table:table-cell table:style-name="ce33" table:formula="of:=[_geral.N$140]*[_geral.N$214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CPU3 icache MSC (W/ L2)</text:p>
          </table:table-cell>
          <table:table-cell table:style-name="ce21" table:formula="of:=[_geral.B$176]*[_geral.B$214]" office:value-type="float" office:value="232264810120000" calcext:value-type="float">
            <text:p>232264810120000</text:p>
          </table:table-cell>
          <table:table-cell table:style-name="ce21" table:formula="of:=[_geral.C$176]*[_geral.C$214]" office:value-type="float" office:value="196358448000000" calcext:value-type="float">
            <text:p>196358448000000</text:p>
          </table:table-cell>
          <table:table-cell table:style-name="ce21" table:formula="of:=[_geral.D$176]*[_geral.D$214]" office:value-type="float" office:value="185317290280000" calcext:value-type="float">
            <text:p>185317290280000</text:p>
          </table:table-cell>
          <table:table-cell table:style-name="ce21" table:formula="of:=[_geral.E$176]*[_geral.E$214]" office:value-type="float" office:value="175384939880000" calcext:value-type="float">
            <text:p>175384939880000</text:p>
          </table:table-cell>
          <table:table-cell table:style-name="ce33" table:formula="of:=[_geral.F$176]*[_geral.F$214]" office:value-type="float" office:value="423803093860000" calcext:value-type="float">
            <text:p>423803093860000</text:p>
          </table:table-cell>
          <table:table-cell table:style-name="ce33" table:formula="of:=[_geral.G$176]*[_geral.G$214]" office:value-type="float" office:value="401088749060000" calcext:value-type="float">
            <text:p>401088749060000</text:p>
          </table:table-cell>
          <table:table-cell table:style-name="ce33" table:formula="of:=[_geral.H$176]*[_geral.H$214]" office:value-type="float" office:value="113071000856000" calcext:value-type="float">
            <text:p>113071000856000</text:p>
          </table:table-cell>
          <table:table-cell table:style-name="ce33" table:formula="of:=[_geral.I$176]*[_geral.I$214]" office:value-type="float" office:value="82503990280000" calcext:value-type="float">
            <text:p>82503990280000</text:p>
          </table:table-cell>
          <table:table-cell table:style-name="ce33" table:formula="of:=[_geral.J$176]*[_geral.J$214]" office:value-type="float" office:value="0" calcext:value-type="float">
            <text:p>0</text:p>
          </table:table-cell>
          <table:table-cell table:style-name="ce33" table:formula="of:=[_geral.K$176]*[_geral.K$214]" office:value-type="float" office:value="0" calcext:value-type="float">
            <text:p>0</text:p>
          </table:table-cell>
          <table:table-cell table:style-name="ce33" table:formula="of:=[_geral.L$176]*[_geral.L$214]" office:value-type="float" office:value="0" calcext:value-type="float">
            <text:p>0</text:p>
          </table:table-cell>
          <table:table-cell table:style-name="ce33" table:formula="of:=[_geral.M$176]*[_geral.M$214]" office:value-type="float" office:value="0" calcext:value-type="float">
            <text:p>0</text:p>
          </table:table-cell>
          <table:table-cell table:style-name="ce33" table:formula="of:=[_geral.N$176]*[_geral.N$214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CPU0 dcache MSC (No L2) DD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63]*[_geral.J$215]" office:value-type="float" office:value="2.89789545768E+016" calcext:value-type="float">
            <text:p>2,89789545768E+016</text:p>
          </table:table-cell>
          <table:table-cell table:style-name="ce35" table:formula="of:=[_geral.K$63]*[_geral.K$215]" office:value-type="float" office:value="1.40468986224E+016" calcext:value-type="float">
            <text:p>1,40468986224E+016</text:p>
          </table:table-cell>
          <table:table-cell table:style-name="ce35" table:formula="of:=[_geral.L$63]*[_geral.L$215]" office:value-type="float" office:value="8919008976000000" calcext:value-type="float">
            <text:p>8919008976000000</text:p>
          </table:table-cell>
          <table:table-cell table:style-name="ce35" table:formula="of:=[_geral.M$63]*[_geral.M$215]" office:value-type="float" office:value="5025912520800000" calcext:value-type="float">
            <text:p>5025912520800000</text:p>
          </table:table-cell>
          <table:table-cell table:style-name="ce35" table:formula="of:=[_geral.N$63]*[_geral.N$215]" office:value-type="float" office:value="3327306153600000" calcext:value-type="float">
            <text:p>3327306153600000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CPU1 dcache MSC (No L2) DD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99]*[_geral.J$215]" office:value-type="float" office:value="4.02755079864E+016" calcext:value-type="float">
            <text:p>4,02755079864E+016</text:p>
          </table:table-cell>
          <table:table-cell table:style-name="ce35" table:formula="of:=[_geral.K$99]*[_geral.K$215]" office:value-type="float" office:value="2.14620924696E+016" calcext:value-type="float">
            <text:p>2,14620924696E+016</text:p>
          </table:table-cell>
          <table:table-cell table:style-name="ce35" table:formula="of:=[_geral.L$99]*[_geral.L$215]" office:value-type="float" office:value="7507905004800000" calcext:value-type="float">
            <text:p>7507905004800000</text:p>
          </table:table-cell>
          <table:table-cell table:style-name="ce35" table:formula="of:=[_geral.M$99]*[_geral.M$215]" office:value-type="float" office:value="3070587362400000" calcext:value-type="float">
            <text:p>3070587362400000</text:p>
          </table:table-cell>
          <table:table-cell table:style-name="ce35" table:formula="of:=[_geral.N$99]*[_geral.N$215]" office:value-type="float" office:value="2271294667200000" calcext:value-type="float">
            <text:p>2271294667200000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CPU2 dcache MSC (No L2) DD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135]*[_geral.J$215]" office:value-type="float" office:value="1.065953355288E+017" calcext:value-type="float">
            <text:p>1,065953355288E+017</text:p>
          </table:table-cell>
          <table:table-cell table:style-name="ce35" table:formula="of:=[_geral.K$135]*[_geral.K$215]" office:value-type="float" office:value="6.53278541904E+016" calcext:value-type="float">
            <text:p>6,53278541904E+016</text:p>
          </table:table-cell>
          <table:table-cell table:style-name="ce35" table:formula="of:=[_geral.L$135]*[_geral.L$215]" office:value-type="float" office:value="4.02026157048E+016" calcext:value-type="float">
            <text:p>4,02026157048E+016</text:p>
          </table:table-cell>
          <table:table-cell table:style-name="ce35" table:formula="of:=[_geral.M$135]*[_geral.M$215]" office:value-type="float" office:value="2.58001098216E+016" calcext:value-type="float">
            <text:p>2,58001098216E+016</text:p>
          </table:table-cell>
          <table:table-cell table:style-name="ce35" table:formula="of:=[_geral.N$135]*[_geral.N$215]" office:value-type="float" office:value="1.80767710608E+016" calcext:value-type="float">
            <text:p>1,80767710608E+016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CPU3 dcache MSC (No L2) DD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171]*[_geral.J$215]" office:value-type="float" office:value="8604429362400000" calcext:value-type="float">
            <text:p>8604429362400000</text:p>
          </table:table-cell>
          <table:table-cell table:style-name="ce35" table:formula="of:=[_geral.K$171]*[_geral.K$215]" office:value-type="float" office:value="5002953511200000" calcext:value-type="float">
            <text:p>5002953511200000</text:p>
          </table:table-cell>
          <table:table-cell table:style-name="ce35" table:formula="of:=[_geral.L$171]*[_geral.L$215]" office:value-type="float" office:value="3597717986400000" calcext:value-type="float">
            <text:p>3597717986400000</text:p>
          </table:table-cell>
          <table:table-cell table:style-name="ce35" table:formula="of:=[_geral.M$171]*[_geral.M$215]" office:value-type="float" office:value="2324471028000000" calcext:value-type="float">
            <text:p>2324471028000000</text:p>
          </table:table-cell>
          <table:table-cell table:style-name="ce35" table:formula="of:=[_geral.N$171]*[_geral.N$215]" office:value-type="float" office:value="1917128779200000" calcext:value-type="float">
            <text:p>1917128779200000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CPU0 icache MSC (No L2) DD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68]*[_geral.J$215]" office:value-type="float" office:value="2.554247987688E+017" calcext:value-type="float">
            <text:p>2,554247987688E+017</text:p>
          </table:table-cell>
          <table:table-cell table:style-name="ce35" table:formula="of:=[_geral.K$68]*[_geral.K$215]" office:value-type="float" office:value="1.681792238712E+017" calcext:value-type="float">
            <text:p>1,681792238712E+017</text:p>
          </table:table-cell>
          <table:table-cell table:style-name="ce35" table:formula="of:=[_geral.L$68]*[_geral.L$215]" office:value-type="float" office:value="8.94932413464E+016" calcext:value-type="float">
            <text:p>8,94932413464E+016</text:p>
          </table:table-cell>
          <table:table-cell table:style-name="ce35" table:formula="of:=[_geral.M$68]*[_geral.M$215]" office:value-type="float" office:value="3.37049586E+016" calcext:value-type="float">
            <text:p>3,37049586E+016</text:p>
          </table:table-cell>
          <table:table-cell table:style-name="ce35" table:formula="of:=[_geral.N$68]*[_geral.N$215]" office:value-type="float" office:value="9.1417010736E+015" calcext:value-type="float">
            <text:p>9,1417010736E+015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CPU1 icache MSC (No L2) DD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104]*[_geral.J$215]" office:value-type="float" office:value="2.783445824376E+017" calcext:value-type="float">
            <text:p>2,783445824376E+017</text:p>
          </table:table-cell>
          <table:table-cell table:style-name="ce35" table:formula="of:=[_geral.K$104]*[_geral.K$215]" office:value-type="float" office:value="2.218881204432E+017" calcext:value-type="float">
            <text:p>2,218881204432E+017</text:p>
          </table:table-cell>
          <table:table-cell table:style-name="ce35" table:formula="of:=[_geral.L$104]*[_geral.L$215]" office:value-type="float" office:value="1.154613740544E+017" calcext:value-type="float">
            <text:p>1,154613740544E+017</text:p>
          </table:table-cell>
          <table:table-cell table:style-name="ce35" table:formula="of:=[_geral.M$104]*[_geral.M$215]" office:value-type="float" office:value="2.38808704608E+016" calcext:value-type="float">
            <text:p>2,38808704608E+016</text:p>
          </table:table-cell>
          <table:table-cell table:style-name="ce35" table:formula="of:=[_geral.N$104]*[_geral.N$215]" office:value-type="float" office:value="8375971773600000" calcext:value-type="float">
            <text:p>8375971773600000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CPU2 icache MSC (No L2) DD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140]*[_geral.J$215]" office:value-type="float" office:value="1.058788188144E+017" calcext:value-type="float">
            <text:p>1,058788188144E+017</text:p>
          </table:table-cell>
          <table:table-cell table:style-name="ce35" table:formula="of:=[_geral.K$140]*[_geral.K$215]" office:value-type="float" office:value="4.8359086992E+016" calcext:value-type="float">
            <text:p>4,8359086992E+016</text:p>
          </table:table-cell>
          <table:table-cell table:style-name="ce35" table:formula="of:=[_geral.L$140]*[_geral.L$215]" office:value-type="float" office:value="2.34219991344E+016" calcext:value-type="float">
            <text:p>2,34219991344E+016</text:p>
          </table:table-cell>
          <table:table-cell table:style-name="ce35" table:formula="of:=[_geral.M$140]*[_geral.M$215]" office:value-type="float" office:value="1.1287493352E+016" calcext:value-type="float">
            <text:p>1,1287493352E+016</text:p>
          </table:table-cell>
          <table:table-cell table:style-name="ce35" table:formula="of:=[_geral.N$140]*[_geral.N$215]" office:value-type="float" office:value="5112549321600000" calcext:value-type="float">
            <text:p>5112549321600000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CPU3 icache MSC (No L2) DD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176]*[_geral.J$215]" office:value-type="float" office:value="1.34027594136E+016" calcext:value-type="float">
            <text:p>1,34027594136E+016</text:p>
          </table:table-cell>
          <table:table-cell table:style-name="ce35" table:formula="of:=[_geral.K$176]*[_geral.K$215]" office:value-type="float" office:value="9.8212568712E+015" calcext:value-type="float">
            <text:p>9,8212568712E+015</text:p>
          </table:table-cell>
          <table:table-cell table:style-name="ce35" table:formula="of:=[_geral.L$176]*[_geral.L$215]" office:value-type="float" office:value="5846774330400000" calcext:value-type="float">
            <text:p>5846774330400000</text:p>
          </table:table-cell>
          <table:table-cell table:style-name="ce35" table:formula="of:=[_geral.M$176]*[_geral.M$215]" office:value-type="float" office:value="2550097348800000" calcext:value-type="float">
            <text:p>2550097348800000</text:p>
          </table:table-cell>
          <table:table-cell table:style-name="ce35" table:formula="of:=[_geral.N$176]*[_geral.N$215]" office:value-type="float" office:value="1262848483200000" calcext:value-type="float">
            <text:p>1262848483200000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CPU0 dcache MSC (No L2) HMC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63]*[_geral.J$216]" office:value-type="float" office:value="2.29112734513E+016" calcext:value-type="float">
            <text:p>2,29112734513E+016</text:p>
          </table:table-cell>
          <table:table-cell table:style-name="ce35" table:formula="of:=[_geral.K$63]*[_geral.K$216]" office:value-type="float" office:value="1.1192063547E+016" calcext:value-type="float">
            <text:p>1,1192063547E+016</text:p>
          </table:table-cell>
          <table:table-cell table:style-name="ce35" table:formula="of:=[_geral.L$63]*[_geral.L$216]" office:value-type="float" office:value="7048060865999999" calcext:value-type="float">
            <text:p>7048060865999999</text:p>
          </table:table-cell>
          <table:table-cell table:style-name="ce35" table:formula="of:=[_geral.M$63]*[_geral.M$216]" office:value-type="float" office:value="4007034059400000" calcext:value-type="float">
            <text:p>4007034059400000</text:p>
          </table:table-cell>
          <table:table-cell table:style-name="ce35" table:formula="of:=[_geral.N$63]*[_geral.N$216]" office:value-type="float" office:value="2.669854616E+015" calcext:value-type="float">
            <text:p>2,669854616E+015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CPU1 dcache MSC (No L2) HMC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99]*[_geral.J$216]" office:value-type="float" office:value="3.18425281499E+016" calcext:value-type="float">
            <text:p>3,18425281499E+016</text:p>
          </table:table-cell>
          <table:table-cell table:style-name="ce35" table:formula="of:=[_geral.K$99]*[_geral.K$216]" office:value-type="float" office:value="1.71002232755E+016" calcext:value-type="float">
            <text:p>1,71002232755E+016</text:p>
          </table:table-cell>
          <table:table-cell table:style-name="ce35" table:formula="of:=[_geral.L$99]*[_geral.L$216]" office:value-type="float" office:value="5932965376799999" calcext:value-type="float">
            <text:p>5932965376799999</text:p>
          </table:table-cell>
          <table:table-cell table:style-name="ce35" table:formula="of:=[_geral.M$99]*[_geral.M$216]" office:value-type="float" office:value="2448102328200000" calcext:value-type="float">
            <text:p>2448102328200000</text:p>
          </table:table-cell>
          <table:table-cell table:style-name="ce35" table:formula="of:=[_geral.N$99]*[_geral.N$216]" office:value-type="float" office:value="1.822503332E+015" calcext:value-type="float">
            <text:p>1,822503332E+015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CPU2 dcache MSC (No L2) HMC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135]*[_geral.J$216]" office:value-type="float" office:value="8.42761554583E+016" calcext:value-type="float">
            <text:p>8,42761554583E+016</text:p>
          </table:table-cell>
          <table:table-cell table:style-name="ce35" table:formula="of:=[_geral.K$135]*[_geral.K$216]" office:value-type="float" office:value="5.2050884337E+016" calcext:value-type="float">
            <text:p>5,2050884337E+016</text:p>
          </table:table-cell>
          <table:table-cell table:style-name="ce35" table:formula="of:=[_geral.L$135]*[_geral.L$216]" office:value-type="float" office:value="3.17692787643E+016" calcext:value-type="float">
            <text:p>3,17692787643E+016</text:p>
          </table:table-cell>
          <table:table-cell table:style-name="ce35" table:formula="of:=[_geral.M$135]*[_geral.M$216]" office:value-type="float" office:value="2.05697807838E+016" calcext:value-type="float">
            <text:p>2,05697807838E+016</text:p>
          </table:table-cell>
          <table:table-cell table:style-name="ce35" table:formula="of:=[_geral.N$135]*[_geral.N$216]" office:value-type="float" office:value="1.4504932348E+016" calcext:value-type="float">
            <text:p>1,4504932348E+016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CPU3 dcache MSC (No L2) HMC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171]*[_geral.J$216]" office:value-type="float" office:value="6802813865900000" calcext:value-type="float">
            <text:p>6802813865900000</text:p>
          </table:table-cell>
          <table:table-cell table:style-name="ce35" table:formula="of:=[_geral.K$171]*[_geral.K$216]" office:value-type="float" office:value="3986173398500000" calcext:value-type="float">
            <text:p>3986173398500000</text:p>
          </table:table-cell>
          <table:table-cell table:style-name="ce35" table:formula="of:=[_geral.L$171]*[_geral.L$216]" office:value-type="float" office:value="2.8430216199E+015" calcext:value-type="float">
            <text:p>2,8430216199E+015</text:p>
          </table:table-cell>
          <table:table-cell table:style-name="ce35" table:formula="of:=[_geral.M$171]*[_geral.M$216]" office:value-type="float" office:value="1853242479000000" calcext:value-type="float">
            <text:p>1853242479000000</text:p>
          </table:table-cell>
          <table:table-cell table:style-name="ce35" table:formula="of:=[_geral.N$171]*[_geral.N$216]" office:value-type="float" office:value="1.538318052E+015" calcext:value-type="float">
            <text:p>1,538318052E+015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CPU0 icache MSC (No L2) HMC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68]*[_geral.J$216]" office:value-type="float" office:value="2.019433584233E+017" calcext:value-type="float">
            <text:p>2,019433584233E+017</text:p>
          </table:table-cell>
          <table:table-cell table:style-name="ce35" table:formula="of:=[_geral.K$68]*[_geral.K$216]" office:value-type="float" office:value="1.339991560735E+017" calcext:value-type="float">
            <text:p>1,339991560735E+017</text:p>
          </table:table-cell>
          <table:table-cell table:style-name="ce35" table:formula="of:=[_geral.L$68]*[_geral.L$216]" office:value-type="float" office:value="7.07201678799E+016" calcext:value-type="float">
            <text:p>7,07201678799E+016</text:p>
          </table:table-cell>
          <table:table-cell table:style-name="ce35" table:formula="of:=[_geral.M$68]*[_geral.M$216]" office:value-type="float" office:value="2.687211855E+016" calcext:value-type="float">
            <text:p>2,687211855E+016</text:p>
          </table:table-cell>
          <table:table-cell table:style-name="ce35" table:formula="of:=[_geral.N$68]*[_geral.N$216]" office:value-type="float" office:value="7335367315999999" calcext:value-type="float">
            <text:p>7335367315999999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CPU1 icache MSC (No L2) HMC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104]*[_geral.J$216]" office:value-type="float" office:value="2.200641443091E+017" calcext:value-type="float">
            <text:p>2,200641443091E+017</text:p>
          </table:table-cell>
          <table:table-cell table:style-name="ce35" table:formula="of:=[_geral.K$104]*[_geral.K$216]" office:value-type="float" office:value="1.76792472921E+017" calcext:value-type="float">
            <text:p>1,76792472921E+017</text:p>
          </table:table-cell>
          <table:table-cell table:style-name="ce35" table:formula="of:=[_geral.L$104]*[_geral.L$216]" office:value-type="float" office:value="9.12409432704E+016" calcext:value-type="float">
            <text:p>9,12409432704E+016</text:p>
          </table:table-cell>
          <table:table-cell table:style-name="ce35" table:formula="of:=[_geral.M$104]*[_geral.M$216]" office:value-type="float" office:value="1.90396193544E+016" calcext:value-type="float">
            <text:p>1,90396193544E+016</text:p>
          </table:table-cell>
          <table:table-cell table:style-name="ce35" table:formula="of:=[_geral.N$104]*[_geral.N$216]" office:value-type="float" office:value="6720940565999999" calcext:value-type="float">
            <text:p>6720940565999999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CPU2 icache MSC (No L2) HMC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140]*[_geral.J$216]" office:value-type="float" office:value="8.37096646854E+016" calcext:value-type="float">
            <text:p>8,37096646854E+016</text:p>
          </table:table-cell>
          <table:table-cell table:style-name="ce35" table:formula="of:=[_geral.K$140]*[_geral.K$216]" office:value-type="float" office:value="3.853078101E+016" calcext:value-type="float">
            <text:p>3,853078101E+016</text:p>
          </table:table-cell>
          <table:table-cell table:style-name="ce35" table:formula="of:=[_geral.L$140]*[_geral.L$216]" office:value-type="float" office:value="1.85087464254E+016" calcext:value-type="float">
            <text:p>1,85087464254E+016</text:p>
          </table:table-cell>
          <table:table-cell table:style-name="ce35" table:formula="of:=[_geral.M$140]*[_geral.M$216]" office:value-type="float" office:value="8999235486000000" calcext:value-type="float">
            <text:p>8999235486000000</text:p>
          </table:table-cell>
          <table:table-cell table:style-name="ce35" table:formula="of:=[_geral.N$140]*[_geral.N$216]" office:value-type="float" office:value="4102346695999999" calcext:value-type="float">
            <text:p>4102346695999999</text:p>
          </table:table-cell>
          <table:table-cell table:number-columns-repeated="1010"/>
        </table:table-row>
        <table:table-row table:style-name="ro4">
          <table:table-cell table:style-name="ce10" office:value-type="string" calcext:value-type="string">
            <text:p>CPU3 icache MSC (No L2) HMC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table:formula="of:=[_geral.J$176]*[_geral.J$216]" office:value-type="float" office:value="1.05964583751E+016" calcext:value-type="float">
            <text:p>1,05964583751E+016</text:p>
          </table:table-cell>
          <table:table-cell table:style-name="ce35" table:formula="of:=[_geral.K$176]*[_geral.K$216]" office:value-type="float" office:value="7825224198500000" calcext:value-type="float">
            <text:p>7825224198500000</text:p>
          </table:table-cell>
          <table:table-cell table:style-name="ce35" table:formula="of:=[_geral.L$176]*[_geral.L$216]" office:value-type="float" office:value="4620291498899999" calcext:value-type="float">
            <text:p>4620291498899999</text:p>
          </table:table-cell>
          <table:table-cell table:style-name="ce35" table:formula="of:=[_geral.M$176]*[_geral.M$216]" office:value-type="float" office:value="2033128688400000" calcext:value-type="float">
            <text:p>2033128688400000</text:p>
          </table:table-cell>
          <table:table-cell table:style-name="ce35" table:formula="of:=[_geral.N$176]*[_geral.N$216]" office:value-type="float" office:value="1.013318792E+015" calcext:value-type="float">
            <text:p>1,013318792E+015</text:p>
          </table:table-cell>
          <table:table-cell table:number-columns-repeated="1010"/>
        </table:table-row>
        <table:table-row table:style-name="ro4">
          <table:table-cell table:style-name="ce2" office:value-type="string" calcext:value-type="string">
            <text:p>L2 MSC (DDR3)</text:p>
          </table:table-cell>
          <table:table-cell table:style-name="ce22" table:formula="of:=[_geral.B183]*[_geral.B215]" office:value-type="float" office:value="9.034576188E+015" calcext:value-type="float">
            <text:p>9,034576188E+015</text:p>
          </table:table-cell>
          <table:table-cell table:style-name="ce22" table:formula="of:=[_geral.C183]*[_geral.C215]" office:value-type="float" office:value="1.13774247192E+016" calcext:value-type="float">
            <text:p>1,13774247192E+016</text:p>
          </table:table-cell>
          <table:table-cell table:style-name="ce22" table:formula="of:=[_geral.D183]*[_geral.D215]" office:value-type="float" office:value="1.74986261352E+016" calcext:value-type="float">
            <text:p>1,74986261352E+016</text:p>
          </table:table-cell>
          <table:table-cell table:style-name="ce22" table:formula="of:=[_geral.E183]*[_geral.E215]" office:value-type="float" office:value="3.07807220544E+016" calcext:value-type="float">
            <text:p>3,07807220544E+016</text:p>
          </table:table-cell>
          <table:table-cell table:style-name="ce35" table:formula="of:=[_geral.F183]*[_geral.F215]" office:value-type="float" office:value="1.85700809016E+016" calcext:value-type="float">
            <text:p>1,85700809016E+016</text:p>
          </table:table-cell>
          <table:table-cell table:style-name="ce35" table:formula="of:=[_geral.G183]*[_geral.G215]" office:value-type="float" office:value="3.7524339132E+016" calcext:value-type="float">
            <text:p>3,7524339132E+016</text:p>
          </table:table-cell>
          <table:table-cell table:style-name="ce35" table:formula="of:=[_geral.H183]*[_geral.H215]" office:value-type="float" office:value="8.3933712024E+016" calcext:value-type="float">
            <text:p>8,3933712024E+016</text:p>
          </table:table-cell>
          <table:table-cell table:style-name="ce35" table:formula="of:=[_geral.I183]*[_geral.I215]" office:value-type="float" office:value="2.46780783132E+017" calcext:value-type="float">
            <text:p>2,46780783132E+017</text:p>
          </table:table-cell>
          <table:table-cell table:style-name="ce35" table:formula="of:=[_geral.J183]*[_geral.J215]" office:value-type="float" office:value="0" calcext:value-type="float">
            <text:p>0</text:p>
          </table:table-cell>
          <table:table-cell table:style-name="ce35" table:formula="of:=[_geral.K183]*[_geral.K215]" office:value-type="float" office:value="0" calcext:value-type="float">
            <text:p>0</text:p>
          </table:table-cell>
          <table:table-cell table:style-name="ce35" table:formula="of:=[_geral.L183]*[_geral.L215]" office:value-type="float" office:value="0" calcext:value-type="float">
            <text:p>0</text:p>
          </table:table-cell>
          <table:table-cell table:style-name="ce35" table:formula="of:=[_geral.M183]*[_geral.M215]" office:value-type="float" office:value="0" calcext:value-type="float">
            <text:p>0</text:p>
          </table:table-cell>
          <table:table-cell table:style-name="ce35" table:formula="of:=[_geral.N183]*[_geral.N215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2" office:value-type="string" calcext:value-type="string">
            <text:p>L2 MSC (HMC)</text:p>
          </table:table-cell>
          <table:table-cell table:style-name="ce22" table:formula="of:=[_geral.B183]*[_geral.B216]" office:value-type="float" office:value="7823556586999999" calcext:value-type="float">
            <text:p>7823556586999999</text:p>
          </table:table-cell>
          <table:table-cell table:style-name="ce22" table:formula="of:=[_geral.C183]*[_geral.C216]" office:value-type="float" office:value="9.9193976719E+015" calcext:value-type="float">
            <text:p>9,9193976719E+015</text:p>
          </table:table-cell>
          <table:table-cell table:style-name="ce22" table:formula="of:=[_geral.D183]*[_geral.D216]" office:value-type="float" office:value="1.50738588588E+016" calcext:value-type="float">
            <text:p>1,50738588588E+016</text:p>
          </table:table-cell>
          <table:table-cell table:style-name="ce22" table:formula="of:=[_geral.E183]*[_geral.E216]" office:value-type="float" office:value="2.58909154056E+016" calcext:value-type="float">
            <text:p>2,58909154056E+016</text:p>
          </table:table-cell>
          <table:table-cell table:style-name="ce35" table:formula="of:=[_geral.F183]*[_geral.F216]" office:value-type="float" office:value="1.60213014402E+016" calcext:value-type="float">
            <text:p>1,60213014402E+016</text:p>
          </table:table-cell>
          <table:table-cell table:style-name="ce35" table:formula="of:=[_geral.G183]*[_geral.G216]" office:value-type="float" office:value="3.18212921355E+016" calcext:value-type="float">
            <text:p>3,18212921355E+016</text:p>
          </table:table-cell>
          <table:table-cell table:style-name="ce35" table:formula="of:=[_geral.H183]*[_geral.H216]" office:value-type="float" office:value="7.0006555591E+016" calcext:value-type="float">
            <text:p>7,0006555591E+016</text:p>
          </table:table-cell>
          <table:table-cell table:style-name="ce35" table:formula="of:=[_geral.I183]*[_geral.I216]" office:value-type="float" office:value="1.95716639781E+017" calcext:value-type="float">
            <text:p>1,95716639781E+017</text:p>
          </table:table-cell>
          <table:table-cell table:style-name="ce35" table:formula="of:=[_geral.J183]*[_geral.J216]" office:value-type="float" office:value="0" calcext:value-type="float">
            <text:p>0</text:p>
          </table:table-cell>
          <table:table-cell table:style-name="ce35" table:formula="of:=[_geral.K183]*[_geral.K216]" office:value-type="float" office:value="0" calcext:value-type="float">
            <text:p>0</text:p>
          </table:table-cell>
          <table:table-cell table:style-name="ce35" table:formula="of:=[_geral.L183]*[_geral.L216]" office:value-type="float" office:value="0" calcext:value-type="float">
            <text:p>0</text:p>
          </table:table-cell>
          <table:table-cell table:style-name="ce35" table:formula="of:=[_geral.M183]*[_geral.M216]" office:value-type="float" office:value="0" calcext:value-type="float">
            <text:p>0</text:p>
          </table:table-cell>
          <table:table-cell table:style-name="ce35" table:formula="of:=[_geral.N183]*[_geral.N216]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CPU0 Exec Time (DDR3)</text:p>
          </table:table-cell>
          <table:table-cell table:style-name="ce23" table:formula="of:=(([_geral.B259]+([_geral.B217] + [_geral.B221]+[_geral.B225]+[_geral.B229]+[_geral.B$241]))*[$_Clk_Freq.$B$3])*0.000000001" office:value-type="float" office:value="0.0119732374647334" calcext:value-type="float">
            <text:p>0,0119732375</text:p>
          </table:table-cell>
          <table:table-cell table:style-name="ce23" table:formula="of:=(([_geral.C259]+([_geral.C217] + [_geral.C221]+[_geral.C225]+[_geral.C229]+[_geral.C$241]))*[$_Clk_Freq.$B$3])*0.000000001" office:value-type="float" office:value="0.0138617932187934" calcext:value-type="float">
            <text:p>0,0138617932</text:p>
          </table:table-cell>
          <table:table-cell table:style-name="ce23" table:formula="of:=(([_geral.D259]+([_geral.D217] + [_geral.D221]+[_geral.D225]+[_geral.D229]+[_geral.D$241]))*[$_Clk_Freq.$B$3])*0.000000001" office:value-type="float" office:value="0.0198433060750034" calcext:value-type="float">
            <text:p>0,0198433061</text:p>
          </table:table-cell>
          <table:table-cell table:style-name="ce23" table:formula="of:=(([_geral.E259]+([_geral.E217] + [_geral.E221]+[_geral.E225]+[_geral.E229]+[_geral.E$241]))*[$_Clk_Freq.$B$3])*0.000000001" office:value-type="float" office:value="0.0329997538639234" calcext:value-type="float">
            <text:p>0,0329997539</text:p>
          </table:table-cell>
          <table:table-cell table:style-name="ce36" table:formula="of:=(([_geral.F259]+([_geral.F217] + [_geral.F221]+[_geral.F225]+[_geral.F229]+[_geral.F$241]))*[$_Clk_Freq.$B$3])*0.000000001" office:value-type="float" office:value="0.0275163856495034" calcext:value-type="float">
            <text:p>0,0275163856</text:p>
          </table:table-cell>
          <table:table-cell table:style-name="ce36" table:formula="of:=(([_geral.G259]+([_geral.G217] + [_geral.G221]+[_geral.G225]+[_geral.G229]+[_geral.G$241]))*[$_Clk_Freq.$B$3])*0.000000001" office:value-type="float" office:value="0.0459911643780734" calcext:value-type="float">
            <text:p>0,0459911644</text:p>
          </table:table-cell>
          <table:table-cell table:style-name="ce36" table:formula="of:=(([_geral.H259]+([_geral.H217] + [_geral.H221]+[_geral.H225]+[_geral.H229]+[_geral.H$241]))*[$_Clk_Freq.$B$3])*0.000000001" office:value-type="float" office:value="0.0863178865505357" calcext:value-type="float">
            <text:p>0,0863178866</text:p>
          </table:table-cell>
          <table:table-cell table:style-name="ce36" table:formula="of:=(([_geral.I259]+([_geral.I217] + [_geral.I221]+[_geral.I225]+[_geral.I229]+[_geral.I$241]))*[$_Clk_Freq.$B$3])*0.000000001" office:value-type="float" office:value="0.248529739848322" calcext:value-type="float">
            <text:p>0,2485297398</text:p>
          </table:table-cell>
          <table:table-cell table:style-name="ce36" table:formula="of:=(([_geral.J259]+([_geral.J217] + [_geral.J221]+[_geral.J225]+[_geral.J229]+[_geral.J$241]))*[$_Clk_Freq.$B$3])*0.000000001" office:value-type="float" office:value="0.284403753673169" calcext:value-type="float">
            <text:p>0,2844037537</text:p>
          </table:table-cell>
          <table:table-cell table:style-name="ce36" table:formula="of:=(([_geral.K259]+([_geral.K217] + [_geral.K221]+[_geral.K225]+[_geral.K229]+[_geral.K$241]))*[$_Clk_Freq.$B$3])*0.000000001" office:value-type="float" office:value="0.182226122821169" calcext:value-type="float">
            <text:p>0,1822261228</text:p>
          </table:table-cell>
          <table:table-cell table:style-name="ce36" table:formula="of:=(([_geral.L259]+([_geral.L217] + [_geral.L221]+[_geral.L225]+[_geral.L229]+[_geral.L$241]))*[$_Clk_Freq.$B$3])*0.000000001" office:value-type="float" office:value="0.098412250649964" calcext:value-type="float">
            <text:p>0,0984122506</text:p>
          </table:table-cell>
          <table:table-cell table:style-name="ce36" table:formula="of:=(([_geral.M259]+([_geral.M217] + [_geral.M221]+[_geral.M225]+[_geral.M229]+[_geral.M$241]))*[$_Clk_Freq.$B$3])*0.000000001" office:value-type="float" office:value="0.0387308714484027" calcext:value-type="float">
            <text:p>0,0387308714</text:p>
          </table:table-cell>
          <table:table-cell table:style-name="ce36" table:formula="of:=(([_geral.N259]+([_geral.N217] + [_geral.N221]+[_geral.N225]+[_geral.N229]+[_geral.N$241]))*[$_Clk_Freq.$B$3])*0.000000001" office:value-type="float" office:value="0.0124690075547979" calcext:value-type="float">
            <text:p>0,0124690076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CPU1 Exec Time (DDR3)</text:p>
          </table:table-cell>
          <table:table-cell table:style-name="ce23" table:formula="of:=(([_geral.B260]+([_geral.B218] + [_geral.B222]+[_geral.B226]+[_geral.B230]+[_geral.B$241]))*[$_Clk_Freq.$B$3])*0.000000001" office:value-type="float" office:value="0.0138810594098545" calcext:value-type="float">
            <text:p>0,0138810594</text:p>
          </table:table-cell>
          <table:table-cell table:style-name="ce23" table:formula="of:=(([_geral.C260]+([_geral.C218] + [_geral.C222]+[_geral.C226]+[_geral.C230]+[_geral.C$241]))*[$_Clk_Freq.$B$3])*0.000000001" office:value-type="float" office:value="0.0154746804912244" calcext:value-type="float">
            <text:p>0,0154746805</text:p>
          </table:table-cell>
          <table:table-cell table:style-name="ce23" table:formula="of:=(([_geral.D260]+([_geral.D218] + [_geral.D222]+[_geral.D226]+[_geral.D230]+[_geral.D$241]))*[$_Clk_Freq.$B$3])*0.000000001" office:value-type="float" office:value="0.0213654932374944" calcext:value-type="float">
            <text:p>0,0213654932</text:p>
          </table:table-cell>
          <table:table-cell table:style-name="ce23" table:formula="of:=(([_geral.E260]+([_geral.E218] + [_geral.E222]+[_geral.E226]+[_geral.E230]+[_geral.E$241]))*[$_Clk_Freq.$B$3])*0.000000001" office:value-type="float" office:value="0.0344403449239345" calcext:value-type="float">
            <text:p>0,0344403449</text:p>
          </table:table-cell>
          <table:table-cell table:style-name="ce36" table:formula="of:=(([_geral.F260]+([_geral.F218] + [_geral.F222]+[_geral.F226]+[_geral.F230]+[_geral.F$241]))*[$_Clk_Freq.$B$3])*0.000000001" office:value-type="float" office:value="0.0285920609489145" calcext:value-type="float">
            <text:p>0,0285920609</text:p>
          </table:table-cell>
          <table:table-cell table:style-name="ce36" table:formula="of:=(([_geral.G260]+([_geral.G218] + [_geral.G222]+[_geral.G226]+[_geral.G230]+[_geral.G$241]))*[$_Clk_Freq.$B$3])*0.000000001" office:value-type="float" office:value="0.0470091811602445" calcext:value-type="float">
            <text:p>0,0470091812</text:p>
          </table:table-cell>
          <table:table-cell table:style-name="ce36" table:formula="of:=(([_geral.H260]+([_geral.H218] + [_geral.H222]+[_geral.H226]+[_geral.H230]+[_geral.H$241]))*[$_Clk_Freq.$B$3])*0.000000001" office:value-type="float" office:value="0.0866043683562844" calcext:value-type="float">
            <text:p>0,0866043684</text:p>
          </table:table-cell>
          <table:table-cell table:style-name="ce36" table:formula="of:=(([_geral.I260]+([_geral.I218] + [_geral.I222]+[_geral.I226]+[_geral.I230]+[_geral.I$241]))*[$_Clk_Freq.$B$3])*0.000000001" office:value-type="float" office:value="0.248739468621129" calcext:value-type="float">
            <text:p>0,2487394686</text:p>
          </table:table-cell>
          <table:table-cell table:style-name="ce36" table:formula="of:=(([_geral.J260]+([_geral.J218] + [_geral.J222]+[_geral.J226]+[_geral.J230]+[_geral.J$241]))*[$_Clk_Freq.$B$3])*0.000000001" office:value-type="float" office:value="0.318620090748024" calcext:value-type="float">
            <text:p>0,3186200907</text:p>
          </table:table-cell>
          <table:table-cell table:style-name="ce36" table:formula="of:=(([_geral.K260]+([_geral.K218] + [_geral.K222]+[_geral.K226]+[_geral.K230]+[_geral.K$241]))*[$_Clk_Freq.$B$3])*0.000000001" office:value-type="float" office:value="0.243350213236824" calcext:value-type="float">
            <text:p>0,2433502132</text:p>
          </table:table-cell>
          <table:table-cell table:style-name="ce36" table:formula="of:=(([_geral.L260]+([_geral.L218] + [_geral.L222]+[_geral.L226]+[_geral.L230]+[_geral.L$241]))*[$_Clk_Freq.$B$3])*0.000000001" office:value-type="float" office:value="0.122969279383224" calcext:value-type="float">
            <text:p>0,1229692794</text:p>
          </table:table-cell>
          <table:table-cell table:style-name="ce36" table:formula="of:=(([_geral.M260]+([_geral.M218] + [_geral.M222]+[_geral.M226]+[_geral.M230]+[_geral.M$241]))*[$_Clk_Freq.$B$3])*0.000000001" office:value-type="float" office:value="0.0269514581472244" calcext:value-type="float">
            <text:p>0,0269514581</text:p>
          </table:table-cell>
          <table:table-cell table:style-name="ce36" table:formula="of:=(([_geral.N260]+([_geral.N218] + [_geral.N222]+[_geral.N226]+[_geral.N230]+[_geral.N$241]))*[$_Clk_Freq.$B$3])*0.000000001" office:value-type="float" office:value="0.0106472667648244" calcext:value-type="float">
            <text:p>0,0106472668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CPU2 Exec Time (DDR3)</text:p>
          </table:table-cell>
          <table:table-cell table:style-name="ce23" table:formula="of:=(([_geral.B261]+([_geral.B219] + [_geral.B223]+[_geral.B227]+[_geral.B231]+[_geral.B$241]))*[$_Clk_Freq.$B$3])*0.000000001" office:value-type="float" office:value="0.0115065298787342" calcext:value-type="float">
            <text:p>0,0115065299</text:p>
          </table:table-cell>
          <table:table-cell table:style-name="ce23" table:formula="of:=(([_geral.C261]+([_geral.C219] + [_geral.C223]+[_geral.C227]+[_geral.C231]+[_geral.C$241]))*[$_Clk_Freq.$B$3])*0.000000001" office:value-type="float" office:value="0.0134672367697042" calcext:value-type="float">
            <text:p>0,0134672368</text:p>
          </table:table-cell>
          <table:table-cell table:style-name="ce23" table:formula="of:=(([_geral.D261]+([_geral.D219] + [_geral.D223]+[_geral.D227]+[_geral.D231]+[_geral.D$241]))*[$_Clk_Freq.$B$3])*0.000000001" office:value-type="float" office:value="0.0194709434761842" calcext:value-type="float">
            <text:p>0,0194709435</text:p>
          </table:table-cell>
          <table:table-cell table:style-name="ce23" table:formula="of:=(([_geral.E261]+([_geral.E219] + [_geral.E223]+[_geral.E227]+[_geral.E231]+[_geral.E$241]))*[$_Clk_Freq.$B$3])*0.000000001" office:value-type="float" office:value="0.0326473516469242" calcext:value-type="float">
            <text:p>0,0326473516</text:p>
          </table:table-cell>
          <table:table-cell table:style-name="ce36" table:formula="of:=(([_geral.F261]+([_geral.F219] + [_geral.F223]+[_geral.F227]+[_geral.F231]+[_geral.F$241]))*[$_Clk_Freq.$B$3])*0.000000001" office:value-type="float" office:value="0.0252528256725942" calcext:value-type="float">
            <text:p>0,0252528257</text:p>
          </table:table-cell>
          <table:table-cell table:style-name="ce36" table:formula="of:=(([_geral.G261]+([_geral.G219] + [_geral.G223]+[_geral.G227]+[_geral.G231]+[_geral.G$241]))*[$_Clk_Freq.$B$3])*0.000000001" office:value-type="float" office:value="0.0438489201333442" calcext:value-type="float">
            <text:p>0,0438489201</text:p>
          </table:table-cell>
          <table:table-cell table:style-name="ce36" table:formula="of:=(([_geral.H261]+([_geral.H219] + [_geral.H223]+[_geral.H227]+[_geral.H231]+[_geral.H$241]))*[$_Clk_Freq.$B$3])*0.000000001" office:value-type="float" office:value="0.0857145493250189" calcext:value-type="float">
            <text:p>0,0857145493</text:p>
          </table:table-cell>
          <table:table-cell table:style-name="ce36" table:formula="of:=(([_geral.I261]+([_geral.I219] + [_geral.I223]+[_geral.I227]+[_geral.I231]+[_geral.I$241]))*[$_Clk_Freq.$B$3])*0.000000001" office:value-type="float" office:value="0.248087754863346" calcext:value-type="float">
            <text:p>0,2480877549</text:p>
          </table:table-cell>
          <table:table-cell table:style-name="ce36" table:formula="of:=(([_geral.J261]+([_geral.J219] + [_geral.J223]+[_geral.J227]+[_geral.J231]+[_geral.J$241]))*[$_Clk_Freq.$B$3])*0.000000001" office:value-type="float" office:value="0.212474154669673" calcext:value-type="float">
            <text:p>0,2124741547</text:p>
          </table:table-cell>
          <table:table-cell table:style-name="ce36" table:formula="of:=(([_geral.K261]+([_geral.K219] + [_geral.K223]+[_geral.K227]+[_geral.K231]+[_geral.K$241]))*[$_Clk_Freq.$B$3])*0.000000001" office:value-type="float" office:value="0.113686941508873" calcext:value-type="float">
            <text:p>0,1136869415</text:p>
          </table:table-cell>
          <table:table-cell table:style-name="ce36" table:formula="of:=(([_geral.L261]+([_geral.L219] + [_geral.L223]+[_geral.L227]+[_geral.L231]+[_geral.L$241]))*[$_Clk_Freq.$B$3])*0.000000001" office:value-type="float" office:value="0.063624615165671" calcext:value-type="float">
            <text:p>0,0636246152</text:p>
          </table:table-cell>
          <table:table-cell table:style-name="ce36" table:formula="of:=(([_geral.M261]+([_geral.M219] + [_geral.M223]+[_geral.M227]+[_geral.M231]+[_geral.M$241]))*[$_Clk_Freq.$B$3])*0.000000001" office:value-type="float" office:value="0.0370876035001114" calcext:value-type="float">
            <text:p>0,0370876035</text:p>
          </table:table-cell>
          <table:table-cell table:style-name="ce36" table:formula="of:=(([_geral.N261]+([_geral.N219] + [_geral.N223]+[_geral.N227]+[_geral.N231]+[_geral.N$241]))*[$_Clk_Freq.$B$3])*0.000000001" office:value-type="float" office:value="0.0231893207089065" calcext:value-type="float">
            <text:p>0,0231893207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CPU3 Exec Time (DDR3)</text:p>
          </table:table-cell>
          <table:table-cell table:style-name="ce23" table:formula="of:=(([_geral.B262]+([_geral.B220] + [_geral.B224]+[_geral.B228]+[_geral.B232]+[_geral.B$241]))*[$_Clk_Freq.$B$3])*0.000000001" office:value-type="float" office:value="0.00941272174757457" calcext:value-type="float">
            <text:p>0,0094127217</text:p>
          </table:table-cell>
          <table:table-cell table:style-name="ce23" table:formula="of:=(([_geral.C262]+([_geral.C220] + [_geral.C224]+[_geral.C228]+[_geral.C232]+[_geral.C$241]))*[$_Clk_Freq.$B$3])*0.000000001" office:value-type="float" office:value="0.0116971159086246" calcext:value-type="float">
            <text:p>0,0116971159</text:p>
          </table:table-cell>
          <table:table-cell table:style-name="ce23" table:formula="of:=(([_geral.D262]+([_geral.D220] + [_geral.D224]+[_geral.D228]+[_geral.D232]+[_geral.D$241]))*[$_Clk_Freq.$B$3])*0.000000001" office:value-type="float" office:value="0.0178003540215446" calcext:value-type="float">
            <text:p>0,017800354</text:p>
          </table:table-cell>
          <table:table-cell table:style-name="ce23" table:formula="of:=(([_geral.E262]+([_geral.E220] + [_geral.E224]+[_geral.E228]+[_geral.E232]+[_geral.E$241]))*[$_Clk_Freq.$B$3])*0.000000001" office:value-type="float" office:value="0.0310662813278546" calcext:value-type="float">
            <text:p>0,0310662813</text:p>
          </table:table-cell>
          <table:table-cell table:style-name="ce36" table:formula="of:=(([_geral.F262]+([_geral.F220] + [_geral.F224]+[_geral.F228]+[_geral.F232]+[_geral.F$241]))*[$_Clk_Freq.$B$3])*0.000000001" office:value-type="float" office:value="0.0192654792787446" calcext:value-type="float">
            <text:p>0,0192654793</text:p>
          </table:table-cell>
          <table:table-cell table:style-name="ce36" table:formula="of:=(([_geral.G262]+([_geral.G220] + [_geral.G224]+[_geral.G228]+[_geral.G232]+[_geral.G$241]))*[$_Clk_Freq.$B$3])*0.000000001" office:value-type="float" office:value="0.0381824802812246" calcext:value-type="float">
            <text:p>0,0381824803</text:p>
          </table:table-cell>
          <table:table-cell table:style-name="ce36" table:formula="of:=(([_geral.H262]+([_geral.H220] + [_geral.H224]+[_geral.H228]+[_geral.H232]+[_geral.H$241]))*[$_Clk_Freq.$B$3])*0.000000001" office:value-type="float" office:value="0.0841192183044426" calcext:value-type="float">
            <text:p>0,0841192183</text:p>
          </table:table-cell>
          <table:table-cell table:style-name="ce36" table:formula="of:=(([_geral.I262]+([_geral.I220] + [_geral.I224]+[_geral.I228]+[_geral.I232]+[_geral.I$241]))*[$_Clk_Freq.$B$3])*0.000000001" office:value-type="float" office:value="0.246916280667816" calcext:value-type="float">
            <text:p>0,2469162807</text:p>
          </table:table-cell>
          <table:table-cell table:style-name="ce36" table:formula="of:=(([_geral.J262]+([_geral.J220] + [_geral.J224]+[_geral.J228]+[_geral.J232]+[_geral.J$241]))*[$_Clk_Freq.$B$3])*0.000000001" office:value-type="float" office:value="0.0220072149053954" calcext:value-type="float">
            <text:p>0,0220072149</text:p>
          </table:table-cell>
          <table:table-cell table:style-name="ce36" table:formula="of:=(([_geral.K262]+([_geral.K220] + [_geral.K224]+[_geral.K228]+[_geral.K232]+[_geral.K$241]))*[$_Clk_Freq.$B$3])*0.000000001" office:value-type="float" office:value="0.0148242365117954" calcext:value-type="float">
            <text:p>0,0148242365</text:p>
          </table:table-cell>
          <table:table-cell table:style-name="ce36" table:formula="of:=(([_geral.L262]+([_geral.L220] + [_geral.L224]+[_geral.L228]+[_geral.L232]+[_geral.L$241]))*[$_Clk_Freq.$B$3])*0.000000001" office:value-type="float" office:value="0.00944451844619127" calcext:value-type="float">
            <text:p>0,0094445184</text:p>
          </table:table-cell>
          <table:table-cell table:style-name="ce36" table:formula="of:=(([_geral.M262]+([_geral.M220] + [_geral.M224]+[_geral.M228]+[_geral.M232]+[_geral.M$241]))*[$_Clk_Freq.$B$3])*0.000000001" office:value-type="float" office:value="0.00487459450623332" calcext:value-type="float">
            <text:p>0,0048745945</text:p>
          </table:table-cell>
          <table:table-cell table:style-name="ce36" table:formula="of:=(([_geral.N262]+([_geral.N220] + [_geral.N224]+[_geral.N228]+[_geral.N232]+[_geral.N$241]))*[$_Clk_Freq.$B$3])*0.000000001" office:value-type="float" office:value="0.00318000339182847" calcext:value-type="float">
            <text:p>0,0031800034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CPU0 Exec Time (HMC)</text:p>
          </table:table-cell>
          <table:table-cell table:style-name="ce23" table:formula="of:=(([_geral.B259]+([_geral.B217] + [_geral.B221]+[_geral.B233]+[_geral.B237]+[_geral.B$242]))*[$_Clk_Freq.$B$3])*0.000000001" office:value-type="float" office:value="0.0107622178637334" calcext:value-type="float">
            <text:p>0,0107622179</text:p>
          </table:table-cell>
          <table:table-cell table:style-name="ce23" table:formula="of:=(([_geral.C259]+([_geral.C217] + [_geral.C221]+[_geral.C233]+[_geral.C237]+[_geral.C$242]))*[$_Clk_Freq.$B$3])*0.000000001" office:value-type="float" office:value="0.0124037661714934" calcext:value-type="float">
            <text:p>0,0124037662</text:p>
          </table:table-cell>
          <table:table-cell table:style-name="ce23" table:formula="of:=(([_geral.D259]+([_geral.D217] + [_geral.D221]+[_geral.D233]+[_geral.D237]+[_geral.D$242]))*[$_Clk_Freq.$B$3])*0.000000001" office:value-type="float" office:value="0.0174185387986034" calcext:value-type="float">
            <text:p>0,0174185388</text:p>
          </table:table-cell>
          <table:table-cell table:style-name="ce23" table:formula="of:=(([_geral.E259]+([_geral.E217] + [_geral.E221]+[_geral.E233]+[_geral.E237]+[_geral.E$242]))*[$_Clk_Freq.$B$3])*0.000000001" office:value-type="float" office:value="0.0281099472151234" calcext:value-type="float">
            <text:p>0,0281099472</text:p>
          </table:table-cell>
          <table:table-cell table:style-name="ce36" table:formula="of:=(([_geral.F259]+([_geral.F217] + [_geral.F221]+[_geral.F233]+[_geral.F237]+[_geral.F$242]))*[$_Clk_Freq.$B$3])*0.000000001" office:value-type="float" office:value="0.0249676061881034" calcext:value-type="float">
            <text:p>0,0249676062</text:p>
          </table:table-cell>
          <table:table-cell table:style-name="ce36" table:formula="of:=(([_geral.G259]+([_geral.G217] + [_geral.G221]+[_geral.G233]+[_geral.G237]+[_geral.G$242]))*[$_Clk_Freq.$B$3])*0.000000001" office:value-type="float" office:value="0.0402881173815735" calcext:value-type="float">
            <text:p>0,0402881174</text:p>
          </table:table-cell>
          <table:table-cell table:style-name="ce36" table:formula="of:=(([_geral.H259]+([_geral.H217] + [_geral.H221]+[_geral.H233]+[_geral.H237]+[_geral.H$242]))*[$_Clk_Freq.$B$3])*0.000000001" office:value-type="float" office:value="0.0723907301175357" calcext:value-type="float">
            <text:p>0,0723907301</text:p>
          </table:table-cell>
          <table:table-cell table:style-name="ce36" table:formula="of:=(([_geral.I259]+([_geral.I217] + [_geral.I221]+[_geral.I233]+[_geral.I237]+[_geral.I$242]))*[$_Clk_Freq.$B$3])*0.000000001" office:value-type="float" office:value="0.197465596497322" calcext:value-type="float">
            <text:p>0,1974655965</text:p>
          </table:table-cell>
          <table:table-cell table:style-name="ce36" table:formula="of:=(([_geral.J259]+([_geral.J217] + [_geral.J221]+[_geral.J233]+[_geral.J237]+[_geral.J$242]))*[$_Clk_Freq.$B$3])*0.000000001" office:value-type="float" office:value="0.224854632202169" calcext:value-type="float">
            <text:p>0,2248546322</text:p>
          </table:table-cell>
          <table:table-cell table:style-name="ce36" table:formula="of:=(([_geral.K259]+([_geral.K217] + [_geral.K221]+[_geral.K233]+[_geral.K237]+[_geral.K$242]))*[$_Clk_Freq.$B$3])*0.000000001" office:value-type="float" office:value="0.145191219948069" calcext:value-type="float">
            <text:p>0,1451912199</text:p>
          </table:table-cell>
          <table:table-cell table:style-name="ce36" table:formula="of:=(([_geral.L259]+([_geral.L217] + [_geral.L221]+[_geral.L233]+[_geral.L237]+[_geral.L$242]))*[$_Clk_Freq.$B$3])*0.000000001" office:value-type="float" office:value="0.077768229073464" calcext:value-type="float">
            <text:p>0,0777682291</text:p>
          </table:table-cell>
          <table:table-cell table:style-name="ce36" table:formula="of:=(([_geral.M259]+([_geral.M217] + [_geral.M221]+[_geral.M233]+[_geral.M237]+[_geral.M$242]))*[$_Clk_Freq.$B$3])*0.000000001" office:value-type="float" office:value="0.0308791529370027" calcext:value-type="float">
            <text:p>0,0308791529</text:p>
          </table:table-cell>
          <table:table-cell table:style-name="ce36" table:formula="of:=(([_geral.N259]+([_geral.N217] + [_geral.N221]+[_geral.N233]+[_geral.N237]+[_geral.N$242]))*[$_Clk_Freq.$B$3])*0.000000001" office:value-type="float" office:value="0.0100052222595979" calcext:value-type="float">
            <text:p>0,0100052223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CPU1 Exec Time (HMC)</text:p>
          </table:table-cell>
          <table:table-cell table:style-name="ce23" table:formula="of:=(([_geral.B260]+([_geral.B218] + [_geral.B222]+[_geral.B234]+[_geral.B238]+[_geral.B$242]))*[$_Clk_Freq.$B$3])*0.000000001" office:value-type="float" office:value="0.0126700398088545" calcext:value-type="float">
            <text:p>0,0126700398</text:p>
          </table:table-cell>
          <table:table-cell table:style-name="ce23" table:formula="of:=(([_geral.C260]+([_geral.C218] + [_geral.C222]+[_geral.C234]+[_geral.C238]+[_geral.C$242]))*[$_Clk_Freq.$B$3])*0.000000001" office:value-type="float" office:value="0.0140166534439244" calcext:value-type="float">
            <text:p>0,0140166534</text:p>
          </table:table-cell>
          <table:table-cell table:style-name="ce23" table:formula="of:=(([_geral.D260]+([_geral.D218] + [_geral.D222]+[_geral.D234]+[_geral.D238]+[_geral.D$242]))*[$_Clk_Freq.$B$3])*0.000000001" office:value-type="float" office:value="0.0189407259610945" calcext:value-type="float">
            <text:p>0,018940726</text:p>
          </table:table-cell>
          <table:table-cell table:style-name="ce23" table:formula="of:=(([_geral.E260]+([_geral.E218] + [_geral.E222]+[_geral.E234]+[_geral.E238]+[_geral.E$242]))*[$_Clk_Freq.$B$3])*0.000000001" office:value-type="float" office:value="0.0295505382751345" calcext:value-type="float">
            <text:p>0,0295505383</text:p>
          </table:table-cell>
          <table:table-cell table:style-name="ce36" table:formula="of:=(([_geral.F260]+([_geral.F218] + [_geral.F222]+[_geral.F234]+[_geral.F238]+[_geral.F$242]))*[$_Clk_Freq.$B$3])*0.000000001" office:value-type="float" office:value="0.0260432814875145" calcext:value-type="float">
            <text:p>0,0260432815</text:p>
          </table:table-cell>
          <table:table-cell table:style-name="ce36" table:formula="of:=(([_geral.G260]+([_geral.G218] + [_geral.G222]+[_geral.G234]+[_geral.G238]+[_geral.G$242]))*[$_Clk_Freq.$B$3])*0.000000001" office:value-type="float" office:value="0.0413061341637444" calcext:value-type="float">
            <text:p>0,0413061342</text:p>
          </table:table-cell>
          <table:table-cell table:style-name="ce36" table:formula="of:=(([_geral.H260]+([_geral.H218] + [_geral.H222]+[_geral.H234]+[_geral.H238]+[_geral.H$242]))*[$_Clk_Freq.$B$3])*0.000000001" office:value-type="float" office:value="0.0726772119232844" calcext:value-type="float">
            <text:p>0,0726772119</text:p>
          </table:table-cell>
          <table:table-cell table:style-name="ce36" table:formula="of:=(([_geral.I260]+([_geral.I218] + [_geral.I222]+[_geral.I234]+[_geral.I238]+[_geral.I$242]))*[$_Clk_Freq.$B$3])*0.000000001" office:value-type="float" office:value="0.197675325270129" calcext:value-type="float">
            <text:p>0,1976753253</text:p>
          </table:table-cell>
          <table:table-cell table:style-name="ce36" table:formula="of:=(([_geral.J260]+([_geral.J218] + [_geral.J222]+[_geral.J234]+[_geral.J238]+[_geral.J$242]))*[$_Clk_Freq.$B$3])*0.000000001" office:value-type="float" office:value="0.251906672783024" calcext:value-type="float">
            <text:p>0,2519066728</text:p>
          </table:table-cell>
          <table:table-cell table:style-name="ce36" table:formula="of:=(([_geral.K260]+([_geral.K218] + [_geral.K222]+[_geral.K234]+[_geral.K238]+[_geral.K$242]))*[$_Clk_Freq.$B$3])*0.000000001" office:value-type="float" office:value="0.193892696520524" calcext:value-type="float">
            <text:p>0,1938926965</text:p>
          </table:table-cell>
          <table:table-cell table:style-name="ce36" table:formula="of:=(([_geral.L260]+([_geral.L218] + [_geral.L222]+[_geral.L234]+[_geral.L238]+[_geral.L$242]))*[$_Clk_Freq.$B$3])*0.000000001" office:value-type="float" office:value="0.0971739089712244" calcext:value-type="float">
            <text:p>0,097173909</text:p>
          </table:table-cell>
          <table:table-cell table:style-name="ce36" table:formula="of:=(([_geral.M260]+([_geral.M218] + [_geral.M222]+[_geral.M234]+[_geral.M238]+[_geral.M$242]))*[$_Clk_Freq.$B$3])*0.000000001" office:value-type="float" office:value="0.0214877220066244" calcext:value-type="float">
            <text:p>0,021487722</text:p>
          </table:table-cell>
          <table:table-cell table:style-name="ce36" table:formula="of:=(([_geral.N260]+([_geral.N218] + [_geral.N222]+[_geral.N234]+[_geral.N238]+[_geral.N$242]))*[$_Clk_Freq.$B$3])*0.000000001" office:value-type="float" office:value="0.00854344422202439" calcext:value-type="float">
            <text:p>0,0085434442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CPU2 Exec Time (HMC)</text:p>
          </table:table-cell>
          <table:table-cell table:style-name="ce23" table:formula="of:=(([_geral.B261]+([_geral.B219] + [_geral.B223]+[_geral.B235]+[_geral.B239]+[_geral.B$242]))*[$_Clk_Freq.$B$3])*0.000000001" office:value-type="float" office:value="0.0102955102777342" calcext:value-type="float">
            <text:p>0,0102955103</text:p>
          </table:table-cell>
          <table:table-cell table:style-name="ce23" table:formula="of:=(([_geral.C261]+([_geral.C219] + [_geral.C223]+[_geral.C235]+[_geral.C239]+[_geral.C$242]))*[$_Clk_Freq.$B$3])*0.000000001" office:value-type="float" office:value="0.0120092097224042" calcext:value-type="float">
            <text:p>0,0120092097</text:p>
          </table:table-cell>
          <table:table-cell table:style-name="ce23" table:formula="of:=(([_geral.D261]+([_geral.D219] + [_geral.D223]+[_geral.D235]+[_geral.D239]+[_geral.D$242]))*[$_Clk_Freq.$B$3])*0.000000001" office:value-type="float" office:value="0.0170461761997842" calcext:value-type="float">
            <text:p>0,0170461762</text:p>
          </table:table-cell>
          <table:table-cell table:style-name="ce23" table:formula="of:=(([_geral.E261]+([_geral.E219] + [_geral.E223]+[_geral.E235]+[_geral.E239]+[_geral.E$242]))*[$_Clk_Freq.$B$3])*0.000000001" office:value-type="float" office:value="0.0277575449981242" calcext:value-type="float">
            <text:p>0,027757545</text:p>
          </table:table-cell>
          <table:table-cell table:style-name="ce36" table:formula="of:=(([_geral.F261]+([_geral.F219] + [_geral.F223]+[_geral.F235]+[_geral.F239]+[_geral.F$242]))*[$_Clk_Freq.$B$3])*0.000000001" office:value-type="float" office:value="0.0227040462111942" calcext:value-type="float">
            <text:p>0,0227040462</text:p>
          </table:table-cell>
          <table:table-cell table:style-name="ce36" table:formula="of:=(([_geral.G261]+([_geral.G219] + [_geral.G223]+[_geral.G235]+[_geral.G239]+[_geral.G$242]))*[$_Clk_Freq.$B$3])*0.000000001" office:value-type="float" office:value="0.0381458731368442" calcext:value-type="float">
            <text:p>0,0381458731</text:p>
          </table:table-cell>
          <table:table-cell table:style-name="ce36" table:formula="of:=(([_geral.H261]+([_geral.H219] + [_geral.H223]+[_geral.H235]+[_geral.H239]+[_geral.H$242]))*[$_Clk_Freq.$B$3])*0.000000001" office:value-type="float" office:value="0.0717873928920189" calcext:value-type="float">
            <text:p>0,0717873929</text:p>
          </table:table-cell>
          <table:table-cell table:style-name="ce36" table:formula="of:=(([_geral.I261]+([_geral.I219] + [_geral.I223]+[_geral.I235]+[_geral.I239]+[_geral.I$242]))*[$_Clk_Freq.$B$3])*0.000000001" office:value-type="float" office:value="0.197023611512346" calcext:value-type="float">
            <text:p>0,1970236115</text:p>
          </table:table-cell>
          <table:table-cell table:style-name="ce36" table:formula="of:=(([_geral.J261]+([_geral.J219] + [_geral.J223]+[_geral.J235]+[_geral.J239]+[_geral.J$242]))*[$_Clk_Freq.$B$3])*0.000000001" office:value-type="float" office:value="0.167985820470173" calcext:value-type="float">
            <text:p>0,1679858205</text:p>
          </table:table-cell>
          <table:table-cell table:style-name="ce36" table:formula="of:=(([_geral.K261]+([_geral.K219] + [_geral.K223]+[_geral.K235]+[_geral.K239]+[_geral.K$242]))*[$_Clk_Freq.$B$3])*0.000000001" office:value-type="float" office:value="0.0905816656734735" calcext:value-type="float">
            <text:p>0,0905816657</text:p>
          </table:table-cell>
          <table:table-cell table:style-name="ce36" table:formula="of:=(([_geral.L261]+([_geral.L219] + [_geral.L223]+[_geral.L235]+[_geral.L239]+[_geral.L$242]))*[$_Clk_Freq.$B$3])*0.000000001" office:value-type="float" office:value="0.050278025516171" calcext:value-type="float">
            <text:p>0,0502780255</text:p>
          </table:table-cell>
          <table:table-cell table:style-name="ce36" table:formula="of:=(([_geral.M261]+([_geral.M219] + [_geral.M223]+[_geral.M235]+[_geral.M239]+[_geral.M$242]))*[$_Clk_Freq.$B$3])*0.000000001" office:value-type="float" office:value="0.0295690165963114" calcext:value-type="float">
            <text:p>0,0295690166</text:p>
          </table:table-cell>
          <table:table-cell table:style-name="ce36" table:formula="of:=(([_geral.N261]+([_geral.N219] + [_geral.N223]+[_geral.N235]+[_geral.N239]+[_geral.N$242]))*[$_Clk_Freq.$B$3])*0.000000001" office:value-type="float" office:value="0.0186072793705065" calcext:value-type="float">
            <text:p>0,0186072794</text:p>
          </table:table-cell>
          <table:table-cell table:number-columns-repeated="1010"/>
        </table:table-row>
        <table:table-row table:style-name="ro5">
          <table:table-cell table:style-name="ce11" office:value-type="string" calcext:value-type="string">
            <text:p>CPU3 Exec Time (HMC)</text:p>
          </table:table-cell>
          <table:table-cell table:style-name="ce23" table:formula="of:=(([_geral.B262]+([_geral.B220] + [_geral.B224]+[_geral.B236]+[_geral.B240]+[_geral.B$242]))*[$_Clk_Freq.$B$3])*0.000000001" office:value-type="float" office:value="0.00820170214657457" calcext:value-type="float">
            <text:p>0,0082017021</text:p>
          </table:table-cell>
          <table:table-cell table:style-name="ce23" table:formula="of:=(([_geral.C262]+([_geral.C220] + [_geral.C224]+[_geral.C236]+[_geral.C240]+[_geral.C$242]))*[$_Clk_Freq.$B$3])*0.000000001" office:value-type="float" office:value="0.0102390888613246" calcext:value-type="float">
            <text:p>0,0102390889</text:p>
          </table:table-cell>
          <table:table-cell table:style-name="ce23" table:formula="of:=(([_geral.D262]+([_geral.D220] + [_geral.D224]+[_geral.D236]+[_geral.D240]+[_geral.D$242]))*[$_Clk_Freq.$B$3])*0.000000001" office:value-type="float" office:value="0.0153755867451446" calcext:value-type="float">
            <text:p>0,0153755867</text:p>
          </table:table-cell>
          <table:table-cell table:style-name="ce23" table:formula="of:=(([_geral.E262]+([_geral.E220] + [_geral.E224]+[_geral.E236]+[_geral.E240]+[_geral.E$242]))*[$_Clk_Freq.$B$3])*0.000000001" office:value-type="float" office:value="0.0261764746790546" calcext:value-type="float">
            <text:p>0,0261764747</text:p>
          </table:table-cell>
          <table:table-cell table:style-name="ce36" table:formula="of:=(([_geral.F262]+([_geral.F220] + [_geral.F224]+[_geral.F236]+[_geral.F240]+[_geral.F$242]))*[$_Clk_Freq.$B$3])*0.000000001" office:value-type="float" office:value="0.0167166998173446" calcext:value-type="float">
            <text:p>0,0167166998</text:p>
          </table:table-cell>
          <table:table-cell table:style-name="ce36" table:formula="of:=(([_geral.G262]+([_geral.G220] + [_geral.G224]+[_geral.G236]+[_geral.G240]+[_geral.G$242]))*[$_Clk_Freq.$B$3])*0.000000001" office:value-type="float" office:value="0.0324794332847246" calcext:value-type="float">
            <text:p>0,0324794333</text:p>
          </table:table-cell>
          <table:table-cell table:style-name="ce36" table:formula="of:=(([_geral.H262]+([_geral.H220] + [_geral.H224]+[_geral.H236]+[_geral.H240]+[_geral.H$242]))*[$_Clk_Freq.$B$3])*0.000000001" office:value-type="float" office:value="0.0701920618714425" calcext:value-type="float">
            <text:p>0,0701920619</text:p>
          </table:table-cell>
          <table:table-cell table:style-name="ce36" table:formula="of:=(([_geral.I262]+([_geral.I220] + [_geral.I224]+[_geral.I236]+[_geral.I240]+[_geral.I$242]))*[$_Clk_Freq.$B$3])*0.000000001" office:value-type="float" office:value="0.195852137316816" calcext:value-type="float">
            <text:p>0,1958521373</text:p>
          </table:table-cell>
          <table:table-cell table:style-name="ce36" table:formula="of:=(([_geral.J262]+([_geral.J220] + [_geral.J224]+[_geral.J236]+[_geral.J240]+[_geral.J$242]))*[$_Clk_Freq.$B$3])*0.000000001" office:value-type="float" office:value="0.0173992983703954" calcext:value-type="float">
            <text:p>0,0173992984</text:p>
          </table:table-cell>
          <table:table-cell table:style-name="ce36" table:formula="of:=(([_geral.K262]+([_geral.K220] + [_geral.K224]+[_geral.K236]+[_geral.K240]+[_geral.K$242]))*[$_Clk_Freq.$B$3])*0.000000001" office:value-type="float" office:value="0.0118114237263954" calcext:value-type="float">
            <text:p>0,0118114237</text:p>
          </table:table-cell>
          <table:table-cell table:style-name="ce36" table:formula="of:=(([_geral.L262]+([_geral.L220] + [_geral.L224]+[_geral.L236]+[_geral.L240]+[_geral.L$242]))*[$_Clk_Freq.$B$3])*0.000000001" office:value-type="float" office:value="0.00746333924819127" calcext:value-type="float">
            <text:p>0,0074633392</text:p>
          </table:table-cell>
          <table:table-cell table:style-name="ce36" table:formula="of:=(([_geral.M262]+([_geral.M220] + [_geral.M224]+[_geral.M236]+[_geral.M240]+[_geral.M$242]))*[$_Clk_Freq.$B$3])*0.000000001" office:value-type="float" office:value="0.00388639729683332" calcext:value-type="float">
            <text:p>0,0038863973</text:p>
          </table:table-cell>
          <table:table-cell table:style-name="ce36" table:formula="of:=(([_geral.N262]+([_geral.N220] + [_geral.N224]+[_geral.N236]+[_geral.N240]+[_geral.N$242]))*[$_Clk_Freq.$B$3])*0.000000001" office:value-type="float" office:value="0.00255166297342847" calcext:value-type="float">
            <text:p>0,002551663</text:p>
          </table:table-cell>
          <table:table-cell table:number-columns-repeated="1010"/>
        </table:table-row>
        <table:table-row table:style-name="ro4">
          <table:table-cell table:style-name="ce12" office:value-type="string" calcext:value-type="string">
            <text:p>Lower Time(DDR3)</text:p>
          </table:table-cell>
          <table:table-cell table:style-name="ce19" table:formula="of:=MIN([_geral.B243:.B246])" office:value-type="float" office:value="0.00941272174757457" calcext:value-type="float">
            <text:p>0,0094127217</text:p>
          </table:table-cell>
          <table:table-cell table:style-name="ce19" table:formula="of:=MIN([_geral.C243:.C246])" office:value-type="float" office:value="0.0116971159086246" calcext:value-type="float">
            <text:p>0,0116971159</text:p>
          </table:table-cell>
          <table:table-cell table:style-name="ce19" table:formula="of:=MIN([_geral.D243:.D246])" office:value-type="float" office:value="0.0178003540215446" calcext:value-type="float">
            <text:p>0,017800354</text:p>
          </table:table-cell>
          <table:table-cell table:style-name="ce19" table:formula="of:=MIN([_geral.E243:.E246])" office:value-type="float" office:value="0.0310662813278546" calcext:value-type="float">
            <text:p>0,0310662813</text:p>
          </table:table-cell>
          <table:table-cell table:style-name="ce31" table:formula="of:=MIN([_geral.F243:.F246])" office:value-type="float" office:value="0.0192654792787446" calcext:value-type="float">
            <text:p>0,0192654793</text:p>
          </table:table-cell>
          <table:table-cell table:style-name="ce31" table:formula="of:=MIN([_geral.G243:.G246])" office:value-type="float" office:value="0.0381824802812246" calcext:value-type="float">
            <text:p>0,0381824803</text:p>
          </table:table-cell>
          <table:table-cell table:style-name="ce31" table:formula="of:=MIN([_geral.H243:.H246])" office:value-type="float" office:value="0.0841192183044426" calcext:value-type="float">
            <text:p>0,0841192183</text:p>
          </table:table-cell>
          <table:table-cell table:style-name="ce31" table:formula="of:=MIN([_geral.I243:.I246])" office:value-type="float" office:value="0.246916280667816" calcext:value-type="float">
            <text:p>0,2469162807</text:p>
          </table:table-cell>
          <table:table-cell table:style-name="ce31" table:formula="of:=MIN([_geral.J243:.J246])" office:value-type="float" office:value="0.0220072149053954" calcext:value-type="float">
            <text:p>0,0220072149</text:p>
          </table:table-cell>
          <table:table-cell table:style-name="ce31" table:formula="of:=MIN([_geral.K243:.K246])" office:value-type="float" office:value="0.0148242365117954" calcext:value-type="float">
            <text:p>0,0148242365</text:p>
          </table:table-cell>
          <table:table-cell table:style-name="ce31" table:formula="of:=MIN([_geral.L243:.L246])" office:value-type="float" office:value="0.00944451844619127" calcext:value-type="float">
            <text:p>0,0094445184</text:p>
          </table:table-cell>
          <table:table-cell table:style-name="ce31" table:formula="of:=MIN([_geral.M243:.M246])" office:value-type="float" office:value="0.00487459450623332" calcext:value-type="float">
            <text:p>0,0048745945</text:p>
          </table:table-cell>
          <table:table-cell table:style-name="ce31" table:formula="of:=MIN([_geral.N243:.N246])" office:value-type="float" office:value="0.00318000339182847" calcext:value-type="float">
            <text:p>0,0031800034</text:p>
          </table:table-cell>
          <table:table-cell table:style-name="ce53" table:number-columns-repeated="1010"/>
        </table:table-row>
        <table:table-row table:style-name="ro4">
          <table:table-cell table:style-name="ce12" office:value-type="string" calcext:value-type="string">
            <text:p>Lower Time (HMC)</text:p>
          </table:table-cell>
          <table:table-cell table:style-name="ce19" table:formula="of:=MIN([_geral.B247:.B250])" office:value-type="float" office:value="0.00820170214657457" calcext:value-type="float">
            <text:p>0,0082017021</text:p>
          </table:table-cell>
          <table:table-cell table:style-name="ce19" table:formula="of:=MIN([_geral.C247:.C250])" office:value-type="float" office:value="0.0102390888613246" calcext:value-type="float">
            <text:p>0,0102390889</text:p>
          </table:table-cell>
          <table:table-cell table:style-name="ce19" table:formula="of:=MIN([_geral.D247:.D250])" office:value-type="float" office:value="0.0153755867451446" calcext:value-type="float">
            <text:p>0,0153755867</text:p>
          </table:table-cell>
          <table:table-cell table:style-name="ce19" table:formula="of:=MIN([_geral.E247:.E250])" office:value-type="float" office:value="0.0261764746790546" calcext:value-type="float">
            <text:p>0,0261764747</text:p>
          </table:table-cell>
          <table:table-cell table:style-name="ce31" table:formula="of:=MIN([_geral.F247:.F250])" office:value-type="float" office:value="0.0167166998173446" calcext:value-type="float">
            <text:p>0,0167166998</text:p>
          </table:table-cell>
          <table:table-cell table:style-name="ce31" table:formula="of:=MIN([_geral.G247:.G250])" office:value-type="float" office:value="0.0324794332847246" calcext:value-type="float">
            <text:p>0,0324794333</text:p>
          </table:table-cell>
          <table:table-cell table:style-name="ce31" table:formula="of:=MIN([_geral.H247:.H250])" office:value-type="float" office:value="0.0701920618714425" calcext:value-type="float">
            <text:p>0,0701920619</text:p>
          </table:table-cell>
          <table:table-cell table:style-name="ce31" table:formula="of:=MIN([_geral.I247:.I250])" office:value-type="float" office:value="0.195852137316816" calcext:value-type="float">
            <text:p>0,1958521373</text:p>
          </table:table-cell>
          <table:table-cell table:style-name="ce31" table:formula="of:=MIN([_geral.J247:.J250])" office:value-type="float" office:value="0.0173992983703954" calcext:value-type="float">
            <text:p>0,0173992984</text:p>
          </table:table-cell>
          <table:table-cell table:style-name="ce31" table:formula="of:=MIN([_geral.K247:.K250])" office:value-type="float" office:value="0.0118114237263954" calcext:value-type="float">
            <text:p>0,0118114237</text:p>
          </table:table-cell>
          <table:table-cell table:style-name="ce31" table:formula="of:=MIN([_geral.L247:.L250])" office:value-type="float" office:value="0.00746333924819127" calcext:value-type="float">
            <text:p>0,0074633392</text:p>
          </table:table-cell>
          <table:table-cell table:style-name="ce31" table:formula="of:=MIN([_geral.M247:.M250])" office:value-type="float" office:value="0.00388639729683332" calcext:value-type="float">
            <text:p>0,0038863973</text:p>
          </table:table-cell>
          <table:table-cell table:style-name="ce31" table:formula="of:=MIN([_geral.N247:.N250])" office:value-type="float" office:value="0.00255166297342847" calcext:value-type="float">
            <text:p>0,002551663</text:p>
          </table:table-cell>
          <table:table-cell table:style-name="ce53" table:number-columns-repeated="1010"/>
        </table:table-row>
        <table:table-row table:style-name="ro4">
          <table:table-cell table:style-name="ce13" office:value-type="string" calcext:value-type="string">
            <text:p>(Execution Time) All Applications Time (DDR3)</text:p>
          </table:table-cell>
          <table:table-cell table:style-name="ce24" table:formula="of:=MAX([_geral.B243:.B246])" office:value-type="float" office:value="0.0138810594098545" calcext:value-type="float">
            <text:p>0,0138810594</text:p>
          </table:table-cell>
          <table:table-cell table:style-name="ce24" table:formula="of:=MAX([_geral.C243:.C246])" office:value-type="float" office:value="0.0154746804912244" calcext:value-type="float">
            <text:p>0,0154746805</text:p>
          </table:table-cell>
          <table:table-cell table:style-name="ce24" table:formula="of:=MAX([_geral.D243:.D246])" office:value-type="float" office:value="0.0213654932374944" calcext:value-type="float">
            <text:p>0,0213654932</text:p>
          </table:table-cell>
          <table:table-cell table:style-name="ce24" table:formula="of:=MAX([_geral.E243:.E246])" office:value-type="float" office:value="0.0344403449239345" calcext:value-type="float">
            <text:p>0,0344403449</text:p>
          </table:table-cell>
          <table:table-cell table:style-name="ce37" table:formula="of:=MAX([_geral.F243:.F246])" office:value-type="float" office:value="0.0285920609489145" calcext:value-type="float">
            <text:p>0,0285920609</text:p>
          </table:table-cell>
          <table:table-cell table:style-name="ce37" table:formula="of:=MAX([_geral.G243:.G246])" office:value-type="float" office:value="0.0470091811602445" calcext:value-type="float">
            <text:p>0,0470091812</text:p>
          </table:table-cell>
          <table:table-cell table:style-name="ce37" table:formula="of:=MAX([_geral.H243:.H246])" office:value-type="float" office:value="0.0866043683562844" calcext:value-type="float">
            <text:p>0,0866043684</text:p>
          </table:table-cell>
          <table:table-cell table:style-name="ce37" table:formula="of:=MAX([_geral.I243:.I246])" office:value-type="float" office:value="0.248739468621129" calcext:value-type="float">
            <text:p>0,2487394686</text:p>
          </table:table-cell>
          <table:table-cell table:style-name="ce37" table:formula="of:=MAX([_geral.J243:.J246])" office:value-type="float" office:value="0.318620090748024" calcext:value-type="float">
            <text:p>0,3186200907</text:p>
          </table:table-cell>
          <table:table-cell table:style-name="ce37" table:formula="of:=MAX([_geral.K243:.K246])" office:value-type="float" office:value="0.243350213236824" calcext:value-type="float">
            <text:p>0,2433502132</text:p>
          </table:table-cell>
          <table:table-cell table:style-name="ce37" table:formula="of:=MAX([_geral.L243:.L246])" office:value-type="float" office:value="0.122969279383224" calcext:value-type="float">
            <text:p>0,1229692794</text:p>
          </table:table-cell>
          <table:table-cell table:style-name="ce37" table:formula="of:=MAX([_geral.M243:.M246])" office:value-type="float" office:value="0.0387308714484027" calcext:value-type="float">
            <text:p>0,0387308714</text:p>
          </table:table-cell>
          <table:table-cell table:style-name="ce37" table:formula="of:=MAX([_geral.N243:.N246])" office:value-type="float" office:value="0.0231893207089065" calcext:value-type="float">
            <text:p>0,0231893207</text:p>
          </table:table-cell>
          <table:table-cell table:style-name="ce54" table:number-columns-repeated="1010"/>
        </table:table-row>
        <table:table-row table:style-name="ro4">
          <table:table-cell table:style-name="ce13" office:value-type="string" calcext:value-type="string">
            <text:p>(Execution Time) All Applications Time (HMC)</text:p>
          </table:table-cell>
          <table:table-cell table:style-name="ce24" table:formula="of:=MAX([_geral.B247:.B250])" office:value-type="float" office:value="0.0126700398088545" calcext:value-type="float">
            <text:p>0,0126700398</text:p>
          </table:table-cell>
          <table:table-cell table:style-name="ce24" table:formula="of:=MAX([_geral.C247:.C250])" office:value-type="float" office:value="0.0140166534439244" calcext:value-type="float">
            <text:p>0,0140166534</text:p>
          </table:table-cell>
          <table:table-cell table:style-name="ce24" table:formula="of:=MAX([_geral.D247:.D250])" office:value-type="float" office:value="0.0189407259610945" calcext:value-type="float">
            <text:p>0,018940726</text:p>
          </table:table-cell>
          <table:table-cell table:style-name="ce24" table:formula="of:=MAX([_geral.E247:.E250])" office:value-type="float" office:value="0.0295505382751345" calcext:value-type="float">
            <text:p>0,0295505383</text:p>
          </table:table-cell>
          <table:table-cell table:style-name="ce37" table:formula="of:=MAX([_geral.F247:.F250])" office:value-type="float" office:value="0.0260432814875145" calcext:value-type="float">
            <text:p>0,0260432815</text:p>
          </table:table-cell>
          <table:table-cell table:style-name="ce37" table:formula="of:=MAX([_geral.G247:.G250])" office:value-type="float" office:value="0.0413061341637444" calcext:value-type="float">
            <text:p>0,0413061342</text:p>
          </table:table-cell>
          <table:table-cell table:style-name="ce37" table:formula="of:=MAX([_geral.H247:.H250])" office:value-type="float" office:value="0.0726772119232844" calcext:value-type="float">
            <text:p>0,0726772119</text:p>
          </table:table-cell>
          <table:table-cell table:style-name="ce37" table:formula="of:=MAX([_geral.I247:.I250])" office:value-type="float" office:value="0.197675325270129" calcext:value-type="float">
            <text:p>0,1976753253</text:p>
          </table:table-cell>
          <table:table-cell table:style-name="ce37" table:formula="of:=MAX([_geral.J247:.J250])" office:value-type="float" office:value="0.251906672783024" calcext:value-type="float">
            <text:p>0,2519066728</text:p>
          </table:table-cell>
          <table:table-cell table:style-name="ce37" table:formula="of:=MAX([_geral.K247:.K250])" office:value-type="float" office:value="0.193892696520524" calcext:value-type="float">
            <text:p>0,1938926965</text:p>
          </table:table-cell>
          <table:table-cell table:style-name="ce37" table:formula="of:=MAX([_geral.L247:.L250])" office:value-type="float" office:value="0.0971739089712244" calcext:value-type="float">
            <text:p>0,097173909</text:p>
          </table:table-cell>
          <table:table-cell table:style-name="ce37" table:formula="of:=MAX([_geral.M247:.M250])" office:value-type="float" office:value="0.0308791529370027" calcext:value-type="float">
            <text:p>0,0308791529</text:p>
          </table:table-cell>
          <table:table-cell table:style-name="ce37" table:formula="of:=MAX([_geral.N247:.N250])" office:value-type="float" office:value="0.0186072793705065" calcext:value-type="float">
            <text:p>0,0186072794</text:p>
          </table:table-cell>
          <table:table-cell table:style-name="ce54" table:number-columns-repeated="1010"/>
        </table:table-row>
        <table:table-row table:style-name="ro4">
          <table:table-cell table:style-name="ce3" office:value-type="string" calcext:value-type="string">
            <text:p>Order (Lower DDR3)</text:p>
          </table:table-cell>
          <table:table-cell table:style-name="ce25" table:number-columns-repeated="4"/>
          <table:table-cell table:style-name="ce38" table:formula="of:=RANK([_geral.F$251];[_geral.$F$251:.$N$252];1)" office:value-type="float" office:value="11" calcext:value-type="float">
            <text:p>11</text:p>
          </table:table-cell>
          <table:table-cell table:style-name="ce38" table:formula="of:=RANK([_geral.G$251];[_geral.$F$251:.$N$252];1)" office:value-type="float" office:value="14" calcext:value-type="float">
            <text:p>14</text:p>
          </table:table-cell>
          <table:table-cell table:style-name="ce38" table:formula="of:=RANK([_geral.H$251];[_geral.$F$251:.$N$252];1)" office:value-type="float" office:value="16" calcext:value-type="float">
            <text:p>16</text:p>
          </table:table-cell>
          <table:table-cell table:style-name="ce38" table:formula="of:=RANK([_geral.I$251];[_geral.$F$251:.$N$252];1)" office:value-type="float" office:value="18" calcext:value-type="float">
            <text:p>18</text:p>
          </table:table-cell>
          <table:table-cell table:style-name="ce38" table:formula="of:=RANK([_geral.J$251];[_geral.$F$251:.$N$252];1)" office:value-type="float" office:value="12" calcext:value-type="float">
            <text:p>12</text:p>
          </table:table-cell>
          <table:table-cell table:style-name="ce38" table:formula="of:=RANK([_geral.K$251];[_geral.$F$251:.$N$252];1)" office:value-type="float" office:value="8" calcext:value-type="float">
            <text:p>8</text:p>
          </table:table-cell>
          <table:table-cell table:style-name="ce38" table:formula="of:=RANK([_geral.L$251];[_geral.$F$251:.$N$252];1)" office:value-type="float" office:value="6" calcext:value-type="float">
            <text:p>6</text:p>
          </table:table-cell>
          <table:table-cell table:style-name="ce38" table:formula="of:=RANK([_geral.M$251];[_geral.$F$251:.$N$252];1)" office:value-type="float" office:value="4" calcext:value-type="float">
            <text:p>4</text:p>
          </table:table-cell>
          <table:table-cell table:style-name="ce38" table:formula="of:=RANK([_geral.N$251];[_geral.$F$251:.$N$252];1)" office:value-type="float" office:value="2" calcext:value-type="float">
            <text:p>2</text:p>
          </table:table-cell>
          <table:table-cell table:style-name="ce55" table:number-columns-repeated="1010"/>
        </table:table-row>
        <table:table-row table:style-name="ro4">
          <table:table-cell table:style-name="ce3" office:value-type="string" calcext:value-type="string">
            <text:p>Order (Lower HMC)</text:p>
          </table:table-cell>
          <table:table-cell table:style-name="ce25" table:number-columns-repeated="4"/>
          <table:table-cell table:style-name="ce38" table:formula="of:=RANK([_geral.F$252];[_geral.$F$251:.$N$252];1)" office:value-type="float" office:value="9" calcext:value-type="float">
            <text:p>9</text:p>
          </table:table-cell>
          <table:table-cell table:style-name="ce38" table:formula="of:=RANK([_geral.G$252];[_geral.$F$251:.$N$252];1)" office:value-type="float" office:value="13" calcext:value-type="float">
            <text:p>13</text:p>
          </table:table-cell>
          <table:table-cell table:style-name="ce38" table:formula="of:=RANK([_geral.H$252];[_geral.$F$251:.$N$252];1)" office:value-type="float" office:value="15" calcext:value-type="float">
            <text:p>15</text:p>
          </table:table-cell>
          <table:table-cell table:style-name="ce38" table:formula="of:=RANK([_geral.I$252];[_geral.$F$251:.$N$252];1)" office:value-type="float" office:value="17" calcext:value-type="float">
            <text:p>17</text:p>
          </table:table-cell>
          <table:table-cell table:style-name="ce38" table:formula="of:=RANK([_geral.J$252];[_geral.$F$251:.$N$252];1)" office:value-type="float" office:value="10" calcext:value-type="float">
            <text:p>10</text:p>
          </table:table-cell>
          <table:table-cell table:style-name="ce38" table:formula="of:=RANK([_geral.K$252];[_geral.$F$251:.$N$252];1)" office:value-type="float" office:value="7" calcext:value-type="float">
            <text:p>7</text:p>
          </table:table-cell>
          <table:table-cell table:style-name="ce38" table:formula="of:=RANK([_geral.L$252];[_geral.$F$251:.$N$252];1)" office:value-type="float" office:value="5" calcext:value-type="float">
            <text:p>5</text:p>
          </table:table-cell>
          <table:table-cell table:style-name="ce38" table:formula="of:=RANK([_geral.M$252];[_geral.$F$251:.$N$252];1)" office:value-type="float" office:value="3" calcext:value-type="float">
            <text:p>3</text:p>
          </table:table-cell>
          <table:table-cell table:style-name="ce38" table:formula="of:=RANK([_geral.N$252];[_geral.$F$251:.$N$252];1)" office:value-type="float" office:value="1" calcext:value-type="float">
            <text:p>1</text:p>
          </table:table-cell>
          <table:table-cell table:style-name="ce55" table:number-columns-repeated="1010"/>
        </table:table-row>
        <table:table-row table:style-name="ro4">
          <table:table-cell table:style-name="ce3" office:value-type="string" calcext:value-type="string">
            <text:p>Order (All Apps DDR3)</text:p>
          </table:table-cell>
          <table:table-cell table:style-name="ce25" table:number-columns-repeated="4"/>
          <table:table-cell table:style-name="ce38" table:formula="of:=RANK([_geral.F253];[_geral.$F$253:.$N$254];1)" office:value-type="float" office:value="4" calcext:value-type="float">
            <text:p>4</text:p>
          </table:table-cell>
          <table:table-cell table:style-name="ce38" table:formula="of:=RANK([_geral.G253];[_geral.$F$253:.$N$254];1)" office:value-type="float" office:value="8" calcext:value-type="float">
            <text:p>8</text:p>
          </table:table-cell>
          <table:table-cell table:style-name="ce38" table:formula="of:=RANK([_geral.H253];[_geral.$F$253:.$N$254];1)" office:value-type="float" office:value="10" calcext:value-type="float">
            <text:p>10</text:p>
          </table:table-cell>
          <table:table-cell table:style-name="ce38" table:formula="of:=RANK([_geral.I253];[_geral.$F$253:.$N$254];1)" office:value-type="float" office:value="16" calcext:value-type="float">
            <text:p>16</text:p>
          </table:table-cell>
          <table:table-cell table:style-name="ce38" table:formula="of:=RANK([_geral.J253];[_geral.$F$253:.$N$254];1)" office:value-type="float" office:value="18" calcext:value-type="float">
            <text:p>18</text:p>
          </table:table-cell>
          <table:table-cell table:style-name="ce38" table:formula="of:=RANK([_geral.K253];[_geral.$F$253:.$N$254];1)" office:value-type="float" office:value="15" calcext:value-type="float">
            <text:p>15</text:p>
          </table:table-cell>
          <table:table-cell table:style-name="ce38" table:formula="of:=RANK([_geral.L253];[_geral.$F$253:.$N$254];1)" office:value-type="float" office:value="12" calcext:value-type="float">
            <text:p>12</text:p>
          </table:table-cell>
          <table:table-cell table:style-name="ce38" table:formula="of:=RANK([_geral.M253];[_geral.$F$253:.$N$254];1)" office:value-type="float" office:value="6" calcext:value-type="float">
            <text:p>6</text:p>
          </table:table-cell>
          <table:table-cell table:style-name="ce38" table:formula="of:=RANK([_geral.N253];[_geral.$F$253:.$N$254];1)" office:value-type="float" office:value="2" calcext:value-type="float">
            <text:p>2</text:p>
          </table:table-cell>
          <table:table-cell table:style-name="ce55" table:number-columns-repeated="1010"/>
        </table:table-row>
        <table:table-row table:style-name="ro4">
          <table:table-cell table:style-name="ce3" office:value-type="string" calcext:value-type="string">
            <text:p>Order (All Apps HMC)</text:p>
          </table:table-cell>
          <table:table-cell table:style-name="ce25" table:number-columns-repeated="4"/>
          <table:table-cell table:style-name="ce38" table:formula="of:=RANK([_geral.F254];[_geral.$F$253:.$N$254];1)" office:value-type="float" office:value="3" calcext:value-type="float">
            <text:p>3</text:p>
          </table:table-cell>
          <table:table-cell table:style-name="ce38" table:formula="of:=RANK([_geral.G254];[_geral.$F$253:.$N$254];1)" office:value-type="float" office:value="7" calcext:value-type="float">
            <text:p>7</text:p>
          </table:table-cell>
          <table:table-cell table:style-name="ce38" table:formula="of:=RANK([_geral.H254];[_geral.$F$253:.$N$254];1)" office:value-type="float" office:value="9" calcext:value-type="float">
            <text:p>9</text:p>
          </table:table-cell>
          <table:table-cell table:style-name="ce38" table:formula="of:=RANK([_geral.I254];[_geral.$F$253:.$N$254];1)" office:value-type="float" office:value="14" calcext:value-type="float">
            <text:p>14</text:p>
          </table:table-cell>
          <table:table-cell table:style-name="ce38" table:formula="of:=RANK([_geral.J254];[_geral.$F$253:.$N$254];1)" office:value-type="float" office:value="17" calcext:value-type="float">
            <text:p>17</text:p>
          </table:table-cell>
          <table:table-cell table:style-name="ce38" table:formula="of:=RANK([_geral.K254];[_geral.$F$253:.$N$254];1)" office:value-type="float" office:value="13" calcext:value-type="float">
            <text:p>13</text:p>
          </table:table-cell>
          <table:table-cell table:style-name="ce38" table:formula="of:=RANK([_geral.L254];[_geral.$F$253:.$N$254];1)" office:value-type="float" office:value="11" calcext:value-type="float">
            <text:p>11</text:p>
          </table:table-cell>
          <table:table-cell table:style-name="ce38" table:formula="of:=RANK([_geral.M254];[_geral.$F$253:.$N$254];1)" office:value-type="float" office:value="5" calcext:value-type="float">
            <text:p>5</text:p>
          </table:table-cell>
          <table:table-cell table:style-name="ce38" table:formula="of:=RANK([_geral.N254];[_geral.$F$253:.$N$254];1)" office:value-type="float" office:value="1" calcext:value-type="float">
            <text:p>1</text:p>
          </table:table-cell>
          <table:table-cell table:style-name="ce55" table:number-columns-repeated="1010"/>
        </table:table-row>
        <table:table-row table:style-name="ro6">
          <table:table-cell table:style-name="ce14" office:value-type="string" calcext:value-type="string">
            <text:p>cpu0_numcycles</text:p>
          </table:table-cell>
          <table:table-cell table:number-columns-repeated="4" table:style-name="ce26" office:value-type="float" office:value="327593444" calcext:value-type="float">
            <text:p>327593444</text:p>
          </table:table-cell>
          <table:table-cell table:number-columns-repeated="2" table:style-name="ce39" office:value-type="float" office:value="327593444" calcext:value-type="float">
            <text:p>327593444</text:p>
          </table:table-cell>
          <table:table-cell table:style-name="ce39" office:value-type="float" office:value="327595738" calcext:value-type="float">
            <text:p>327595738</text:p>
          </table:table-cell>
          <table:table-cell table:style-name="ce39" office:value-type="float" office:value="327565680" calcext:value-type="float">
            <text:p>327565680</text:p>
          </table:table-cell>
          <table:table-cell table:number-columns-repeated="2" table:style-name="ce39" office:value-type="float" office:value="327568729" calcext:value-type="float">
            <text:p>327568729</text:p>
          </table:table-cell>
          <table:table-cell table:style-name="ce49" office:value-type="float" office:value="327564034" calcext:value-type="float">
            <text:p>327564034</text:p>
          </table:table-cell>
          <table:table-cell table:style-name="ce39" office:value-type="float" office:value="327602733" calcext:value-type="float">
            <text:p>327602733</text:p>
          </table:table-cell>
          <table:table-cell table:style-name="ce39" office:value-type="float" office:value="327597883" calcext:value-type="float">
            <text:p>327597883</text:p>
          </table:table-cell>
          <table:table-cell table:number-columns-repeated="1010"/>
        </table:table-row>
        <table:table-row table:style-name="ro6">
          <table:table-cell table:style-name="ce14" office:value-type="string" calcext:value-type="string">
            <text:p>cpu1_numcycles</text:p>
          </table:table-cell>
          <table:table-cell table:number-columns-repeated="4" table:style-name="ce26" office:value-type="float" office:value="324024448" calcext:value-type="float">
            <text:p>324024448</text:p>
          </table:table-cell>
          <table:table-cell table:number-columns-repeated="2" table:style-name="ce39" office:value-type="float" office:value="324024448" calcext:value-type="float">
            <text:p>324024448</text:p>
          </table:table-cell>
          <table:table-cell table:style-name="ce39" office:value-type="float" office:value="324024363" calcext:value-type="float">
            <text:p>324024363</text:p>
          </table:table-cell>
          <table:table-cell table:style-name="ce39" office:value-type="float" office:value="304024516" calcext:value-type="float">
            <text:p>304024516</text:p>
          </table:table-cell>
          <table:table-cell table:number-columns-repeated="2" table:style-name="ce39" office:value-type="float" office:value="324024128" calcext:value-type="float">
            <text:p>324024128</text:p>
          </table:table-cell>
          <table:table-cell table:style-name="ce49" office:value-type="float" office:value="324024421" calcext:value-type="float">
            <text:p>324024421</text:p>
          </table:table-cell>
          <table:table-cell table:style-name="ce39" office:value-type="float" office:value="324024357" calcext:value-type="float">
            <text:p>324024357</text:p>
          </table:table-cell>
          <table:table-cell table:style-name="ce39" office:value-type="float" office:value="324024390" calcext:value-type="float">
            <text:p>324024390</text:p>
          </table:table-cell>
          <table:table-cell table:number-columns-repeated="1010"/>
        </table:table-row>
        <table:table-row table:style-name="ro6">
          <table:table-cell table:style-name="ce14" office:value-type="string" calcext:value-type="string">
            <text:p>cpu2_numcycles</text:p>
          </table:table-cell>
          <table:table-cell table:number-columns-repeated="4" table:style-name="ce26" office:value-type="float" office:value="326504233" calcext:value-type="float">
            <text:p>326504233</text:p>
          </table:table-cell>
          <table:table-cell table:number-columns-repeated="2" table:style-name="ce39" office:value-type="float" office:value="326504233" calcext:value-type="float">
            <text:p>326504233</text:p>
          </table:table-cell>
          <table:table-cell table:style-name="ce39" office:value-type="float" office:value="326506884" calcext:value-type="float">
            <text:p>326506884</text:p>
          </table:table-cell>
          <table:table-cell table:style-name="ce39" office:value-type="float" office:value="326470414" calcext:value-type="float">
            <text:p>326470414</text:p>
          </table:table-cell>
          <table:table-cell table:number-columns-repeated="2" table:style-name="ce39" office:value-type="float" office:value="326473469" calcext:value-type="float">
            <text:p>326473469</text:p>
          </table:table-cell>
          <table:table-cell table:style-name="ce49" office:value-type="float" office:value="326470958" calcext:value-type="float">
            <text:p>326470958</text:p>
          </table:table-cell>
          <table:table-cell table:style-name="ce39" office:value-type="float" office:value="326511352" calcext:value-type="float">
            <text:p>326511352</text:p>
          </table:table-cell>
          <table:table-cell table:style-name="ce39" office:value-type="float" office:value="326506500" calcext:value-type="float">
            <text:p>326506500</text:p>
          </table:table-cell>
          <table:table-cell table:number-columns-repeated="1010"/>
        </table:table-row>
        <table:table-row table:style-name="ro6">
          <table:table-cell table:style-name="ce14" office:value-type="string" calcext:value-type="string">
            <text:p>cpu3_numcycles</text:p>
          </table:table-cell>
          <table:table-cell table:number-columns-repeated="4" table:style-name="ce26" office:value-type="float" office:value="26129424572" calcext:value-type="float">
            <text:p>26129424572</text:p>
          </table:table-cell>
          <table:table-cell table:number-columns-repeated="2" table:style-name="ce39" office:value-type="float" office:value="26129424572" calcext:value-type="float">
            <text:p>26129424572</text:p>
          </table:table-cell>
          <table:table-cell table:style-name="ce39" office:value-type="float" office:value="26129426558" calcext:value-type="float">
            <text:p>26129426558</text:p>
          </table:table-cell>
          <table:table-cell table:style-name="ce39" office:value-type="float" office:value="26129392384" calcext:value-type="float">
            <text:p>26129392384</text:p>
          </table:table-cell>
          <table:table-cell table:number-columns-repeated="2" table:style-name="ce39" office:value-type="float" office:value="26129395428" calcext:value-type="float">
            <text:p>26129395428</text:p>
          </table:table-cell>
          <table:table-cell table:style-name="ce49" office:value-type="float" office:value="26129391271" calcext:value-type="float">
            <text:p>26129391271</text:p>
          </table:table-cell>
          <table:table-cell table:style-name="ce39" office:value-type="float" office:value="26129433322" calcext:value-type="float">
            <text:p>26129433322</text:p>
          </table:table-cell>
          <table:table-cell table:style-name="ce39" office:value-type="float" office:value="26129428470" calcext:value-type="float">
            <text:p>26129428470</text:p>
          </table:table-cell>
          <table:table-cell table:number-columns-repeated="1010"/>
        </table:table-row>
        <table:table-row table:style-name="ro6">
          <table:table-cell table:style-name="ce15" office:value-type="string" calcext:value-type="string">
            <text:p>relação R/W CPU0 dcache</text:p>
          </table:table-cell>
          <table:table-cell table:style-name="ce27" table:number-columns-repeated="4"/>
          <table:table-cell table:style-name="ce40" table:formula="of:=[.F58]/[.F59]" office:value-type="float" office:value="1.01014250240672" calcext:value-type="float">
            <text:p>1,0101425024</text:p>
          </table:table-cell>
          <table:table-cell table:style-name="ce40" table:formula="of:=[.G58]/[.G59]" office:value-type="float" office:value="1.01014280993582" calcext:value-type="float">
            <text:p>1,0101428099</text:p>
          </table:table-cell>
          <table:table-cell table:style-name="ce40" table:formula="of:=[.H58]/[.H59]" office:value-type="float" office:value="1.010148119038" calcext:value-type="float">
            <text:p>1,010148119</text:p>
          </table:table-cell>
          <table:table-cell table:style-name="ce40" table:formula="of:=[.I58]/[.I59]" office:value-type="float" office:value="1.01013884168343" calcext:value-type="float">
            <text:p>1,0101388417</text:p>
          </table:table-cell>
          <table:table-cell table:style-name="ce40" table:formula="of:=[.J58]/[.J59]" office:value-type="float" office:value="1.01013815360978" calcext:value-type="float">
            <text:p>1,0101381536</text:p>
          </table:table-cell>
          <table:table-cell table:style-name="ce40" table:formula="of:=[.K58]/[.K59]" office:value-type="float" office:value="1.01801191233578" calcext:value-type="float">
            <text:p>1,0180119123</text:p>
          </table:table-cell>
          <table:table-cell table:style-name="ce40" table:formula="of:=[.L58]/[.L59]" office:value-type="float" office:value="1.02130989479985" calcext:value-type="float">
            <text:p>1,0213098948</text:p>
          </table:table-cell>
          <table:table-cell table:style-name="ce40" table:formula="of:=[.M58]/[.M59]" office:value-type="float" office:value="1.02397141401063" calcext:value-type="float">
            <text:p>1,023971414</text:p>
          </table:table-cell>
          <table:table-cell table:style-name="ce40" table:formula="of:=[.N58]/[.N59]" office:value-type="float" office:value="1.02508100783954" calcext:value-type="float">
            <text:p>1,0250810078</text:p>
          </table:table-cell>
          <table:table-cell table:number-columns-repeated="1010"/>
        </table:table-row>
        <table:table-row table:style-name="ro6">
          <table:table-cell table:style-name="ce15" office:value-type="string" calcext:value-type="string">
            <text:p>relação R/W CPU1 dcache</text:p>
          </table:table-cell>
          <table:table-cell table:style-name="ce27" table:number-columns-repeated="4"/>
          <table:table-cell table:style-name="ce40" table:formula="of:=[.F94]/[.F95]" office:value-type="float" office:value="1.26247986823919" calcext:value-type="float">
            <text:p>1,2624798682</text:p>
          </table:table-cell>
          <table:table-cell table:style-name="ce40" table:formula="of:=[.G94]/[.G95]" office:value-type="float" office:value="1.26248013386484" calcext:value-type="float">
            <text:p>1,2624801339</text:p>
          </table:table-cell>
          <table:table-cell table:style-name="ce40" table:formula="of:=[.H94]/[.H95]" office:value-type="float" office:value="1.26247961988968" calcext:value-type="float">
            <text:p>1,2624796199</text:p>
          </table:table-cell>
          <table:table-cell table:style-name="ce40" table:formula="of:=[.I94]/[.I95]" office:value-type="float" office:value="1.26246842526562" calcext:value-type="float">
            <text:p>1,2624684253</text:p>
          </table:table-cell>
          <table:table-cell table:style-name="ce40" table:formula="of:=[.J94]/[.J95]" office:value-type="float" office:value="1.26243769328903" calcext:value-type="float">
            <text:p>1,2624376933</text:p>
          </table:table-cell>
          <table:table-cell table:style-name="ce40" table:formula="of:=[.K94]/[.K95]" office:value-type="float" office:value="1.28284940931109" calcext:value-type="float">
            <text:p>1,2828494093</text:p>
          </table:table-cell>
          <table:table-cell table:style-name="ce40" table:formula="of:=[.L94]/[.L95]" office:value-type="float" office:value="1.29252015741901" calcext:value-type="float">
            <text:p>1,2925201574</text:p>
          </table:table-cell>
          <table:table-cell table:style-name="ce40" table:formula="of:=[.M94]/[.M95]" office:value-type="float" office:value="1.2940732032762" calcext:value-type="float">
            <text:p>1,2940732033</text:p>
          </table:table-cell>
          <table:table-cell table:style-name="ce40" table:formula="of:=[.N94]/[.N95]" office:value-type="float" office:value="1.29463909024862" calcext:value-type="float">
            <text:p>1,2946390902</text:p>
          </table:table-cell>
          <table:table-cell table:number-columns-repeated="1010"/>
        </table:table-row>
        <table:table-row table:style-name="ro6">
          <table:table-cell table:style-name="ce15" office:value-type="string" calcext:value-type="string">
            <text:p>relação R/W CPU2 dcache</text:p>
          </table:table-cell>
          <table:table-cell table:style-name="ce27" table:number-columns-repeated="4"/>
          <table:table-cell table:style-name="ce40" table:formula="of:=[.F130]/[.F131]" office:value-type="float" office:value="1.38462865077789" calcext:value-type="float">
            <text:p>1,3846286508</text:p>
          </table:table-cell>
          <table:table-cell table:style-name="ce40" table:formula="of:=[.G130]/[.G131]" office:value-type="float" office:value="1.38462908321775" calcext:value-type="float">
            <text:p>1,3846290832</text:p>
          </table:table-cell>
          <table:table-cell table:style-name="ce40" table:formula="of:=[.H130]/[.H131]" office:value-type="float" office:value="1.38463642023922" calcext:value-type="float">
            <text:p>1,3846364202</text:p>
          </table:table-cell>
          <table:table-cell table:style-name="ce40" table:formula="of:=[.I130]/[.I131]" office:value-type="float" office:value="1.38432003258474" calcext:value-type="float">
            <text:p>1,3843200326</text:p>
          </table:table-cell>
          <table:table-cell table:style-name="ce40" table:formula="of:=[.J130]/[.J131]" office:value-type="float" office:value="1.38437270490269" calcext:value-type="float">
            <text:p>1,3843727049</text:p>
          </table:table-cell>
          <table:table-cell table:style-name="ce40" table:formula="of:=[.K130]/[.K131]" office:value-type="float" office:value="1.42063702499675" calcext:value-type="float">
            <text:p>1,420637025</text:p>
          </table:table-cell>
          <table:table-cell table:style-name="ce40" table:formula="of:=[.L130]/[.L131]" office:value-type="float" office:value="1.44108466808433" calcext:value-type="float">
            <text:p>1,4410846681</text:p>
          </table:table-cell>
          <table:table-cell table:style-name="ce40" table:formula="of:=[.M130]/[.M131]" office:value-type="float" office:value="1.4521982292034" calcext:value-type="float">
            <text:p>1,4521982292</text:p>
          </table:table-cell>
          <table:table-cell table:style-name="ce40" table:formula="of:=[.N130]/[.N131]" office:value-type="float" office:value="1.457772235339" calcext:value-type="float">
            <text:p>1,4577722353</text:p>
          </table:table-cell>
          <table:table-cell table:number-columns-repeated="1010"/>
        </table:table-row>
        <table:table-row table:style-name="ro6">
          <table:table-cell table:style-name="ce15" office:value-type="string" calcext:value-type="string">
            <text:p>relação R/W CPU3 dcache</text:p>
          </table:table-cell>
          <table:table-cell table:style-name="ce27" table:number-columns-repeated="4"/>
          <table:table-cell table:style-name="ce40" table:formula="of:=[.F166]/[.F167]" office:value-type="float" office:value="1.61771768206918" calcext:value-type="float">
            <text:p>1,6177176821</text:p>
          </table:table-cell>
          <table:table-cell table:style-name="ce40" table:formula="of:=[.G166]/[.G167]" office:value-type="float" office:value="1.61771872504971" calcext:value-type="float">
            <text:p>1,617718725</text:p>
          </table:table-cell>
          <table:table-cell table:style-name="ce40" table:formula="of:=[.H166]/[.H167]" office:value-type="float" office:value="1.61769227682183" calcext:value-type="float">
            <text:p>1,6176922768</text:p>
          </table:table-cell>
          <table:table-cell table:style-name="ce40" table:formula="of:=[.I166]/[.I167]" office:value-type="float" office:value="1.61792977322369" calcext:value-type="float">
            <text:p>1,6179297732</text:p>
          </table:table-cell>
          <table:table-cell table:style-name="ce40" table:formula="of:=[.J166]/[.J167]" office:value-type="float" office:value="1.61796402284776" calcext:value-type="float">
            <text:p>1,6179640228</text:p>
          </table:table-cell>
          <table:table-cell table:style-name="ce40" table:formula="of:=[.K166]/[.K167]" office:value-type="float" office:value="1.62101070989523" calcext:value-type="float">
            <text:p>1,6210107099</text:p>
          </table:table-cell>
          <table:table-cell table:style-name="ce40" table:formula="of:=[.L166]/[.L167]" office:value-type="float" office:value="1.62261817634626" calcext:value-type="float">
            <text:p>1,6226181763</text:p>
          </table:table-cell>
          <table:table-cell table:style-name="ce40" table:formula="of:=[.M166]/[.M167]" office:value-type="float" office:value="1.62314425927206" calcext:value-type="float">
            <text:p>1,6231442593</text:p>
          </table:table-cell>
          <table:table-cell table:style-name="ce40" table:formula="of:=[.N166]/[.N167]" office:value-type="float" office:value="1.62370637624108" calcext:value-type="float">
            <text:p>1,6237063762</text:p>
          </table:table-cell>
          <table:table-cell table:number-columns-repeated="1010"/>
        </table:table-row>
        <table:table-row table:style-name="ro6">
          <table:table-cell table:style-name="ce15" office:value-type="string" calcext:value-type="string">
            <text:p>relação R/W memoria</text:p>
          </table:table-cell>
          <table:table-cell table:style-name="ce27" table:number-columns-repeated="4"/>
          <table:table-cell table:style-name="ce40" table:formula="of:=[.F24]/[.F26]" office:value-type="float" office:value="1.63406212994932" calcext:value-type="float">
            <text:p>1,6340621299</text:p>
          </table:table-cell>
          <table:table-cell table:style-name="ce40" table:formula="of:=[.G24]/[.G26]" office:value-type="float" office:value="2.58855786282656" calcext:value-type="float">
            <text:p>2,5885578628</text:p>
          </table:table-cell>
          <table:table-cell table:style-name="ce40" table:formula="of:=[.H24]/[.H26]" office:value-type="float" office:value="4.20806140151593" calcext:value-type="float">
            <text:p>4,2080614015</text:p>
          </table:table-cell>
          <table:table-cell table:style-name="ce40" table:formula="of:=[.I24]/[.I26]" office:value-type="float" office:value="8.88114202076907" calcext:value-type="float">
            <text:p>8,8811420208</text:p>
          </table:table-cell>
          <table:table-cell table:style-name="ce40" table:formula="of:=[.J24]/[.J26]" office:value-type="float" office:value="15.2980186909011" calcext:value-type="float">
            <text:p>15,2980186909</text:p>
          </table:table-cell>
          <table:table-cell table:style-name="ce40" table:formula="of:=[.K24]/[.K26]" office:value-type="float" office:value="15.0851649731209" calcext:value-type="float">
            <text:p>15,0851649731</text:p>
          </table:table-cell>
          <table:table-cell table:style-name="ce40" table:formula="of:=[.L24]/[.L26]" office:value-type="float" office:value="13.4004971328614" calcext:value-type="float">
            <text:p>13,4004971329</text:p>
          </table:table-cell>
          <table:table-cell table:style-name="ce40" table:formula="of:=[.M24]/[.M26]" office:value-type="float" office:value="7.74148290178329" calcext:value-type="float">
            <text:p>7,7414829018</text:p>
          </table:table-cell>
          <table:table-cell table:style-name="ce40" table:formula="of:=[.N24]/[.N26]" office:value-type="float" office:value="5.15347137144544" calcext:value-type="float">
            <text:p>5,1534713714</text:p>
          </table:table-cell>
          <table:table-cell table:number-columns-repeated="1010"/>
        </table:table-row>
        <table:table-row table:style-name="ro6" table:number-rows-repeated="2">
          <table:table-cell table:style-name="ce15"/>
          <table:table-cell table:style-name="ce27" table:number-columns-repeated="4"/>
          <table:table-cell table:style-name="ce40" table:number-columns-repeated="6"/>
          <table:table-cell table:style-name="ce50"/>
          <table:table-cell table:style-name="ce40" table:number-columns-repeated="2"/>
          <table:table-cell table:number-columns-repeated="1010"/>
        </table:table-row>
        <table:table-row table:style-name="ro3" table:number-rows-repeated="10483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Exec_Time" table:style-name="ta1">
        <office:forms form:automatic-focus="false" form:apply-design-mode="false"/>
        <table:shapes>
          <draw:frame draw:z-index="0" draw:style-name="gr1" draw:text-style-name="P1" svg:width="150mm" svg:height="120mm" svg:x="425.61mm" svg:y="2.5mm">
            <loext:p draw:notify-on-update-of-ranges="_Exec_Time.B2:_Exec_Time.B2 _Exec_Time.C2:_Exec_Time.K2 _Exec_Time.B3:_Exec_Time.B3 _Exec_Time.C3:_Exec_Time.K3 _Exec_Time.B4:_Exec_Time.B4 _Exec_Time.C4:_Exec_Time.K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0mm" svg:height="120mm" svg:x="130.27mm" svg:y="120.4mm">
            <loext:p draw:notify-on-update-of-ranges="_Exec_Time.B8:_Exec_Time.B8 _Exec_Time.C8:_Exec_Time.K8 _Exec_Time.B9:_Exec_Time.B9 _Exec_Time.C9:_Exec_Time.K9 _Exec_Time.B10:_Exec_Time.B10 _Exec_Time.C10:_Exec_Time.K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row table:style-name="ro4">
          <table:table-cell/>
          <table:table-cell office:value-type="string" calcext:value-type="string">
            <text:p>Execution Time for All Applications</text:p>
          </table:table-cell>
          <table:table-cell table:number-columns-repeated="9"/>
        </table:table-row>
        <table:table-row table:style-name="ro4">
          <table:table-cell table:number-columns-repeated="2"/>
          <table:table-cell office:value-type="string" calcext:value-type="string">
            <text:p>(512,8)</text:p>
          </table:table-cell>
          <table:table-cell office:value-type="string" calcext:value-type="string">
            <text:p>(256,8) </text:p>
          </table:table-cell>
          <table:table-cell office:value-type="string" calcext:value-type="string">
            <text:p>(128, 8)</text:p>
          </table:table-cell>
          <table:table-cell office:value-type="string" calcext:value-type="string">
            <text:p>(64, 8)</text:p>
          </table:table-cell>
          <table:table-cell office:value-type="string" calcext:value-type="string">
            <text:p>(No L2, 8)</text:p>
          </table:table-cell>
          <table:table-cell office:value-type="string" calcext:value-type="string">
            <text:p>(No L2, 16)</text:p>
          </table:table-cell>
          <table:table-cell office:value-type="string" calcext:value-type="string">
            <text:p>(No L2, 32)</text:p>
          </table:table-cell>
          <table:table-cell office:value-type="string" calcext:value-type="string">
            <text:p>(No L2, 64)</text:p>
          </table:table-cell>
          <table:table-cell office:value-type="string" calcext:value-type="string">
            <text:p>(No L2, 128)</text:p>
          </table:table-cell>
        </table:table-row>
        <table:table-row table:style-name="ro4">
          <table:table-cell/>
          <table:table-cell office:value-type="string" calcext:value-type="string">
            <text:p>DDR3</text:p>
          </table:table-cell>
          <table:table-cell office:value-type="float" office:value="0.0285920609489145" calcext:value-type="float">
            <text:p>0,0285920609</text:p>
          </table:table-cell>
          <table:table-cell office:value-type="float" office:value="0.0470091811602445" calcext:value-type="float">
            <text:p>0,0470091812</text:p>
          </table:table-cell>
          <table:table-cell office:value-type="float" office:value="0.0866043683562844" calcext:value-type="float">
            <text:p>0,0866043684</text:p>
          </table:table-cell>
          <table:table-cell office:value-type="float" office:value="0.248739468621129" calcext:value-type="float">
            <text:p>0,2487394686</text:p>
          </table:table-cell>
          <table:table-cell office:value-type="float" office:value="0.318620090748024" calcext:value-type="float">
            <text:p>0,3186200907</text:p>
          </table:table-cell>
          <table:table-cell office:value-type="float" office:value="0.243350213236824" calcext:value-type="float">
            <text:p>0,2433502132</text:p>
          </table:table-cell>
          <table:table-cell office:value-type="float" office:value="0.122969279383224" calcext:value-type="float">
            <text:p>0,1229692794</text:p>
          </table:table-cell>
          <table:table-cell office:value-type="float" office:value="0.0387308714484027" calcext:value-type="float">
            <text:p>0,0387308714</text:p>
          </table:table-cell>
          <table:table-cell office:value-type="float" office:value="0.0231893207089065" calcext:value-type="float">
            <text:p>0,0231893207</text:p>
          </table:table-cell>
        </table:table-row>
        <table:table-row table:style-name="ro4">
          <table:table-cell/>
          <table:table-cell office:value-type="string" calcext:value-type="string">
            <text:p>HMC</text:p>
          </table:table-cell>
          <table:table-cell office:value-type="float" office:value="0.0260432814875145" calcext:value-type="float">
            <text:p>0,0260432815</text:p>
          </table:table-cell>
          <table:table-cell office:value-type="float" office:value="0.0413061341637444" calcext:value-type="float">
            <text:p>0,0413061342</text:p>
          </table:table-cell>
          <table:table-cell office:value-type="float" office:value="0.0726772119232844" calcext:value-type="float">
            <text:p>0,0726772119</text:p>
          </table:table-cell>
          <table:table-cell office:value-type="float" office:value="0.197675325270129" calcext:value-type="float">
            <text:p>0,1976753253</text:p>
          </table:table-cell>
          <table:table-cell office:value-type="float" office:value="0.251906672783024" calcext:value-type="float">
            <text:p>0,2519066728</text:p>
          </table:table-cell>
          <table:table-cell office:value-type="float" office:value="0.193892696520524" calcext:value-type="float">
            <text:p>0,1938926965</text:p>
          </table:table-cell>
          <table:table-cell office:value-type="float" office:value="0.0971739089712244" calcext:value-type="float">
            <text:p>0,097173909</text:p>
          </table:table-cell>
          <table:table-cell office:value-type="float" office:value="0.0308791529370027" calcext:value-type="float">
            <text:p>0,0308791529</text:p>
          </table:table-cell>
          <table:table-cell office:value-type="float" office:value="0.0186072793705065" calcext:value-type="float">
            <text:p>0,0186072794</text:p>
          </table:table-cell>
        </table:table-row>
        <table:table-row table:style-name="ro4" table:number-rows-repeated="3">
          <table:table-cell table:number-columns-repeated="11"/>
        </table:table-row>
        <table:table-row table:style-name="ro4">
          <table:table-cell office:value-type="string" calcext:value-type="string">
            <text:p>App.</text:p>
          </table:table-cell>
          <table:table-cell office:value-type="string" calcext:value-type="string">
            <text:p>Main memory Type</text:p>
          </table:table-cell>
          <table:table-cell office:value-type="string" calcext:value-type="string">
            <text:p>(512,8)</text:p>
          </table:table-cell>
          <table:table-cell office:value-type="string" calcext:value-type="string">
            <text:p>(256,8) </text:p>
          </table:table-cell>
          <table:table-cell office:value-type="string" calcext:value-type="string">
            <text:p>(128, 8)</text:p>
          </table:table-cell>
          <table:table-cell office:value-type="string" calcext:value-type="string">
            <text:p>(64, 8)</text:p>
          </table:table-cell>
          <table:table-cell office:value-type="string" calcext:value-type="string">
            <text:p>(No L2, 8)</text:p>
          </table:table-cell>
          <table:table-cell office:value-type="string" calcext:value-type="string">
            <text:p>(No L2, 16)</text:p>
          </table:table-cell>
          <table:table-cell office:value-type="string" calcext:value-type="string">
            <text:p>(No L2, 32)</text:p>
          </table:table-cell>
          <table:table-cell office:value-type="string" calcext:value-type="string">
            <text:p>(No L2, 64)</text:p>
          </table:table-cell>
          <table:table-cell office:value-type="string" calcext:value-type="string">
            <text:p>(No L2, 128)</text:p>
          </table:table-cell>
        </table:table-row>
        <table:table-row table:style-name="ro4">
          <table:table-cell office:value-type="string" calcext:value-type="string">
            <text:p>blowfish (enc.)</text:p>
          </table:table-cell>
          <table:table-cell office:value-type="string" calcext:value-type="string">
            <text:p>DDR3</text:p>
          </table:table-cell>
          <table:table-cell office:value-type="float" office:value="0.0192654792787446" calcext:value-type="float">
            <text:p>0,0192654793</text:p>
          </table:table-cell>
          <table:table-cell office:value-type="float" office:value="0.0381824802812246" calcext:value-type="float">
            <text:p>0,0381824803</text:p>
          </table:table-cell>
          <table:table-cell office:value-type="float" office:value="0.0841192183044426" calcext:value-type="float">
            <text:p>0,0841192183</text:p>
          </table:table-cell>
          <table:table-cell office:value-type="float" office:value="0.246916280667816" calcext:value-type="float">
            <text:p>0,2469162807</text:p>
          </table:table-cell>
          <table:table-cell office:value-type="float" office:value="0.0220072149053954" calcext:value-type="float">
            <text:p>0,0220072149</text:p>
          </table:table-cell>
          <table:table-cell office:value-type="float" office:value="0.0148242365117954" calcext:value-type="float">
            <text:p>0,0148242365</text:p>
          </table:table-cell>
          <table:table-cell office:value-type="float" office:value="0.00944451844619127" calcext:value-type="float">
            <text:p>0,0094445184</text:p>
          </table:table-cell>
          <table:table-cell office:value-type="float" office:value="0.00487459450623332" calcext:value-type="float">
            <text:p>0,0048745945</text:p>
          </table:table-cell>
          <table:table-cell office:value-type="float" office:value="0.00318000339182847" calcext:value-type="float">
            <text:p>0,0031800034</text:p>
          </table:table-cell>
        </table:table-row>
        <table:table-row table:style-name="ro4">
          <table:table-cell office:value-type="string" calcext:value-type="string">
            <text:p>blowfish (enc.)</text:p>
          </table:table-cell>
          <table:table-cell office:value-type="string" calcext:value-type="string">
            <text:p>HMC</text:p>
          </table:table-cell>
          <table:table-cell office:value-type="float" office:value="0.0167166998173446" calcext:value-type="float">
            <text:p>0,0167166998</text:p>
          </table:table-cell>
          <table:table-cell office:value-type="float" office:value="0.0324794332847246" calcext:value-type="float">
            <text:p>0,0324794333</text:p>
          </table:table-cell>
          <table:table-cell office:value-type="float" office:value="0.0701920618714425" calcext:value-type="float">
            <text:p>0,0701920619</text:p>
          </table:table-cell>
          <table:table-cell office:value-type="float" office:value="0.195852137316816" calcext:value-type="float">
            <text:p>0,1958521373</text:p>
          </table:table-cell>
          <table:table-cell office:value-type="float" office:value="0.0173992983703954" calcext:value-type="float">
            <text:p>0,0173992984</text:p>
          </table:table-cell>
          <table:table-cell office:value-type="float" office:value="0.0118114237263954" calcext:value-type="float">
            <text:p>0,0118114237</text:p>
          </table:table-cell>
          <table:table-cell office:value-type="float" office:value="0.00746333924819127" calcext:value-type="float">
            <text:p>0,0074633392</text:p>
          </table:table-cell>
          <table:table-cell office:value-type="float" office:value="0.00388639729683332" calcext:value-type="float">
            <text:p>0,0038863973</text:p>
          </table:table-cell>
          <table:table-cell office:value-type="float" office:value="0.00255166297342847" calcext:value-type="float">
            <text:p>0,002551663</text:p>
          </table:table-cell>
        </table:table-row>
        <table:table-row table:style-name="ro4" table:number-rows-repeated="9">
          <table:table-cell table:number-columns-repeated="11"/>
        </table:table-row>
        <table:table-row table:style-name="ro4">
          <table:table-cell office:value-type="string" calcext:value-type="string">
            <text:p>basicmath</text:p>
          </table:table-cell>
          <table:table-cell office:value-type="string" calcext:value-type="string">
            <text:p>DDR3</text:p>
          </table:table-cell>
          <table:table-cell office:value-type="float" office:value="0.0275163856495034" calcext:value-type="float">
            <text:p>0,0275163856</text:p>
          </table:table-cell>
          <table:table-cell office:value-type="float" office:value="0.0459911643780734" calcext:value-type="float">
            <text:p>0,0459911644</text:p>
          </table:table-cell>
          <table:table-cell office:value-type="float" office:value="0.0863178865505357" calcext:value-type="float">
            <text:p>0,0863178866</text:p>
          </table:table-cell>
          <table:table-cell office:value-type="float" office:value="0.248529739848322" calcext:value-type="float">
            <text:p>0,2485297398</text:p>
          </table:table-cell>
          <table:table-cell office:value-type="float" office:value="0.284403753673169" calcext:value-type="float">
            <text:p>0,2844037537</text:p>
          </table:table-cell>
          <table:table-cell office:value-type="float" office:value="0.182226122821169" calcext:value-type="float">
            <text:p>0,1822261228</text:p>
          </table:table-cell>
          <table:table-cell office:value-type="float" office:value="0.098412250649964" calcext:value-type="float">
            <text:p>0,0984122506</text:p>
          </table:table-cell>
          <table:table-cell office:value-type="float" office:value="0.0387308714484027" calcext:value-type="float">
            <text:p>0,0387308714</text:p>
          </table:table-cell>
          <table:table-cell office:value-type="float" office:value="0.0124690075547979" calcext:value-type="float">
            <text:p>0,0124690076</text:p>
          </table:table-cell>
        </table:table-row>
        <table:table-row table:style-name="ro4">
          <table:table-cell office:value-type="string" calcext:value-type="string">
            <text:p>basicmath</text:p>
          </table:table-cell>
          <table:table-cell office:value-type="string" calcext:value-type="string">
            <text:p>HMC</text:p>
          </table:table-cell>
          <table:table-cell office:value-type="float" office:value="0.0249676061881034" calcext:value-type="float">
            <text:p>0,0249676062</text:p>
          </table:table-cell>
          <table:table-cell office:value-type="float" office:value="0.0402881173815735" calcext:value-type="float">
            <text:p>0,0402881174</text:p>
          </table:table-cell>
          <table:table-cell office:value-type="float" office:value="0.0723907301175357" calcext:value-type="float">
            <text:p>0,0723907301</text:p>
          </table:table-cell>
          <table:table-cell office:value-type="float" office:value="0.197465596497322" calcext:value-type="float">
            <text:p>0,1974655965</text:p>
          </table:table-cell>
          <table:table-cell office:value-type="float" office:value="0.224854632202169" calcext:value-type="float">
            <text:p>0,2248546322</text:p>
          </table:table-cell>
          <table:table-cell office:value-type="float" office:value="0.145191219948069" calcext:value-type="float">
            <text:p>0,1451912199</text:p>
          </table:table-cell>
          <table:table-cell office:value-type="float" office:value="0.077768229073464" calcext:value-type="float">
            <text:p>0,0777682291</text:p>
          </table:table-cell>
          <table:table-cell office:value-type="float" office:value="0.0308791529370027" calcext:value-type="float">
            <text:p>0,0308791529</text:p>
          </table:table-cell>
          <table:table-cell office:value-type="float" office:value="0.0100052222595979" calcext:value-type="float">
            <text:p>0,0100052223</text:p>
          </table:table-cell>
        </table:table-row>
        <table:table-row table:style-name="ro4">
          <table:table-cell office:value-type="string" calcext:value-type="string">
            <text:p>blowfish (enc.)</text:p>
          </table:table-cell>
          <table:table-cell office:value-type="string" calcext:value-type="string">
            <text:p>DDR3</text:p>
          </table:table-cell>
          <table:table-cell office:value-type="float" office:value="0.0192654792787446" calcext:value-type="float">
            <text:p>0,0192654793</text:p>
          </table:table-cell>
          <table:table-cell office:value-type="float" office:value="0.0381824802812246" calcext:value-type="float">
            <text:p>0,0381824803</text:p>
          </table:table-cell>
          <table:table-cell office:value-type="float" office:value="0.0841192183044426" calcext:value-type="float">
            <text:p>0,0841192183</text:p>
          </table:table-cell>
          <table:table-cell office:value-type="float" office:value="0.246916280667816" calcext:value-type="float">
            <text:p>0,2469162807</text:p>
          </table:table-cell>
          <table:table-cell office:value-type="float" office:value="0.0220072149053954" calcext:value-type="float">
            <text:p>0,0220072149</text:p>
          </table:table-cell>
          <table:table-cell office:value-type="float" office:value="0.0148242365117954" calcext:value-type="float">
            <text:p>0,0148242365</text:p>
          </table:table-cell>
          <table:table-cell office:value-type="float" office:value="0.00944451844619127" calcext:value-type="float">
            <text:p>0,0094445184</text:p>
          </table:table-cell>
          <table:table-cell office:value-type="float" office:value="0.00487459450623332" calcext:value-type="float">
            <text:p>0,0048745945</text:p>
          </table:table-cell>
          <table:table-cell office:value-type="float" office:value="0.00318000339182847" calcext:value-type="float">
            <text:p>0,0031800034</text:p>
          </table:table-cell>
        </table:table-row>
        <table:table-row table:style-name="ro4">
          <table:table-cell office:value-type="string" calcext:value-type="string">
            <text:p>blowfish (enc.)</text:p>
          </table:table-cell>
          <table:table-cell office:value-type="string" calcext:value-type="string">
            <text:p>HMC</text:p>
          </table:table-cell>
          <table:table-cell office:value-type="float" office:value="0.0167166998173446" calcext:value-type="float">
            <text:p>0,0167166998</text:p>
          </table:table-cell>
          <table:table-cell office:value-type="float" office:value="0.0324794332847246" calcext:value-type="float">
            <text:p>0,0324794333</text:p>
          </table:table-cell>
          <table:table-cell office:value-type="float" office:value="0.0701920618714425" calcext:value-type="float">
            <text:p>0,0701920619</text:p>
          </table:table-cell>
          <table:table-cell office:value-type="float" office:value="0.195852137316816" calcext:value-type="float">
            <text:p>0,1958521373</text:p>
          </table:table-cell>
          <table:table-cell office:value-type="float" office:value="0.0173992983703954" calcext:value-type="float">
            <text:p>0,0173992984</text:p>
          </table:table-cell>
          <table:table-cell office:value-type="float" office:value="0.0118114237263954" calcext:value-type="float">
            <text:p>0,0118114237</text:p>
          </table:table-cell>
          <table:table-cell office:value-type="float" office:value="0.00746333924819127" calcext:value-type="float">
            <text:p>0,0074633392</text:p>
          </table:table-cell>
          <table:table-cell office:value-type="float" office:value="0.00388639729683332" calcext:value-type="float">
            <text:p>0,0038863973</text:p>
          </table:table-cell>
          <table:table-cell office:value-type="float" office:value="0.00255166297342847" calcext:value-type="float">
            <text:p>0,002551663</text:p>
          </table:table-cell>
        </table:table-row>
        <table:table-row table:style-name="ro4">
          <table:table-cell office:value-type="string" calcext:value-type="string">
            <text:p>patricia</text:p>
          </table:table-cell>
          <table:table-cell office:value-type="string" calcext:value-type="string">
            <text:p>DDR3</text:p>
          </table:table-cell>
          <table:table-cell office:value-type="float" office:value="0.0285920609489145" calcext:value-type="float">
            <text:p>0,0285920609</text:p>
          </table:table-cell>
          <table:table-cell office:value-type="float" office:value="0.0470091811602445" calcext:value-type="float">
            <text:p>0,0470091812</text:p>
          </table:table-cell>
          <table:table-cell office:value-type="float" office:value="0.0866043683562844" calcext:value-type="float">
            <text:p>0,0866043684</text:p>
          </table:table-cell>
          <table:table-cell office:value-type="float" office:value="0.248739468621129" calcext:value-type="float">
            <text:p>0,2487394686</text:p>
          </table:table-cell>
          <table:table-cell office:value-type="float" office:value="0.318620090748024" calcext:value-type="float">
            <text:p>0,3186200907</text:p>
          </table:table-cell>
          <table:table-cell office:value-type="float" office:value="0.243350213236824" calcext:value-type="float">
            <text:p>0,2433502132</text:p>
          </table:table-cell>
          <table:table-cell office:value-type="float" office:value="0.122969279383224" calcext:value-type="float">
            <text:p>0,1229692794</text:p>
          </table:table-cell>
          <table:table-cell office:value-type="float" office:value="0.0269514581472244" calcext:value-type="float">
            <text:p>0,0269514581</text:p>
          </table:table-cell>
          <table:table-cell office:value-type="float" office:value="0.0106472667648244" calcext:value-type="float">
            <text:p>0,0106472668</text:p>
          </table:table-cell>
        </table:table-row>
        <table:table-row table:style-name="ro4">
          <table:table-cell office:value-type="string" calcext:value-type="string">
            <text:p>patricia</text:p>
          </table:table-cell>
          <table:table-cell office:value-type="string" calcext:value-type="string">
            <text:p>HMC</text:p>
          </table:table-cell>
          <table:table-cell office:value-type="float" office:value="0.0260432814875145" calcext:value-type="float">
            <text:p>0,0260432815</text:p>
          </table:table-cell>
          <table:table-cell office:value-type="float" office:value="0.0413061341637444" calcext:value-type="float">
            <text:p>0,0413061342</text:p>
          </table:table-cell>
          <table:table-cell office:value-type="float" office:value="0.0726772119232844" calcext:value-type="float">
            <text:p>0,0726772119</text:p>
          </table:table-cell>
          <table:table-cell office:value-type="float" office:value="0.197675325270129" calcext:value-type="float">
            <text:p>0,1976753253</text:p>
          </table:table-cell>
          <table:table-cell office:value-type="float" office:value="0.251906672783024" calcext:value-type="float">
            <text:p>0,2519066728</text:p>
          </table:table-cell>
          <table:table-cell office:value-type="float" office:value="0.193892696520524" calcext:value-type="float">
            <text:p>0,1938926965</text:p>
          </table:table-cell>
          <table:table-cell office:value-type="float" office:value="0.0971739089712244" calcext:value-type="float">
            <text:p>0,097173909</text:p>
          </table:table-cell>
          <table:table-cell office:value-type="float" office:value="0.0214877220066244" calcext:value-type="float">
            <text:p>0,021487722</text:p>
          </table:table-cell>
          <table:table-cell office:value-type="float" office:value="0.00854344422202439" calcext:value-type="float">
            <text:p>0,0085434442</text:p>
          </table:table-cell>
        </table:table-row>
        <table:table-row table:style-name="ro4">
          <table:table-cell office:value-type="string" calcext:value-type="string">
            <text:p>typeset</text:p>
          </table:table-cell>
          <table:table-cell office:value-type="string" calcext:value-type="string">
            <text:p>DDR3</text:p>
          </table:table-cell>
          <table:table-cell office:value-type="float" office:value="0.0252528256725942" calcext:value-type="float">
            <text:p>0,0252528257</text:p>
          </table:table-cell>
          <table:table-cell office:value-type="float" office:value="0.0438489201333442" calcext:value-type="float">
            <text:p>0,0438489201</text:p>
          </table:table-cell>
          <table:table-cell office:value-type="float" office:value="0.0857145493250189" calcext:value-type="float">
            <text:p>0,0857145493</text:p>
          </table:table-cell>
          <table:table-cell office:value-type="float" office:value="0.248087754863346" calcext:value-type="float">
            <text:p>0,2480877549</text:p>
          </table:table-cell>
          <table:table-cell office:value-type="float" office:value="0.212474154669673" calcext:value-type="float">
            <text:p>0,2124741547</text:p>
          </table:table-cell>
          <table:table-cell office:value-type="float" office:value="0.113686941508873" calcext:value-type="float">
            <text:p>0,1136869415</text:p>
          </table:table-cell>
          <table:table-cell office:value-type="float" office:value="0.063624615165671" calcext:value-type="float">
            <text:p>0,0636246152</text:p>
          </table:table-cell>
          <table:table-cell office:value-type="float" office:value="0.0370876035001114" calcext:value-type="float">
            <text:p>0,0370876035</text:p>
          </table:table-cell>
          <table:table-cell office:value-type="float" office:value="0.0231893207089065" calcext:value-type="float">
            <text:p>0,0231893207</text:p>
          </table:table-cell>
        </table:table-row>
        <table:table-row table:style-name="ro4">
          <table:table-cell office:value-type="string" calcext:value-type="string">
            <text:p>typeset</text:p>
          </table:table-cell>
          <table:table-cell office:value-type="string" calcext:value-type="string">
            <text:p>HMC</text:p>
          </table:table-cell>
          <table:table-cell office:value-type="float" office:value="0.0227040462111942" calcext:value-type="float">
            <text:p>0,0227040462</text:p>
          </table:table-cell>
          <table:table-cell office:value-type="float" office:value="0.0381458731368442" calcext:value-type="float">
            <text:p>0,0381458731</text:p>
          </table:table-cell>
          <table:table-cell office:value-type="float" office:value="0.0717873928920189" calcext:value-type="float">
            <text:p>0,0717873929</text:p>
          </table:table-cell>
          <table:table-cell office:value-type="float" office:value="0.197023611512346" calcext:value-type="float">
            <text:p>0,1970236115</text:p>
          </table:table-cell>
          <table:table-cell office:value-type="float" office:value="0.167985820470173" calcext:value-type="float">
            <text:p>0,1679858205</text:p>
          </table:table-cell>
          <table:table-cell office:value-type="float" office:value="0.0905816656734735" calcext:value-type="float">
            <text:p>0,0905816657</text:p>
          </table:table-cell>
          <table:table-cell office:value-type="float" office:value="0.050278025516171" calcext:value-type="float">
            <text:p>0,0502780255</text:p>
          </table:table-cell>
          <table:table-cell office:value-type="float" office:value="0.0295690165963114" calcext:value-type="float">
            <text:p>0,0295690166</text:p>
          </table:table-cell>
          <table:table-cell office:value-type="float" office:value="0.0186072793705065" calcext:value-type="float">
            <text:p>0,0186072794</text:p>
          </table:table-cell>
        </table:table-row>
      </table:table>
      <table:table table:name="_caches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16"/>
        <table:table-column table:style-name="co15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4" table:default-cell-style-name="ce16"/>
        <table:table-column table:style-name="co17" table:number-columns-repeated="2" table:default-cell-style-name="ce16"/>
        <table:table-column table:style-name="co18" table:default-cell-style-name="ce16"/>
        <table:table-column table:style-name="co5" table:number-columns-repeated="6" table:default-cell-style-name="ce16"/>
        <table:table-row table:style-name="ro4">
          <table:table-cell table:style-name="ce56" office:value-type="string" calcext:value-type="string">
            <text:p>Parameter</text:p>
          </table:table-cell>
          <table:table-cell table:style-name="ce58" office:value-type="string" calcext:value-type="string">
            <text:p>256KB</text:p>
          </table:table-cell>
          <table:table-cell table:style-name="ce58" office:value-type="string" calcext:value-type="string">
            <text:p>512KB</text:p>
          </table:table-cell>
          <table:table-cell table:style-name="ce58" office:value-type="string" calcext:value-type="string">
            <text:p>1024KB</text:p>
          </table:table-cell>
          <table:table-cell table:style-name="ce58" office:value-type="string" calcext:value-type="string">
            <text:p>2048KB</text:p>
          </table:table-cell>
          <table:table-cell table:style-name="ce58" office:value-type="string" calcext:value-type="string">
            <text:p>8KB</text:p>
          </table:table-cell>
          <table:table-cell table:style-name="ce58" office:value-type="string" calcext:value-type="string">
            <text:p>16KB</text:p>
          </table:table-cell>
          <table:table-cell table:style-name="ce58" office:value-type="string" calcext:value-type="string">
            <text:p>32KB</text:p>
          </table:table-cell>
          <table:table-cell table:style-name="ce58" office:value-type="string" calcext:value-type="string">
            <text:p>64KB</text:p>
          </table:table-cell>
          <table:table-cell table:style-name="ce58" office:value-type="string" calcext:value-type="string">
            <text:p>128KB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Cache Level</text:p>
          </table:table-cell>
          <table:table-cell table:number-columns-repeated="4" table:style-name="ce57" office:value-type="string" calcext:value-type="string">
            <text:p>L2</text:p>
          </table:table-cell>
          <table:table-cell table:number-columns-repeated="3" table:style-name="ce57" office:value-type="string" calcext:value-type="string">
            <text:p>L1</text:p>
          </table:table-cell>
          <table:table-cell table:number-columns-repeated="2" table:style-name="ce57" office:value-type="string" calcext:value-type="string">
            <text:p>L1/L2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Total cache size (bytes)</text:p>
          </table:table-cell>
          <table:table-cell table:style-name="ce57" office:value-type="float" office:value="262144" calcext:value-type="float">
            <text:p>262144</text:p>
          </table:table-cell>
          <table:table-cell table:style-name="ce57" office:value-type="float" office:value="524288" calcext:value-type="float">
            <text:p>524288</text:p>
          </table:table-cell>
          <table:table-cell table:style-name="ce57" office:value-type="float" office:value="1048576" calcext:value-type="float">
            <text:p>1048576</text:p>
          </table:table-cell>
          <table:table-cell table:style-name="ce57" office:value-type="float" office:value="2097152" calcext:value-type="float">
            <text:p>2097152</text:p>
          </table:table-cell>
          <table:table-cell table:style-name="ce57" office:value-type="float" office:value="8192" calcext:value-type="float">
            <text:p>8192</text:p>
          </table:table-cell>
          <table:table-cell table:style-name="ce57" office:value-type="float" office:value="16384" calcext:value-type="float">
            <text:p>16384</text:p>
          </table:table-cell>
          <table:table-cell table:style-name="ce57" office:value-type="float" office:value="32768" calcext:value-type="float">
            <text:p>32768</text:p>
          </table:table-cell>
          <table:table-cell table:style-name="ce57" office:value-type="float" office:value="65536" calcext:value-type="float">
            <text:p>65536</text:p>
          </table:table-cell>
          <table:table-cell table:style-name="ce57" office:value-type="float" office:value="131072" calcext:value-type="float">
            <text:p>131072</text:p>
          </table:table-cell>
          <table:table-cell table:style-name="ce59"/>
          <table:table-cell table:number-columns-repeated="6"/>
        </table:table-row>
        <table:table-row table:style-name="ro4">
          <table:table-cell table:style-name="ce57" office:value-type="string" calcext:value-type="string">
            <text:p><text:s text:c="4"/>Number of banks</text:p>
          </table:table-cell>
          <table:table-cell table:number-columns-repeated="9" table:style-name="ce57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Associativity</text:p>
          </table:table-cell>
          <table:table-cell table:number-columns-repeated="4" table:style-name="ce57" office:value-type="float" office:value="16" calcext:value-type="float">
            <text:p>16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Block size (bytes)</text:p>
          </table:table-cell>
          <table:table-cell table:number-columns-repeated="9" table:style-name="ce57" office:value-type="float" office:value="64" calcext:value-type="float">
            <text:p>64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Read/write Ports</text:p>
          </table:table-cell>
          <table:table-cell table:number-columns-repeated="9" table:style-name="ce57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Read ports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Write ports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Technology size (nm)</text:p>
          </table:table-cell>
          <table:table-cell table:number-columns-repeated="9" table:style-name="ce57" office:value-type="float" office:value="22" calcext:value-type="float">
            <text:p>22</text:p>
          </table:table-cell>
          <table:table-cell table:number-columns-repeated="7"/>
        </table:table-row>
        <table:table-row table:style-name="ro4">
          <table:table-cell table:style-name="ce57" table:number-columns-repeated="10"/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Access time (ns)</text:p>
          </table:table-cell>
          <table:table-cell table:style-name="ce57" office:value-type="float" office:value="1.53271" calcext:value-type="float">
            <text:p>1,53271</text:p>
          </table:table-cell>
          <table:table-cell table:style-name="ce57" office:value-type="float" office:value="1.61951" calcext:value-type="float">
            <text:p>1,61951</text:p>
          </table:table-cell>
          <table:table-cell table:style-name="ce57" office:value-type="float" office:value="1.716" calcext:value-type="float">
            <text:p>1,716</text:p>
          </table:table-cell>
          <table:table-cell table:style-name="ce57" office:value-type="float" office:value="2.02979" calcext:value-type="float">
            <text:p>2,02979</text:p>
          </table:table-cell>
          <table:table-cell table:number-columns-repeated="2" table:style-name="ce57" office:value-type="float" office:value="0.222976" calcext:value-type="float">
            <text:p>0,222976</text:p>
          </table:table-cell>
          <table:table-cell table:style-name="ce57" office:value-type="float" office:value="0.256185" calcext:value-type="float">
            <text:p>0,256185</text:p>
          </table:table-cell>
          <table:table-cell table:style-name="ce57" office:value-type="float" office:value="0.316556" calcext:value-type="float">
            <text:p>0,316556</text:p>
          </table:table-cell>
          <table:table-cell table:style-name="ce57" office:value-type="float" office:value="0.431572" calcext:value-type="float">
            <text:p>0,431572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Cycle time (ns)</text:p>
          </table:table-cell>
          <table:table-cell table:style-name="ce57" office:value-type="float" office:value="1.42482" calcext:value-type="float">
            <text:p>1,42482</text:p>
          </table:table-cell>
          <table:table-cell table:style-name="ce57" office:value-type="float" office:value="1.49853" calcext:value-type="float">
            <text:p>1,49853</text:p>
          </table:table-cell>
          <table:table-cell table:style-name="ce57" office:value-type="float" office:value="0.611707" calcext:value-type="float">
            <text:p>0,611707</text:p>
          </table:table-cell>
          <table:table-cell table:style-name="ce57" office:value-type="float" office:value="1.61682" calcext:value-type="float">
            <text:p>1,61682</text:p>
          </table:table-cell>
          <table:table-cell table:style-name="ce57" office:value-type="float" office:value="0.422154" calcext:value-type="float">
            <text:p>0,422154</text:p>
          </table:table-cell>
          <table:table-cell table:style-name="ce57" office:value-type="float" office:value="0.438874" calcext:value-type="float">
            <text:p>0,438874</text:p>
          </table:table-cell>
          <table:table-cell table:style-name="ce57" office:value-type="float" office:value="0.465586" calcext:value-type="float">
            <text:p>0,465586</text:p>
          </table:table-cell>
          <table:table-cell table:number-columns-repeated="2" table:style-name="ce57" office:value-type="float" office:value="0.512839" calcext:value-type="float">
            <text:p>0,512839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Total dynamic read energy per access (nJ)</text:p>
          </table:table-cell>
          <table:table-cell table:style-name="ce57" office:value-type="float" office:value="0.200211" calcext:value-type="float">
            <text:p>0,200211</text:p>
          </table:table-cell>
          <table:table-cell table:style-name="ce57" office:value-type="float" office:value="0.216511" calcext:value-type="float">
            <text:p>0,216511</text:p>
          </table:table-cell>
          <table:table-cell table:style-name="ce57" office:value-type="float" office:value="0.264205" calcext:value-type="float">
            <text:p>0,264205</text:p>
          </table:table-cell>
          <table:table-cell table:style-name="ce57" office:value-type="float" office:value="0.282564" calcext:value-type="float">
            <text:p>0,282564</text:p>
          </table:table-cell>
          <table:table-cell table:style-name="ce57" office:value-type="float" office:value="0.0157996" calcext:value-type="float">
            <text:p>0,0157996</text:p>
          </table:table-cell>
          <table:table-cell table:style-name="ce57" office:value-type="float" office:value="0.0168212" calcext:value-type="float">
            <text:p>0,0168212</text:p>
          </table:table-cell>
          <table:table-cell table:style-name="ce57" office:value-type="float" office:value="0.0188471" calcext:value-type="float">
            <text:p>0,0188471</text:p>
          </table:table-cell>
          <table:table-cell table:style-name="ce57" office:value-type="float" office:value="0.0229056" calcext:value-type="float">
            <text:p>0,0229056</text:p>
          </table:table-cell>
          <table:table-cell table:style-name="ce57" office:value-type="float" office:value="0.0341372" calcext:value-type="float">
            <text:p>0,0341372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Total dynamic write energy per access (nJ)</text:p>
          </table:table-cell>
          <table:table-cell table:style-name="ce57" office:value-type="float" office:value="0.216801" calcext:value-type="float">
            <text:p>0,216801</text:p>
          </table:table-cell>
          <table:table-cell table:style-name="ce57" office:value-type="float" office:value="0.226673" calcext:value-type="float">
            <text:p>0,226673</text:p>
          </table:table-cell>
          <table:table-cell table:style-name="ce57" office:value-type="float" office:value="0.357957" calcext:value-type="float">
            <text:p>0,357957</text:p>
          </table:table-cell>
          <table:table-cell table:style-name="ce57" office:value-type="float" office:value="0.307049" calcext:value-type="float">
            <text:p>0,307049</text:p>
          </table:table-cell>
          <table:table-cell table:style-name="ce57" office:value-type="float" office:value="0.0166696" calcext:value-type="float">
            <text:p>0,0166696</text:p>
          </table:table-cell>
          <table:table-cell table:style-name="ce57" office:value-type="float" office:value="0.0192122" calcext:value-type="float">
            <text:p>0,0192122</text:p>
          </table:table-cell>
          <table:table-cell table:style-name="ce57" office:value-type="float" office:value="0.0242715" calcext:value-type="float">
            <text:p>0,0242715</text:p>
          </table:table-cell>
          <table:table-cell table:style-name="ce57" office:value-type="float" office:value="0.0343747" calcext:value-type="float">
            <text:p>0,0343747</text:p>
          </table:table-cell>
          <table:table-cell table:style-name="ce57" office:value-type="float" office:value="0.0449893" calcext:value-type="float">
            <text:p>0,0449893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Total leakage power of a bank (mW)</text:p>
          </table:table-cell>
          <table:table-cell table:style-name="ce57" office:value-type="float" office:value="83.1575" calcext:value-type="float">
            <text:p>83,1575</text:p>
          </table:table-cell>
          <table:table-cell table:style-name="ce57" office:value-type="float" office:value="162.52" calcext:value-type="float">
            <text:p>162,52</text:p>
          </table:table-cell>
          <table:table-cell table:style-name="ce57" office:value-type="float" office:value="333.819" calcext:value-type="float">
            <text:p>333,819</text:p>
          </table:table-cell>
          <table:table-cell table:style-name="ce57" office:value-type="float" office:value="636.45" calcext:value-type="float">
            <text:p>636,45</text:p>
          </table:table-cell>
          <table:table-cell table:style-name="ce57" office:value-type="float" office:value="3.1359" calcext:value-type="float">
            <text:p>3,1359</text:p>
          </table:table-cell>
          <table:table-cell table:style-name="ce57" office:value-type="float" office:value="5.72773" calcext:value-type="float">
            <text:p>5,72773</text:p>
          </table:table-cell>
          <table:table-cell table:style-name="ce57" office:value-type="float" office:value="10.8994" calcext:value-type="float">
            <text:p>10,8994</text:p>
          </table:table-cell>
          <table:table-cell table:style-name="ce57" office:value-type="float" office:value="21.1857" calcext:value-type="float">
            <text:p>21,1857</text:p>
          </table:table-cell>
          <table:table-cell table:style-name="ce57" office:value-type="float" office:value="42.0374" calcext:value-type="float">
            <text:p>42,0374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Total gate leakage power of a bank (mW)</text:p>
          </table:table-cell>
          <table:table-cell table:style-name="ce57" office:value-type="float" office:value="0.162082" calcext:value-type="float">
            <text:p>0,162082</text:p>
          </table:table-cell>
          <table:table-cell table:style-name="ce57" office:value-type="float" office:value="0.311757" calcext:value-type="float">
            <text:p>0,311757</text:p>
          </table:table-cell>
          <table:table-cell table:style-name="ce57" office:value-type="float" office:value="0.651783" calcext:value-type="float">
            <text:p>0,651783</text:p>
          </table:table-cell>
          <table:table-cell table:style-name="ce57" office:value-type="float" office:value="1.19943" calcext:value-type="float">
            <text:p>1,19943</text:p>
          </table:table-cell>
          <table:table-cell table:style-name="ce57" office:value-type="float" office:value="0.0074455" calcext:value-type="float">
            <text:p>0,0074455</text:p>
          </table:table-cell>
          <table:table-cell table:style-name="ce57" office:value-type="float" office:value="0.0126597" calcext:value-type="float">
            <text:p>0,0126597</text:p>
          </table:table-cell>
          <table:table-cell table:style-name="ce57" office:value-type="float" office:value="0.0226119" calcext:value-type="float">
            <text:p>0,0226119</text:p>
          </table:table-cell>
          <table:table-cell table:style-name="ce57" office:value-type="float" office:value="0.04199" calcext:value-type="float">
            <text:p>0,04199</text:p>
          </table:table-cell>
          <table:table-cell table:style-name="ce57" office:value-type="float" office:value="0.0829797" calcext:value-type="float">
            <text:p>0,0829797</text:p>
          </table:table-cell>
          <table:table-cell table:number-columns-repeated="7"/>
        </table:table-row>
        <table:table-row table:style-name="ro4">
          <table:table-cell table:style-name="ce57" office:value-type="string" calcext:value-type="string">
            <text:p><text:s text:c="4"/>Cache height x width (mm)</text:p>
          </table:table-cell>
          <table:table-cell table:style-name="ce57" office:value-type="string" calcext:value-type="string">
            <text:p><text:s/>0,271659 x 2,24365</text:p>
          </table:table-cell>
          <table:table-cell table:style-name="ce57" office:value-type="string" calcext:value-type="string">
            <text:p><text:s/>0,35415 x 2,31465</text:p>
          </table:table-cell>
          <table:table-cell table:style-name="ce57" office:value-type="string" calcext:value-type="string">
            <text:p><text:s/>0,532392 x 2,35801</text:p>
          </table:table-cell>
          <table:table-cell table:style-name="ce57" office:value-type="string" calcext:value-type="string">
            <text:p><text:s/>1,03615 x 2,54948</text:p>
          </table:table-cell>
          <table:table-cell table:style-name="ce57" office:value-type="string" calcext:value-type="string">
            <text:p>0,0782635 x 0,318343</text:p>
          </table:table-cell>
          <table:table-cell table:style-name="ce57" office:value-type="string" calcext:value-type="string">
            <text:p>0,0989083 x 0,317488</text:p>
          </table:table-cell>
          <table:table-cell table:style-name="ce57" office:value-type="string" calcext:value-type="string">
            <text:p><text:s/>0,14011 x 0,316574</text:p>
          </table:table-cell>
          <table:table-cell table:style-name="ce57" office:value-type="string" calcext:value-type="string">
            <text:p>0,222425 x 0,31506</text:p>
          </table:table-cell>
          <table:table-cell table:style-name="ce57" office:value-type="string" calcext:value-type="string">
            <text:p>0,44573 x 0,451641</text:p>
          </table:table-cell>
          <table:table-cell table:number-columns-repeated="7"/>
        </table:table-row>
        <table:table-row table:style-name="ro4">
          <table:table-cell table:style-name="ce8" office:value-type="string" calcext:value-type="string">
            <text:p>L2 Height</text:p>
          </table:table-cell>
          <table:table-cell table:style-name="ce8" table:formula="of:=LEFT([_caches.B18];8)" office:value-type="string" office:string-value=" 0,27165" calcext:value-type="string">
            <text:p><text:s/>0,27165</text:p>
          </table:table-cell>
          <table:table-cell table:style-name="ce8" table:formula="of:=LEFT([_caches.C18];8)" office:value-type="string" office:string-value=" 0,35415" calcext:value-type="string">
            <text:p><text:s/>0,35415</text:p>
          </table:table-cell>
          <table:table-cell table:style-name="ce8" table:formula="of:=LEFT([_caches.D18];9)" office:value-type="string" office:string-value=" 0,532392" calcext:value-type="string">
            <text:p><text:s/>0,532392</text:p>
          </table:table-cell>
          <table:table-cell table:style-name="ce8" table:formula="of:=LEFT([_caches.E18];8)" office:value-type="string" office:string-value=" 1,03615" calcext:value-type="string">
            <text:p><text:s/>1,03615</text:p>
          </table:table-cell>
          <table:table-cell table:style-name="ce8" table:formula="of:=LEFT([_caches.F18];9)" office:value-type="string" office:string-value="0,0782635" calcext:value-type="string">
            <text:p>0,0782635</text:p>
          </table:table-cell>
          <table:table-cell table:style-name="ce8" table:formula="of:=LEFT([_caches.G18];9)" office:value-type="string" office:string-value="0,0989083" calcext:value-type="string">
            <text:p>0,0989083</text:p>
          </table:table-cell>
          <table:table-cell table:style-name="ce8" table:formula="of:=LEFT([_caches.H18];8)" office:value-type="string" office:string-value=" 0,14011" calcext:value-type="string">
            <text:p><text:s/>0,14011</text:p>
          </table:table-cell>
          <table:table-cell table:style-name="ce8" table:formula="of:=LEFT([_caches.I18];8)" office:value-type="string" office:string-value="0,222425" calcext:value-type="string">
            <text:p>0,222425</text:p>
          </table:table-cell>
          <table:table-cell table:style-name="ce8" table:formula="of:=LEFT([_caches.J18];8)" office:value-type="string" office:string-value="0,44573 " calcext:value-type="string">
            <text:p>0,44573 </text:p>
          </table:table-cell>
          <table:table-cell table:number-columns-repeated="7"/>
        </table:table-row>
        <table:table-row table:style-name="ro4">
          <table:table-cell table:style-name="ce8" office:value-type="string" calcext:value-type="string">
            <text:p>L2 Width</text:p>
          </table:table-cell>
          <table:table-cell table:style-name="ce8" table:formula="of:=RIGHT([_caches.B18];8)" office:value-type="string" office:string-value=" 2,24365" calcext:value-type="string">
            <text:p><text:s/>2,24365</text:p>
          </table:table-cell>
          <table:table-cell table:style-name="ce8" table:formula="of:=RIGHT([_caches.C18];8)" office:value-type="string" office:string-value=" 2,31465" calcext:value-type="string">
            <text:p><text:s/>2,31465</text:p>
          </table:table-cell>
          <table:table-cell table:style-name="ce8" table:formula="of:=RIGHT([_caches.D18];8)" office:value-type="string" office:string-value=" 2,35801" calcext:value-type="string">
            <text:p><text:s/>2,35801</text:p>
          </table:table-cell>
          <table:table-cell table:style-name="ce8" table:formula="of:=RIGHT([_caches.E18];8)" office:value-type="string" office:string-value=" 2,54948" calcext:value-type="string">
            <text:p><text:s/>2,54948</text:p>
          </table:table-cell>
          <table:table-cell table:style-name="ce8" table:formula="of:=RIGHT([_caches.F18];8)" office:value-type="string" office:string-value="0,318343" calcext:value-type="string">
            <text:p>0,318343</text:p>
          </table:table-cell>
          <table:table-cell table:style-name="ce8" table:formula="of:=RIGHT([_caches.G18];8)" office:value-type="string" office:string-value="0,317488" calcext:value-type="string">
            <text:p>0,317488</text:p>
          </table:table-cell>
          <table:table-cell table:style-name="ce8" table:formula="of:=RIGHT([_caches.H18];8)" office:value-type="string" office:string-value="0,316574" calcext:value-type="string">
            <text:p>0,316574</text:p>
          </table:table-cell>
          <table:table-cell table:style-name="ce8" table:formula="of:=RIGHT([_caches.I18];8)" office:value-type="string" office:string-value=" 0,31506" calcext:value-type="string">
            <text:p><text:s/>0,31506</text:p>
          </table:table-cell>
          <table:table-cell table:style-name="ce8" table:formula="of:=RIGHT([_caches.J18];8)" office:value-type="string" office:string-value="0,451641" calcext:value-type="string">
            <text:p>0,451641</text:p>
          </table:table-cell>
          <table:table-cell table:number-columns-repeated="7"/>
        </table:table-row>
        <table:table-row table:style-name="ro4">
          <table:table-cell table:style-name="ce8" office:value-type="string" calcext:value-type="string">
            <text:p>L2 Area</text:p>
          </table:table-cell>
          <table:table-cell table:style-name="ce8" table:formula="of:=VALUE([_caches.B19])*VALUE([_caches.B20])" office:value-type="float" office:value="0.6094875225" calcext:value-type="float">
            <text:p>0,6094875225</text:p>
          </table:table-cell>
          <table:table-cell table:style-name="ce8" table:formula="of:=VALUE([_caches.C19])*VALUE([_caches.C20])" office:value-type="float" office:value="0.8197332975" calcext:value-type="float">
            <text:p>0,8197332975</text:p>
          </table:table-cell>
          <table:table-cell table:style-name="ce8" table:formula="of:=VALUE([_caches.D19])*VALUE([_caches.D20])" office:value-type="float" office:value="1.25538565992" calcext:value-type="float">
            <text:p>1,2553856599</text:p>
          </table:table-cell>
          <table:table-cell table:style-name="ce8" table:formula="of:=VALUE([_caches.E19])*VALUE([_caches.E20])" office:value-type="float" office:value="2.641643702" calcext:value-type="float">
            <text:p>2,641643702</text:p>
          </table:table-cell>
          <table:table-cell table:style-name="ce8" table:formula="of:=VALUE([_caches.F19])*VALUE([_caches.F20])" office:value-type="float" office:value="0.0249146373805" calcext:value-type="float">
            <text:p>0,0249146374</text:p>
          </table:table-cell>
          <table:table-cell table:style-name="ce8" table:formula="of:=VALUE([_caches.G19])*VALUE([_caches.G20])" office:value-type="float" office:value="0.0314021983504" calcext:value-type="float">
            <text:p>0,0314021984</text:p>
          </table:table-cell>
          <table:table-cell table:style-name="ce8" table:formula="of:=VALUE([_caches.H19])*VALUE([_caches.H20])" office:value-type="float" office:value="0.04435518314" calcext:value-type="float">
            <text:p>0,0443551831</text:p>
          </table:table-cell>
          <table:table-cell table:style-name="ce8" table:formula="of:=VALUE([_caches.I19])*VALUE([_caches.I20])" office:value-type="float" office:value="0.0700772205" calcext:value-type="float">
            <text:p>0,0700772205</text:p>
          </table:table-cell>
          <table:table-cell table:style-name="ce8" table:formula="of:=VALUE([_caches.J19])*VALUE([_caches.J20])" office:value-type="float" office:value="0.20130994293" calcext:value-type="float">
            <text:p>0,2013099429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L1 Height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LEFT([_caches.F18];9)" office:value-type="string" office:string-value="0,0782635" calcext:value-type="string">
            <text:p>0,0782635</text:p>
          </table:table-cell>
          <table:table-cell table:style-name="ce2" table:formula="of:=LEFT([_caches.G18];9)" office:value-type="string" office:string-value="0,0989083" calcext:value-type="string">
            <text:p>0,0989083</text:p>
          </table:table-cell>
          <table:table-cell table:style-name="ce2" table:formula="of:=LEFT([_caches.H18];8)" office:value-type="string" office:string-value=" 0,14011" calcext:value-type="string">
            <text:p><text:s/>0,14011</text:p>
          </table:table-cell>
          <table:table-cell table:style-name="ce2" table:formula="of:=LEFT([_caches.I18];8)" office:value-type="string" office:string-value="0,222425" calcext:value-type="string">
            <text:p>0,222425</text:p>
          </table:table-cell>
          <table:table-cell table:style-name="ce2" table:formula="of:=LEFT([_caches.J18];8)" office:value-type="string" office:string-value="0,44573 " calcext:value-type="string">
            <text:p>0,44573 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L1 Width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RIGHT([_caches.F18];8)" office:value-type="string" office:string-value="0,318343" calcext:value-type="string">
            <text:p>0,318343</text:p>
          </table:table-cell>
          <table:table-cell table:style-name="ce2" table:formula="of:=RIGHT([_caches.G18];8)" office:value-type="string" office:string-value="0,317488" calcext:value-type="string">
            <text:p>0,317488</text:p>
          </table:table-cell>
          <table:table-cell table:style-name="ce2" table:formula="of:=RIGHT([_caches.H18];8)" office:value-type="string" office:string-value="0,316574" calcext:value-type="string">
            <text:p>0,316574</text:p>
          </table:table-cell>
          <table:table-cell table:style-name="ce2" table:formula="of:=RIGHT([_caches.I18];8)" office:value-type="string" office:string-value=" 0,31506" calcext:value-type="string">
            <text:p><text:s/>0,31506</text:p>
          </table:table-cell>
          <table:table-cell table:style-name="ce2" table:formula="of:=RIGHT([_caches.J18];8)" office:value-type="string" office:string-value="0,451641" calcext:value-type="string">
            <text:p>0,451641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L1 Area (dcache OR icache)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VALUE([_caches.F22])*VALUE([_caches.F23])" office:value-type="float" office:value="0.0249146373805" calcext:value-type="float">
            <text:p>0,0249146374</text:p>
          </table:table-cell>
          <table:table-cell table:style-name="ce2" table:formula="of:=VALUE([_caches.G22])*VALUE([_caches.G23])" office:value-type="float" office:value="0.0314021983504" calcext:value-type="float">
            <text:p>0,0314021984</text:p>
          </table:table-cell>
          <table:table-cell table:style-name="ce2" table:formula="of:=VALUE([_caches.H22])*VALUE([_caches.H23])" office:value-type="float" office:value="0.04435518314" calcext:value-type="float">
            <text:p>0,0443551831</text:p>
          </table:table-cell>
          <table:table-cell table:style-name="ce2" table:formula="of:=VALUE([_caches.I22])*VALUE([_caches.I23])" office:value-type="float" office:value="0.0700772205" calcext:value-type="float">
            <text:p>0,0700772205</text:p>
          </table:table-cell>
          <table:table-cell table:style-name="ce2" table:formula="of:=VALUE([_caches.J22])*VALUE([_caches.J23])" office:value-type="float" office:value="0.20130994293" calcext:value-type="float">
            <text:p>0,2013099429</text:p>
          </table:table-cell>
          <table:table-cell table:number-columns-repeated="7"/>
        </table:table-row>
        <table:table-row table:style-name="ro4" table:number-rows-repeated="8">
          <table:table-cell table:style-name="ce16"/>
          <table:table-cell table:number-columns-repeated="16"/>
        </table:table-row>
        <table:table-row table:style-name="ro4" table:number-rows-repeated="1048543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_DDR3-MainMemory" table:style-name="ta1">
        <office:forms form:automatic-focus="false" form:apply-design-mode="false"/>
        <table:table-column table:style-name="co19" table:default-cell-style-name="ce57"/>
        <table:table-column table:style-name="co20" table:default-cell-style-name="ce57"/>
        <table:table-column table:style-name="co21" table:default-cell-style-name="Default"/>
        <table:table-column table:style-name="co5" table:number-columns-repeated="2" table:default-cell-style-name="Default"/>
        <table:table-row table:style-name="ro4">
          <table:table-cell table:style-name="ce56" office:value-type="string" calcext:value-type="string">
            <text:p>Parameter</text:p>
          </table:table-cell>
          <table:table-cell table:style-name="ce58" office:value-type="string" calcext:value-type="string">
            <text:p>2G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ache Leve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DR3 (800 MHz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otal cache size (bytes)</text:p>
          </table:table-cell>
          <table:table-cell office:value-type="float" office:value="2147483647" calcext:value-type="float">
            <text:p>2147483647</text:p>
          </table:table-cell>
          <table:table-cell table:style-name="ce60" office:value-type="string" calcext:value-type="string">
            <text:p>Limitado pela CACTI</text:p>
          </table:table-cell>
          <table:table-cell/>
          <table:table-cell table:style-name="ce52"/>
        </table:table-row>
        <table:table-row table:style-name="ro4">
          <table:table-cell office:value-type="string" calcext:value-type="string">
            <text:p>Number of bank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ssociativity</text:p>
          </table:table-cell>
          <table:table-cell office:value-type="string" calcext:value-type="string">
            <text:p>direct mapped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lock size (bytes)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ad/write Por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ad port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rite port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chnology size (nm)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Access time (ns)</text:p>
          </table:table-cell>
          <table:table-cell office:value-type="float" office:value="51.4776" calcext:value-type="float">
            <text:p>51,477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ycle time (ns)</text:p>
          </table:table-cell>
          <table:table-cell office:value-type="float" office:value="68.6168" calcext:value-type="float">
            <text:p>68,616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otal dynamic read energy per access (nJ)</text:p>
          </table:table-cell>
          <table:table-cell office:value-type="float" office:value="5.89274" calcext:value-type="float">
            <text:p>5,8927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otal dynamic write energy per access (nJ)</text:p>
          </table:table-cell>
          <table:table-cell office:value-type="float" office:value="10.5255" calcext:value-type="float">
            <text:p>10,52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otal leakage power of a bank (mW)</text:p>
          </table:table-cell>
          <table:table-cell office:value-type="float" office:value="629529" calcext:value-type="float">
            <text:p>62952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otal gate leakage power of a bank (mW)</text:p>
          </table:table-cell>
          <table:table-cell office:value-type="float" office:value="1202.83" calcext:value-type="float">
            <text:p>1202,8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ache height x width (mm)</text:p>
          </table:table-cell>
          <table:table-cell office:value-type="string" calcext:value-type="string">
            <text:p>47,1586 x 36,2264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Main Memory Height</text:p>
          </table:table-cell>
          <table:table-cell table:style-name="ce8" table:formula="of:=LEFT(['_DDR3-MainMemory'.B18];8)" office:value-type="string" office:string-value="47,1586 " calcext:value-type="string">
            <text:p>47,1586 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Main Memory Width</text:p>
          </table:table-cell>
          <table:table-cell table:style-name="ce8" table:formula="of:=RIGHT(['_DDR3-MainMemory'.B18];8)" office:value-type="string" office:string-value=" 36,2264" calcext:value-type="string">
            <text:p><text:s/>36,2264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>
            <text:p>Main Memory Area (mm²)</text:p>
          </table:table-cell>
          <table:table-cell table:style-name="ce8" table:formula="of:=VALUE(['_DDR3-MainMemory'.B19])*VALUE(['_DDR3-MainMemory'.B20])" office:value-type="float" office:value="1708.38630704" calcext:value-type="float">
            <text:p>1708,38630704</text:p>
          </table:table-cell>
          <table:table-cell table:number-columns-repeated="3"/>
        </table:table-row>
      </table:table>
      <table:table table:name="_gem5Stats_ExecW2Cores" table:style-name="ta1">
        <office:forms form:automatic-focus="false" form:apply-design-mode="false"/>
        <table:table-column table:style-name="co22" table:default-cell-style-name="ce61"/>
        <table:table-column table:style-name="co23" table:default-cell-style-name="ce18"/>
        <table:table-column table:style-name="co24" table:number-columns-repeated="2" table:default-cell-style-name="ce18"/>
        <table:table-column table:style-name="co25" table:default-cell-style-name="ce18"/>
        <table:table-row table:style-name="ro4">
          <table:table-cell table:style-name="ce18"/>
          <table:table-cell table:style-name="ce61" office:value-type="string" calcext:value-type="string">
            <text:p>NO L2</text:p>
          </table:table-cell>
          <table:table-cell table:style-name="ce61" office:value-type="string" calcext:value-type="string">
            <text:p>L2 (256KB)</text:p>
          </table:table-cell>
          <table:table-cell table:style-name="ce61" office:value-type="string" calcext:value-type="string">
            <text:p>L2 (512KB)</text:p>
          </table:table-cell>
          <table:table-cell table:style-name="ce61" office:value-type="string" calcext:value-type="string">
            <text:p>L2 (1024KB)</text:p>
          </table:table-cell>
        </table:table-row>
        <table:table-row table:style-name="ro4">
          <table:table-cell office:value-type="string" calcext:value-type="string">
            <text:p>sim_seconds</text:p>
          </table:table-cell>
          <table:table-cell office:value-type="float" office:value="0.557941" calcext:value-type="float">
            <text:p>0,557941</text:p>
          </table:table-cell>
          <table:table-cell office:value-type="float" office:value="0.329509" calcext:value-type="float">
            <text:p>0,329509</text:p>
          </table:table-cell>
          <table:table-cell office:value-type="float" office:value="0.317721" calcext:value-type="float">
            <text:p>0,317721</text:p>
          </table:table-cell>
          <table:table-cell office:value-type="float" office:value="0.315066" calcext:value-type="float">
            <text:p>0,315066</text:p>
          </table:table-cell>
        </table:table-row>
        <table:table-row table:style-name="ro4">
          <table:table-cell office:value-type="string" calcext:value-type="string">
            <text:p>host_seconds</text:p>
          </table:table-cell>
          <table:table-cell office:value-type="float" office:value="8137.65" calcext:value-type="float">
            <text:p>8137,65</text:p>
          </table:table-cell>
          <table:table-cell office:value-type="float" office:value="6396.54" calcext:value-type="float">
            <text:p>6396,54</text:p>
          </table:table-cell>
          <table:table-cell office:value-type="float" office:value="7791.81" calcext:value-type="float">
            <text:p>7791,81</text:p>
          </table:table-cell>
          <table:table-cell office:value-type="float" office:value="6280.55" calcext:value-type="float">
            <text:p>6280,55</text:p>
          </table:table-cell>
        </table:table-row>
        <table:table-row table:style-name="ro4">
          <table:table-cell office:value-type="string" calcext:value-type="string">
            <text:p>sim_insts</text:p>
          </table:table-cell>
          <table:table-cell office:value-type="float" office:value="760845818" calcext:value-type="float">
            <text:p>760845818</text:p>
          </table:table-cell>
          <table:table-cell office:value-type="float" office:value="760135124" calcext:value-type="float">
            <text:p>760135124</text:p>
          </table:table-cell>
          <table:table-cell office:value-type="float" office:value="759965454" calcext:value-type="float">
            <text:p>759965454</text:p>
          </table:table-cell>
          <table:table-cell office:value-type="float" office:value="760400009" calcext:value-type="float">
            <text:p>760400009</text:p>
          </table:table-cell>
        </table:table-row>
        <table:table-row table:style-name="ro4">
          <table:table-cell office:value-type="string" calcext:value-type="string">
            <text:p>sim_ops</text:p>
          </table:table-cell>
          <table:table-cell office:value-type="float" office:value="856668065" calcext:value-type="float">
            <text:p>856668065</text:p>
          </table:table-cell>
          <table:table-cell office:value-type="float" office:value="855918139" calcext:value-type="float">
            <text:p>855918139</text:p>
          </table:table-cell>
          <table:table-cell office:value-type="float" office:value="855752984" calcext:value-type="float">
            <text:p>855752984</text:p>
          </table:table-cell>
          <table:table-cell office:value-type="float" office:value="856191607" calcext:value-type="float">
            <text:p>856191607</text:p>
          </table:table-cell>
        </table:table-row>
        <table:table-row table:style-name="ro4">
          <table:table-cell office:value-type="string" calcext:value-type="string">
            <text:p>system.mem_ctrls.num_reads::cpu0.dtb.walker</text:p>
          </table:table-cell>
          <table:table-cell office:value-type="float" office:value="11024" calcext:value-type="float">
            <text:p>11024</text:p>
          </table:table-cell>
          <table:table-cell office:value-type="float" office:value="2904" calcext:value-type="float">
            <text:p>2904</text:p>
          </table:table-cell>
          <table:table-cell office:value-type="float" office:value="2678" calcext:value-type="float">
            <text:p>2678</text:p>
          </table:table-cell>
          <table:table-cell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system.mem_ctrls.num_reads::cpu0.itb.walker</text:p>
          </table:table-cell>
          <table:table-cell office:value-type="float" office:value="1210" calcext:value-type="float">
            <text:p>1210</text:p>
          </table:table-cell>
          <table:table-cell office:value-type="float" office:value="678" calcext:value-type="float">
            <text:p>678</text:p>
          </table:table-cell>
          <table:table-cell office:value-type="float" office:value="601" calcext:value-type="float">
            <text:p>601</text:p>
          </table:table-cell>
          <table:table-cell office:value-type="float" office:value="489" calcext:value-type="float">
            <text:p>489</text:p>
          </table:table-cell>
        </table:table-row>
        <table:table-row table:style-name="ro4">
          <table:table-cell office:value-type="string" calcext:value-type="string">
            <text:p>system.mem_ctrls.num_reads::cpu0.inst</text:p>
          </table:table-cell>
          <table:table-cell office:value-type="float" office:value="4884739" calcext:value-type="float">
            <text:p>4884739</text:p>
          </table:table-cell>
          <table:table-cell office:value-type="float" office:value="339398" calcext:value-type="float">
            <text:p>339398</text:p>
          </table:table-cell>
          <table:table-cell office:value-type="float" office:value="286648" calcext:value-type="float">
            <text:p>286648</text:p>
          </table:table-cell>
          <table:table-cell office:value-type="float" office:value="243782" calcext:value-type="float">
            <text:p>243782</text:p>
          </table:table-cell>
        </table:table-row>
        <table:table-row table:style-name="ro4">
          <table:table-cell office:value-type="string" calcext:value-type="string">
            <text:p>system.mem_ctrls.num_reads::cpu0.data</text:p>
          </table:table-cell>
          <table:table-cell office:value-type="float" office:value="569644" calcext:value-type="float">
            <text:p>569644</text:p>
          </table:table-cell>
          <table:table-cell office:value-type="float" office:value="185856" calcext:value-type="float">
            <text:p>185856</text:p>
          </table:table-cell>
          <table:table-cell office:value-type="float" office:value="153349" calcext:value-type="float">
            <text:p>153349</text:p>
          </table:table-cell>
          <table:table-cell office:value-type="float" office:value="120476" calcext:value-type="float">
            <text:p>120476</text:p>
          </table:table-cell>
        </table:table-row>
        <table:table-row table:style-name="ro4">
          <table:table-cell office:value-type="string" calcext:value-type="string">
            <text:p>system.mem_ctrls.num_reads::cpu1.dtb.walker</text:p>
          </table:table-cell>
          <table:table-cell office:value-type="float" office:value="71128" calcext:value-type="float">
            <text:p>71128</text:p>
          </table:table-cell>
          <table:table-cell office:value-type="float" office:value="13629" calcext:value-type="float">
            <text:p>13629</text:p>
          </table:table-cell>
          <table:table-cell office:value-type="float" office:value="12743" calcext:value-type="float">
            <text:p>12743</text:p>
          </table:table-cell>
          <table:table-cell office:value-type="float" office:value="12016" calcext:value-type="float">
            <text:p>12016</text:p>
          </table:table-cell>
        </table:table-row>
        <table:table-row table:style-name="ro4">
          <table:table-cell office:value-type="string" calcext:value-type="string">
            <text:p>system.mem_ctrls.num_reads::cpu1.itb.walker</text:p>
          </table:table-cell>
          <table:table-cell office:value-type="float" office:value="1724" calcext:value-type="float">
            <text:p>1724</text:p>
          </table:table-cell>
          <table:table-cell office:value-type="float" office:value="1085" calcext:value-type="float">
            <text:p>1085</text:p>
          </table:table-cell>
          <table:table-cell office:value-type="float" office:value="639" calcext:value-type="float">
            <text:p>639</text:p>
          </table:table-cell>
          <table:table-cell office:value-type="float" office:value="489" calcext:value-type="float">
            <text:p>489</text:p>
          </table:table-cell>
        </table:table-row>
        <table:table-row table:style-name="ro4">
          <table:table-cell office:value-type="string" calcext:value-type="string">
            <text:p>system.mem_ctrls.num_reads::cpu1.inst</text:p>
          </table:table-cell>
          <table:table-cell office:value-type="float" office:value="739607" calcext:value-type="float">
            <text:p>739607</text:p>
          </table:table-cell>
          <table:table-cell office:value-type="float" office:value="251728" calcext:value-type="float">
            <text:p>251728</text:p>
          </table:table-cell>
          <table:table-cell office:value-type="float" office:value="189832" calcext:value-type="float">
            <text:p>189832</text:p>
          </table:table-cell>
          <table:table-cell office:value-type="float" office:value="150046" calcext:value-type="float">
            <text:p>150046</text:p>
          </table:table-cell>
        </table:table-row>
        <table:table-row table:style-name="ro4">
          <table:table-cell office:value-type="string" calcext:value-type="string">
            <text:p>system.mem_ctrls.num_reads::cpu1.data</text:p>
          </table:table-cell>
          <table:table-cell office:value-type="float" office:value="815177" calcext:value-type="float">
            <text:p>815177</text:p>
          </table:table-cell>
          <table:table-cell office:value-type="float" office:value="282719" calcext:value-type="float">
            <text:p>282719</text:p>
          </table:table-cell>
          <table:table-cell office:value-type="float" office:value="204212" calcext:value-type="float">
            <text:p>204212</text:p>
          </table:table-cell>
          <table:table-cell office:value-type="float" office:value="145485" calcext:value-type="float">
            <text:p>145485</text:p>
          </table:table-cell>
        </table:table-row>
        <table:table-row table:style-name="ro4">
          <table:table-cell table:style-name="ce19" office:value-type="string" calcext:value-type="string">
            <text:p>system.mem_ctrls.num_reads::realview.ide</text:p>
          </table:table-cell>
          <table:table-cell office:value-type="float" office:value="11" calcext:value-type="float">
            <text:p>11</text:p>
          </table:table-cell>
          <table:table-cell table:number-columns-repeated="3" table:style-name="ce19" office:value-type="float" office:value="0" calcext:value-type="float">
            <text:p>0</text:p>
          </table:table-cell>
        </table:table-row>
        <table:table-row table:style-name="ro4">
          <table:table-cell table:style-name="ce19" office:value-type="string" calcext:value-type="string">
            <text:p>system.mem_ctrls.num_reads::l2.prefetcher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48168" calcext:value-type="float">
            <text:p>248168</text:p>
          </table:table-cell>
          <table:table-cell office:value-type="float" office:value="221854" calcext:value-type="float">
            <text:p>221854</text:p>
          </table:table-cell>
          <table:table-cell office:value-type="float" office:value="196636" calcext:value-type="float">
            <text:p>196636</text:p>
          </table:table-cell>
        </table:table-row>
        <table:table-row table:style-name="ro4">
          <table:table-cell office:value-type="string" calcext:value-type="string">
            <text:p>system.mem_ctrls.num_reads::total</text:p>
          </table:table-cell>
          <table:table-cell table:style-name="ce63" office:value-type="float" office:value="7094264" calcext:value-type="float">
            <text:p>7094264</text:p>
          </table:table-cell>
          <table:table-cell table:style-name="ce63" office:value-type="float" office:value="1326165" calcext:value-type="float">
            <text:p>1326165</text:p>
          </table:table-cell>
          <table:table-cell table:style-name="ce63" office:value-type="float" office:value="1072556" calcext:value-type="float">
            <text:p>1072556</text:p>
          </table:table-cell>
          <table:table-cell table:style-name="ce63" office:value-type="float" office:value="871439" calcext:value-type="float">
            <text:p>871439</text:p>
          </table:table-cell>
        </table:table-row>
        <table:table-row table:style-name="ro4">
          <table:table-cell office:value-type="string" calcext:value-type="string">
            <text:p>system.mem_ctrls.num_writes::writebacks</text:p>
          </table:table-cell>
          <table:table-cell table:style-name="ce63" office:value-type="float" office:value="641562" calcext:value-type="float">
            <text:p>641562</text:p>
          </table:table-cell>
          <table:table-cell table:style-name="ce63" office:value-type="float" office:value="452128" calcext:value-type="float">
            <text:p>452128</text:p>
          </table:table-cell>
          <table:table-cell table:style-name="ce63" office:value-type="float" office:value="416091" calcext:value-type="float">
            <text:p>416091</text:p>
          </table:table-cell>
          <table:table-cell table:style-name="ce63" office:value-type="float" office:value="371582" calcext:value-type="float">
            <text:p>371582</text:p>
          </table:table-cell>
        </table:table-row>
        <table:table-row table:style-name="ro4">
          <table:table-cell office:value-type="string" calcext:value-type="string">
            <text:p>system.mem_ctrls.num_writes::total</text:p>
          </table:table-cell>
          <table:table-cell table:style-name="ce63" office:value-type="float" office:value="641562" calcext:value-type="float">
            <text:p>641562</text:p>
          </table:table-cell>
          <table:table-cell table:style-name="ce63" office:value-type="float" office:value="452128" calcext:value-type="float">
            <text:p>452128</text:p>
          </table:table-cell>
          <table:table-cell table:style-name="ce63" office:value-type="float" office:value="416091" calcext:value-type="float">
            <text:p>416091</text:p>
          </table:table-cell>
          <table:table-cell table:style-name="ce63" office:value-type="float" office:value="371582" calcext:value-type="float">
            <text:p>371582</text:p>
          </table:table-cell>
        </table:table-row>
        <table:table-row table:style-name="ro4">
          <table:table-cell office:value-type="string" calcext:value-type="string">
            <text:p>system.mem_ctrls.readReqs</text:p>
          </table:table-cell>
          <table:table-cell office:value-type="float" office:value="7094264" calcext:value-type="float">
            <text:p>7094264</text:p>
          </table:table-cell>
          <table:table-cell office:value-type="float" office:value="1326165" calcext:value-type="float">
            <text:p>1326165</text:p>
          </table:table-cell>
          <table:table-cell office:value-type="float" office:value="1072556" calcext:value-type="float">
            <text:p>1072556</text:p>
          </table:table-cell>
          <table:table-cell office:value-type="float" office:value="871439" calcext:value-type="float">
            <text:p>871439</text:p>
          </table:table-cell>
        </table:table-row>
        <table:table-row table:style-name="ro4">
          <table:table-cell office:value-type="string" calcext:value-type="string">
            <text:p>system.cf0.dma_read_full_pag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f0.dma_read_by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f0.dma_read_tx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f0.dma_write_full_pages</text:p>
          </table:table-cell>
          <table:table-cell table:number-columns-repeated="4" office:value-type="float" office:value="2261" calcext:value-type="float">
            <text:p>2261</text:p>
          </table:table-cell>
        </table:table-row>
        <table:table-row table:style-name="ro4">
          <table:table-cell office:value-type="string" calcext:value-type="string">
            <text:p>system.cf0.dma_write_bytes</text:p>
          </table:table-cell>
          <table:table-cell table:number-columns-repeated="4" office:value-type="float" office:value="9430016" calcext:value-type="float">
            <text:p>9430016</text:p>
          </table:table-cell>
        </table:table-row>
        <table:table-row table:style-name="ro4">
          <table:table-cell office:value-type="string" calcext:value-type="string">
            <text:p>system.cf0.dma_write_txs</text:p>
          </table:table-cell>
          <table:table-cell table:number-columns-repeated="4" office:value-type="float" office:value="2409" calcext:value-type="float">
            <text:p>2409</text:p>
          </table:table-cell>
        </table:table-row>
        <table:table-row table:style-name="ro4">
          <table:table-cell office:value-type="string" calcext:value-type="string">
            <text:p>system.cpu0.dstage2_mmu.stage2_tl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stage2_mmu.stage2_tl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stage2_mmu.stage2_tl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stage2_mmu.stage2_tl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stage2_mmu.stage2_tl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stage2_mmu.stage2_tl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tb.read_hits</text:p>
          </table:table-cell>
          <table:table-cell office:value-type="float" office:value="88308103" calcext:value-type="float">
            <text:p>88308103</text:p>
          </table:table-cell>
          <table:table-cell office:value-type="float" office:value="87810475" calcext:value-type="float">
            <text:p>87810475</text:p>
          </table:table-cell>
          <table:table-cell office:value-type="float" office:value="87649550" calcext:value-type="float">
            <text:p>87649550</text:p>
          </table:table-cell>
          <table:table-cell office:value-type="float" office:value="87690623" calcext:value-type="float">
            <text:p>87690623</text:p>
          </table:table-cell>
        </table:table-row>
        <table:table-row table:style-name="ro4">
          <table:table-cell office:value-type="string" calcext:value-type="string">
            <text:p>system.cpu0.dtb.read_misses</text:p>
          </table:table-cell>
          <table:table-cell office:value-type="float" office:value="219518" calcext:value-type="float">
            <text:p>219518</text:p>
          </table:table-cell>
          <table:table-cell office:value-type="float" office:value="201709" calcext:value-type="float">
            <text:p>201709</text:p>
          </table:table-cell>
          <table:table-cell office:value-type="float" office:value="201025" calcext:value-type="float">
            <text:p>201025</text:p>
          </table:table-cell>
          <table:table-cell office:value-type="float" office:value="217363" calcext:value-type="float">
            <text:p>217363</text:p>
          </table:table-cell>
        </table:table-row>
        <table:table-row table:style-name="ro4">
          <table:table-cell office:value-type="string" calcext:value-type="string">
            <text:p>system.cpu0.dtb.write_hits</text:p>
          </table:table-cell>
          <table:table-cell office:value-type="float" office:value="64127913" calcext:value-type="float">
            <text:p>64127913</text:p>
          </table:table-cell>
          <table:table-cell office:value-type="float" office:value="63882535" calcext:value-type="float">
            <text:p>63882535</text:p>
          </table:table-cell>
          <table:table-cell office:value-type="float" office:value="63808468" calcext:value-type="float">
            <text:p>63808468</text:p>
          </table:table-cell>
          <table:table-cell office:value-type="float" office:value="63737319" calcext:value-type="float">
            <text:p>63737319</text:p>
          </table:table-cell>
        </table:table-row>
        <table:table-row table:style-name="ro4">
          <table:table-cell office:value-type="string" calcext:value-type="string">
            <text:p>system.cpu0.dtb.write_misses</text:p>
          </table:table-cell>
          <table:table-cell office:value-type="float" office:value="47953" calcext:value-type="float">
            <text:p>47953</text:p>
          </table:table-cell>
          <table:table-cell office:value-type="float" office:value="44850" calcext:value-type="float">
            <text:p>44850</text:p>
          </table:table-cell>
          <table:table-cell office:value-type="float" office:value="44956" calcext:value-type="float">
            <text:p>44956</text:p>
          </table:table-cell>
          <table:table-cell office:value-type="float" office:value="43302" calcext:value-type="float">
            <text:p>43302</text:p>
          </table:table-cell>
        </table:table-row>
        <table:table-row table:style-name="ro4">
          <table:table-cell office:value-type="string" calcext:value-type="string">
            <text:p>system.cpu0.dtb.read_accesses</text:p>
          </table:table-cell>
          <table:table-cell office:value-type="float" office:value="88527621" calcext:value-type="float">
            <text:p>88527621</text:p>
          </table:table-cell>
          <table:table-cell office:value-type="float" office:value="88012184" calcext:value-type="float">
            <text:p>88012184</text:p>
          </table:table-cell>
          <table:table-cell office:value-type="float" office:value="87850575" calcext:value-type="float">
            <text:p>87850575</text:p>
          </table:table-cell>
          <table:table-cell office:value-type="float" office:value="87907986" calcext:value-type="float">
            <text:p>87907986</text:p>
          </table:table-cell>
        </table:table-row>
        <table:table-row table:style-name="ro4">
          <table:table-cell office:value-type="string" calcext:value-type="string">
            <text:p>system.cpu0.dtb.write_accesses</text:p>
          </table:table-cell>
          <table:table-cell office:value-type="float" office:value="64175866" calcext:value-type="float">
            <text:p>64175866</text:p>
          </table:table-cell>
          <table:table-cell office:value-type="float" office:value="63927385" calcext:value-type="float">
            <text:p>63927385</text:p>
          </table:table-cell>
          <table:table-cell office:value-type="float" office:value="63853424" calcext:value-type="float">
            <text:p>63853424</text:p>
          </table:table-cell>
          <table:table-cell office:value-type="float" office:value="63780621" calcext:value-type="float">
            <text:p>63780621</text:p>
          </table:table-cell>
        </table:table-row>
        <table:table-row table:style-name="ro4">
          <table:table-cell office:value-type="string" calcext:value-type="string">
            <text:p>system.cpu0.istage2_mmu.stage2_tl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stage2_mmu.stage2_tl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stage2_mmu.stage2_tl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stage2_mmu.stage2_tl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stage2_mmu.stage2_tl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stage2_mmu.stage2_tl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cache.overall_hits::total</text:p>
          </table:table-cell>
          <table:table-cell office:value-type="float" office:value="139752223" calcext:value-type="float">
            <text:p>139752223</text:p>
          </table:table-cell>
          <table:table-cell office:value-type="float" office:value="139041894" calcext:value-type="float">
            <text:p>139041894</text:p>
          </table:table-cell>
          <table:table-cell office:value-type="float" office:value="138595449" calcext:value-type="float">
            <text:p>138595449</text:p>
          </table:table-cell>
          <table:table-cell office:value-type="float" office:value="138708595" calcext:value-type="float">
            <text:p>138708595</text:p>
          </table:table-cell>
        </table:table-row>
        <table:table-row table:style-name="ro4">
          <table:table-cell office:value-type="string" calcext:value-type="string">
            <text:p>system.cpu0.dcache.overall_misses::total</text:p>
          </table:table-cell>
          <table:table-cell office:value-type="float" office:value="1867977" calcext:value-type="float">
            <text:p>1867977</text:p>
          </table:table-cell>
          <table:table-cell office:value-type="float" office:value="1721963" calcext:value-type="float">
            <text:p>1721963</text:p>
          </table:table-cell>
          <table:table-cell office:value-type="float" office:value="1689317" calcext:value-type="float">
            <text:p>1689317</text:p>
          </table:table-cell>
          <table:table-cell office:value-type="float" office:value="1667479" calcext:value-type="float">
            <text:p>1667479</text:p>
          </table:table-cell>
        </table:table-row>
        <table:table-row table:style-name="ro4">
          <table:table-cell office:value-type="string" calcext:value-type="string">
            <text:p>system.cpu0.dcache.overall_accesses::total</text:p>
          </table:table-cell>
          <table:table-cell office:value-type="float" office:value="141620200" calcext:value-type="float">
            <text:p>141620200</text:p>
          </table:table-cell>
          <table:table-cell office:value-type="float" office:value="140763857" calcext:value-type="float">
            <text:p>140763857</text:p>
          </table:table-cell>
          <table:table-cell office:value-type="float" office:value="140284766" calcext:value-type="float">
            <text:p>140284766</text:p>
          </table:table-cell>
          <table:table-cell office:value-type="float" office:value="140376074" calcext:value-type="float">
            <text:p>140376074</text:p>
          </table:table-cell>
        </table:table-row>
        <table:table-row table:style-name="ro4">
          <table:table-cell office:value-type="string" calcext:value-type="string">
            <text:p>system.cpu0.icache.overall_hits::total</text:p>
          </table:table-cell>
          <table:table-cell office:value-type="float" office:value="254706998" calcext:value-type="float">
            <text:p>254706998</text:p>
          </table:table-cell>
          <table:table-cell office:value-type="float" office:value="256888428" calcext:value-type="float">
            <text:p>256888428</text:p>
          </table:table-cell>
          <table:table-cell office:value-type="float" office:value="256741045" calcext:value-type="float">
            <text:p>256741045</text:p>
          </table:table-cell>
          <table:table-cell office:value-type="float" office:value="256704979" calcext:value-type="float">
            <text:p>256704979</text:p>
          </table:table-cell>
        </table:table-row>
        <table:table-row table:style-name="ro4">
          <table:table-cell office:value-type="string" calcext:value-type="string">
            <text:p>system.cpu0.icache.overall_misses::total</text:p>
          </table:table-cell>
          <table:table-cell office:value-type="float" office:value="5606910" calcext:value-type="float">
            <text:p>5606910</text:p>
          </table:table-cell>
          <table:table-cell office:value-type="float" office:value="5191916" calcext:value-type="float">
            <text:p>5191916</text:p>
          </table:table-cell>
          <table:table-cell office:value-type="float" office:value="4621235" calcext:value-type="float">
            <text:p>4621235</text:p>
          </table:table-cell>
          <table:table-cell office:value-type="float" office:value="4846327" calcext:value-type="float">
            <text:p>4846327</text:p>
          </table:table-cell>
        </table:table-row>
        <table:table-row table:style-name="ro4">
          <table:table-cell office:value-type="string" calcext:value-type="string">
            <text:p>system.cpu0.icache.overall_accesses::total</text:p>
          </table:table-cell>
          <table:table-cell office:value-type="float" office:value="260313908" calcext:value-type="float">
            <text:p>260313908</text:p>
          </table:table-cell>
          <table:table-cell office:value-type="float" office:value="262080344" calcext:value-type="float">
            <text:p>262080344</text:p>
          </table:table-cell>
          <table:table-cell office:value-type="float" office:value="261362280" calcext:value-type="float">
            <text:p>261362280</text:p>
          </table:table-cell>
          <table:table-cell office:value-type="float" office:value="261551306" calcext:value-type="float">
            <text:p>261551306</text:p>
          </table:table-cell>
        </table:table-row>
        <table:table-row table:style-name="ro4">
          <table:table-cell office:value-type="string" calcext:value-type="string">
            <text:p>system.cpu1.dstage2_mmu.stage2_tl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stage2_mmu.stage2_tl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stage2_mmu.stage2_tl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stage2_mmu.stage2_tl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stage2_mmu.stage2_tl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stage2_mmu.stage2_tl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tb.read_hits</text:p>
          </table:table-cell>
          <table:table-cell office:value-type="float" office:value="42793165" calcext:value-type="float">
            <text:p>42793165</text:p>
          </table:table-cell>
          <table:table-cell office:value-type="float" office:value="43243337" calcext:value-type="float">
            <text:p>43243337</text:p>
          </table:table-cell>
          <table:table-cell office:value-type="float" office:value="43410905" calcext:value-type="float">
            <text:p>43410905</text:p>
          </table:table-cell>
          <table:table-cell office:value-type="float" office:value="43579122" calcext:value-type="float">
            <text:p>43579122</text:p>
          </table:table-cell>
        </table:table-row>
        <table:table-row table:style-name="ro4">
          <table:table-cell office:value-type="string" calcext:value-type="string">
            <text:p>system.cpu1.dtb.read_misses</text:p>
          </table:table-cell>
          <table:table-cell office:value-type="float" office:value="366368" calcext:value-type="float">
            <text:p>366368</text:p>
          </table:table-cell>
          <table:table-cell office:value-type="float" office:value="366855" calcext:value-type="float">
            <text:p>366855</text:p>
          </table:table-cell>
          <table:table-cell office:value-type="float" office:value="370148" calcext:value-type="float">
            <text:p>370148</text:p>
          </table:table-cell>
          <table:table-cell office:value-type="float" office:value="370942" calcext:value-type="float">
            <text:p>370942</text:p>
          </table:table-cell>
        </table:table-row>
        <table:table-row table:style-name="ro4">
          <table:table-cell office:value-type="string" calcext:value-type="string">
            <text:p>system.cpu1.dtb.write_hits</text:p>
          </table:table-cell>
          <table:table-cell office:value-type="float" office:value="25732692" calcext:value-type="float">
            <text:p>25732692</text:p>
          </table:table-cell>
          <table:table-cell office:value-type="float" office:value="26201576" calcext:value-type="float">
            <text:p>26201576</text:p>
          </table:table-cell>
          <table:table-cell office:value-type="float" office:value="26345967" calcext:value-type="float">
            <text:p>26345967</text:p>
          </table:table-cell>
          <table:table-cell office:value-type="float" office:value="26365082" calcext:value-type="float">
            <text:p>26365082</text:p>
          </table:table-cell>
        </table:table-row>
        <table:table-row table:style-name="ro4">
          <table:table-cell office:value-type="string" calcext:value-type="string">
            <text:p>system.cpu1.dtb.write_misses</text:p>
          </table:table-cell>
          <table:table-cell office:value-type="float" office:value="57059" calcext:value-type="float">
            <text:p>57059</text:p>
          </table:table-cell>
          <table:table-cell office:value-type="float" office:value="58280" calcext:value-type="float">
            <text:p>58280</text:p>
          </table:table-cell>
          <table:table-cell office:value-type="float" office:value="59088" calcext:value-type="float">
            <text:p>59088</text:p>
          </table:table-cell>
          <table:table-cell office:value-type="float" office:value="59510" calcext:value-type="float">
            <text:p>59510</text:p>
          </table:table-cell>
        </table:table-row>
        <table:table-row table:style-name="ro4">
          <table:table-cell office:value-type="string" calcext:value-type="string">
            <text:p>system.cpu1.dtb.read_accesses</text:p>
          </table:table-cell>
          <table:table-cell office:value-type="float" office:value="43159533" calcext:value-type="float">
            <text:p>43159533</text:p>
          </table:table-cell>
          <table:table-cell office:value-type="float" office:value="43610192" calcext:value-type="float">
            <text:p>43610192</text:p>
          </table:table-cell>
          <table:table-cell office:value-type="float" office:value="43781053" calcext:value-type="float">
            <text:p>43781053</text:p>
          </table:table-cell>
          <table:table-cell office:value-type="float" office:value="43950064" calcext:value-type="float">
            <text:p>43950064</text:p>
          </table:table-cell>
        </table:table-row>
        <table:table-row table:style-name="ro4">
          <table:table-cell office:value-type="string" calcext:value-type="string">
            <text:p>system.cpu1.dtb.write_accesses</text:p>
          </table:table-cell>
          <table:table-cell office:value-type="float" office:value="25789751" calcext:value-type="float">
            <text:p>25789751</text:p>
          </table:table-cell>
          <table:table-cell office:value-type="float" office:value="26259856" calcext:value-type="float">
            <text:p>26259856</text:p>
          </table:table-cell>
          <table:table-cell office:value-type="float" office:value="26405055" calcext:value-type="float">
            <text:p>26405055</text:p>
          </table:table-cell>
          <table:table-cell office:value-type="float" office:value="26424592" calcext:value-type="float">
            <text:p>26424592</text:p>
          </table:table-cell>
        </table:table-row>
        <table:table-row table:style-name="ro4">
          <table:table-cell office:value-type="string" calcext:value-type="string">
            <text:p>system.cpu1.istage2_mmu.stage2_tl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stage2_mmu.stage2_tl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stage2_mmu.stage2_tl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stage2_mmu.stage2_tl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stage2_mmu.stage2_tl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stage2_mmu.stage2_tl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cache.overall_hits::total</text:p>
          </table:table-cell>
          <table:table-cell office:value-type="float" office:value="62429417" calcext:value-type="float">
            <text:p>62429417</text:p>
          </table:table-cell>
          <table:table-cell office:value-type="float" office:value="63154495" calcext:value-type="float">
            <text:p>63154495</text:p>
          </table:table-cell>
          <table:table-cell office:value-type="float" office:value="63344042" calcext:value-type="float">
            <text:p>63344042</text:p>
          </table:table-cell>
          <table:table-cell office:value-type="float" office:value="63616374" calcext:value-type="float">
            <text:p>63616374</text:p>
          </table:table-cell>
        </table:table-row>
        <table:table-row table:style-name="ro4">
          <table:table-cell office:value-type="string" calcext:value-type="string">
            <text:p>system.cpu1.dcache.overall_misses::total</text:p>
          </table:table-cell>
          <table:table-cell office:value-type="float" office:value="2271367" calcext:value-type="float">
            <text:p>2271367</text:p>
          </table:table-cell>
          <table:table-cell office:value-type="float" office:value="2370131" calcext:value-type="float">
            <text:p>2370131</text:p>
          </table:table-cell>
          <table:table-cell office:value-type="float" office:value="2459457" calcext:value-type="float">
            <text:p>2459457</text:p>
          </table:table-cell>
          <table:table-cell office:value-type="float" office:value="2378013" calcext:value-type="float">
            <text:p>2378013</text:p>
          </table:table-cell>
        </table:table-row>
        <table:table-row table:style-name="ro4">
          <table:table-cell office:value-type="string" calcext:value-type="string">
            <text:p>system.cpu1.dcache.overall_accesses::total</text:p>
          </table:table-cell>
          <table:table-cell office:value-type="float" office:value="64700784" calcext:value-type="float">
            <text:p>64700784</text:p>
          </table:table-cell>
          <table:table-cell office:value-type="float" office:value="65524626" calcext:value-type="float">
            <text:p>65524626</text:p>
          </table:table-cell>
          <table:table-cell office:value-type="float" office:value="65803499" calcext:value-type="float">
            <text:p>65803499</text:p>
          </table:table-cell>
          <table:table-cell office:value-type="float" office:value="65994387" calcext:value-type="float">
            <text:p>65994387</text:p>
          </table:table-cell>
        </table:table-row>
        <table:table-row table:style-name="ro4">
          <table:table-cell office:value-type="string" calcext:value-type="string">
            <text:p>system.cpu1.icache.overall_hits::total</text:p>
          </table:table-cell>
          <table:table-cell office:value-type="float" office:value="82841801" calcext:value-type="float">
            <text:p>82841801</text:p>
          </table:table-cell>
          <table:table-cell office:value-type="float" office:value="83755938" calcext:value-type="float">
            <text:p>83755938</text:p>
          </table:table-cell>
          <table:table-cell office:value-type="float" office:value="83786116" calcext:value-type="float">
            <text:p>83786116</text:p>
          </table:table-cell>
          <table:table-cell office:value-type="float" office:value="84455651" calcext:value-type="float">
            <text:p>84455651</text:p>
          </table:table-cell>
        </table:table-row>
        <table:table-row table:style-name="ro4">
          <table:table-cell office:value-type="string" calcext:value-type="string">
            <text:p>system.cpu1.icache.overall_misses::total</text:p>
          </table:table-cell>
          <table:table-cell office:value-type="float" office:value="823479" calcext:value-type="float">
            <text:p>823479</text:p>
          </table:table-cell>
          <table:table-cell office:value-type="float" office:value="900518" calcext:value-type="float">
            <text:p>900518</text:p>
          </table:table-cell>
          <table:table-cell office:value-type="float" office:value="978414" calcext:value-type="float">
            <text:p>978414</text:p>
          </table:table-cell>
          <table:table-cell office:value-type="float" office:value="846870" calcext:value-type="float">
            <text:p>846870</text:p>
          </table:table-cell>
        </table:table-row>
        <table:table-row table:style-name="ro4">
          <table:table-cell office:value-type="string" calcext:value-type="string">
            <text:p>system.cpu1.icache.overall_accesses::total</text:p>
          </table:table-cell>
          <table:table-cell office:value-type="float" office:value="83665280" calcext:value-type="float">
            <text:p>83665280</text:p>
          </table:table-cell>
          <table:table-cell office:value-type="float" office:value="84656456" calcext:value-type="float">
            <text:p>84656456</text:p>
          </table:table-cell>
          <table:table-cell office:value-type="float" office:value="84764530" calcext:value-type="float">
            <text:p>84764530</text:p>
          </table:table-cell>
          <table:table-cell office:value-type="float" office:value="85302521" calcext:value-type="float">
            <text:p>85302521</text:p>
          </table:table-cell>
        </table:table-row>
        <table:table-row table:style-name="ro4">
          <table:table-cell office:value-type="string" calcext:value-type="string">
            <text:p>system.l2.tags.replacements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955598" calcext:value-type="float">
            <text:p>955598</text:p>
          </table:table-cell>
          <table:table-cell office:value-type="float" office:value="713986" calcext:value-type="float">
            <text:p>713986</text:p>
          </table:table-cell>
          <table:table-cell office:value-type="float" office:value="510201" calcext:value-type="float">
            <text:p>510201</text:p>
          </table:table-cell>
        </table:table-row>
        <table:table-row table:style-name="ro4">
          <table:table-cell office:value-type="string" calcext:value-type="string">
            <text:p>system.l2.overall_hits::total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204949" calcext:value-type="float">
            <text:p>6204949</text:p>
          </table:table-cell>
          <table:table-cell office:value-type="float" office:value="5964408" calcext:value-type="float">
            <text:p>5964408</text:p>
          </table:table-cell>
          <table:table-cell office:value-type="float" office:value="6191919" calcext:value-type="float">
            <text:p>6191919</text:p>
          </table:table-cell>
        </table:table-row>
        <table:table-row table:style-name="ro4">
          <table:table-cell office:value-type="string" calcext:value-type="string">
            <text:p>system.l2.overall_misses::total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087640" calcext:value-type="float">
            <text:p>1087640</text:p>
          </table:table-cell>
          <table:table-cell office:value-type="float" office:value="859870" calcext:value-type="float">
            <text:p>859870</text:p>
          </table:table-cell>
          <table:table-cell office:value-type="float" office:value="683731" calcext:value-type="float">
            <text:p>683731</text:p>
          </table:table-cell>
        </table:table-row>
        <table:table-row table:style-name="ro4">
          <table:table-cell office:value-type="string" calcext:value-type="string">
            <text:p>system.l2.overall_accesses::total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292589" calcext:value-type="float">
            <text:p>7292589</text:p>
          </table:table-cell>
          <table:table-cell office:value-type="float" office:value="6824278" calcext:value-type="float">
            <text:p>6824278</text:p>
          </table:table-cell>
          <table:table-cell office:value-type="float" office:value="6875650" calcext:value-type="float">
            <text:p>6875650</text:p>
          </table:table-cell>
        </table:table-row>
        <table:table-row table:style-name="ro4">
          <table:table-cell office:value-type="string" calcext:value-type="string">
            <text:p>dcache – Access time (ns)</text:p>
          </table:table-cell>
          <table:table-cell table:formula="of:=[$_caches.$H$12]" office:value-type="float" office:value="0.256185" calcext:value-type="float">
            <text:p>0,256185</text:p>
          </table:table-cell>
          <table:table-cell table:formula="of:=[$_caches.$H$12]" office:value-type="float" office:value="0.256185" calcext:value-type="float">
            <text:p>0,256185</text:p>
          </table:table-cell>
          <table:table-cell table:formula="of:=[$_caches.$H$12]" office:value-type="float" office:value="0.256185" calcext:value-type="float">
            <text:p>0,256185</text:p>
          </table:table-cell>
          <table:table-cell table:formula="of:=[$_caches.$H$12]" office:value-type="float" office:value="0.256185" calcext:value-type="float">
            <text:p>0,256185</text:p>
          </table:table-cell>
        </table:table-row>
        <table:table-row table:style-name="ro4">
          <table:table-cell office:value-type="string" calcext:value-type="string">
            <text:p>icache – Access time (ns)</text:p>
          </table:table-cell>
          <table:table-cell table:style-name="ce20" table:formula="of:=[$_caches.$H$12]" office:value-type="float" office:value="0.256185" calcext:value-type="float">
            <text:p>0,256185</text:p>
          </table:table-cell>
          <table:table-cell table:style-name="ce20" table:formula="of:=[$_caches.$H$12]" office:value-type="float" office:value="0.256185" calcext:value-type="float">
            <text:p>0,256185</text:p>
          </table:table-cell>
          <table:table-cell table:style-name="ce20" table:formula="of:=[$_caches.$H$12]" office:value-type="float" office:value="0.256185" calcext:value-type="float">
            <text:p>0,256185</text:p>
          </table:table-cell>
          <table:table-cell table:style-name="ce20" table:formula="of:=[$_caches.$H$12]" office:value-type="float" office:value="0.256185" calcext:value-type="float">
            <text:p>0,256185</text:p>
          </table:table-cell>
        </table:table-row>
        <table:table-row table:style-name="ro4">
          <table:table-cell office:value-type="string" calcext:value-type="string">
            <text:p>L2 – Access time (ns)</text:p>
          </table:table-cell>
          <table:table-cell table:style-name="ce19" office:value-type="float" office:value="0" calcext:value-type="float">
            <text:p>0</text:p>
          </table:table-cell>
          <table:table-cell table:formula="of:=[$_caches.B$12]" office:value-type="float" office:value="1.53271" calcext:value-type="float">
            <text:p>1,53271</text:p>
          </table:table-cell>
          <table:table-cell table:formula="of:=[$_caches.C$12]" office:value-type="float" office:value="1.61951" calcext:value-type="float">
            <text:p>1,61951</text:p>
          </table:table-cell>
          <table:table-cell table:formula="of:=[$_caches.D$12]" office:value-type="float" office:value="1.716" calcext:value-type="float">
            <text:p>1,716</text:p>
          </table:table-cell>
        </table:table-row>
        <table:table-row table:style-name="ro4">
          <table:table-cell office:value-type="string" calcext:value-type="string">
            <text:p>dcache – <text:s/>Dynamic read energy (nJ)</text:p>
          </table:table-cell>
          <table:table-cell table:formula="of:=[$_caches.$H$14]" office:value-type="float" office:value="0.0188471" calcext:value-type="float">
            <text:p>0,0188471</text:p>
          </table:table-cell>
          <table:table-cell table:formula="of:=[$_caches.$H$14]" office:value-type="float" office:value="0.0188471" calcext:value-type="float">
            <text:p>0,0188471</text:p>
          </table:table-cell>
          <table:table-cell table:formula="of:=[$_caches.$H$14]" office:value-type="float" office:value="0.0188471" calcext:value-type="float">
            <text:p>0,0188471</text:p>
          </table:table-cell>
          <table:table-cell table:formula="of:=[$_caches.$H$14]" office:value-type="float" office:value="0.0188471" calcext:value-type="float">
            <text:p>0,0188471</text:p>
          </table:table-cell>
        </table:table-row>
        <table:table-row table:style-name="ro4">
          <table:table-cell office:value-type="string" calcext:value-type="string">
            <text:p>dcache – <text:s/>Dynamic write energy (nJ)</text:p>
          </table:table-cell>
          <table:table-cell table:style-name="ce20" table:formula="of:=[$_caches.$H$15]" office:value-type="float" office:value="0.0242715" calcext:value-type="float">
            <text:p>0,0242715</text:p>
          </table:table-cell>
          <table:table-cell table:style-name="ce20" table:formula="of:=[$_caches.$H$15]" office:value-type="float" office:value="0.0242715" calcext:value-type="float">
            <text:p>0,0242715</text:p>
          </table:table-cell>
          <table:table-cell table:style-name="ce20" table:formula="of:=[$_caches.$H$15]" office:value-type="float" office:value="0.0242715" calcext:value-type="float">
            <text:p>0,0242715</text:p>
          </table:table-cell>
          <table:table-cell table:style-name="ce20" table:formula="of:=[$_caches.$H$15]" office:value-type="float" office:value="0.0242715" calcext:value-type="float">
            <text:p>0,0242715</text:p>
          </table:table-cell>
        </table:table-row>
        <table:table-row table:style-name="ro4">
          <table:table-cell office:value-type="string" calcext:value-type="string">
            <text:p>icache – <text:s/>Dynamic read energy (nJ)</text:p>
          </table:table-cell>
          <table:table-cell table:style-name="ce20" table:formula="of:=[$_caches.$H$14]" office:value-type="float" office:value="0.0188471" calcext:value-type="float">
            <text:p>0,0188471</text:p>
          </table:table-cell>
          <table:table-cell table:style-name="ce20" table:formula="of:=[$_caches.$H$14]" office:value-type="float" office:value="0.0188471" calcext:value-type="float">
            <text:p>0,0188471</text:p>
          </table:table-cell>
          <table:table-cell table:style-name="ce20" table:formula="of:=[$_caches.$H$14]" office:value-type="float" office:value="0.0188471" calcext:value-type="float">
            <text:p>0,0188471</text:p>
          </table:table-cell>
          <table:table-cell table:style-name="ce20" table:formula="of:=[$_caches.$H$14]" office:value-type="float" office:value="0.0188471" calcext:value-type="float">
            <text:p>0,0188471</text:p>
          </table:table-cell>
        </table:table-row>
        <table:table-row table:style-name="ro4">
          <table:table-cell office:value-type="string" calcext:value-type="string">
            <text:p>icache – <text:s/>Dynamic write energy (nJ)</text:p>
          </table:table-cell>
          <table:table-cell table:style-name="ce20" table:formula="of:=[$_caches.$H$15]" office:value-type="float" office:value="0.0242715" calcext:value-type="float">
            <text:p>0,0242715</text:p>
          </table:table-cell>
          <table:table-cell table:style-name="ce20" table:formula="of:=[$_caches.$H$15]" office:value-type="float" office:value="0.0242715" calcext:value-type="float">
            <text:p>0,0242715</text:p>
          </table:table-cell>
          <table:table-cell table:style-name="ce20" table:formula="of:=[$_caches.$H$15]" office:value-type="float" office:value="0.0242715" calcext:value-type="float">
            <text:p>0,0242715</text:p>
          </table:table-cell>
          <table:table-cell table:style-name="ce20" table:formula="of:=[$_caches.$H$15]" office:value-type="float" office:value="0.0242715" calcext:value-type="float">
            <text:p>0,0242715</text:p>
          </table:table-cell>
        </table:table-row>
        <table:table-row table:style-name="ro4">
          <table:table-cell table:style-name="ce62" office:value-type="string" calcext:value-type="string">
            <text:p>dcache - Standby leakage per bank(mW)</text:p>
          </table:table-cell>
          <table:table-cell table:formula="of:=[$_caches.$H$16]+[$_caches.$H$17]" office:value-type="float" office:value="10.9220119" calcext:value-type="float">
            <text:p>10,9220119</text:p>
          </table:table-cell>
          <table:table-cell table:formula="of:=[$_caches.$H$16]+[$_caches.$H$17]" office:value-type="float" office:value="10.9220119" calcext:value-type="float">
            <text:p>10,9220119</text:p>
          </table:table-cell>
          <table:table-cell table:formula="of:=[$_caches.$H$16]+[$_caches.$H$17]" office:value-type="float" office:value="10.9220119" calcext:value-type="float">
            <text:p>10,9220119</text:p>
          </table:table-cell>
          <table:table-cell table:formula="of:=[$_caches.$H$16]+[$_caches.$H$17]" office:value-type="float" office:value="10.9220119" calcext:value-type="float">
            <text:p>10,9220119</text:p>
          </table:table-cell>
        </table:table-row>
        <table:table-row table:style-name="ro4">
          <table:table-cell table:style-name="ce62" office:value-type="string" calcext:value-type="string">
            <text:p>icache - Standby leakage per bank(mW)</text:p>
          </table:table-cell>
          <table:table-cell table:style-name="ce20" table:formula="of:=[$_caches.$H$16]+[$_caches.$H$17]" office:value-type="float" office:value="10.9220119" calcext:value-type="float">
            <text:p>10,9220119</text:p>
          </table:table-cell>
          <table:table-cell table:style-name="ce20" table:formula="of:=[$_caches.$H$16]+[$_caches.$H$17]" office:value-type="float" office:value="10.9220119" calcext:value-type="float">
            <text:p>10,9220119</text:p>
          </table:table-cell>
          <table:table-cell table:style-name="ce20" table:formula="of:=[$_caches.$H$16]+[$_caches.$H$17]" office:value-type="float" office:value="10.9220119" calcext:value-type="float">
            <text:p>10,9220119</text:p>
          </table:table-cell>
          <table:table-cell table:style-name="ce20" table:formula="of:=[$_caches.$H$16]+[$_caches.$H$17]" office:value-type="float" office:value="10.9220119" calcext:value-type="float">
            <text:p>10,9220119</text:p>
          </table:table-cell>
        </table:table-row>
        <table:table-row table:style-name="ro4">
          <table:table-cell office:value-type="string" calcext:value-type="string">
            <text:p>dcache - <text:s/>Area (mm2)</text:p>
          </table:table-cell>
          <table:table-cell table:formula="of:=[$_caches.$H$24]" office:value-type="float" office:value="0.04435518314" calcext:value-type="float">
            <text:p>0,0443551831</text:p>
          </table:table-cell>
          <table:table-cell table:formula="of:=[$_caches.$H$24]" office:value-type="float" office:value="0.04435518314" calcext:value-type="float">
            <text:p>0,0443551831</text:p>
          </table:table-cell>
          <table:table-cell table:formula="of:=[$_caches.$H$24]" office:value-type="float" office:value="0.04435518314" calcext:value-type="float">
            <text:p>0,0443551831</text:p>
          </table:table-cell>
          <table:table-cell table:formula="of:=[$_caches.$H$24]" office:value-type="float" office:value="0.04435518314" calcext:value-type="float">
            <text:p>0,0443551831</text:p>
          </table:table-cell>
        </table:table-row>
        <table:table-row table:style-name="ro4">
          <table:table-cell office:value-type="string" calcext:value-type="string">
            <text:p>icache - <text:s/>Area (mm2)</text:p>
          </table:table-cell>
          <table:table-cell table:style-name="ce20" table:formula="of:=[$_caches.$H$24]" office:value-type="float" office:value="0.04435518314" calcext:value-type="float">
            <text:p>0,0443551831</text:p>
          </table:table-cell>
          <table:table-cell table:style-name="ce20" table:formula="of:=[$_caches.$H$24]" office:value-type="float" office:value="0.04435518314" calcext:value-type="float">
            <text:p>0,0443551831</text:p>
          </table:table-cell>
          <table:table-cell table:style-name="ce20" table:formula="of:=[$_caches.$H$24]" office:value-type="float" office:value="0.04435518314" calcext:value-type="float">
            <text:p>0,0443551831</text:p>
          </table:table-cell>
          <table:table-cell table:style-name="ce20" table:formula="of:=[$_caches.$H$24]" office:value-type="float" office:value="0.04435518314" calcext:value-type="float">
            <text:p>0,0443551831</text:p>
          </table:table-cell>
        </table:table-row>
        <table:table-row table:style-name="ro4">
          <table:table-cell office:value-type="string" calcext:value-type="string">
            <text:p>L2 – Dynamic read energy (nJ)</text:p>
          </table:table-cell>
          <table:table-cell table:style-name="ce19" office:value-type="float" office:value="0" calcext:value-type="float">
            <text:p>0</text:p>
          </table:table-cell>
          <table:table-cell table:formula="of:=[$_caches.B$14]" office:value-type="float" office:value="0.200211" calcext:value-type="float">
            <text:p>0,200211</text:p>
          </table:table-cell>
          <table:table-cell table:formula="of:=[$_caches.C$14]" office:value-type="float" office:value="0.216511" calcext:value-type="float">
            <text:p>0,216511</text:p>
          </table:table-cell>
          <table:table-cell table:formula="of:=[$_caches.D$14]" office:value-type="float" office:value="0.264205" calcext:value-type="float">
            <text:p>0,264205</text:p>
          </table:table-cell>
        </table:table-row>
        <table:table-row table:style-name="ro4">
          <table:table-cell office:value-type="string" calcext:value-type="string">
            <text:p>L2 - Dynamic write energy (nJ)</text:p>
          </table:table-cell>
          <table:table-cell table:style-name="ce19" office:value-type="float" office:value="0" calcext:value-type="float">
            <text:p>0</text:p>
          </table:table-cell>
          <table:table-cell table:formula="of:=[$_caches.B$15]" office:value-type="float" office:value="0.216801" calcext:value-type="float">
            <text:p>0,216801</text:p>
          </table:table-cell>
          <table:table-cell table:formula="of:=[$_caches.C$15]" office:value-type="float" office:value="0.226673" calcext:value-type="float">
            <text:p>0,226673</text:p>
          </table:table-cell>
          <table:table-cell table:formula="of:=[$_caches.D$15]" office:value-type="float" office:value="0.357957" calcext:value-type="float">
            <text:p>0,357957</text:p>
          </table:table-cell>
        </table:table-row>
        <table:table-row table:style-name="ro4">
          <table:table-cell office:value-type="string" calcext:value-type="string">
            <text:p>L2 - Standby leakage per bank(mW)</text:p>
          </table:table-cell>
          <table:table-cell table:style-name="ce19" office:value-type="float" office:value="0" calcext:value-type="float">
            <text:p>0</text:p>
          </table:table-cell>
          <table:table-cell table:formula="of:=[$_caches.B$16]+[$_caches.B$17]" office:value-type="float" office:value="83.319582" calcext:value-type="float">
            <text:p>83,319582</text:p>
          </table:table-cell>
          <table:table-cell table:formula="of:=[$_caches.C$16]+[$_caches.C$17]" office:value-type="float" office:value="162.831757" calcext:value-type="float">
            <text:p>162,831757</text:p>
          </table:table-cell>
          <table:table-cell table:formula="of:=[$_caches.D$16]+[$_caches.D$17]" office:value-type="float" office:value="334.470783" calcext:value-type="float">
            <text:p>334,470783</text:p>
          </table:table-cell>
        </table:table-row>
        <table:table-row table:style-name="ro4">
          <table:table-cell office:value-type="string" calcext:value-type="string">
            <text:p>L2 - Area (mm2)</text:p>
          </table:table-cell>
          <table:table-cell table:style-name="ce19" office:value-type="float" office:value="0" calcext:value-type="float">
            <text:p>0</text:p>
          </table:table-cell>
          <table:table-cell table:formula="of:=[$_caches.B$21]" office:value-type="float" office:value="0.6094875225" calcext:value-type="float">
            <text:p>0,6094875225</text:p>
          </table:table-cell>
          <table:table-cell table:formula="of:=[$_caches.C$21]" office:value-type="float" office:value="0.8197332975" calcext:value-type="float">
            <text:p>0,8197332975</text:p>
          </table:table-cell>
          <table:table-cell table:formula="of:=[$_caches.D$21]" office:value-type="float" office:value="1.25538565992" calcext:value-type="float">
            <text:p>1,2553856599</text:p>
          </table:table-cell>
        </table:table-row>
      </table:table>
      <table:table table:name="_HMC-memCasHMC" table:style-name="ta1">
        <office:forms form:automatic-focus="false" form:apply-design-mode="false"/>
        <table:table-column table:style-name="co26" table:default-cell-style-name="Default"/>
        <table:table-column table:style-name="co27" table:number-columns-repeated="4" table:default-cell-style-name="Default"/>
        <table:table-column table:style-name="co28" table:number-columns-repeated="9" table:default-cell-style-name="ce68"/>
        <table:table-column table:style-name="co5" table:number-columns-repeated="2" table:default-cell-style-name="Default"/>
        <table:table-column table:style-name="co29" table:default-cell-style-name="Default"/>
        <table:table-row table:style-name="ro7">
          <table:table-cell table:style-name="ce1"/>
          <table:table-cell table:style-name="ce65" office:value-type="string" calcext:value-type="string">
            <text:p>2048KB L2</text:p>
          </table:table-cell>
          <table:table-cell table:style-name="ce65" office:value-type="string" calcext:value-type="string">
            <text:p>1024KB L2</text:p>
          </table:table-cell>
          <table:table-cell table:style-name="ce65" office:value-type="string" calcext:value-type="string">
            <text:p>512KB L2</text:p>
          </table:table-cell>
          <table:table-cell table:style-name="ce65" office:value-type="string" calcext:value-type="string">
            <text:p>256KB L2</text:p>
          </table:table-cell>
          <table:table-cell table:style-name="ce66" office:value-type="string" calcext:value-type="string">
            <text:p>W/ 512KB L2 8KB L1s</text:p>
          </table:table-cell>
          <table:table-cell table:style-name="ce66" office:value-type="string" calcext:value-type="string">
            <text:p>W/ 256KB L2 8KB L1s</text:p>
          </table:table-cell>
          <table:table-cell table:style-name="ce66" office:value-type="string" calcext:value-type="string">
            <text:p>W/ 128KB L2 8KB L1s</text:p>
          </table:table-cell>
          <table:table-cell table:style-name="ce66" office:value-type="string" calcext:value-type="string">
            <text:p>W/ 64KB L2 8KB L1s</text:p>
          </table:table-cell>
          <table:table-cell table:style-name="ce66" office:value-type="string" calcext:value-type="string">
            <text:p>NO L2 8KB L1s</text:p>
          </table:table-cell>
          <table:table-cell table:style-name="ce66" office:value-type="string" calcext:value-type="string">
            <text:p>NO L2 16KB L1s</text:p>
          </table:table-cell>
          <table:table-cell table:style-name="ce66" office:value-type="string" calcext:value-type="string">
            <text:p>NO L2 32KB L1s</text:p>
          </table:table-cell>
          <table:table-cell table:style-name="ce66" office:value-type="string" calcext:value-type="string">
            <text:p>NO L2 64KB L1s</text:p>
          </table:table-cell>
          <table:table-cell table:style-name="ce66" office:value-type="string" calcext:value-type="string">
            <text:p>NO L2 128KB L1s</text:p>
          </table:table-cell>
          <table:table-cell table:number-columns-repeated="3"/>
        </table:table-row>
        <table:table-row table:style-name="ro6">
          <table:table-cell table:style-name="ce64" office:value-type="string" calcext:value-type="string">
            <text:p><text:s text:c="2"/>Elapsed epoch </text:p>
          </table:table-cell>
          <table:table-cell table:number-columns-repeated="4" table:style-name="ce1" office:value-type="float" office:value="328" calcext:value-type="float">
            <text:p>328</text:p>
          </table:table-cell>
          <table:table-cell table:style-name="ce67" office:value-type="float" office:value="328" calcext:value-type="float">
            <text:p>328</text:p>
          </table:table-cell>
          <table:table-cell table:style-name="ce18" office:value-type="float" office:value="328" calcext:value-type="float">
            <text:p>328</text:p>
          </table:table-cell>
          <table:table-cell table:number-columns-repeated="7" table:style-name="ce67" office:value-type="float" office:value="328" calcext:value-type="float">
            <text:p>328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Elapsed clock </text:p>
          </table:table-cell>
          <table:table-cell table:number-columns-repeated="4" table:style-name="ce1" office:value-type="float" office:value="328619811" calcext:value-type="float">
            <text:p>328619811</text:p>
          </table:table-cell>
          <table:table-cell table:style-name="ce67" office:value-type="float" office:value="328619811" calcext:value-type="float">
            <text:p>328619811</text:p>
          </table:table-cell>
          <table:table-cell table:style-name="ce18" office:value-type="float" office:value="328619823" calcext:value-type="float">
            <text:p>328619823</text:p>
          </table:table-cell>
          <table:table-cell table:style-name="ce67" office:value-type="float" office:value="328622108" calcext:value-type="float">
            <text:p>328622108</text:p>
          </table:table-cell>
          <table:table-cell table:style-name="ce67" office:value-type="float" office:value="328595045" calcext:value-type="float">
            <text:p>328595045</text:p>
          </table:table-cell>
          <table:table-cell table:number-columns-repeated="2" table:style-name="ce67" office:value-type="float" office:value="328598098" calcext:value-type="float">
            <text:p>328598098</text:p>
          </table:table-cell>
          <table:table-cell table:style-name="ce67" office:value-type="float" office:value="328590924" calcext:value-type="float">
            <text:p>328590924</text:p>
          </table:table-cell>
          <table:table-cell table:style-name="ce67" office:value-type="float" office:value="328631587" calcext:value-type="float">
            <text:p>328631587</text:p>
          </table:table-cell>
          <table:table-cell table:style-name="ce67" office:value-type="float" office:value="328626740" calcext:value-type="float">
            <text:p>32862674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/>
          <table:table-cell table:style-name="ce1" office:value-type="string" calcext:value-type="string">
            <text:p/>
          </table:table-cell>
          <table:table-cell table:style-name="ce1"/>
          <table:table-cell table:number-columns-repeated="2" table:style-name="ce1" office:value-type="string" calcext:value-type="string">
            <text:p/>
          </table:table-cell>
          <table:table-cell table:style-name="ce67"/>
          <table:table-cell table:style-name="ce18"/>
          <table:table-cell table:style-name="ce67" table:number-columns-repeated="7"/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8"/>HMC bandwidth </text:p>
          </table:table-cell>
          <table:table-cell table:style-name="ce1" office:value-type="float" office:value="0.0318121" calcext:value-type="float">
            <text:p>0,0318121</text:p>
          </table:table-cell>
          <table:table-cell table:style-name="ce1" office:value-type="float" office:value="0.0379264" calcext:value-type="float">
            <text:p>0,0379264</text:p>
          </table:table-cell>
          <table:table-cell table:style-name="ce1" office:value-type="float" office:value="0.0518506" calcext:value-type="float">
            <text:p>0,0518506</text:p>
          </table:table-cell>
          <table:table-cell table:style-name="ce1" office:value-type="float" office:value="0.0788708" calcext:value-type="float">
            <text:p>0,0788708</text:p>
          </table:table-cell>
          <table:table-cell table:style-name="ce67" office:value-type="float" office:value="0.0542734" calcext:value-type="float">
            <text:p>0,0542734</text:p>
          </table:table-cell>
          <table:table-cell table:style-name="ce18" office:value-type="float" office:value="0.0939086" calcext:value-type="float">
            <text:p>0,0939086</text:p>
          </table:table-cell>
          <table:table-cell table:style-name="ce67" office:value-type="float" office:value="0.18599" calcext:value-type="float">
            <text:p>0,18599</text:p>
          </table:table-cell>
          <table:table-cell table:style-name="ce67" office:value-type="float" office:value="0.487676" calcext:value-type="float">
            <text:p>0,487676</text:p>
          </table:table-cell>
          <table:table-cell table:style-name="ce67" office:value-type="float" office:value="1.61563" calcext:value-type="float">
            <text:p>1,61563</text:p>
          </table:table-cell>
          <table:table-cell table:style-name="ce67" office:value-type="float" office:value="1.08131" calcext:value-type="float">
            <text:p>1,08131</text:p>
          </table:table-cell>
          <table:table-cell table:style-name="ce67" office:value-type="float" office:value="0.595399" calcext:value-type="float">
            <text:p>0,595399</text:p>
          </table:table-cell>
          <table:table-cell table:style-name="ce67" office:value-type="float" office:value="0.251192" calcext:value-type="float">
            <text:p>0,251192</text:p>
          </table:table-cell>
          <table:table-cell table:style-name="ce67" office:value-type="float" office:value="0.140624" calcext:value-type="float">
            <text:p>0,140624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7"/>Link bandwidth </text:p>
          </table:table-cell>
          <table:table-cell table:style-name="ce1" office:value-type="float" office:value="0.147299" calcext:value-type="float">
            <text:p>0,147299</text:p>
          </table:table-cell>
          <table:table-cell table:style-name="ce1" office:value-type="float" office:value="0.176558" calcext:value-type="float">
            <text:p>0,176558</text:p>
          </table:table-cell>
          <table:table-cell table:style-name="ce1" office:value-type="float" office:value="0.244432" calcext:value-type="float">
            <text:p>0,244432</text:p>
          </table:table-cell>
          <table:table-cell table:style-name="ce1" office:value-type="float" office:value="0.37546" calcext:value-type="float">
            <text:p>0,37546</text:p>
          </table:table-cell>
          <table:table-cell table:style-name="ce67" office:value-type="float" office:value="0.255689" calcext:value-type="float">
            <text:p>0,255689</text:p>
          </table:table-cell>
          <table:table-cell table:style-name="ce18" office:value-type="float" office:value="0.447455" calcext:value-type="float">
            <text:p>0,447455</text:p>
          </table:table-cell>
          <table:table-cell table:style-name="ce67" office:value-type="float" office:value="0.891107" calcext:value-type="float">
            <text:p>0,891107</text:p>
          </table:table-cell>
          <table:table-cell table:style-name="ce67" office:value-type="float" office:value="2.33175" calcext:value-type="float">
            <text:p>2,33175</text:p>
          </table:table-cell>
          <table:table-cell table:style-name="ce67" office:value-type="float" office:value="7.58772" calcext:value-type="float">
            <text:p>7,58772</text:p>
          </table:table-cell>
          <table:table-cell table:style-name="ce67" office:value-type="float" office:value="5.16798" calcext:value-type="float">
            <text:p>5,16798</text:p>
          </table:table-cell>
          <table:table-cell table:style-name="ce67" office:value-type="float" office:value="2.87962" calcext:value-type="float">
            <text:p>2,87962</text:p>
          </table:table-cell>
          <table:table-cell table:style-name="ce67" office:value-type="float" office:value="1.21185" calcext:value-type="float">
            <text:p>1,21185</text:p>
          </table:table-cell>
          <table:table-cell table:style-name="ce67" office:value-type="float" office:value="0.672569" calcext:value-type="float">
            <text:p>0,672569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/>Effec Link bandwidth </text:p>
          </table:table-cell>
          <table:table-cell table:style-name="ce1" office:value-type="float" office:value="0.0318121" calcext:value-type="float">
            <text:p>0,0318121</text:p>
          </table:table-cell>
          <table:table-cell table:style-name="ce1" office:value-type="float" office:value="0.0379264" calcext:value-type="float">
            <text:p>0,0379264</text:p>
          </table:table-cell>
          <table:table-cell table:style-name="ce1" office:value-type="float" office:value="0.0518506" calcext:value-type="float">
            <text:p>0,0518506</text:p>
          </table:table-cell>
          <table:table-cell table:style-name="ce1" office:value-type="float" office:value="0.0788708" calcext:value-type="float">
            <text:p>0,0788708</text:p>
          </table:table-cell>
          <table:table-cell table:style-name="ce67" office:value-type="float" office:value="0.0542734" calcext:value-type="float">
            <text:p>0,0542734</text:p>
          </table:table-cell>
          <table:table-cell table:style-name="ce18" office:value-type="float" office:value="0.0939087" calcext:value-type="float">
            <text:p>0,0939087</text:p>
          </table:table-cell>
          <table:table-cell table:style-name="ce67" office:value-type="float" office:value="0.18599" calcext:value-type="float">
            <text:p>0,18599</text:p>
          </table:table-cell>
          <table:table-cell table:style-name="ce67" office:value-type="float" office:value="0.487676" calcext:value-type="float">
            <text:p>0,487676</text:p>
          </table:table-cell>
          <table:table-cell table:style-name="ce67" office:value-type="float" office:value="1.61563" calcext:value-type="float">
            <text:p>1,61563</text:p>
          </table:table-cell>
          <table:table-cell table:style-name="ce67" office:value-type="float" office:value="1.08131" calcext:value-type="float">
            <text:p>1,08131</text:p>
          </table:table-cell>
          <table:table-cell table:style-name="ce67" office:value-type="float" office:value="0.595399" calcext:value-type="float">
            <text:p>0,595399</text:p>
          </table:table-cell>
          <table:table-cell table:style-name="ce67" office:value-type="float" office:value="0.251192" calcext:value-type="float">
            <text:p>0,251192</text:p>
          </table:table-cell>
          <table:table-cell table:style-name="ce67" office:value-type="float" office:value="0.140624" calcext:value-type="float">
            <text:p>0,140624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5"/>Link utilization </text:p>
          </table:table-cell>
          <table:table-cell table:style-name="ce1" office:value-type="float" office:value="0.0306873" calcext:value-type="float">
            <text:p>0,0306873</text:p>
          </table:table-cell>
          <table:table-cell table:style-name="ce1" office:value-type="float" office:value="0.036783" calcext:value-type="float">
            <text:p>0,036783</text:p>
          </table:table-cell>
          <table:table-cell table:style-name="ce1" office:value-type="float" office:value="0.0509232" calcext:value-type="float">
            <text:p>0,0509232</text:p>
          </table:table-cell>
          <table:table-cell table:style-name="ce1" office:value-type="float" office:value="0.0782208" calcext:value-type="float">
            <text:p>0,0782208</text:p>
          </table:table-cell>
          <table:table-cell table:style-name="ce67" office:value-type="float" office:value="0.0532685" calcext:value-type="float">
            <text:p>0,0532685</text:p>
          </table:table-cell>
          <table:table-cell table:style-name="ce18" office:value-type="float" office:value="0.0932198" calcext:value-type="float">
            <text:p>0,0932198</text:p>
          </table:table-cell>
          <table:table-cell table:style-name="ce67" office:value-type="float" office:value="0.185647" calcext:value-type="float">
            <text:p>0,185647</text:p>
          </table:table-cell>
          <table:table-cell table:style-name="ce67" office:value-type="float" office:value="0.485781" calcext:value-type="float">
            <text:p>0,485781</text:p>
          </table:table-cell>
          <table:table-cell table:style-name="ce67" office:value-type="float" office:value="1.58077" calcext:value-type="float">
            <text:p>1,58077</text:p>
          </table:table-cell>
          <table:table-cell table:style-name="ce67" office:value-type="float" office:value="1.07666" calcext:value-type="float">
            <text:p>1,07666</text:p>
          </table:table-cell>
          <table:table-cell table:style-name="ce67" office:value-type="float" office:value="0.59992" calcext:value-type="float">
            <text:p>0,59992</text:p>
          </table:table-cell>
          <table:table-cell table:style-name="ce67" office:value-type="float" office:value="0.25247" calcext:value-type="float">
            <text:p>0,25247</text:p>
          </table:table-cell>
          <table:table-cell table:style-name="ce67" office:value-type="float" office:value="0.140118" calcext:value-type="float">
            <text:p>0,140118</text:p>
          </table:table-cell>
          <table:table-cell office:value-type="string" calcext:value-type="string">
            <text:p>%</text:p>
          </table:table-cell>
          <table:table-cell/>
          <table:table-cell table:style-name="ce52"/>
        </table:table-row>
        <table:table-row table:style-name="ro6">
          <table:table-cell table:style-name="ce64"/>
          <table:table-cell table:style-name="ce1" office:value-type="string" calcext:value-type="string">
            <text:p/>
          </table:table-cell>
          <table:table-cell table:style-name="ce1"/>
          <table:table-cell table:number-columns-repeated="2" table:style-name="ce1" office:value-type="string" calcext:value-type="string">
            <text:p/>
          </table:table-cell>
          <table:table-cell table:style-name="ce67"/>
          <table:table-cell table:style-name="ce18"/>
          <table:table-cell table:style-name="ce67" table:number-columns-repeated="7"/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4"/>Tran latency mean </text:p>
          </table:table-cell>
          <table:table-cell table:style-name="ce1" office:value-type="float" office:value="44.5774" calcext:value-type="float">
            <text:p>44,5774</text:p>
          </table:table-cell>
          <table:table-cell table:style-name="ce1" office:value-type="float" office:value="44.8807" calcext:value-type="float">
            <text:p>44,8807</text:p>
          </table:table-cell>
          <table:table-cell table:style-name="ce1" office:value-type="float" office:value="44.3444" calcext:value-type="float">
            <text:p>44,3444</text:p>
          </table:table-cell>
          <table:table-cell table:style-name="ce1" office:value-type="float" office:value="43.2999" calcext:value-type="float">
            <text:p>43,2999</text:p>
          </table:table-cell>
          <table:table-cell table:style-name="ce67" office:value-type="float" office:value="44.4122" calcext:value-type="float">
            <text:p>44,4122</text:p>
          </table:table-cell>
          <table:table-cell table:style-name="ce18" office:value-type="float" office:value="43.6539" calcext:value-type="float">
            <text:p>43,6539</text:p>
          </table:table-cell>
          <table:table-cell table:style-name="ce67" office:value-type="float" office:value="42.9359" calcext:value-type="float">
            <text:p>42,9359</text:p>
          </table:table-cell>
          <table:table-cell table:style-name="ce67" office:value-type="float" office:value="40.8258" calcext:value-type="float">
            <text:p>40,8258</text:p>
          </table:table-cell>
          <table:table-cell table:style-name="ce67" office:value-type="float" office:value="40.6991" calcext:value-type="float">
            <text:p>40,6991</text:p>
          </table:table-cell>
          <table:table-cell table:style-name="ce67" office:value-type="float" office:value="41.0155" calcext:value-type="float">
            <text:p>41,0155</text:p>
          </table:table-cell>
          <table:table-cell table:style-name="ce67" office:value-type="float" office:value="40.6791" calcext:value-type="float">
            <text:p>40,6791</text:p>
          </table:table-cell>
          <table:table-cell table:style-name="ce67" office:value-type="float" office:value="41.0418" calcext:value-type="float">
            <text:p>41,0418</text:p>
          </table:table-cell>
          <table:table-cell table:style-name="ce67" office:value-type="float" office:value="41.306" calcext:value-type="float">
            <text:p>41,306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std <text:s/></text:p>
          </table:table-cell>
          <table:table-cell table:style-name="ce1" office:value-type="float" office:value="10.808" calcext:value-type="float">
            <text:p>10,808</text:p>
          </table:table-cell>
          <table:table-cell table:style-name="ce1" office:value-type="float" office:value="11.5482" calcext:value-type="float">
            <text:p>11,5482</text:p>
          </table:table-cell>
          <table:table-cell table:style-name="ce1" office:value-type="float" office:value="11.5406" calcext:value-type="float">
            <text:p>11,5406</text:p>
          </table:table-cell>
          <table:table-cell table:style-name="ce1" office:value-type="float" office:value="10.7539" calcext:value-type="float">
            <text:p>10,7539</text:p>
          </table:table-cell>
          <table:table-cell table:style-name="ce67" office:value-type="float" office:value="11.1297" calcext:value-type="float">
            <text:p>11,1297</text:p>
          </table:table-cell>
          <table:table-cell table:style-name="ce18" office:value-type="float" office:value="10.614" calcext:value-type="float">
            <text:p>10,614</text:p>
          </table:table-cell>
          <table:table-cell table:style-name="ce67" office:value-type="float" office:value="10.1712" calcext:value-type="float">
            <text:p>10,1712</text:p>
          </table:table-cell>
          <table:table-cell table:style-name="ce67" office:value-type="float" office:value="7.20293" calcext:value-type="float">
            <text:p>7,20293</text:p>
          </table:table-cell>
          <table:table-cell table:style-name="ce67" office:value-type="float" office:value="6.87714" calcext:value-type="float">
            <text:p>6,87714</text:p>
          </table:table-cell>
          <table:table-cell table:style-name="ce67" office:value-type="float" office:value="7.55859" calcext:value-type="float">
            <text:p>7,55859</text:p>
          </table:table-cell>
          <table:table-cell table:style-name="ce67" office:value-type="float" office:value="7.05093" calcext:value-type="float">
            <text:p>7,05093</text:p>
          </table:table-cell>
          <table:table-cell table:style-name="ce67" office:value-type="float" office:value="8.08351" calcext:value-type="float">
            <text:p>8,08351</text:p>
          </table:table-cell>
          <table:table-cell table:style-name="ce67" office:value-type="float" office:value="8.94487" calcext:value-type="float">
            <text:p>8,94487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max <text:s/>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4" calcext:value-type="float">
            <text:p>194</text:p>
          </table:table-cell>
          <table:table-cell table:style-name="ce67" office:value-type="float" office:value="176" calcext:value-type="float">
            <text:p>176</text:p>
          </table:table-cell>
          <table:table-cell table:style-name="ce18" office:value-type="float" office:value="224" calcext:value-type="float">
            <text:p>224</text:p>
          </table:table-cell>
          <table:table-cell table:style-name="ce67" office:value-type="float" office:value="215" calcext:value-type="float">
            <text:p>215</text:p>
          </table:table-cell>
          <table:table-cell table:style-name="ce67" office:value-type="float" office:value="207" calcext:value-type="float">
            <text:p>207</text:p>
          </table:table-cell>
          <table:table-cell table:style-name="ce67" office:value-type="float" office:value="245" calcext:value-type="float">
            <text:p>245</text:p>
          </table:table-cell>
          <table:table-cell table:style-name="ce67" office:value-type="float" office:value="284" calcext:value-type="float">
            <text:p>284</text:p>
          </table:table-cell>
          <table:table-cell table:style-name="ce67" office:value-type="float" office:value="275" calcext:value-type="float">
            <text:p>275</text:p>
          </table:table-cell>
          <table:table-cell table:style-name="ce67" office:value-type="float" office:value="219" calcext:value-type="float">
            <text:p>219</text:p>
          </table:table-cell>
          <table:table-cell table:style-name="ce67" office:value-type="float" office:value="172" calcext:value-type="float">
            <text:p>172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min <text:s/></text:p>
          </table:table-cell>
          <table:table-cell table:number-columns-repeated="4" table:style-name="ce1" office:value-type="float" office:value="16" calcext:value-type="float">
            <text:p>16</text:p>
          </table:table-cell>
          <table:table-cell table:style-name="ce67" office:value-type="float" office:value="16" calcext:value-type="float">
            <text:p>16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7" table:style-name="ce67" office:value-type="float" office:value="16" calcext:value-type="float">
            <text:p>16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4"/>Link latency mean </text:p>
          </table:table-cell>
          <table:table-cell table:style-name="ce1" office:value-type="float" office:value="36.8093" calcext:value-type="float">
            <text:p>36,8093</text:p>
          </table:table-cell>
          <table:table-cell table:style-name="ce1" office:value-type="float" office:value="37.2079" calcext:value-type="float">
            <text:p>37,2079</text:p>
          </table:table-cell>
          <table:table-cell table:style-name="ce1" office:value-type="float" office:value="36.8101" calcext:value-type="float">
            <text:p>36,8101</text:p>
          </table:table-cell>
          <table:table-cell table:style-name="ce1" office:value-type="float" office:value="35.8756" calcext:value-type="float">
            <text:p>35,8756</text:p>
          </table:table-cell>
          <table:table-cell table:style-name="ce67" office:value-type="float" office:value="36.8872" calcext:value-type="float">
            <text:p>36,8872</text:p>
          </table:table-cell>
          <table:table-cell table:style-name="ce18" office:value-type="float" office:value="36.2518" calcext:value-type="float">
            <text:p>36,2518</text:p>
          </table:table-cell>
          <table:table-cell table:style-name="ce67" office:value-type="float" office:value="35.6258" calcext:value-type="float">
            <text:p>35,6258</text:p>
          </table:table-cell>
          <table:table-cell table:style-name="ce67" office:value-type="float" office:value="33.5329" calcext:value-type="float">
            <text:p>33,5329</text:p>
          </table:table-cell>
          <table:table-cell table:style-name="ce67" office:value-type="float" office:value="33.3515" calcext:value-type="float">
            <text:p>33,3515</text:p>
          </table:table-cell>
          <table:table-cell table:style-name="ce67" office:value-type="float" office:value="33.7402" calcext:value-type="float">
            <text:p>33,7402</text:p>
          </table:table-cell>
          <table:table-cell table:style-name="ce67" office:value-type="float" office:value="33.4498" calcext:value-type="float">
            <text:p>33,4498</text:p>
          </table:table-cell>
          <table:table-cell table:style-name="ce67" office:value-type="float" office:value="33.7904" calcext:value-type="float">
            <text:p>33,7904</text:p>
          </table:table-cell>
          <table:table-cell table:style-name="ce67" office:value-type="float" office:value="33.9722" calcext:value-type="float">
            <text:p>33,9722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std <text:s/></text:p>
          </table:table-cell>
          <table:table-cell table:style-name="ce1" office:value-type="float" office:value="11.0862" calcext:value-type="float">
            <text:p>11,0862</text:p>
          </table:table-cell>
          <table:table-cell table:style-name="ce1" office:value-type="float" office:value="11.8645" calcext:value-type="float">
            <text:p>11,8645</text:p>
          </table:table-cell>
          <table:table-cell table:style-name="ce1" office:value-type="float" office:value="11.7691" calcext:value-type="float">
            <text:p>11,7691</text:p>
          </table:table-cell>
          <table:table-cell table:style-name="ce1" office:value-type="float" office:value="10.9134" calcext:value-type="float">
            <text:p>10,9134</text:p>
          </table:table-cell>
          <table:table-cell table:style-name="ce67" office:value-type="float" office:value="11.3708" calcext:value-type="float">
            <text:p>11,3708</text:p>
          </table:table-cell>
          <table:table-cell table:style-name="ce18" office:value-type="float" office:value="10.7566" calcext:value-type="float">
            <text:p>10,7566</text:p>
          </table:table-cell>
          <table:table-cell table:style-name="ce67" office:value-type="float" office:value="10.2162" calcext:value-type="float">
            <text:p>10,2162</text:p>
          </table:table-cell>
          <table:table-cell table:style-name="ce67" office:value-type="float" office:value="7.1898" calcext:value-type="float">
            <text:p>7,1898</text:p>
          </table:table-cell>
          <table:table-cell table:style-name="ce67" office:value-type="float" office:value="6.81579" calcext:value-type="float">
            <text:p>6,81579</text:p>
          </table:table-cell>
          <table:table-cell table:style-name="ce67" office:value-type="float" office:value="7.51629" calcext:value-type="float">
            <text:p>7,51629</text:p>
          </table:table-cell>
          <table:table-cell table:style-name="ce67" office:value-type="float" office:value="7.03895" calcext:value-type="float">
            <text:p>7,03895</text:p>
          </table:table-cell>
          <table:table-cell table:style-name="ce67" office:value-type="float" office:value="8.12396" calcext:value-type="float">
            <text:p>8,12396</text:p>
          </table:table-cell>
          <table:table-cell table:style-name="ce67" office:value-type="float" office:value="9.0314" calcext:value-type="float">
            <text:p>9,0314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max <text:s/>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7" calcext:value-type="float">
            <text:p>187</text:p>
          </table:table-cell>
          <table:table-cell table:style-name="ce67" office:value-type="float" office:value="169" calcext:value-type="float">
            <text:p>169</text:p>
          </table:table-cell>
          <table:table-cell table:style-name="ce18" office:value-type="float" office:value="215" calcext:value-type="float">
            <text:p>215</text:p>
          </table:table-cell>
          <table:table-cell table:style-name="ce67" office:value-type="float" office:value="208" calcext:value-type="float">
            <text:p>208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office:value-type="float" office:value="237" calcext:value-type="float">
            <text:p>237</text:p>
          </table:table-cell>
          <table:table-cell table:style-name="ce67" office:value-type="float" office:value="277" calcext:value-type="float">
            <text:p>277</text:p>
          </table:table-cell>
          <table:table-cell table:style-name="ce67" office:value-type="float" office:value="267" calcext:value-type="float">
            <text:p>267</text:p>
          </table:table-cell>
          <table:table-cell table:style-name="ce67" office:value-type="float" office:value="211" calcext:value-type="float">
            <text:p>211</text:p>
          </table:table-cell>
          <table:table-cell table:style-name="ce67" office:value-type="float" office:value="162" calcext:value-type="float">
            <text:p>162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min <text:s/>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8" calcext:value-type="float">
            <text:p>8</text:p>
          </table:table-cell>
          <table:table-cell table:number-columns-repeated="5" table:style-name="ce67" office:value-type="float" office:value="9" calcext:value-type="float">
            <text:p>9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3"/>Vault latency mean </text:p>
          </table:table-cell>
          <table:table-cell table:style-name="ce1" office:value-type="float" office:value="19.4321" calcext:value-type="float">
            <text:p>19,4321</text:p>
          </table:table-cell>
          <table:table-cell table:style-name="ce1" office:value-type="float" office:value="19.5682" calcext:value-type="float">
            <text:p>19,5682</text:p>
          </table:table-cell>
          <table:table-cell table:style-name="ce1" office:value-type="float" office:value="19.9647" calcext:value-type="float">
            <text:p>19,9647</text:p>
          </table:table-cell>
          <table:table-cell table:style-name="ce1" office:value-type="float" office:value="20.7336" calcext:value-type="float">
            <text:p>20,7336</text:p>
          </table:table-cell>
          <table:table-cell table:style-name="ce67" office:value-type="float" office:value="20.033" calcext:value-type="float">
            <text:p>20,033</text:p>
          </table:table-cell>
          <table:table-cell table:style-name="ce18" office:value-type="float" office:value="20.8769" calcext:value-type="float">
            <text:p>20,8769</text:p>
          </table:table-cell>
          <table:table-cell table:style-name="ce67" office:value-type="float" office:value="21.6531" calcext:value-type="float">
            <text:p>21,6531</text:p>
          </table:table-cell>
          <table:table-cell table:style-name="ce67" office:value-type="float" office:value="22.7108" calcext:value-type="float">
            <text:p>22,7108</text:p>
          </table:table-cell>
          <table:table-cell table:style-name="ce67" office:value-type="float" office:value="22.7676" calcext:value-type="float">
            <text:p>22,7676</text:p>
          </table:table-cell>
          <table:table-cell table:style-name="ce67" office:value-type="float" office:value="22.5168" calcext:value-type="float">
            <text:p>22,5168</text:p>
          </table:table-cell>
          <table:table-cell table:style-name="ce67" office:value-type="float" office:value="22.397" calcext:value-type="float">
            <text:p>22,397</text:p>
          </table:table-cell>
          <table:table-cell table:style-name="ce67" office:value-type="float" office:value="21.7602" calcext:value-type="float">
            <text:p>21,7602</text:p>
          </table:table-cell>
          <table:table-cell table:style-name="ce67" office:value-type="float" office:value="21.0569" calcext:value-type="float">
            <text:p>21,0569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std <text:s/></text:p>
          </table:table-cell>
          <table:table-cell table:style-name="ce1" office:value-type="float" office:value="3.7138" calcext:value-type="float">
            <text:p>3,7138</text:p>
          </table:table-cell>
          <table:table-cell table:style-name="ce1" office:value-type="float" office:value="3.899" calcext:value-type="float">
            <text:p>3,899</text:p>
          </table:table-cell>
          <table:table-cell table:style-name="ce1" office:value-type="float" office:value="4.25415" calcext:value-type="float">
            <text:p>4,25415</text:p>
          </table:table-cell>
          <table:table-cell table:style-name="ce1" office:value-type="float" office:value="4.03067" calcext:value-type="float">
            <text:p>4,03067</text:p>
          </table:table-cell>
          <table:table-cell table:style-name="ce67" office:value-type="float" office:value="4.25222" calcext:value-type="float">
            <text:p>4,25222</text:p>
          </table:table-cell>
          <table:table-cell table:style-name="ce18" office:value-type="float" office:value="3.96346" calcext:value-type="float">
            <text:p>3,96346</text:p>
          </table:table-cell>
          <table:table-cell table:style-name="ce67" office:value-type="float" office:value="3.44532" calcext:value-type="float">
            <text:p>3,44532</text:p>
          </table:table-cell>
          <table:table-cell table:style-name="ce67" office:value-type="float" office:value="2.45527" calcext:value-type="float">
            <text:p>2,45527</text:p>
          </table:table-cell>
          <table:table-cell table:style-name="ce67" office:value-type="float" office:value="2.41262" calcext:value-type="float">
            <text:p>2,41262</text:p>
          </table:table-cell>
          <table:table-cell table:style-name="ce67" office:value-type="float" office:value="2.60525" calcext:value-type="float">
            <text:p>2,60525</text:p>
          </table:table-cell>
          <table:table-cell table:style-name="ce67" office:value-type="float" office:value="2.75221" calcext:value-type="float">
            <text:p>2,75221</text:p>
          </table:table-cell>
          <table:table-cell table:style-name="ce67" office:value-type="float" office:value="3.49192" calcext:value-type="float">
            <text:p>3,49192</text:p>
          </table:table-cell>
          <table:table-cell table:style-name="ce67" office:value-type="float" office:value="4.02364" calcext:value-type="float">
            <text:p>4,02364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max <text:s/></text:p>
          </table:table-cell>
          <table:table-cell table:style-name="ce1" office:value-type="float" office:value="36.8" calcext:value-type="float">
            <text:p>36,8</text:p>
          </table:table-cell>
          <table:table-cell table:style-name="ce1" office:value-type="float" office:value="55.2" calcext:value-type="float">
            <text:p>55,2</text:p>
          </table:table-cell>
          <table:table-cell table:style-name="ce1" office:value-type="float" office:value="40.8" calcext:value-type="float">
            <text:p>40,8</text:p>
          </table:table-cell>
          <table:table-cell table:style-name="ce1" office:value-type="float" office:value="73.6" calcext:value-type="float">
            <text:p>73,6</text:p>
          </table:table-cell>
          <table:table-cell table:style-name="ce67" office:value-type="float" office:value="44" calcext:value-type="float">
            <text:p>44</text:p>
          </table:table-cell>
          <table:table-cell table:style-name="ce18" office:value-type="float" office:value="48" calcext:value-type="float">
            <text:p>48</text:p>
          </table:table-cell>
          <table:table-cell table:style-name="ce67" office:value-type="float" office:value="55.2" calcext:value-type="float">
            <text:p>55,2</text:p>
          </table:table-cell>
          <table:table-cell table:style-name="ce67" office:value-type="float" office:value="65.6" calcext:value-type="float">
            <text:p>65,6</text:p>
          </table:table-cell>
          <table:table-cell table:style-name="ce67" office:value-type="float" office:value="103.2" calcext:value-type="float">
            <text:p>103,2</text:p>
          </table:table-cell>
          <table:table-cell table:style-name="ce67" office:value-type="float" office:value="84.8" calcext:value-type="float">
            <text:p>84,8</text:p>
          </table:table-cell>
          <table:table-cell table:style-name="ce67" office:value-type="float" office:value="84" calcext:value-type="float">
            <text:p>84</text:p>
          </table:table-cell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73.6" calcext:value-type="float">
            <text:p>73,6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min <text:s/>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67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7" table:style-name="ce67" office:value-type="float" office:value="4" calcext:value-type="float">
            <text:p>4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3"/>Retry latency mean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7" office:value-type="float" office:value="4" calcext:value-type="float">
            <text:p>4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std <text:s/>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max <text:s/>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7" office:value-type="float" office:value="4" calcext:value-type="float">
            <text:p>4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17"/>min <text:s/>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7" office:value-type="float" office:value="4" calcext:value-type="float">
            <text:p>4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  <table:table-cell/>
          <table:table-cell table:style-name="ce52"/>
        </table:table-row>
        <table:table-row table:style-name="ro6">
          <table:table-cell table:style-name="ce64"/>
          <table:table-cell table:style-name="ce1" office:value-type="string" calcext:value-type="string">
            <text:p/>
          </table:table-cell>
          <table:table-cell table:style-name="ce1"/>
          <table:table-cell table:number-columns-repeated="2" table:style-name="ce1" office:value-type="string" calcext:value-type="string">
            <text:p/>
          </table:table-cell>
          <table:table-cell table:style-name="ce67"/>
          <table:table-cell table:style-name="ce18"/>
          <table:table-cell table:style-name="ce67" table:number-columns-repeated="7"/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11"/>Read count </text:p>
          </table:table-cell>
          <table:table-cell table:style-name="ce1" office:value-type="float" office:value="186125" calcext:value-type="float">
            <text:p>186125</text:p>
          </table:table-cell>
          <table:table-cell table:style-name="ce1" office:value-type="float" office:value="231993" calcext:value-type="float">
            <text:p>231993</text:p>
          </table:table-cell>
          <table:table-cell table:style-name="ce1" office:value-type="float" office:value="354527" calcext:value-type="float">
            <text:p>354527</text:p>
          </table:table-cell>
          <table:table-cell table:style-name="ce1" office:value-type="float" office:value="617410" calcext:value-type="float">
            <text:p>617410</text:p>
          </table:table-cell>
          <table:table-cell table:style-name="ce67" office:value-type="float" office:value="375580" calcext:value-type="float">
            <text:p>375580</text:p>
          </table:table-cell>
          <table:table-cell table:style-name="ce18" office:value-type="float" office:value="748878" calcext:value-type="float">
            <text:p>748878</text:p>
          </table:table-cell>
          <table:table-cell table:style-name="ce67" office:value-type="float" office:value="1656507" calcext:value-type="float">
            <text:p>1656507</text:p>
          </table:table-cell>
          <table:table-cell table:style-name="ce67" office:value-type="float" office:value="4828895" calcext:value-type="float">
            <text:p>4828895</text:p>
          </table:table-cell>
          <table:table-cell table:style-name="ce67" office:value-type="float" office:value="16712426" calcext:value-type="float">
            <text:p>16712426</text:p>
          </table:table-cell>
          <table:table-cell table:style-name="ce67" office:value-type="float" office:value="11174386" calcext:value-type="float">
            <text:p>11174386</text:p>
          </table:table-cell>
          <table:table-cell table:style-name="ce67" office:value-type="float" office:value="6103919" calcext:value-type="float">
            <text:p>6103919</text:p>
          </table:table-cell>
          <table:table-cell table:style-name="ce67" office:value-type="float" office:value="2451121" calcext:value-type="float">
            <text:p>2451121</text:p>
          </table:table-cell>
          <table:table-cell table:style-name="ce67" office:value-type="float" office:value="1298873" calcext:value-type="float">
            <text:p>1298873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10"/>Write count </text:p>
          </table:table-cell>
          <table:table-cell table:style-name="ce1" office:value-type="float" office:value="164656" calcext:value-type="float">
            <text:p>164656</text:p>
          </table:table-cell>
          <table:table-cell table:style-name="ce1" office:value-type="float" office:value="186208" calcext:value-type="float">
            <text:p>186208</text:p>
          </table:table-cell>
          <table:table-cell table:style-name="ce1" office:value-type="float" office:value="217211" calcext:value-type="float">
            <text:p>217211</text:p>
          </table:table-cell>
          <table:table-cell table:style-name="ce1" office:value-type="float" office:value="252272" calcext:value-type="float">
            <text:p>252272</text:p>
          </table:table-cell>
          <table:table-cell table:style-name="ce67" office:value-type="float" office:value="222874" calcext:value-type="float">
            <text:p>222874</text:p>
          </table:table-cell>
          <table:table-cell table:style-name="ce18" office:value-type="float" office:value="286621" calcext:value-type="float">
            <text:p>286621</text:p>
          </table:table-cell>
          <table:table-cell table:style-name="ce67" office:value-type="float" office:value="394356" calcext:value-type="float">
            <text:p>394356</text:p>
          </table:table-cell>
          <table:table-cell table:style-name="ce67" office:value-type="float" office:value="548135" calcext:value-type="float">
            <text:p>548135</text:p>
          </table:table-cell>
          <table:table-cell table:style-name="ce67" office:value-type="float" office:value="1101413" calcext:value-type="float">
            <text:p>1101413</text:p>
          </table:table-cell>
          <table:table-cell table:style-name="ce67" office:value-type="float" office:value="748003" calcext:value-type="float">
            <text:p>748003</text:p>
          </table:table-cell>
          <table:table-cell table:style-name="ce67" office:value-type="float" office:value="460763" calcext:value-type="float">
            <text:p>460763</text:p>
          </table:table-cell>
          <table:table-cell table:style-name="ce67" office:value-type="float" office:value="318791" calcext:value-type="float">
            <text:p>318791</text:p>
          </table:table-cell>
          <table:table-cell table:style-name="ce67" office:value-type="float" office:value="251776" calcext:value-type="float">
            <text:p>251776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9"/>Atomic count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8"/>Request count </text:p>
          </table:table-cell>
          <table:table-cell table:style-name="ce1" office:value-type="float" office:value="350781" calcext:value-type="float">
            <text:p>350781</text:p>
          </table:table-cell>
          <table:table-cell table:style-name="ce1" office:value-type="float" office:value="418201" calcext:value-type="float">
            <text:p>418201</text:p>
          </table:table-cell>
          <table:table-cell table:style-name="ce1" office:value-type="float" office:value="571738" calcext:value-type="float">
            <text:p>571738</text:p>
          </table:table-cell>
          <table:table-cell table:style-name="ce1" office:value-type="float" office:value="869682" calcext:value-type="float">
            <text:p>869682</text:p>
          </table:table-cell>
          <table:table-cell table:style-name="ce67" office:value-type="float" office:value="598454" calcext:value-type="float">
            <text:p>598454</text:p>
          </table:table-cell>
          <table:table-cell table:style-name="ce18" office:value-type="float" office:value="1035499" calcext:value-type="float">
            <text:p>1035499</text:p>
          </table:table-cell>
          <table:table-cell table:style-name="ce67" office:value-type="float" office:value="2050863" calcext:value-type="float">
            <text:p>2050863</text:p>
          </table:table-cell>
          <table:table-cell table:style-name="ce67" office:value-type="float" office:value="5377030" calcext:value-type="float">
            <text:p>5377030</text:p>
          </table:table-cell>
          <table:table-cell table:style-name="ce67" office:value-type="float" office:value="17813839" calcext:value-type="float">
            <text:p>17813839</text:p>
          </table:table-cell>
          <table:table-cell table:style-name="ce67" office:value-type="float" office:value="11922389" calcext:value-type="float">
            <text:p>11922389</text:p>
          </table:table-cell>
          <table:table-cell table:style-name="ce67" office:value-type="float" office:value="6564682" calcext:value-type="float">
            <text:p>6564682</text:p>
          </table:table-cell>
          <table:table-cell table:style-name="ce67" office:value-type="float" office:value="2769912" calcext:value-type="float">
            <text:p>2769912</text:p>
          </table:table-cell>
          <table:table-cell table:style-name="ce67" office:value-type="float" office:value="1550649" calcext:value-type="float">
            <text:p>1550649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7"/>Response count </text:p>
          </table:table-cell>
          <table:table-cell table:style-name="ce1" office:value-type="float" office:value="350781" calcext:value-type="float">
            <text:p>350781</text:p>
          </table:table-cell>
          <table:table-cell table:style-name="ce1" office:value-type="float" office:value="418201" calcext:value-type="float">
            <text:p>418201</text:p>
          </table:table-cell>
          <table:table-cell table:style-name="ce1" office:value-type="float" office:value="571738" calcext:value-type="float">
            <text:p>571738</text:p>
          </table:table-cell>
          <table:table-cell table:style-name="ce1" office:value-type="float" office:value="869680" calcext:value-type="float">
            <text:p>869680</text:p>
          </table:table-cell>
          <table:table-cell table:style-name="ce67" office:value-type="float" office:value="598454" calcext:value-type="float">
            <text:p>598454</text:p>
          </table:table-cell>
          <table:table-cell table:style-name="ce18" office:value-type="float" office:value="1035497" calcext:value-type="float">
            <text:p>1035497</text:p>
          </table:table-cell>
          <table:table-cell table:style-name="ce67" office:value-type="float" office:value="2050859" calcext:value-type="float">
            <text:p>2050859</text:p>
          </table:table-cell>
          <table:table-cell table:style-name="ce67" office:value-type="float" office:value="5377029" calcext:value-type="float">
            <text:p>5377029</text:p>
          </table:table-cell>
          <table:table-cell table:style-name="ce67" office:value-type="float" office:value="17813837" calcext:value-type="float">
            <text:p>17813837</text:p>
          </table:table-cell>
          <table:table-cell table:style-name="ce67" office:value-type="float" office:value="11922387" calcext:value-type="float">
            <text:p>11922387</text:p>
          </table:table-cell>
          <table:table-cell table:style-name="ce67" office:value-type="float" office:value="6564680" calcext:value-type="float">
            <text:p>6564680</text:p>
          </table:table-cell>
          <table:table-cell table:style-name="ce67" office:value-type="float" office:value="2769910" calcext:value-type="float">
            <text:p>2769910</text:p>
          </table:table-cell>
          <table:table-cell table:style-name="ce67" office:value-type="float" office:value="1550648" calcext:value-type="float">
            <text:p>1550648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11"/>Flow count </text:p>
          </table:table-cell>
          <table:table-cell table:style-name="ce1" office:value-type="float" office:value="1845302" calcext:value-type="float">
            <text:p>1845302</text:p>
          </table:table-cell>
          <table:table-cell table:style-name="ce1" office:value-type="float" office:value="2220893" calcext:value-type="float">
            <text:p>2220893</text:p>
          </table:table-cell>
          <table:table-cell table:style-name="ce1" office:value-type="float" office:value="3103571" calcext:value-type="float">
            <text:p>3103571</text:p>
          </table:table-cell>
          <table:table-cell table:style-name="ce1" office:value-type="float" office:value="4801408" calcext:value-type="float">
            <text:p>4801408</text:p>
          </table:table-cell>
          <table:table-cell table:style-name="ce67" office:value-type="float" office:value="3244966" calcext:value-type="float">
            <text:p>3244966</text:p>
          </table:table-cell>
          <table:table-cell table:style-name="ce18" office:value-type="float" office:value="5725872" calcext:value-type="float">
            <text:p>5725872</text:p>
          </table:table-cell>
          <table:table-cell table:style-name="ce67" office:value-type="float" office:value="11448539" calcext:value-type="float">
            <text:p>11448539</text:p>
          </table:table-cell>
          <table:table-cell table:style-name="ce67" office:value-type="float" office:value="29910716" calcext:value-type="float">
            <text:p>29910716</text:p>
          </table:table-cell>
          <table:table-cell table:style-name="ce67" office:value-type="float" office:value="96067868" calcext:value-type="float">
            <text:p>96067868</text:p>
          </table:table-cell>
          <table:table-cell table:style-name="ce67" office:value-type="float" office:value="66273838" calcext:value-type="float">
            <text:p>66273838</text:p>
          </table:table-cell>
          <table:table-cell table:style-name="ce67" office:value-type="float" office:value="37240751" calcext:value-type="float">
            <text:p>37240751</text:p>
          </table:table-cell>
          <table:table-cell table:style-name="ce67" office:value-type="float" office:value="15646705" calcext:value-type="float">
            <text:p>15646705</text:p>
          </table:table-cell>
          <table:table-cell table:style-name="ce67" office:value-type="float" office:value="8630078" calcext:value-type="float">
            <text:p>8630078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4"/>Transaction count </text:p>
          </table:table-cell>
          <table:table-cell table:style-name="ce1" office:value-type="float" office:value="350781" calcext:value-type="float">
            <text:p>350781</text:p>
          </table:table-cell>
          <table:table-cell table:style-name="ce1" office:value-type="float" office:value="418201" calcext:value-type="float">
            <text:p>418201</text:p>
          </table:table-cell>
          <table:table-cell table:style-name="ce1" office:value-type="float" office:value="571738" calcext:value-type="float">
            <text:p>571738</text:p>
          </table:table-cell>
          <table:table-cell table:style-name="ce1" office:value-type="float" office:value="869680" calcext:value-type="float">
            <text:p>869680</text:p>
          </table:table-cell>
          <table:table-cell table:style-name="ce67" office:value-type="float" office:value="598454" calcext:value-type="float">
            <text:p>598454</text:p>
          </table:table-cell>
          <table:table-cell table:style-name="ce18" office:value-type="float" office:value="1035496" calcext:value-type="float">
            <text:p>1035496</text:p>
          </table:table-cell>
          <table:table-cell table:style-name="ce67" office:value-type="float" office:value="2050859" calcext:value-type="float">
            <text:p>2050859</text:p>
          </table:table-cell>
          <table:table-cell table:style-name="ce67" office:value-type="float" office:value="5377028" calcext:value-type="float">
            <text:p>5377028</text:p>
          </table:table-cell>
          <table:table-cell table:style-name="ce67" office:value-type="float" office:value="17813836" calcext:value-type="float">
            <text:p>17813836</text:p>
          </table:table-cell>
          <table:table-cell table:style-name="ce67" office:value-type="float" office:value="11922386" calcext:value-type="float">
            <text:p>11922386</text:p>
          </table:table-cell>
          <table:table-cell table:style-name="ce67" office:value-type="float" office:value="6564679" calcext:value-type="float">
            <text:p>6564679</text:p>
          </table:table-cell>
          <table:table-cell table:style-name="ce67" office:value-type="float" office:value="2769910" calcext:value-type="float">
            <text:p>2769910</text:p>
          </table:table-cell>
          <table:table-cell table:style-name="ce67" office:value-type="float" office:value="1550648" calcext:value-type="float">
            <text:p>1550648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4"/>Error abort count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4"/>Error retry count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4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/>
          <table:table-cell table:style-name="ce1" office:value-type="string" calcext:value-type="string">
            <text:p/>
          </table:table-cell>
          <table:table-cell table:style-name="ce1"/>
          <table:table-cell table:number-columns-repeated="2" table:style-name="ce1" office:value-type="string" calcext:value-type="string">
            <text:p/>
          </table:table-cell>
          <table:table-cell table:style-name="ce67"/>
          <table:table-cell table:style-name="ce18"/>
          <table:table-cell table:style-name="ce67" table:number-columns-repeated="7"/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---------------------- <text:s/>[Link 0]</text:p>
          </table:table-cell>
          <table:table-cell table:style-name="ce1" office:value-type="string" calcext:value-type="string">
            <text:p/>
          </table:table-cell>
          <table:table-cell table:style-name="ce1"/>
          <table:table-cell table:number-columns-repeated="2" table:style-name="ce1" office:value-type="string" calcext:value-type="string">
            <text:p/>
          </table:table-cell>
          <table:table-cell table:style-name="ce67"/>
          <table:table-cell table:style-name="ce18"/>
          <table:table-cell table:style-name="ce67" table:number-columns-repeated="7"/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3"/>Read per link </text:p>
          </table:table-cell>
          <table:table-cell table:style-name="ce1" office:value-type="float" office:value="46387" calcext:value-type="float">
            <text:p>46387</text:p>
          </table:table-cell>
          <table:table-cell table:style-name="ce1" office:value-type="float" office:value="57849" calcext:value-type="float">
            <text:p>57849</text:p>
          </table:table-cell>
          <table:table-cell table:style-name="ce1" office:value-type="float" office:value="88890" calcext:value-type="float">
            <text:p>88890</text:p>
          </table:table-cell>
          <table:table-cell table:style-name="ce1" office:value-type="float" office:value="154325" calcext:value-type="float">
            <text:p>154325</text:p>
          </table:table-cell>
          <table:table-cell table:style-name="ce67" office:value-type="float" office:value="94081" calcext:value-type="float">
            <text:p>94081</text:p>
          </table:table-cell>
          <table:table-cell table:style-name="ce18" office:value-type="float" office:value="187086" calcext:value-type="float">
            <text:p>187086</text:p>
          </table:table-cell>
          <table:table-cell table:style-name="ce67" office:value-type="float" office:value="414360" calcext:value-type="float">
            <text:p>414360</text:p>
          </table:table-cell>
          <table:table-cell table:style-name="ce67" office:value-type="float" office:value="1207505" calcext:value-type="float">
            <text:p>1207505</text:p>
          </table:table-cell>
          <table:table-cell table:style-name="ce67" office:value-type="float" office:value="4178141" calcext:value-type="float">
            <text:p>4178141</text:p>
          </table:table-cell>
          <table:table-cell table:style-name="ce67" office:value-type="float" office:value="2793707" calcext:value-type="float">
            <text:p>2793707</text:p>
          </table:table-cell>
          <table:table-cell table:style-name="ce67" office:value-type="float" office:value="1526545" calcext:value-type="float">
            <text:p>1526545</text:p>
          </table:table-cell>
          <table:table-cell table:style-name="ce67" office:value-type="float" office:value="612814" calcext:value-type="float">
            <text:p>612814</text:p>
          </table:table-cell>
          <table:table-cell table:style-name="ce67" office:value-type="float" office:value="324447" calcext:value-type="float">
            <text:p>324447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2"/>Write per link </text:p>
          </table:table-cell>
          <table:table-cell table:style-name="ce1" office:value-type="float" office:value="41309" calcext:value-type="float">
            <text:p>41309</text:p>
          </table:table-cell>
          <table:table-cell table:style-name="ce1" office:value-type="float" office:value="46701" calcext:value-type="float">
            <text:p>46701</text:p>
          </table:table-cell>
          <table:table-cell table:style-name="ce1" office:value-type="float" office:value="54044" calcext:value-type="float">
            <text:p>54044</text:p>
          </table:table-cell>
          <table:table-cell table:style-name="ce1" office:value-type="float" office:value="63095" calcext:value-type="float">
            <text:p>63095</text:p>
          </table:table-cell>
          <table:table-cell table:style-name="ce67" office:value-type="float" office:value="55533" calcext:value-type="float">
            <text:p>55533</text:p>
          </table:table-cell>
          <table:table-cell table:style-name="ce18" office:value-type="float" office:value="71790" calcext:value-type="float">
            <text:p>71790</text:p>
          </table:table-cell>
          <table:table-cell table:style-name="ce67" office:value-type="float" office:value="98353" calcext:value-type="float">
            <text:p>98353</text:p>
          </table:table-cell>
          <table:table-cell table:style-name="ce67" office:value-type="float" office:value="136753" calcext:value-type="float">
            <text:p>136753</text:p>
          </table:table-cell>
          <table:table-cell table:style-name="ce67" office:value-type="float" office:value="275213" calcext:value-type="float">
            <text:p>275213</text:p>
          </table:table-cell>
          <table:table-cell table:style-name="ce67" office:value-type="float" office:value="186916" calcext:value-type="float">
            <text:p>186916</text:p>
          </table:table-cell>
          <table:table-cell table:style-name="ce67" office:value-type="float" office:value="114635" calcext:value-type="float">
            <text:p>114635</text:p>
          </table:table-cell>
          <table:table-cell table:style-name="ce67" office:value-type="float" office:value="79754" calcext:value-type="float">
            <text:p>79754</text:p>
          </table:table-cell>
          <table:table-cell table:style-name="ce67" office:value-type="float" office:value="63246" calcext:value-type="float">
            <text:p>63246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1"/>Atomic per link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0"/>Request per link </text:p>
          </table:table-cell>
          <table:table-cell table:style-name="ce1" office:value-type="float" office:value="87696" calcext:value-type="float">
            <text:p>87696</text:p>
          </table:table-cell>
          <table:table-cell table:style-name="ce1" office:value-type="float" office:value="104550" calcext:value-type="float">
            <text:p>104550</text:p>
          </table:table-cell>
          <table:table-cell table:style-name="ce1" office:value-type="float" office:value="142934" calcext:value-type="float">
            <text:p>142934</text:p>
          </table:table-cell>
          <table:table-cell table:style-name="ce1" office:value-type="float" office:value="217420" calcext:value-type="float">
            <text:p>217420</text:p>
          </table:table-cell>
          <table:table-cell table:style-name="ce67" office:value-type="float" office:value="149614" calcext:value-type="float">
            <text:p>149614</text:p>
          </table:table-cell>
          <table:table-cell table:style-name="ce18" office:value-type="float" office:value="258876" calcext:value-type="float">
            <text:p>258876</text:p>
          </table:table-cell>
          <table:table-cell table:style-name="ce67" office:value-type="float" office:value="512713" calcext:value-type="float">
            <text:p>512713</text:p>
          </table:table-cell>
          <table:table-cell table:style-name="ce67" office:value-type="float" office:value="1344258" calcext:value-type="float">
            <text:p>1344258</text:p>
          </table:table-cell>
          <table:table-cell table:style-name="ce67" office:value-type="float" office:value="4453354" calcext:value-type="float">
            <text:p>4453354</text:p>
          </table:table-cell>
          <table:table-cell table:style-name="ce67" office:value-type="float" office:value="2980623" calcext:value-type="float">
            <text:p>2980623</text:p>
          </table:table-cell>
          <table:table-cell table:style-name="ce67" office:value-type="float" office:value="1641180" calcext:value-type="float">
            <text:p>1641180</text:p>
          </table:table-cell>
          <table:table-cell table:style-name="ce67" office:value-type="float" office:value="692568" calcext:value-type="float">
            <text:p>692568</text:p>
          </table:table-cell>
          <table:table-cell table:style-name="ce67" office:value-type="float" office:value="387693" calcext:value-type="float">
            <text:p>387693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9"/>Response per link </text:p>
          </table:table-cell>
          <table:table-cell table:style-name="ce1" office:value-type="float" office:value="87696" calcext:value-type="float">
            <text:p>87696</text:p>
          </table:table-cell>
          <table:table-cell table:style-name="ce1" office:value-type="float" office:value="104551" calcext:value-type="float">
            <text:p>104551</text:p>
          </table:table-cell>
          <table:table-cell table:style-name="ce1" office:value-type="float" office:value="142935" calcext:value-type="float">
            <text:p>142935</text:p>
          </table:table-cell>
          <table:table-cell table:style-name="ce1" office:value-type="float" office:value="217420" calcext:value-type="float">
            <text:p>217420</text:p>
          </table:table-cell>
          <table:table-cell table:style-name="ce67" office:value-type="float" office:value="149614" calcext:value-type="float">
            <text:p>149614</text:p>
          </table:table-cell>
          <table:table-cell table:style-name="ce18" office:value-type="float" office:value="258874" calcext:value-type="float">
            <text:p>258874</text:p>
          </table:table-cell>
          <table:table-cell table:style-name="ce67" office:value-type="float" office:value="512715" calcext:value-type="float">
            <text:p>512715</text:p>
          </table:table-cell>
          <table:table-cell table:style-name="ce67" office:value-type="float" office:value="1344257" calcext:value-type="float">
            <text:p>1344257</text:p>
          </table:table-cell>
          <table:table-cell table:style-name="ce67" office:value-type="float" office:value="4453459" calcext:value-type="float">
            <text:p>4453459</text:p>
          </table:table-cell>
          <table:table-cell table:style-name="ce67" office:value-type="float" office:value="2980598" calcext:value-type="float">
            <text:p>2980598</text:p>
          </table:table-cell>
          <table:table-cell table:style-name="ce67" office:value-type="float" office:value="1641170" calcext:value-type="float">
            <text:p>1641170</text:p>
          </table:table-cell>
          <table:table-cell table:style-name="ce67" office:value-type="float" office:value="692478" calcext:value-type="float">
            <text:p>692478</text:p>
          </table:table-cell>
          <table:table-cell table:style-name="ce67" office:value-type="float" office:value="387662" calcext:value-type="float">
            <text:p>387662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3"/>Flow per link </text:p>
          </table:table-cell>
          <table:table-cell table:style-name="ce1" office:value-type="float" office:value="461675" calcext:value-type="float">
            <text:p>461675</text:p>
          </table:table-cell>
          <table:table-cell table:style-name="ce1" office:value-type="float" office:value="555205" calcext:value-type="float">
            <text:p>555205</text:p>
          </table:table-cell>
          <table:table-cell table:style-name="ce1" office:value-type="float" office:value="775818" calcext:value-type="float">
            <text:p>775818</text:p>
          </table:table-cell>
          <table:table-cell table:style-name="ce1" office:value-type="float" office:value="1200583" calcext:value-type="float">
            <text:p>1200583</text:p>
          </table:table-cell>
          <table:table-cell table:style-name="ce67" office:value-type="float" office:value="811229" calcext:value-type="float">
            <text:p>811229</text:p>
          </table:table-cell>
          <table:table-cell table:style-name="ce18" office:value-type="float" office:value="1431499" calcext:value-type="float">
            <text:p>1431499</text:p>
          </table:table-cell>
          <table:table-cell table:style-name="ce67" office:value-type="float" office:value="2862416" calcext:value-type="float">
            <text:p>2862416</text:p>
          </table:table-cell>
          <table:table-cell table:style-name="ce67" office:value-type="float" office:value="7477926" calcext:value-type="float">
            <text:p>7477926</text:p>
          </table:table-cell>
          <table:table-cell table:style-name="ce67" office:value-type="float" office:value="24017985" calcext:value-type="float">
            <text:p>24017985</text:p>
          </table:table-cell>
          <table:table-cell table:style-name="ce67" office:value-type="float" office:value="16567989" calcext:value-type="float">
            <text:p>16567989</text:p>
          </table:table-cell>
          <table:table-cell table:style-name="ce67" office:value-type="float" office:value="9309631" calcext:value-type="float">
            <text:p>9309631</text:p>
          </table:table-cell>
          <table:table-cell table:style-name="ce67" office:value-type="float" office:value="3911321" calcext:value-type="float">
            <text:p>3911321</text:p>
          </table:table-cell>
          <table:table-cell table:style-name="ce67" office:value-type="float" office:value="2157244" calcext:value-type="float">
            <text:p>2157244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6"/>Error abort per link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6"/>Downstream Bandwidth </text:p>
          </table:table-cell>
          <table:table-cell table:style-name="ce1" office:value-type="float" office:value="0.0181119" calcext:value-type="float">
            <text:p>0,0181119</text:p>
          </table:table-cell>
          <table:table-cell table:style-name="ce1" office:value-type="float" office:value="0.0215102" calcext:value-type="float">
            <text:p>0,0215102</text:p>
          </table:table-cell>
          <table:table-cell table:style-name="ce1" office:value-type="float" office:value="0.0289161" calcext:value-type="float">
            <text:p>0,0289161</text:p>
          </table:table-cell>
          <table:table-cell table:style-name="ce1" office:value-type="float" office:value="0.0427457" calcext:value-type="float">
            <text:p>0,0427457</text:p>
          </table:table-cell>
          <table:table-cell table:style-name="ce67" office:value-type="float" office:value="0.0301731" calcext:value-type="float">
            <text:p>0,0301731</text:p>
          </table:table-cell>
          <table:table-cell table:style-name="ce18" office:value-type="float" office:value="0.0506679" calcext:value-type="float">
            <text:p>0,0506679</text:p>
          </table:table-cell>
          <table:table-cell table:style-name="ce67" office:value-type="float" office:value="0.0970556" calcext:value-type="float">
            <text:p>0,0970556</text:p>
          </table:table-cell>
          <table:table-cell table:style-name="ce67" office:value-type="float" office:value="0.24308" calcext:value-type="float">
            <text:p>0,24308</text:p>
          </table:table-cell>
          <table:table-cell table:style-name="ce67" office:value-type="float" office:value="0.772674" calcext:value-type="float">
            <text:p>0,772674</text:p>
          </table:table-cell>
          <table:table-cell table:style-name="ce67" office:value-type="float" office:value="0.528325" calcext:value-type="float">
            <text:p>0,528325</text:p>
          </table:table-cell>
          <table:table-cell table:style-name="ce67" office:value-type="float" office:value="0.296151" calcext:value-type="float">
            <text:p>0,296151</text:p>
          </table:table-cell>
          <table:table-cell table:style-name="ce67" office:value-type="float" office:value="0.127478" calcext:value-type="float">
            <text:p>0,127478</text:p>
          </table:table-cell>
          <table:table-cell table:style-name="ce67" office:value-type="float" office:value="0.0723265" calcext:value-type="float">
            <text:p>0,0723265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8"/>Upstream Bandwidth </text:p>
          </table:table-cell>
          <table:table-cell table:style-name="ce1" office:value-type="float" office:value="0.0187655" calcext:value-type="float">
            <text:p>0,0187655</text:p>
          </table:table-cell>
          <table:table-cell table:style-name="ce1" office:value-type="float" office:value="0.0226452" calcext:value-type="float">
            <text:p>0,0226452</text:p>
          </table:table-cell>
          <table:table-cell table:style-name="ce1" office:value-type="float" office:value="0.0321625" calcext:value-type="float">
            <text:p>0,0321625</text:p>
          </table:table-cell>
          <table:table-cell table:style-name="ce1" office:value-type="float" office:value="0.0511175" calcext:value-type="float">
            <text:p>0,0511175</text:p>
          </table:table-cell>
          <table:table-cell table:style-name="ce67" office:value-type="float" office:value="0.0337242" calcext:value-type="float">
            <text:p>0,0337242</text:p>
          </table:table-cell>
          <table:table-cell table:style-name="ce18" office:value-type="float" office:value="0.0612191" calcext:value-type="float">
            <text:p>0,0612191</text:p>
          </table:table-cell>
          <table:table-cell table:style-name="ce67" office:value-type="float" office:value="0.125705" calcext:value-type="float">
            <text:p>0,125705</text:p>
          </table:table-cell>
          <table:table-cell table:style-name="ce67" office:value-type="float" office:value="0.339846" calcext:value-type="float">
            <text:p>0,339846</text:p>
          </table:table-cell>
          <table:table-cell table:style-name="ce67" office:value-type="float" office:value="1.12428" calcext:value-type="float">
            <text:p>1,12428</text:p>
          </table:table-cell>
          <table:table-cell table:style-name="ce67" office:value-type="float" office:value="0.763581" calcext:value-type="float">
            <text:p>0,763581</text:p>
          </table:table-cell>
          <table:table-cell table:style-name="ce67" office:value-type="float" office:value="0.423643" calcext:value-type="float">
            <text:p>0,423643</text:p>
          </table:table-cell>
          <table:table-cell table:style-name="ce67" office:value-type="float" office:value="0.175488" calcext:value-type="float">
            <text:p>0,175488</text:p>
          </table:table-cell>
          <table:table-cell table:style-name="ce67" office:value-type="float" office:value="0.0958551" calcext:value-type="float">
            <text:p>0,0958551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1"/>Total Bandwidth </text:p>
          </table:table-cell>
          <table:table-cell table:style-name="ce1" office:value-type="float" office:value="0.0368774" calcext:value-type="float">
            <text:p>0,0368774</text:p>
          </table:table-cell>
          <table:table-cell table:style-name="ce1" office:value-type="float" office:value="0.0441554" calcext:value-type="float">
            <text:p>0,0441554</text:p>
          </table:table-cell>
          <table:table-cell table:style-name="ce1" office:value-type="float" office:value="0.0610786" calcext:value-type="float">
            <text:p>0,0610786</text:p>
          </table:table-cell>
          <table:table-cell table:style-name="ce1" office:value-type="float" office:value="0.0938632" calcext:value-type="float">
            <text:p>0,0938632</text:p>
          </table:table-cell>
          <table:table-cell table:style-name="ce67" office:value-type="float" office:value="0.0638972" calcext:value-type="float">
            <text:p>0,0638972</text:p>
          </table:table-cell>
          <table:table-cell table:style-name="ce18" office:value-type="float" office:value="0.111887" calcext:value-type="float">
            <text:p>0,111887</text:p>
          </table:table-cell>
          <table:table-cell table:style-name="ce67" office:value-type="float" office:value="0.222761" calcext:value-type="float">
            <text:p>0,222761</text:p>
          </table:table-cell>
          <table:table-cell table:style-name="ce67" office:value-type="float" office:value="0.582926" calcext:value-type="float">
            <text:p>0,582926</text:p>
          </table:table-cell>
          <table:table-cell table:style-name="ce67" office:value-type="float" office:value="1.89695" calcext:value-type="float">
            <text:p>1,89695</text:p>
          </table:table-cell>
          <table:table-cell table:style-name="ce67" office:value-type="float" office:value="1.29191" calcext:value-type="float">
            <text:p>1,29191</text:p>
          </table:table-cell>
          <table:table-cell table:style-name="ce67" office:value-type="float" office:value="0.719793" calcext:value-type="float">
            <text:p>0,719793</text:p>
          </table:table-cell>
          <table:table-cell table:style-name="ce67" office:value-type="float" office:value="0.302966" calcext:value-type="float">
            <text:p>0,302966</text:p>
          </table:table-cell>
          <table:table-cell table:style-name="ce67" office:value-type="float" office:value="0.168182" calcext:value-type="float">
            <text:p>0,168182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Downstream effec Bandwidth </text:p>
          </table:table-cell>
          <table:table-cell table:style-name="ce1" office:value-type="float" office:value="0.00374629" calcext:value-type="float">
            <text:p>0,00374629</text:p>
          </table:table-cell>
          <table:table-cell table:style-name="ce1" office:value-type="float" office:value="0.00423528" calcext:value-type="float">
            <text:p>0,00423528</text:p>
          </table:table-cell>
          <table:table-cell table:style-name="ce1" office:value-type="float" office:value="0.00490122" calcext:value-type="float">
            <text:p>0,00490122</text:p>
          </table:table-cell>
          <table:table-cell table:style-name="ce1" office:value-type="float" office:value="0.00572205" calcext:value-type="float">
            <text:p>0,00572205</text:p>
          </table:table-cell>
          <table:table-cell table:style-name="ce67" office:value-type="float" office:value="0.00503625" calcext:value-type="float">
            <text:p>0,00503625</text:p>
          </table:table-cell>
          <table:table-cell table:style-name="ce18" office:value-type="float" office:value="0.00651059" calcext:value-type="float">
            <text:p>0,00651059</text:p>
          </table:table-cell>
          <table:table-cell table:style-name="ce67" office:value-type="float" office:value="0.00891951" calcext:value-type="float">
            <text:p>0,00891951</text:p>
          </table:table-cell>
          <table:table-cell table:style-name="ce67" office:value-type="float" office:value="0.012403" calcext:value-type="float">
            <text:p>0,012403</text:p>
          </table:table-cell>
          <table:table-cell table:style-name="ce67" office:value-type="float" office:value="0.0249605" calcext:value-type="float">
            <text:p>0,0249605</text:p>
          </table:table-cell>
          <table:table-cell table:style-name="ce67" office:value-type="float" office:value="0.0169524" calcext:value-type="float">
            <text:p>0,0169524</text:p>
          </table:table-cell>
          <table:table-cell table:style-name="ce67" office:value-type="float" office:value="0.0103971" calcext:value-type="float">
            <text:p>0,0103971</text:p>
          </table:table-cell>
          <table:table-cell table:style-name="ce67" office:value-type="float" office:value="0.00723258" calcext:value-type="float">
            <text:p>0,00723258</text:p>
          </table:table-cell>
          <table:table-cell table:style-name="ce67" office:value-type="float" office:value="0.00573562" calcext:value-type="float">
            <text:p>0,00573562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2"/>Upstream effec Bandwidth </text:p>
          </table:table-cell>
          <table:table-cell table:style-name="ce1" office:value-type="float" office:value="0.00424354" calcext:value-type="float">
            <text:p>0,00424354</text:p>
          </table:table-cell>
          <table:table-cell table:style-name="ce1" office:value-type="float" office:value="0.00526289" calcext:value-type="float">
            <text:p>0,00526289</text:p>
          </table:table-cell>
          <table:table-cell table:style-name="ce1" office:value-type="float" office:value="0.00803553" calcext:value-type="float">
            <text:p>0,00803553</text:p>
          </table:table-cell>
          <table:table-cell table:style-name="ce1" office:value-type="float" office:value="0.0139834" calcext:value-type="float">
            <text:p>0,0139834</text:p>
          </table:table-cell>
          <table:table-cell table:style-name="ce67" office:value-type="float" office:value="0.00850766" calcext:value-type="float">
            <text:p>0,00850766</text:p>
          </table:table-cell>
          <table:table-cell table:style-name="ce18" office:value-type="float" office:value="0.0169884" calcext:value-type="float">
            <text:p>0,0169884</text:p>
          </table:table-cell>
          <table:table-cell table:style-name="ce67" office:value-type="float" office:value="0.0375493" calcext:value-type="float">
            <text:p>0,0375493</text:p>
          </table:table-cell>
          <table:table-cell table:style-name="ce67" office:value-type="float" office:value="0.109494" calcext:value-type="float">
            <text:p>0,109494</text:p>
          </table:table-cell>
          <table:table-cell table:style-name="ce67" office:value-type="float" office:value="0.378927" calcext:value-type="float">
            <text:p>0,378927</text:p>
          </table:table-cell>
          <table:table-cell table:style-name="ce67" office:value-type="float" office:value="0.253307" calcext:value-type="float">
            <text:p>0,253307</text:p>
          </table:table-cell>
          <table:table-cell table:style-name="ce67" office:value-type="float" office:value="0.138367" calcext:value-type="float">
            <text:p>0,138367</text:p>
          </table:table-cell>
          <table:table-cell table:style-name="ce67" office:value-type="float" office:value="0.05558" calcext:value-type="float">
            <text:p>0,05558</text:p>
          </table:table-cell>
          <table:table-cell table:style-name="ce67" office:value-type="float" office:value="0.029471" calcext:value-type="float">
            <text:p>0,029471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------ Total effec Bandwidth </text:p>
          </table:table-cell>
          <table:table-cell table:style-name="ce1" office:value-type="float" office:value="0.00798982" calcext:value-type="float">
            <text:p>0,00798982</text:p>
          </table:table-cell>
          <table:table-cell table:style-name="ce1" office:value-type="float" office:value="0.00949817" calcext:value-type="float">
            <text:p>0,00949817</text:p>
          </table:table-cell>
          <table:table-cell table:style-name="ce1" office:value-type="float" office:value="0.0129367" calcext:value-type="float">
            <text:p>0,0129367</text:p>
          </table:table-cell>
          <table:table-cell table:style-name="ce1" office:value-type="float" office:value="0.0197054" calcext:value-type="float">
            <text:p>0,0197054</text:p>
          </table:table-cell>
          <table:table-cell table:style-name="ce67" office:value-type="float" office:value="0.0135439" calcext:value-type="float">
            <text:p>0,0135439</text:p>
          </table:table-cell>
          <table:table-cell table:style-name="ce18" office:value-type="float" office:value="0.023499" calcext:value-type="float">
            <text:p>0,023499</text:p>
          </table:table-cell>
          <table:table-cell table:style-name="ce67" office:value-type="float" office:value="0.0464688" calcext:value-type="float">
            <text:p>0,0464688</text:p>
          </table:table-cell>
          <table:table-cell table:style-name="ce67" office:value-type="float" office:value="0.121897" calcext:value-type="float">
            <text:p>0,121897</text:p>
          </table:table-cell>
          <table:table-cell table:style-name="ce67" office:value-type="float" office:value="0.403887" calcext:value-type="float">
            <text:p>0,403887</text:p>
          </table:table-cell>
          <table:table-cell table:style-name="ce67" office:value-type="float" office:value="0.270259" calcext:value-type="float">
            <text:p>0,270259</text:p>
          </table:table-cell>
          <table:table-cell table:style-name="ce67" office:value-type="float" office:value="0.148764" calcext:value-type="float">
            <text:p>0,148764</text:p>
          </table:table-cell>
          <table:table-cell table:style-name="ce67" office:value-type="float" office:value="0.0628126" calcext:value-type="float">
            <text:p>0,0628126</text:p>
          </table:table-cell>
          <table:table-cell table:style-name="ce67" office:value-type="float" office:value="0.0352066" calcext:value-type="float">
            <text:p>0,0352066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/>
          <table:table-cell table:style-name="ce1" office:value-type="string" calcext:value-type="string">
            <text:p/>
          </table:table-cell>
          <table:table-cell table:style-name="ce1"/>
          <table:table-cell table:number-columns-repeated="2" table:style-name="ce1" office:value-type="string" calcext:value-type="string">
            <text:p/>
          </table:table-cell>
          <table:table-cell table:style-name="ce67"/>
          <table:table-cell table:style-name="ce18"/>
          <table:table-cell table:style-name="ce67" table:number-columns-repeated="7"/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---------------------- <text:s/>[Link 1]</text:p>
          </table:table-cell>
          <table:table-cell table:style-name="ce1" office:value-type="string" calcext:value-type="string">
            <text:p/>
          </table:table-cell>
          <table:table-cell table:style-name="ce1"/>
          <table:table-cell table:number-columns-repeated="2" table:style-name="ce1" office:value-type="string" calcext:value-type="string">
            <text:p/>
          </table:table-cell>
          <table:table-cell table:style-name="ce67"/>
          <table:table-cell table:style-name="ce18"/>
          <table:table-cell table:style-name="ce67" table:number-columns-repeated="7"/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3"/>Read per link </text:p>
          </table:table-cell>
          <table:table-cell table:style-name="ce1" office:value-type="float" office:value="46741" calcext:value-type="float">
            <text:p>46741</text:p>
          </table:table-cell>
          <table:table-cell table:style-name="ce1" office:value-type="float" office:value="58172" calcext:value-type="float">
            <text:p>58172</text:p>
          </table:table-cell>
          <table:table-cell table:style-name="ce1" office:value-type="float" office:value="88733" calcext:value-type="float">
            <text:p>88733</text:p>
          </table:table-cell>
          <table:table-cell table:style-name="ce1" office:value-type="float" office:value="154200" calcext:value-type="float">
            <text:p>154200</text:p>
          </table:table-cell>
          <table:table-cell table:style-name="ce67" office:value-type="float" office:value="93607" calcext:value-type="float">
            <text:p>93607</text:p>
          </table:table-cell>
          <table:table-cell table:style-name="ce18" office:value-type="float" office:value="187479" calcext:value-type="float">
            <text:p>187479</text:p>
          </table:table-cell>
          <table:table-cell table:style-name="ce67" office:value-type="float" office:value="414011" calcext:value-type="float">
            <text:p>414011</text:p>
          </table:table-cell>
          <table:table-cell table:style-name="ce67" office:value-type="float" office:value="1207240" calcext:value-type="float">
            <text:p>1207240</text:p>
          </table:table-cell>
          <table:table-cell table:style-name="ce67" office:value-type="float" office:value="4177980" calcext:value-type="float">
            <text:p>4177980</text:p>
          </table:table-cell>
          <table:table-cell table:style-name="ce67" office:value-type="float" office:value="2793687" calcext:value-type="float">
            <text:p>2793687</text:p>
          </table:table-cell>
          <table:table-cell table:style-name="ce67" office:value-type="float" office:value="1525769" calcext:value-type="float">
            <text:p>1525769</text:p>
          </table:table-cell>
          <table:table-cell table:style-name="ce67" office:value-type="float" office:value="612621" calcext:value-type="float">
            <text:p>612621</text:p>
          </table:table-cell>
          <table:table-cell table:style-name="ce67" office:value-type="float" office:value="324664" calcext:value-type="float">
            <text:p>324664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2"/>Write per link </text:p>
          </table:table-cell>
          <table:table-cell table:style-name="ce1" office:value-type="float" office:value="40954" calcext:value-type="float">
            <text:p>40954</text:p>
          </table:table-cell>
          <table:table-cell table:style-name="ce1" office:value-type="float" office:value="46379" calcext:value-type="float">
            <text:p>46379</text:p>
          </table:table-cell>
          <table:table-cell table:style-name="ce1" office:value-type="float" office:value="54201" calcext:value-type="float">
            <text:p>54201</text:p>
          </table:table-cell>
          <table:table-cell table:style-name="ce1" office:value-type="float" office:value="63220" calcext:value-type="float">
            <text:p>63220</text:p>
          </table:table-cell>
          <table:table-cell table:style-name="ce67" office:value-type="float" office:value="56006" calcext:value-type="float">
            <text:p>56006</text:p>
          </table:table-cell>
          <table:table-cell table:style-name="ce18" office:value-type="float" office:value="71396" calcext:value-type="float">
            <text:p>71396</text:p>
          </table:table-cell>
          <table:table-cell table:style-name="ce67" office:value-type="float" office:value="98708" calcext:value-type="float">
            <text:p>98708</text:p>
          </table:table-cell>
          <table:table-cell table:style-name="ce67" office:value-type="float" office:value="137017" calcext:value-type="float">
            <text:p>137017</text:p>
          </table:table-cell>
          <table:table-cell table:style-name="ce67" office:value-type="float" office:value="275566" calcext:value-type="float">
            <text:p>275566</text:p>
          </table:table-cell>
          <table:table-cell table:style-name="ce67" office:value-type="float" office:value="186862" calcext:value-type="float">
            <text:p>186862</text:p>
          </table:table-cell>
          <table:table-cell table:style-name="ce67" office:value-type="float" office:value="115468" calcext:value-type="float">
            <text:p>115468</text:p>
          </table:table-cell>
          <table:table-cell table:style-name="ce67" office:value-type="float" office:value="79839" calcext:value-type="float">
            <text:p>79839</text:p>
          </table:table-cell>
          <table:table-cell table:style-name="ce67" office:value-type="float" office:value="62916" calcext:value-type="float">
            <text:p>62916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1"/>Atomic per link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0"/>Request per link </text:p>
          </table:table-cell>
          <table:table-cell table:style-name="ce1" office:value-type="float" office:value="87695" calcext:value-type="float">
            <text:p>87695</text:p>
          </table:table-cell>
          <table:table-cell table:style-name="ce1" office:value-type="float" office:value="104551" calcext:value-type="float">
            <text:p>104551</text:p>
          </table:table-cell>
          <table:table-cell table:style-name="ce1" office:value-type="float" office:value="142934" calcext:value-type="float">
            <text:p>142934</text:p>
          </table:table-cell>
          <table:table-cell table:style-name="ce1" office:value-type="float" office:value="217420" calcext:value-type="float">
            <text:p>217420</text:p>
          </table:table-cell>
          <table:table-cell table:style-name="ce67" office:value-type="float" office:value="149613" calcext:value-type="float">
            <text:p>149613</text:p>
          </table:table-cell>
          <table:table-cell table:style-name="ce18" office:value-type="float" office:value="258875" calcext:value-type="float">
            <text:p>258875</text:p>
          </table:table-cell>
          <table:table-cell table:style-name="ce67" office:value-type="float" office:value="512719" calcext:value-type="float">
            <text:p>512719</text:p>
          </table:table-cell>
          <table:table-cell table:style-name="ce67" office:value-type="float" office:value="1344257" calcext:value-type="float">
            <text:p>1344257</text:p>
          </table:table-cell>
          <table:table-cell table:style-name="ce67" office:value-type="float" office:value="4453546" calcext:value-type="float">
            <text:p>4453546</text:p>
          </table:table-cell>
          <table:table-cell table:style-name="ce67" office:value-type="float" office:value="2980549" calcext:value-type="float">
            <text:p>2980549</text:p>
          </table:table-cell>
          <table:table-cell table:style-name="ce67" office:value-type="float" office:value="1641237" calcext:value-type="float">
            <text:p>1641237</text:p>
          </table:table-cell>
          <table:table-cell table:style-name="ce67" office:value-type="float" office:value="692460" calcext:value-type="float">
            <text:p>692460</text:p>
          </table:table-cell>
          <table:table-cell table:style-name="ce67" office:value-type="float" office:value="387580" calcext:value-type="float">
            <text:p>38758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9"/>Response per link </text:p>
          </table:table-cell>
          <table:table-cell table:style-name="ce1" office:value-type="float" office:value="87695" calcext:value-type="float">
            <text:p>87695</text:p>
          </table:table-cell>
          <table:table-cell table:style-name="ce1" office:value-type="float" office:value="104550" calcext:value-type="float">
            <text:p>104550</text:p>
          </table:table-cell>
          <table:table-cell table:style-name="ce1" office:value-type="float" office:value="142935" calcext:value-type="float">
            <text:p>142935</text:p>
          </table:table-cell>
          <table:table-cell table:style-name="ce1" office:value-type="float" office:value="217420" calcext:value-type="float">
            <text:p>217420</text:p>
          </table:table-cell>
          <table:table-cell table:style-name="ce67" office:value-type="float" office:value="149614" calcext:value-type="float">
            <text:p>149614</text:p>
          </table:table-cell>
          <table:table-cell table:style-name="ce18" office:value-type="float" office:value="258874" calcext:value-type="float">
            <text:p>258874</text:p>
          </table:table-cell>
          <table:table-cell table:style-name="ce67" office:value-type="float" office:value="512715" calcext:value-type="float">
            <text:p>512715</text:p>
          </table:table-cell>
          <table:table-cell table:style-name="ce67" office:value-type="float" office:value="1344257" calcext:value-type="float">
            <text:p>1344257</text:p>
          </table:table-cell>
          <table:table-cell table:style-name="ce67" office:value-type="float" office:value="4453460" calcext:value-type="float">
            <text:p>4453460</text:p>
          </table:table-cell>
          <table:table-cell table:style-name="ce67" office:value-type="float" office:value="2980597" calcext:value-type="float">
            <text:p>2980597</text:p>
          </table:table-cell>
          <table:table-cell table:style-name="ce67" office:value-type="float" office:value="1641170" calcext:value-type="float">
            <text:p>1641170</text:p>
          </table:table-cell>
          <table:table-cell table:style-name="ce67" office:value-type="float" office:value="692478" calcext:value-type="float">
            <text:p>692478</text:p>
          </table:table-cell>
          <table:table-cell table:style-name="ce67" office:value-type="float" office:value="387662" calcext:value-type="float">
            <text:p>387662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3"/>Flow per link </text:p>
          </table:table-cell>
          <table:table-cell table:style-name="ce1" office:value-type="float" office:value="461504" calcext:value-type="float">
            <text:p>461504</text:p>
          </table:table-cell>
          <table:table-cell table:style-name="ce1" office:value-type="float" office:value="554995" calcext:value-type="float">
            <text:p>554995</text:p>
          </table:table-cell>
          <table:table-cell table:style-name="ce1" office:value-type="float" office:value="775821" calcext:value-type="float">
            <text:p>775821</text:p>
          </table:table-cell>
          <table:table-cell table:style-name="ce1" office:value-type="float" office:value="1200304" calcext:value-type="float">
            <text:p>1200304</text:p>
          </table:table-cell>
          <table:table-cell table:style-name="ce67" office:value-type="float" office:value="811404" calcext:value-type="float">
            <text:p>811404</text:p>
          </table:table-cell>
          <table:table-cell table:style-name="ce18" office:value-type="float" office:value="1431978" calcext:value-type="float">
            <text:p>1431978</text:p>
          </table:table-cell>
          <table:table-cell table:style-name="ce67" office:value-type="float" office:value="2861822" calcext:value-type="float">
            <text:p>2861822</text:p>
          </table:table-cell>
          <table:table-cell table:style-name="ce67" office:value-type="float" office:value="7477316" calcext:value-type="float">
            <text:p>7477316</text:p>
          </table:table-cell>
          <table:table-cell table:style-name="ce67" office:value-type="float" office:value="24016265" calcext:value-type="float">
            <text:p>24016265</text:p>
          </table:table-cell>
          <table:table-cell table:style-name="ce67" office:value-type="float" office:value="16568845" calcext:value-type="float">
            <text:p>16568845</text:p>
          </table:table-cell>
          <table:table-cell table:style-name="ce67" office:value-type="float" office:value="9309052" calcext:value-type="float">
            <text:p>9309052</text:p>
          </table:table-cell>
          <table:table-cell table:style-name="ce67" office:value-type="float" office:value="3912178" calcext:value-type="float">
            <text:p>3912178</text:p>
          </table:table-cell>
          <table:table-cell table:style-name="ce67" office:value-type="float" office:value="2157475" calcext:value-type="float">
            <text:p>2157475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6"/>Error abort per link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6"/>Downstream Bandwidth </text:p>
          </table:table-cell>
          <table:table-cell table:style-name="ce1" office:value-type="float" office:value="0.0180812" calcext:value-type="float">
            <text:p>0,0180812</text:p>
          </table:table-cell>
          <table:table-cell table:style-name="ce1" office:value-type="float" office:value="0.0214771" calcext:value-type="float">
            <text:p>0,0214771</text:p>
          </table:table-cell>
          <table:table-cell table:style-name="ce1" office:value-type="float" office:value="0.0289279" calcext:value-type="float">
            <text:p>0,0289279</text:p>
          </table:table-cell>
          <table:table-cell table:style-name="ce1" office:value-type="float" office:value="0.0427481" calcext:value-type="float">
            <text:p>0,0427481</text:p>
          </table:table-cell>
          <table:table-cell table:style-name="ce67" office:value-type="float" office:value="0.0302154" calcext:value-type="float">
            <text:p>0,0302154</text:p>
          </table:table-cell>
          <table:table-cell table:style-name="ce18" office:value-type="float" office:value="0.0506377" calcext:value-type="float">
            <text:p>0,0506377</text:p>
          </table:table-cell>
          <table:table-cell table:style-name="ce67" office:value-type="float" office:value="0.0970697" calcext:value-type="float">
            <text:p>0,0970697</text:p>
          </table:table-cell>
          <table:table-cell table:style-name="ce67" office:value-type="float" office:value="0.243093" calcext:value-type="float">
            <text:p>0,243093</text:p>
          </table:table-cell>
          <table:table-cell table:style-name="ce67" office:value-type="float" office:value="0.772664" calcext:value-type="float">
            <text:p>0,772664</text:p>
          </table:table-cell>
          <table:table-cell table:style-name="ce67" office:value-type="float" office:value="0.528314" calcext:value-type="float">
            <text:p>0,528314</text:p>
          </table:table-cell>
          <table:table-cell table:style-name="ce67" office:value-type="float" office:value="0.296233" calcext:value-type="float">
            <text:p>0,296233</text:p>
          </table:table-cell>
          <table:table-cell table:style-name="ce67" office:value-type="float" office:value="0.127485" calcext:value-type="float">
            <text:p>0,127485</text:p>
          </table:table-cell>
          <table:table-cell table:style-name="ce67" office:value-type="float" office:value="0.0722862" calcext:value-type="float">
            <text:p>0,0722862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8"/>Upstream Bandwidth </text:p>
          </table:table-cell>
          <table:table-cell table:style-name="ce1" office:value-type="float" office:value="0.0187147" calcext:value-type="float">
            <text:p>0,0187147</text:p>
          </table:table-cell>
          <table:table-cell table:style-name="ce1" office:value-type="float" office:value="0.0226408" calcext:value-type="float">
            <text:p>0,0226408</text:p>
          </table:table-cell>
          <table:table-cell table:style-name="ce1" office:value-type="float" office:value="0.0321728" calcext:value-type="float">
            <text:p>0,0321728</text:p>
          </table:table-cell>
          <table:table-cell table:style-name="ce1" office:value-type="float" office:value="0.051132" calcext:value-type="float">
            <text:p>0,051132</text:p>
          </table:table-cell>
          <table:table-cell table:style-name="ce67" office:value-type="float" office:value="0.0337413" calcext:value-type="float">
            <text:p>0,0337413</text:p>
          </table:table-cell>
          <table:table-cell table:style-name="ce18" office:value-type="float" office:value="0.0612346" calcext:value-type="float">
            <text:p>0,0612346</text:p>
          </table:table-cell>
          <table:table-cell table:style-name="ce67" office:value-type="float" office:value="0.125681" calcext:value-type="float">
            <text:p>0,125681</text:p>
          </table:table-cell>
          <table:table-cell table:style-name="ce67" office:value-type="float" office:value="0.339854" calcext:value-type="float">
            <text:p>0,339854</text:p>
          </table:table-cell>
          <table:table-cell table:style-name="ce67" office:value-type="float" office:value="1.12427" calcext:value-type="float">
            <text:p>1,12427</text:p>
          </table:table-cell>
          <table:table-cell table:style-name="ce67" office:value-type="float" office:value="0.763693" calcext:value-type="float">
            <text:p>0,763693</text:p>
          </table:table-cell>
          <table:table-cell table:style-name="ce67" office:value-type="float" office:value="0.423635" calcext:value-type="float">
            <text:p>0,423635</text:p>
          </table:table-cell>
          <table:table-cell table:style-name="ce67" office:value-type="float" office:value="0.175499" calcext:value-type="float">
            <text:p>0,175499</text:p>
          </table:table-cell>
          <table:table-cell table:style-name="ce67" office:value-type="float" office:value="0.0958409" calcext:value-type="float">
            <text:p>0,0958409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1"/>Total Bandwidth </text:p>
          </table:table-cell>
          <table:table-cell table:style-name="ce1" office:value-type="float" office:value="0.0367959" calcext:value-type="float">
            <text:p>0,0367959</text:p>
          </table:table-cell>
          <table:table-cell table:style-name="ce1" office:value-type="float" office:value="0.0441179" calcext:value-type="float">
            <text:p>0,0441179</text:p>
          </table:table-cell>
          <table:table-cell table:style-name="ce1" office:value-type="float" office:value="0.0611007" calcext:value-type="float">
            <text:p>0,0611007</text:p>
          </table:table-cell>
          <table:table-cell table:style-name="ce1" office:value-type="float" office:value="0.0938801" calcext:value-type="float">
            <text:p>0,0938801</text:p>
          </table:table-cell>
          <table:table-cell table:style-name="ce67" office:value-type="float" office:value="0.0639566" calcext:value-type="float">
            <text:p>0,0639566</text:p>
          </table:table-cell>
          <table:table-cell table:style-name="ce18" office:value-type="float" office:value="0.111872" calcext:value-type="float">
            <text:p>0,111872</text:p>
          </table:table-cell>
          <table:table-cell table:style-name="ce67" office:value-type="float" office:value="0.222751" calcext:value-type="float">
            <text:p>0,222751</text:p>
          </table:table-cell>
          <table:table-cell table:style-name="ce67" office:value-type="float" office:value="0.582947" calcext:value-type="float">
            <text:p>0,582947</text:p>
          </table:table-cell>
          <table:table-cell table:style-name="ce67" office:value-type="float" office:value="1.89693" calcext:value-type="float">
            <text:p>1,89693</text:p>
          </table:table-cell>
          <table:table-cell table:style-name="ce67" office:value-type="float" office:value="1.29201" calcext:value-type="float">
            <text:p>1,29201</text:p>
          </table:table-cell>
          <table:table-cell table:style-name="ce67" office:value-type="float" office:value="0.719868" calcext:value-type="float">
            <text:p>0,719868</text:p>
          </table:table-cell>
          <table:table-cell table:style-name="ce67" office:value-type="float" office:value="0.302984" calcext:value-type="float">
            <text:p>0,302984</text:p>
          </table:table-cell>
          <table:table-cell table:style-name="ce67" office:value-type="float" office:value="0.168127" calcext:value-type="float">
            <text:p>0,168127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Downstream effec Bandwidth </text:p>
          </table:table-cell>
          <table:table-cell table:style-name="ce1" office:value-type="float" office:value="0.00371409" calcext:value-type="float">
            <text:p>0,00371409</text:p>
          </table:table-cell>
          <table:table-cell table:style-name="ce1" office:value-type="float" office:value="0.00420608" calcext:value-type="float">
            <text:p>0,00420608</text:p>
          </table:table-cell>
          <table:table-cell table:style-name="ce1" office:value-type="float" office:value="0.00491545" calcext:value-type="float">
            <text:p>0,00491545</text:p>
          </table:table-cell>
          <table:table-cell table:style-name="ce1" office:value-type="float" office:value="0.00573338" calcext:value-type="float">
            <text:p>0,00573338</text:p>
          </table:table-cell>
          <table:table-cell table:style-name="ce67" office:value-type="float" office:value="0.00507915" calcext:value-type="float">
            <text:p>0,00507915</text:p>
          </table:table-cell>
          <table:table-cell table:style-name="ce18" office:value-type="float" office:value="0.00647486" calcext:value-type="float">
            <text:p>0,00647486</text:p>
          </table:table-cell>
          <table:table-cell table:style-name="ce67" office:value-type="float" office:value="0.0089517" calcext:value-type="float">
            <text:p>0,0089517</text:p>
          </table:table-cell>
          <table:table-cell table:style-name="ce67" office:value-type="float" office:value="0.0124269" calcext:value-type="float">
            <text:p>0,0124269</text:p>
          </table:table-cell>
          <table:table-cell table:style-name="ce67" office:value-type="float" office:value="0.0249926" calcext:value-type="float">
            <text:p>0,0249926</text:p>
          </table:table-cell>
          <table:table-cell table:style-name="ce67" office:value-type="float" office:value="0.0169475" calcext:value-type="float">
            <text:p>0,0169475</text:p>
          </table:table-cell>
          <table:table-cell table:style-name="ce67" office:value-type="float" office:value="0.0104726" calcext:value-type="float">
            <text:p>0,0104726</text:p>
          </table:table-cell>
          <table:table-cell table:style-name="ce67" office:value-type="float" office:value="0.00724029" calcext:value-type="float">
            <text:p>0,00724029</text:p>
          </table:table-cell>
          <table:table-cell table:style-name="ce67" office:value-type="float" office:value="0.00570569" calcext:value-type="float">
            <text:p>0,00570569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2"/>Upstream effec Bandwidth </text:p>
          </table:table-cell>
          <table:table-cell table:style-name="ce1" office:value-type="float" office:value="0.004202" calcext:value-type="float">
            <text:p>0,004202</text:p>
          </table:table-cell>
          <table:table-cell table:style-name="ce1" office:value-type="float" office:value="0.00526415" calcext:value-type="float">
            <text:p>0,00526415</text:p>
          </table:table-cell>
          <table:table-cell table:style-name="ce1" office:value-type="float" office:value="0.00804324" calcext:value-type="float">
            <text:p>0,00804324</text:p>
          </table:table-cell>
          <table:table-cell table:style-name="ce1" office:value-type="float" office:value="0.0140016" calcext:value-type="float">
            <text:p>0,0140016</text:p>
          </table:table-cell>
          <table:table-cell table:style-name="ce67" office:value-type="float" office:value="0.00851628" calcext:value-type="float">
            <text:p>0,00851628</text:p>
          </table:table-cell>
          <table:table-cell table:style-name="ce18" office:value-type="float" office:value="0.0169877" calcext:value-type="float">
            <text:p>0,0169877</text:p>
          </table:table-cell>
          <table:table-cell table:style-name="ce67" office:value-type="float" office:value="0.0375339" calcext:value-type="float">
            <text:p>0,0375339</text:p>
          </table:table-cell>
          <table:table-cell table:style-name="ce67" office:value-type="float" office:value="0.109519" calcext:value-type="float">
            <text:p>0,109519</text:p>
          </table:table-cell>
          <table:table-cell table:style-name="ce67" office:value-type="float" office:value="0.378945" calcext:value-type="float">
            <text:p>0,378945</text:p>
          </table:table-cell>
          <table:table-cell table:style-name="ce67" office:value-type="float" office:value="0.253377" calcext:value-type="float">
            <text:p>0,253377</text:p>
          </table:table-cell>
          <table:table-cell table:style-name="ce67" office:value-type="float" office:value="0.138389" calcext:value-type="float">
            <text:p>0,138389</text:p>
          </table:table-cell>
          <table:table-cell table:style-name="ce67" office:value-type="float" office:value="0.0555568" calcext:value-type="float">
            <text:p>0,0555568</text:p>
          </table:table-cell>
          <table:table-cell table:style-name="ce67" office:value-type="float" office:value="0.0294411" calcext:value-type="float">
            <text:p>0,0294411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------ Total effec Bandwidth </text:p>
          </table:table-cell>
          <table:table-cell table:style-name="ce1" office:value-type="float" office:value="0.00791609" calcext:value-type="float">
            <text:p>0,00791609</text:p>
          </table:table-cell>
          <table:table-cell table:style-name="ce1" office:value-type="float" office:value="0.00947024" calcext:value-type="float">
            <text:p>0,00947024</text:p>
          </table:table-cell>
          <table:table-cell table:style-name="ce1" office:value-type="float" office:value="0.0129587" calcext:value-type="float">
            <text:p>0,0129587</text:p>
          </table:table-cell>
          <table:table-cell table:style-name="ce1" office:value-type="float" office:value="0.019735" calcext:value-type="float">
            <text:p>0,019735</text:p>
          </table:table-cell>
          <table:table-cell table:style-name="ce67" office:value-type="float" office:value="0.0135954" calcext:value-type="float">
            <text:p>0,0135954</text:p>
          </table:table-cell>
          <table:table-cell table:style-name="ce18" office:value-type="float" office:value="0.0234625" calcext:value-type="float">
            <text:p>0,0234625</text:p>
          </table:table-cell>
          <table:table-cell table:style-name="ce67" office:value-type="float" office:value="0.0464856" calcext:value-type="float">
            <text:p>0,0464856</text:p>
          </table:table-cell>
          <table:table-cell table:style-name="ce67" office:value-type="float" office:value="0.121946" calcext:value-type="float">
            <text:p>0,121946</text:p>
          </table:table-cell>
          <table:table-cell table:style-name="ce67" office:value-type="float" office:value="0.403937" calcext:value-type="float">
            <text:p>0,403937</text:p>
          </table:table-cell>
          <table:table-cell table:style-name="ce67" office:value-type="float" office:value="0.270324" calcext:value-type="float">
            <text:p>0,270324</text:p>
          </table:table-cell>
          <table:table-cell table:style-name="ce67" office:value-type="float" office:value="0.148862" calcext:value-type="float">
            <text:p>0,148862</text:p>
          </table:table-cell>
          <table:table-cell table:style-name="ce67" office:value-type="float" office:value="0.0627971" calcext:value-type="float">
            <text:p>0,0627971</text:p>
          </table:table-cell>
          <table:table-cell table:style-name="ce67" office:value-type="float" office:value="0.0351468" calcext:value-type="float">
            <text:p>0,0351468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/>
          <table:table-cell table:style-name="ce1" office:value-type="string" calcext:value-type="string">
            <text:p/>
          </table:table-cell>
          <table:table-cell table:style-name="ce1"/>
          <table:table-cell table:number-columns-repeated="2" table:style-name="ce1" office:value-type="string" calcext:value-type="string">
            <text:p/>
          </table:table-cell>
          <table:table-cell table:style-name="ce67"/>
          <table:table-cell table:style-name="ce18"/>
          <table:table-cell table:style-name="ce67" table:number-columns-repeated="7"/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---------------------- <text:s/>[Link 2]</text:p>
          </table:table-cell>
          <table:table-cell table:style-name="ce1" office:value-type="string" calcext:value-type="string">
            <text:p/>
          </table:table-cell>
          <table:table-cell table:style-name="ce1"/>
          <table:table-cell table:number-columns-repeated="2" table:style-name="ce1" office:value-type="string" calcext:value-type="string">
            <text:p/>
          </table:table-cell>
          <table:table-cell table:style-name="ce67"/>
          <table:table-cell table:style-name="ce18"/>
          <table:table-cell table:style-name="ce67" table:number-columns-repeated="7"/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3"/>Read per link </text:p>
          </table:table-cell>
          <table:table-cell table:style-name="ce1" office:value-type="float" office:value="46309" calcext:value-type="float">
            <text:p>46309</text:p>
          </table:table-cell>
          <table:table-cell table:style-name="ce1" office:value-type="float" office:value="57771" calcext:value-type="float">
            <text:p>57771</text:p>
          </table:table-cell>
          <table:table-cell table:style-name="ce1" office:value-type="float" office:value="88429" calcext:value-type="float">
            <text:p>88429</text:p>
          </table:table-cell>
          <table:table-cell table:style-name="ce1" office:value-type="float" office:value="154315" calcext:value-type="float">
            <text:p>154315</text:p>
          </table:table-cell>
          <table:table-cell table:style-name="ce67" office:value-type="float" office:value="94087" calcext:value-type="float">
            <text:p>94087</text:p>
          </table:table-cell>
          <table:table-cell table:style-name="ce18" office:value-type="float" office:value="186942" calcext:value-type="float">
            <text:p>186942</text:p>
          </table:table-cell>
          <table:table-cell table:style-name="ce67" office:value-type="float" office:value="414027" calcext:value-type="float">
            <text:p>414027</text:p>
          </table:table-cell>
          <table:table-cell table:style-name="ce67" office:value-type="float" office:value="1206977" calcext:value-type="float">
            <text:p>1206977</text:p>
          </table:table-cell>
          <table:table-cell table:style-name="ce67" office:value-type="float" office:value="4178150" calcext:value-type="float">
            <text:p>4178150</text:p>
          </table:table-cell>
          <table:table-cell table:style-name="ce67" office:value-type="float" office:value="2793557" calcext:value-type="float">
            <text:p>2793557</text:p>
          </table:table-cell>
          <table:table-cell table:style-name="ce67" office:value-type="float" office:value="1526002" calcext:value-type="float">
            <text:p>1526002</text:p>
          </table:table-cell>
          <table:table-cell table:style-name="ce67" office:value-type="float" office:value="613152" calcext:value-type="float">
            <text:p>613152</text:p>
          </table:table-cell>
          <table:table-cell table:style-name="ce67" office:value-type="float" office:value="324670" calcext:value-type="float">
            <text:p>32467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2"/>Write per link </text:p>
          </table:table-cell>
          <table:table-cell table:style-name="ce1" office:value-type="float" office:value="41386" calcext:value-type="float">
            <text:p>41386</text:p>
          </table:table-cell>
          <table:table-cell table:style-name="ce1" office:value-type="float" office:value="46779" calcext:value-type="float">
            <text:p>46779</text:p>
          </table:table-cell>
          <table:table-cell table:style-name="ce1" office:value-type="float" office:value="54507" calcext:value-type="float">
            <text:p>54507</text:p>
          </table:table-cell>
          <table:table-cell table:style-name="ce1" office:value-type="float" office:value="63107" calcext:value-type="float">
            <text:p>63107</text:p>
          </table:table-cell>
          <table:table-cell table:style-name="ce67" office:value-type="float" office:value="55527" calcext:value-type="float">
            <text:p>55527</text:p>
          </table:table-cell>
          <table:table-cell table:style-name="ce18" office:value-type="float" office:value="71934" calcext:value-type="float">
            <text:p>71934</text:p>
          </table:table-cell>
          <table:table-cell table:style-name="ce67" office:value-type="float" office:value="98689" calcext:value-type="float">
            <text:p>98689</text:p>
          </table:table-cell>
          <table:table-cell table:style-name="ce67" office:value-type="float" office:value="137280" calcext:value-type="float">
            <text:p>137280</text:p>
          </table:table-cell>
          <table:table-cell table:style-name="ce67" office:value-type="float" office:value="275347" calcext:value-type="float">
            <text:p>275347</text:p>
          </table:table-cell>
          <table:table-cell table:style-name="ce67" office:value-type="float" office:value="186991" calcext:value-type="float">
            <text:p>186991</text:p>
          </table:table-cell>
          <table:table-cell table:style-name="ce67" office:value-type="float" office:value="115151" calcext:value-type="float">
            <text:p>115151</text:p>
          </table:table-cell>
          <table:table-cell table:style-name="ce67" office:value-type="float" office:value="79276" calcext:value-type="float">
            <text:p>79276</text:p>
          </table:table-cell>
          <table:table-cell table:style-name="ce67" office:value-type="float" office:value="62950" calcext:value-type="float">
            <text:p>6295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1"/>Atomic per link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0"/>Request per link </text:p>
          </table:table-cell>
          <table:table-cell table:style-name="ce1" office:value-type="float" office:value="87695" calcext:value-type="float">
            <text:p>87695</text:p>
          </table:table-cell>
          <table:table-cell table:style-name="ce1" office:value-type="float" office:value="104550" calcext:value-type="float">
            <text:p>104550</text:p>
          </table:table-cell>
          <table:table-cell table:style-name="ce1" office:value-type="float" office:value="142936" calcext:value-type="float">
            <text:p>142936</text:p>
          </table:table-cell>
          <table:table-cell table:style-name="ce1" office:value-type="float" office:value="217422" calcext:value-type="float">
            <text:p>217422</text:p>
          </table:table-cell>
          <table:table-cell table:style-name="ce67" office:value-type="float" office:value="149614" calcext:value-type="float">
            <text:p>149614</text:p>
          </table:table-cell>
          <table:table-cell table:style-name="ce18" office:value-type="float" office:value="258876" calcext:value-type="float">
            <text:p>258876</text:p>
          </table:table-cell>
          <table:table-cell table:style-name="ce67" office:value-type="float" office:value="512716" calcext:value-type="float">
            <text:p>512716</text:p>
          </table:table-cell>
          <table:table-cell table:style-name="ce67" office:value-type="float" office:value="1344257" calcext:value-type="float">
            <text:p>1344257</text:p>
          </table:table-cell>
          <table:table-cell table:style-name="ce67" office:value-type="float" office:value="4453497" calcext:value-type="float">
            <text:p>4453497</text:p>
          </table:table-cell>
          <table:table-cell table:style-name="ce67" office:value-type="float" office:value="2980548" calcext:value-type="float">
            <text:p>2980548</text:p>
          </table:table-cell>
          <table:table-cell table:style-name="ce67" office:value-type="float" office:value="1641153" calcext:value-type="float">
            <text:p>1641153</text:p>
          </table:table-cell>
          <table:table-cell table:style-name="ce67" office:value-type="float" office:value="692428" calcext:value-type="float">
            <text:p>692428</text:p>
          </table:table-cell>
          <table:table-cell table:style-name="ce67" office:value-type="float" office:value="387620" calcext:value-type="float">
            <text:p>38762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9"/>Response per link </text:p>
          </table:table-cell>
          <table:table-cell table:style-name="ce1" office:value-type="float" office:value="87695" calcext:value-type="float">
            <text:p>87695</text:p>
          </table:table-cell>
          <table:table-cell table:style-name="ce1" office:value-type="float" office:value="104550" calcext:value-type="float">
            <text:p>104550</text:p>
          </table:table-cell>
          <table:table-cell table:style-name="ce1" office:value-type="float" office:value="142934" calcext:value-type="float">
            <text:p>142934</text:p>
          </table:table-cell>
          <table:table-cell table:style-name="ce1" office:value-type="float" office:value="217420" calcext:value-type="float">
            <text:p>217420</text:p>
          </table:table-cell>
          <table:table-cell table:style-name="ce67" office:value-type="float" office:value="149613" calcext:value-type="float">
            <text:p>149613</text:p>
          </table:table-cell>
          <table:table-cell table:style-name="ce18" office:value-type="float" office:value="258874" calcext:value-type="float">
            <text:p>258874</text:p>
          </table:table-cell>
          <table:table-cell table:style-name="ce67" office:value-type="float" office:value="512715" calcext:value-type="float">
            <text:p>512715</text:p>
          </table:table-cell>
          <table:table-cell table:style-name="ce67" office:value-type="float" office:value="1344257" calcext:value-type="float">
            <text:p>1344257</text:p>
          </table:table-cell>
          <table:table-cell table:style-name="ce67" office:value-type="float" office:value="4453459" calcext:value-type="float">
            <text:p>4453459</text:p>
          </table:table-cell>
          <table:table-cell table:style-name="ce67" office:value-type="float" office:value="2980596" calcext:value-type="float">
            <text:p>2980596</text:p>
          </table:table-cell>
          <table:table-cell table:style-name="ce67" office:value-type="float" office:value="1641171" calcext:value-type="float">
            <text:p>1641171</text:p>
          </table:table-cell>
          <table:table-cell table:style-name="ce67" office:value-type="float" office:value="692477" calcext:value-type="float">
            <text:p>692477</text:p>
          </table:table-cell>
          <table:table-cell table:style-name="ce67" office:value-type="float" office:value="387662" calcext:value-type="float">
            <text:p>387662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3"/>Flow per link </text:p>
          </table:table-cell>
          <table:table-cell table:style-name="ce1" office:value-type="float" office:value="461176" calcext:value-type="float">
            <text:p>461176</text:p>
          </table:table-cell>
          <table:table-cell table:style-name="ce1" office:value-type="float" office:value="555298" calcext:value-type="float">
            <text:p>555298</text:p>
          </table:table-cell>
          <table:table-cell table:style-name="ce1" office:value-type="float" office:value="775644" calcext:value-type="float">
            <text:p>775644</text:p>
          </table:table-cell>
          <table:table-cell table:style-name="ce1" office:value-type="float" office:value="1200400" calcext:value-type="float">
            <text:p>1200400</text:p>
          </table:table-cell>
          <table:table-cell table:style-name="ce67" office:value-type="float" office:value="810862" calcext:value-type="float">
            <text:p>810862</text:p>
          </table:table-cell>
          <table:table-cell table:style-name="ce18" office:value-type="float" office:value="1431340" calcext:value-type="float">
            <text:p>1431340</text:p>
          </table:table-cell>
          <table:table-cell table:style-name="ce67" office:value-type="float" office:value="2861596" calcext:value-type="float">
            <text:p>2861596</text:p>
          </table:table-cell>
          <table:table-cell table:style-name="ce67" office:value-type="float" office:value="7478542" calcext:value-type="float">
            <text:p>7478542</text:p>
          </table:table-cell>
          <table:table-cell table:style-name="ce67" office:value-type="float" office:value="24017273" calcext:value-type="float">
            <text:p>24017273</text:p>
          </table:table-cell>
          <table:table-cell table:style-name="ce67" office:value-type="float" office:value="16568697" calcext:value-type="float">
            <text:p>16568697</text:p>
          </table:table-cell>
          <table:table-cell table:style-name="ce67" office:value-type="float" office:value="9311002" calcext:value-type="float">
            <text:p>9311002</text:p>
          </table:table-cell>
          <table:table-cell table:style-name="ce67" office:value-type="float" office:value="3912196" calcext:value-type="float">
            <text:p>3912196</text:p>
          </table:table-cell>
          <table:table-cell table:style-name="ce67" office:value-type="float" office:value="2157652" calcext:value-type="float">
            <text:p>2157652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6"/>Error abort per link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6"/>Downstream Bandwidth </text:p>
          </table:table-cell>
          <table:table-cell table:style-name="ce1" office:value-type="float" office:value="0.0181131" calcext:value-type="float">
            <text:p>0,0181131</text:p>
          </table:table-cell>
          <table:table-cell table:style-name="ce1" office:value-type="float" office:value="0.0215168" calcext:value-type="float">
            <text:p>0,0215168</text:p>
          </table:table-cell>
          <table:table-cell table:style-name="ce1" office:value-type="float" office:value="0.0289511" calcext:value-type="float">
            <text:p>0,0289511</text:p>
          </table:table-cell>
          <table:table-cell table:style-name="ce1" office:value-type="float" office:value="0.0427361" calcext:value-type="float">
            <text:p>0,0427361</text:p>
          </table:table-cell>
          <table:table-cell table:style-name="ce67" office:value-type="float" office:value="0.0301622" calcext:value-type="float">
            <text:p>0,0301622</text:p>
          </table:table-cell>
          <table:table-cell table:style-name="ce18" office:value-type="float" office:value="0.0506725" calcext:value-type="float">
            <text:p>0,0506725</text:p>
          </table:table-cell>
          <table:table-cell table:style-name="ce67" office:value-type="float" office:value="0.0970778" calcext:value-type="float">
            <text:p>0,0970778</text:p>
          </table:table-cell>
          <table:table-cell table:style-name="ce67" office:value-type="float" office:value="0.243134" calcext:value-type="float">
            <text:p>0,243134</text:p>
          </table:table-cell>
          <table:table-cell table:style-name="ce67" office:value-type="float" office:value="0.772684" calcext:value-type="float">
            <text:p>0,772684</text:p>
          </table:table-cell>
          <table:table-cell table:style-name="ce67" office:value-type="float" office:value="0.528374" calcext:value-type="float">
            <text:p>0,528374</text:p>
          </table:table-cell>
          <table:table-cell table:style-name="ce67" office:value-type="float" office:value="0.296235" calcext:value-type="float">
            <text:p>0,296235</text:p>
          </table:table-cell>
          <table:table-cell table:style-name="ce67" office:value-type="float" office:value="0.127439" calcext:value-type="float">
            <text:p>0,127439</text:p>
          </table:table-cell>
          <table:table-cell table:style-name="ce67" office:value-type="float" office:value="0.0722947" calcext:value-type="float">
            <text:p>0,0722947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8"/>Upstream Bandwidth </text:p>
          </table:table-cell>
          <table:table-cell table:style-name="ce1" office:value-type="float" office:value="0.0187592" calcext:value-type="float">
            <text:p>0,0187592</text:p>
          </table:table-cell>
          <table:table-cell table:style-name="ce1" office:value-type="float" office:value="0.0226273" calcext:value-type="float">
            <text:p>0,0226273</text:p>
          </table:table-cell>
          <table:table-cell table:style-name="ce1" office:value-type="float" office:value="0.0321826" calcext:value-type="float">
            <text:p>0,0321826</text:p>
          </table:table-cell>
          <table:table-cell table:style-name="ce1" office:value-type="float" office:value="0.0511344" calcext:value-type="float">
            <text:p>0,0511344</text:p>
          </table:table-cell>
          <table:table-cell table:style-name="ce67" office:value-type="float" office:value="0.0337412" calcext:value-type="float">
            <text:p>0,0337412</text:p>
          </table:table-cell>
          <table:table-cell table:style-name="ce18" office:value-type="float" office:value="0.0611809" calcext:value-type="float">
            <text:p>0,0611809</text:p>
          </table:table-cell>
          <table:table-cell table:style-name="ce67" office:value-type="float" office:value="0.125713" calcext:value-type="float">
            <text:p>0,125713</text:p>
          </table:table-cell>
          <table:table-cell table:style-name="ce67" office:value-type="float" office:value="0.339863" calcext:value-type="float">
            <text:p>0,339863</text:p>
          </table:table-cell>
          <table:table-cell table:style-name="ce67" office:value-type="float" office:value="1.12427" calcext:value-type="float">
            <text:p>1,12427</text:p>
          </table:table-cell>
          <table:table-cell table:style-name="ce67" office:value-type="float" office:value="0.763645" calcext:value-type="float">
            <text:p>0,763645</text:p>
          </table:table-cell>
          <table:table-cell table:style-name="ce67" office:value-type="float" office:value="0.423733" calcext:value-type="float">
            <text:p>0,423733</text:p>
          </table:table-cell>
          <table:table-cell table:style-name="ce67" office:value-type="float" office:value="0.175511" calcext:value-type="float">
            <text:p>0,175511</text:p>
          </table:table-cell>
          <table:table-cell table:style-name="ce67" office:value-type="float" office:value="0.0958628" calcext:value-type="float">
            <text:p>0,0958628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1"/>Total Bandwidth </text:p>
          </table:table-cell>
          <table:table-cell table:style-name="ce1" office:value-type="float" office:value="0.0368723" calcext:value-type="float">
            <text:p>0,0368723</text:p>
          </table:table-cell>
          <table:table-cell table:style-name="ce1" office:value-type="float" office:value="0.0441441" calcext:value-type="float">
            <text:p>0,0441441</text:p>
          </table:table-cell>
          <table:table-cell table:style-name="ce1" office:value-type="float" office:value="0.0611337" calcext:value-type="float">
            <text:p>0,0611337</text:p>
          </table:table-cell>
          <table:table-cell table:style-name="ce1" office:value-type="float" office:value="0.0938705" calcext:value-type="float">
            <text:p>0,0938705</text:p>
          </table:table-cell>
          <table:table-cell table:style-name="ce67" office:value-type="float" office:value="0.0639034" calcext:value-type="float">
            <text:p>0,0639034</text:p>
          </table:table-cell>
          <table:table-cell table:style-name="ce18" office:value-type="float" office:value="0.111853" calcext:value-type="float">
            <text:p>0,111853</text:p>
          </table:table-cell>
          <table:table-cell table:style-name="ce67" office:value-type="float" office:value="0.22279" calcext:value-type="float">
            <text:p>0,22279</text:p>
          </table:table-cell>
          <table:table-cell table:style-name="ce67" office:value-type="float" office:value="0.582997" calcext:value-type="float">
            <text:p>0,582997</text:p>
          </table:table-cell>
          <table:table-cell table:style-name="ce67" office:value-type="float" office:value="1.89696" calcext:value-type="float">
            <text:p>1,89696</text:p>
          </table:table-cell>
          <table:table-cell table:style-name="ce67" office:value-type="float" office:value="1.29202" calcext:value-type="float">
            <text:p>1,29202</text:p>
          </table:table-cell>
          <table:table-cell table:style-name="ce67" office:value-type="float" office:value="0.719968" calcext:value-type="float">
            <text:p>0,719968</text:p>
          </table:table-cell>
          <table:table-cell table:style-name="ce67" office:value-type="float" office:value="0.30295" calcext:value-type="float">
            <text:p>0,30295</text:p>
          </table:table-cell>
          <table:table-cell table:style-name="ce67" office:value-type="float" office:value="0.168157" calcext:value-type="float">
            <text:p>0,168157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Downstream effec Bandwidth </text:p>
          </table:table-cell>
          <table:table-cell table:style-name="ce1" office:value-type="float" office:value="0.00375327" calcext:value-type="float">
            <text:p>0,00375327</text:p>
          </table:table-cell>
          <table:table-cell table:style-name="ce1" office:value-type="float" office:value="0.00424236" calcext:value-type="float">
            <text:p>0,00424236</text:p>
          </table:table-cell>
          <table:table-cell table:style-name="ce1" office:value-type="float" office:value="0.00494321" calcext:value-type="float">
            <text:p>0,00494321</text:p>
          </table:table-cell>
          <table:table-cell table:style-name="ce1" office:value-type="float" office:value="0.00572313" calcext:value-type="float">
            <text:p>0,00572313</text:p>
          </table:table-cell>
          <table:table-cell table:style-name="ce67" office:value-type="float" office:value="0.00503571" calcext:value-type="float">
            <text:p>0,00503571</text:p>
          </table:table-cell>
          <table:table-cell table:style-name="ce18" office:value-type="float" office:value="0.00652365" calcext:value-type="float">
            <text:p>0,00652365</text:p>
          </table:table-cell>
          <table:table-cell table:style-name="ce67" office:value-type="float" office:value="0.00894998" calcext:value-type="float">
            <text:p>0,00894998</text:p>
          </table:table-cell>
          <table:table-cell table:style-name="ce67" office:value-type="float" office:value="0.0124508" calcext:value-type="float">
            <text:p>0,0124508</text:p>
          </table:table-cell>
          <table:table-cell table:style-name="ce67" office:value-type="float" office:value="0.0249727" calcext:value-type="float">
            <text:p>0,0249727</text:p>
          </table:table-cell>
          <table:table-cell table:style-name="ce67" office:value-type="float" office:value="0.0169592" calcext:value-type="float">
            <text:p>0,0169592</text:p>
          </table:table-cell>
          <table:table-cell table:style-name="ce67" office:value-type="float" office:value="0.0104439" calcext:value-type="float">
            <text:p>0,0104439</text:p>
          </table:table-cell>
          <table:table-cell table:style-name="ce67" office:value-type="float" office:value="0.00718923" calcext:value-type="float">
            <text:p>0,00718923</text:p>
          </table:table-cell>
          <table:table-cell table:style-name="ce67" office:value-type="float" office:value="0.00570878" calcext:value-type="float">
            <text:p>0,00570878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2"/>Upstream effec Bandwidth </text:p>
          </table:table-cell>
          <table:table-cell table:style-name="ce1" office:value-type="float" office:value="0.00425415" calcext:value-type="float">
            <text:p>0,00425415</text:p>
          </table:table-cell>
          <table:table-cell table:style-name="ce1" office:value-type="float" office:value="0.00524039" calcext:value-type="float">
            <text:p>0,00524039</text:p>
          </table:table-cell>
          <table:table-cell table:style-name="ce1" office:value-type="float" office:value="0.00805648" calcext:value-type="float">
            <text:p>0,00805648</text:p>
          </table:table-cell>
          <table:table-cell table:style-name="ce1" office:value-type="float" office:value="0.0139978" calcext:value-type="float">
            <text:p>0,0139978</text:p>
          </table:table-cell>
          <table:table-cell table:style-name="ce67" office:value-type="float" office:value="0.00853106" calcext:value-type="float">
            <text:p>0,00853106</text:p>
          </table:table-cell>
          <table:table-cell table:style-name="ce18" office:value-type="float" office:value="0.0169489" calcext:value-type="float">
            <text:p>0,0169489</text:p>
          </table:table-cell>
          <table:table-cell table:style-name="ce67" office:value-type="float" office:value="0.0375856" calcext:value-type="float">
            <text:p>0,0375856</text:p>
          </table:table-cell>
          <table:table-cell table:style-name="ce67" office:value-type="float" office:value="0.109489" calcext:value-type="float">
            <text:p>0,109489</text:p>
          </table:table-cell>
          <table:table-cell table:style-name="ce67" office:value-type="float" office:value="0.378945" calcext:value-type="float">
            <text:p>0,378945</text:p>
          </table:table-cell>
          <table:table-cell table:style-name="ce67" office:value-type="float" office:value="0.253384" calcext:value-type="float">
            <text:p>0,253384</text:p>
          </table:table-cell>
          <table:table-cell table:style-name="ce67" office:value-type="float" office:value="0.138434" calcext:value-type="float">
            <text:p>0,138434</text:p>
          </table:table-cell>
          <table:table-cell table:style-name="ce67" office:value-type="float" office:value="0.0555741" calcext:value-type="float">
            <text:p>0,0555741</text:p>
          </table:table-cell>
          <table:table-cell table:style-name="ce67" office:value-type="float" office:value="0.0294585" calcext:value-type="float">
            <text:p>0,0294585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------ Total effec Bandwidth </text:p>
          </table:table-cell>
          <table:table-cell table:style-name="ce1" office:value-type="float" office:value="0.00800742" calcext:value-type="float">
            <text:p>0,00800742</text:p>
          </table:table-cell>
          <table:table-cell table:style-name="ce1" office:value-type="float" office:value="0.00948275" calcext:value-type="float">
            <text:p>0,00948275</text:p>
          </table:table-cell>
          <table:table-cell table:style-name="ce1" office:value-type="float" office:value="0.0129997" calcext:value-type="float">
            <text:p>0,0129997</text:p>
          </table:table-cell>
          <table:table-cell table:style-name="ce1" office:value-type="float" office:value="0.0197209" calcext:value-type="float">
            <text:p>0,0197209</text:p>
          </table:table-cell>
          <table:table-cell table:style-name="ce67" office:value-type="float" office:value="0.0135668" calcext:value-type="float">
            <text:p>0,0135668</text:p>
          </table:table-cell>
          <table:table-cell table:style-name="ce18" office:value-type="float" office:value="0.0234726" calcext:value-type="float">
            <text:p>0,0234726</text:p>
          </table:table-cell>
          <table:table-cell table:style-name="ce67" office:value-type="float" office:value="0.0465356" calcext:value-type="float">
            <text:p>0,0465356</text:p>
          </table:table-cell>
          <table:table-cell table:style-name="ce67" office:value-type="float" office:value="0.12194" calcext:value-type="float">
            <text:p>0,12194</text:p>
          </table:table-cell>
          <table:table-cell table:style-name="ce67" office:value-type="float" office:value="0.403918" calcext:value-type="float">
            <text:p>0,403918</text:p>
          </table:table-cell>
          <table:table-cell table:style-name="ce67" office:value-type="float" office:value="0.270343" calcext:value-type="float">
            <text:p>0,270343</text:p>
          </table:table-cell>
          <table:table-cell table:style-name="ce67" office:value-type="float" office:value="0.148877" calcext:value-type="float">
            <text:p>0,148877</text:p>
          </table:table-cell>
          <table:table-cell table:style-name="ce67" office:value-type="float" office:value="0.0627633" calcext:value-type="float">
            <text:p>0,0627633</text:p>
          </table:table-cell>
          <table:table-cell table:style-name="ce67" office:value-type="float" office:value="0.0351673" calcext:value-type="float">
            <text:p>0,0351673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/>
          <table:table-cell table:style-name="ce1" office:value-type="string" calcext:value-type="string">
            <text:p/>
          </table:table-cell>
          <table:table-cell table:style-name="ce1"/>
          <table:table-cell table:number-columns-repeated="2" table:style-name="ce1" office:value-type="string" calcext:value-type="string">
            <text:p/>
          </table:table-cell>
          <table:table-cell table:style-name="ce67"/>
          <table:table-cell table:style-name="ce18"/>
          <table:table-cell table:style-name="ce67" table:number-columns-repeated="7"/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---------------------- <text:s/>[Link 3]</text:p>
          </table:table-cell>
          <table:table-cell table:style-name="ce1" office:value-type="string" calcext:value-type="string">
            <text:p/>
          </table:table-cell>
          <table:table-cell table:style-name="ce1"/>
          <table:table-cell table:number-columns-repeated="2" table:style-name="ce1" office:value-type="string" calcext:value-type="string">
            <text:p/>
          </table:table-cell>
          <table:table-cell table:style-name="ce67"/>
          <table:table-cell table:style-name="ce18"/>
          <table:table-cell table:style-name="ce67" table:number-columns-repeated="7"/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3"/>Read per link </text:p>
          </table:table-cell>
          <table:table-cell table:style-name="ce1" office:value-type="float" office:value="46688" calcext:value-type="float">
            <text:p>46688</text:p>
          </table:table-cell>
          <table:table-cell table:style-name="ce1" office:value-type="float" office:value="58201" calcext:value-type="float">
            <text:p>58201</text:p>
          </table:table-cell>
          <table:table-cell table:style-name="ce1" office:value-type="float" office:value="88475" calcext:value-type="float">
            <text:p>88475</text:p>
          </table:table-cell>
          <table:table-cell table:style-name="ce1" office:value-type="float" office:value="154570" calcext:value-type="float">
            <text:p>154570</text:p>
          </table:table-cell>
          <table:table-cell table:style-name="ce67" office:value-type="float" office:value="93805" calcext:value-type="float">
            <text:p>93805</text:p>
          </table:table-cell>
          <table:table-cell table:style-name="ce18" office:value-type="float" office:value="187371" calcext:value-type="float">
            <text:p>187371</text:p>
          </table:table-cell>
          <table:table-cell table:style-name="ce67" office:value-type="float" office:value="414109" calcext:value-type="float">
            <text:p>414109</text:p>
          </table:table-cell>
          <table:table-cell table:style-name="ce67" office:value-type="float" office:value="1207173" calcext:value-type="float">
            <text:p>1207173</text:p>
          </table:table-cell>
          <table:table-cell table:style-name="ce67" office:value-type="float" office:value="4178155" calcext:value-type="float">
            <text:p>4178155</text:p>
          </table:table-cell>
          <table:table-cell table:style-name="ce67" office:value-type="float" office:value="2793435" calcext:value-type="float">
            <text:p>2793435</text:p>
          </table:table-cell>
          <table:table-cell table:style-name="ce67" office:value-type="float" office:value="1525603" calcext:value-type="float">
            <text:p>1525603</text:p>
          </table:table-cell>
          <table:table-cell table:style-name="ce67" office:value-type="float" office:value="612534" calcext:value-type="float">
            <text:p>612534</text:p>
          </table:table-cell>
          <table:table-cell table:style-name="ce67" office:value-type="float" office:value="325092" calcext:value-type="float">
            <text:p>325092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2"/>Write per link </text:p>
          </table:table-cell>
          <table:table-cell table:style-name="ce1" office:value-type="float" office:value="41007" calcext:value-type="float">
            <text:p>41007</text:p>
          </table:table-cell>
          <table:table-cell table:style-name="ce1" office:value-type="float" office:value="46349" calcext:value-type="float">
            <text:p>46349</text:p>
          </table:table-cell>
          <table:table-cell table:style-name="ce1" office:value-type="float" office:value="54459" calcext:value-type="float">
            <text:p>54459</text:p>
          </table:table-cell>
          <table:table-cell table:style-name="ce1" office:value-type="float" office:value="62850" calcext:value-type="float">
            <text:p>62850</text:p>
          </table:table-cell>
          <table:table-cell table:style-name="ce67" office:value-type="float" office:value="55808" calcext:value-type="float">
            <text:p>55808</text:p>
          </table:table-cell>
          <table:table-cell table:style-name="ce18" office:value-type="float" office:value="71501" calcext:value-type="float">
            <text:p>71501</text:p>
          </table:table-cell>
          <table:table-cell table:style-name="ce67" office:value-type="float" office:value="98606" calcext:value-type="float">
            <text:p>98606</text:p>
          </table:table-cell>
          <table:table-cell table:style-name="ce67" office:value-type="float" office:value="137085" calcext:value-type="float">
            <text:p>137085</text:p>
          </table:table-cell>
          <table:table-cell table:style-name="ce67" office:value-type="float" office:value="275287" calcext:value-type="float">
            <text:p>275287</text:p>
          </table:table-cell>
          <table:table-cell table:style-name="ce67" office:value-type="float" office:value="187234" calcext:value-type="float">
            <text:p>187234</text:p>
          </table:table-cell>
          <table:table-cell table:style-name="ce67" office:value-type="float" office:value="115509" calcext:value-type="float">
            <text:p>115509</text:p>
          </table:table-cell>
          <table:table-cell table:style-name="ce67" office:value-type="float" office:value="79922" calcext:value-type="float">
            <text:p>79922</text:p>
          </table:table-cell>
          <table:table-cell table:style-name="ce67" office:value-type="float" office:value="62664" calcext:value-type="float">
            <text:p>62664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1"/>Atomic per link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0"/>Request per link </text:p>
          </table:table-cell>
          <table:table-cell table:style-name="ce1" office:value-type="float" office:value="87695" calcext:value-type="float">
            <text:p>87695</text:p>
          </table:table-cell>
          <table:table-cell table:style-name="ce1" office:value-type="float" office:value="104550" calcext:value-type="float">
            <text:p>104550</text:p>
          </table:table-cell>
          <table:table-cell table:style-name="ce1" office:value-type="float" office:value="142934" calcext:value-type="float">
            <text:p>142934</text:p>
          </table:table-cell>
          <table:table-cell table:style-name="ce1" office:value-type="float" office:value="217420" calcext:value-type="float">
            <text:p>217420</text:p>
          </table:table-cell>
          <table:table-cell table:style-name="ce67" office:value-type="float" office:value="149613" calcext:value-type="float">
            <text:p>149613</text:p>
          </table:table-cell>
          <table:table-cell table:style-name="ce18" office:value-type="float" office:value="258872" calcext:value-type="float">
            <text:p>258872</text:p>
          </table:table-cell>
          <table:table-cell table:style-name="ce67" office:value-type="float" office:value="512715" calcext:value-type="float">
            <text:p>512715</text:p>
          </table:table-cell>
          <table:table-cell table:style-name="ce67" office:value-type="float" office:value="1344258" calcext:value-type="float">
            <text:p>1344258</text:p>
          </table:table-cell>
          <table:table-cell table:style-name="ce67" office:value-type="float" office:value="4453442" calcext:value-type="float">
            <text:p>4453442</text:p>
          </table:table-cell>
          <table:table-cell table:style-name="ce67" office:value-type="float" office:value="2980669" calcext:value-type="float">
            <text:p>2980669</text:p>
          </table:table-cell>
          <table:table-cell table:style-name="ce67" office:value-type="float" office:value="1641112" calcext:value-type="float">
            <text:p>1641112</text:p>
          </table:table-cell>
          <table:table-cell table:style-name="ce67" office:value-type="float" office:value="692456" calcext:value-type="float">
            <text:p>692456</text:p>
          </table:table-cell>
          <table:table-cell table:style-name="ce67" office:value-type="float" office:value="387756" calcext:value-type="float">
            <text:p>387756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9"/>Response per link </text:p>
          </table:table-cell>
          <table:table-cell table:style-name="ce1" office:value-type="float" office:value="87695" calcext:value-type="float">
            <text:p>87695</text:p>
          </table:table-cell>
          <table:table-cell table:style-name="ce1" office:value-type="float" office:value="104550" calcext:value-type="float">
            <text:p>104550</text:p>
          </table:table-cell>
          <table:table-cell table:style-name="ce1" office:value-type="float" office:value="142934" calcext:value-type="float">
            <text:p>142934</text:p>
          </table:table-cell>
          <table:table-cell table:style-name="ce1" office:value-type="float" office:value="217420" calcext:value-type="float">
            <text:p>217420</text:p>
          </table:table-cell>
          <table:table-cell table:style-name="ce67" office:value-type="float" office:value="149613" calcext:value-type="float">
            <text:p>149613</text:p>
          </table:table-cell>
          <table:table-cell table:style-name="ce18" office:value-type="float" office:value="258875" calcext:value-type="float">
            <text:p>258875</text:p>
          </table:table-cell>
          <table:table-cell table:style-name="ce67" office:value-type="float" office:value="512714" calcext:value-type="float">
            <text:p>512714</text:p>
          </table:table-cell>
          <table:table-cell table:style-name="ce67" office:value-type="float" office:value="1344258" calcext:value-type="float">
            <text:p>1344258</text:p>
          </table:table-cell>
          <table:table-cell table:style-name="ce67" office:value-type="float" office:value="4453459" calcext:value-type="float">
            <text:p>4453459</text:p>
          </table:table-cell>
          <table:table-cell table:style-name="ce67" office:value-type="float" office:value="2980596" calcext:value-type="float">
            <text:p>2980596</text:p>
          </table:table-cell>
          <table:table-cell table:style-name="ce67" office:value-type="float" office:value="1641169" calcext:value-type="float">
            <text:p>1641169</text:p>
          </table:table-cell>
          <table:table-cell table:style-name="ce67" office:value-type="float" office:value="692477" calcext:value-type="float">
            <text:p>692477</text:p>
          </table:table-cell>
          <table:table-cell table:style-name="ce67" office:value-type="float" office:value="387662" calcext:value-type="float">
            <text:p>387662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3"/>Flow per link </text:p>
          </table:table-cell>
          <table:table-cell table:style-name="ce1" office:value-type="float" office:value="460947" calcext:value-type="float">
            <text:p>460947</text:p>
          </table:table-cell>
          <table:table-cell table:style-name="ce1" office:value-type="float" office:value="555395" calcext:value-type="float">
            <text:p>555395</text:p>
          </table:table-cell>
          <table:table-cell table:style-name="ce1" office:value-type="float" office:value="776288" calcext:value-type="float">
            <text:p>776288</text:p>
          </table:table-cell>
          <table:table-cell table:style-name="ce1" office:value-type="float" office:value="1200121" calcext:value-type="float">
            <text:p>1200121</text:p>
          </table:table-cell>
          <table:table-cell table:style-name="ce67" office:value-type="float" office:value="811471" calcext:value-type="float">
            <text:p>811471</text:p>
          </table:table-cell>
          <table:table-cell table:style-name="ce18" office:value-type="float" office:value="1431055" calcext:value-type="float">
            <text:p>1431055</text:p>
          </table:table-cell>
          <table:table-cell table:style-name="ce67" office:value-type="float" office:value="2862705" calcext:value-type="float">
            <text:p>2862705</text:p>
          </table:table-cell>
          <table:table-cell table:style-name="ce67" office:value-type="float" office:value="7476932" calcext:value-type="float">
            <text:p>7476932</text:p>
          </table:table-cell>
          <table:table-cell table:style-name="ce67" office:value-type="float" office:value="24016345" calcext:value-type="float">
            <text:p>24016345</text:p>
          </table:table-cell>
          <table:table-cell table:style-name="ce67" office:value-type="float" office:value="16568307" calcext:value-type="float">
            <text:p>16568307</text:p>
          </table:table-cell>
          <table:table-cell table:style-name="ce67" office:value-type="float" office:value="9311066" calcext:value-type="float">
            <text:p>9311066</text:p>
          </table:table-cell>
          <table:table-cell table:style-name="ce67" office:value-type="float" office:value="3911010" calcext:value-type="float">
            <text:p>3911010</text:p>
          </table:table-cell>
          <table:table-cell table:style-name="ce67" office:value-type="float" office:value="2157707" calcext:value-type="float">
            <text:p>2157707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6"/>Error abort per link 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6"/>Downstream Bandwidth </text:p>
          </table:table-cell>
          <table:table-cell table:style-name="ce1" office:value-type="float" office:value="0.0180743" calcext:value-type="float">
            <text:p>0,0180743</text:p>
          </table:table-cell>
          <table:table-cell table:style-name="ce1" office:value-type="float" office:value="0.021487" calcext:value-type="float">
            <text:p>0,021487</text:p>
          </table:table-cell>
          <table:table-cell table:style-name="ce1" office:value-type="float" office:value="0.0289626" calcext:value-type="float">
            <text:p>0,0289626</text:p>
          </table:table-cell>
          <table:table-cell table:style-name="ce1" office:value-type="float" office:value="0.042712" calcext:value-type="float">
            <text:p>0,042712</text:p>
          </table:table-cell>
          <table:table-cell table:style-name="ce67" office:value-type="float" office:value="0.0302007" calcext:value-type="float">
            <text:p>0,0302007</text:p>
          </table:table-cell>
          <table:table-cell table:style-name="ce18" office:value-type="float" office:value="0.0506347" calcext:value-type="float">
            <text:p>0,0506347</text:p>
          </table:table-cell>
          <table:table-cell table:style-name="ce67" office:value-type="float" office:value="0.0970882" calcext:value-type="float">
            <text:p>0,0970882</text:p>
          </table:table-cell>
          <table:table-cell table:style-name="ce67" office:value-type="float" office:value="0.243073" calcext:value-type="float">
            <text:p>0,243073</text:p>
          </table:table-cell>
          <table:table-cell table:style-name="ce67" office:value-type="float" office:value="0.772658" calcext:value-type="float">
            <text:p>0,772658</text:p>
          </table:table-cell>
          <table:table-cell table:style-name="ce67" office:value-type="float" office:value="0.528371" calcext:value-type="float">
            <text:p>0,528371</text:p>
          </table:table-cell>
          <table:table-cell table:style-name="ce67" office:value-type="float" office:value="0.296258" calcext:value-type="float">
            <text:p>0,296258</text:p>
          </table:table-cell>
          <table:table-cell table:style-name="ce67" office:value-type="float" office:value="0.127471" calcext:value-type="float">
            <text:p>0,127471</text:p>
          </table:table-cell>
          <table:table-cell table:style-name="ce67" office:value-type="float" office:value="0.0722865" calcext:value-type="float">
            <text:p>0,0722865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8"/>Upstream Bandwidth </text:p>
          </table:table-cell>
          <table:table-cell table:style-name="ce1" office:value-type="float" office:value="0.018679" calcext:value-type="float">
            <text:p>0,018679</text:p>
          </table:table-cell>
          <table:table-cell table:style-name="ce1" office:value-type="float" office:value="0.022654" calcext:value-type="float">
            <text:p>0,022654</text:p>
          </table:table-cell>
          <table:table-cell table:style-name="ce1" office:value-type="float" office:value="0.032156" calcext:value-type="float">
            <text:p>0,032156</text:p>
          </table:table-cell>
          <table:table-cell table:style-name="ce1" office:value-type="float" office:value="0.0511342" calcext:value-type="float">
            <text:p>0,0511342</text:p>
          </table:table-cell>
          <table:table-cell table:style-name="ce67" office:value-type="float" office:value="0.0337308" calcext:value-type="float">
            <text:p>0,0337308</text:p>
          </table:table-cell>
          <table:table-cell table:style-name="ce18" office:value-type="float" office:value="0.0612077" calcext:value-type="float">
            <text:p>0,0612077</text:p>
          </table:table-cell>
          <table:table-cell table:style-name="ce67" office:value-type="float" office:value="0.125717" calcext:value-type="float">
            <text:p>0,125717</text:p>
          </table:table-cell>
          <table:table-cell table:style-name="ce67" office:value-type="float" office:value="0.339804" calcext:value-type="float">
            <text:p>0,339804</text:p>
          </table:table-cell>
          <table:table-cell table:style-name="ce67" office:value-type="float" office:value="1.12423" calcext:value-type="float">
            <text:p>1,12423</text:p>
          </table:table-cell>
          <table:table-cell table:style-name="ce67" office:value-type="float" office:value="0.763672" calcext:value-type="float">
            <text:p>0,763672</text:p>
          </table:table-cell>
          <table:table-cell table:style-name="ce67" office:value-type="float" office:value="0.42373" calcext:value-type="float">
            <text:p>0,42373</text:p>
          </table:table-cell>
          <table:table-cell table:style-name="ce67" office:value-type="float" office:value="0.175482" calcext:value-type="float">
            <text:p>0,175482</text:p>
          </table:table-cell>
          <table:table-cell table:style-name="ce67" office:value-type="float" office:value="0.095816" calcext:value-type="float">
            <text:p>0,095816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11"/>Total Bandwidth </text:p>
          </table:table-cell>
          <table:table-cell table:style-name="ce1" office:value-type="float" office:value="0.0367533" calcext:value-type="float">
            <text:p>0,0367533</text:p>
          </table:table-cell>
          <table:table-cell table:style-name="ce1" office:value-type="float" office:value="0.044141" calcext:value-type="float">
            <text:p>0,044141</text:p>
          </table:table-cell>
          <table:table-cell table:style-name="ce1" office:value-type="float" office:value="0.0611186" calcext:value-type="float">
            <text:p>0,0611186</text:p>
          </table:table-cell>
          <table:table-cell table:style-name="ce1" office:value-type="float" office:value="0.0938462" calcext:value-type="float">
            <text:p>0,0938462</text:p>
          </table:table-cell>
          <table:table-cell table:style-name="ce67" office:value-type="float" office:value="0.0639315" calcext:value-type="float">
            <text:p>0,0639315</text:p>
          </table:table-cell>
          <table:table-cell table:style-name="ce18" office:value-type="float" office:value="0.111842" calcext:value-type="float">
            <text:p>0,111842</text:p>
          </table:table-cell>
          <table:table-cell table:style-name="ce67" office:value-type="float" office:value="0.222805" calcext:value-type="float">
            <text:p>0,222805</text:p>
          </table:table-cell>
          <table:table-cell table:style-name="ce67" office:value-type="float" office:value="0.582877" calcext:value-type="float">
            <text:p>0,582877</text:p>
          </table:table-cell>
          <table:table-cell table:style-name="ce67" office:value-type="float" office:value="1.89688" calcext:value-type="float">
            <text:p>1,89688</text:p>
          </table:table-cell>
          <table:table-cell table:style-name="ce67" office:value-type="float" office:value="1.29204" calcext:value-type="float">
            <text:p>1,29204</text:p>
          </table:table-cell>
          <table:table-cell table:style-name="ce67" office:value-type="float" office:value="0.719988" calcext:value-type="float">
            <text:p>0,719988</text:p>
          </table:table-cell>
          <table:table-cell table:style-name="ce67" office:value-type="float" office:value="0.302954" calcext:value-type="float">
            <text:p>0,302954</text:p>
          </table:table-cell>
          <table:table-cell table:style-name="ce67" office:value-type="float" office:value="0.168102" calcext:value-type="float">
            <text:p>0,168102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Downstream effec Bandwidth </text:p>
          </table:table-cell>
          <table:table-cell table:style-name="ce1" office:value-type="float" office:value="0.0037189" calcext:value-type="float">
            <text:p>0,0037189</text:p>
          </table:table-cell>
          <table:table-cell table:style-name="ce1" office:value-type="float" office:value="0.00420336" calcext:value-type="float">
            <text:p>0,00420336</text:p>
          </table:table-cell>
          <table:table-cell table:style-name="ce1" office:value-type="float" office:value="0.00493885" calcext:value-type="float">
            <text:p>0,00493885</text:p>
          </table:table-cell>
          <table:table-cell table:style-name="ce1" office:value-type="float" office:value="0.00569983" calcext:value-type="float">
            <text:p>0,00569983</text:p>
          </table:table-cell>
          <table:table-cell table:style-name="ce67" office:value-type="float" office:value="0.00506119" calcext:value-type="float">
            <text:p>0,00506119</text:p>
          </table:table-cell>
          <table:table-cell table:style-name="ce18" office:value-type="float" office:value="0.00648438" calcext:value-type="float">
            <text:p>0,00648438</text:p>
          </table:table-cell>
          <table:table-cell table:style-name="ce67" office:value-type="float" office:value="0.00894245" calcext:value-type="float">
            <text:p>0,00894245</text:p>
          </table:table-cell>
          <table:table-cell table:style-name="ce67" office:value-type="float" office:value="0.0124331" calcext:value-type="float">
            <text:p>0,0124331</text:p>
          </table:table-cell>
          <table:table-cell table:style-name="ce67" office:value-type="float" office:value="0.0249673" calcext:value-type="float">
            <text:p>0,0249673</text:p>
          </table:table-cell>
          <table:table-cell table:style-name="ce67" office:value-type="float" office:value="0.0169813" calcext:value-type="float">
            <text:p>0,0169813</text:p>
          </table:table-cell>
          <table:table-cell table:style-name="ce67" office:value-type="float" office:value="0.0104764" calcext:value-type="float">
            <text:p>0,0104764</text:p>
          </table:table-cell>
          <table:table-cell table:style-name="ce67" office:value-type="float" office:value="0.00724782" calcext:value-type="float">
            <text:p>0,00724782</text:p>
          </table:table-cell>
          <table:table-cell table:style-name="ce67" office:value-type="float" office:value="0.00568284" calcext:value-type="float">
            <text:p>0,00568284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| <text:s text:c="2"/>Upstream effec Bandwidth </text:p>
          </table:table-cell>
          <table:table-cell table:style-name="ce1" office:value-type="float" office:value="0.00417987" calcext:value-type="float">
            <text:p>0,00417987</text:p>
          </table:table-cell>
          <table:table-cell table:style-name="ce1" office:value-type="float" office:value="0.00527186" calcext:value-type="float">
            <text:p>0,00527186</text:p>
          </table:table-cell>
          <table:table-cell table:style-name="ce1" office:value-type="float" office:value="0.00801658" calcext:value-type="float">
            <text:p>0,00801658</text:p>
          </table:table-cell>
          <table:table-cell table:style-name="ce1" office:value-type="float" office:value="0.0140096" calcext:value-type="float">
            <text:p>0,0140096</text:p>
          </table:table-cell>
          <table:table-cell table:style-name="ce67" office:value-type="float" office:value="0.00850612" calcext:value-type="float">
            <text:p>0,00850612</text:p>
          </table:table-cell>
          <table:table-cell table:style-name="ce18" office:value-type="float" office:value="0.0169902" calcext:value-type="float">
            <text:p>0,0169902</text:p>
          </table:table-cell>
          <table:table-cell table:style-name="ce67" office:value-type="float" office:value="0.0375576" calcext:value-type="float">
            <text:p>0,0375576</text:p>
          </table:table-cell>
          <table:table-cell table:style-name="ce67" office:value-type="float" office:value="0.10946" calcext:value-type="float">
            <text:p>0,10946</text:p>
          </table:table-cell>
          <table:table-cell table:style-name="ce67" office:value-type="float" office:value="0.378923" calcext:value-type="float">
            <text:p>0,378923</text:p>
          </table:table-cell>
          <table:table-cell table:style-name="ce67" office:value-type="float" office:value="0.253398" calcext:value-type="float">
            <text:p>0,253398</text:p>
          </table:table-cell>
          <table:table-cell table:style-name="ce67" office:value-type="float" office:value="0.13842" calcext:value-type="float">
            <text:p>0,13842</text:p>
          </table:table-cell>
          <table:table-cell table:style-name="ce67" office:value-type="float" office:value="0.0555717" calcext:value-type="float">
            <text:p>0,0555717</text:p>
          </table:table-cell>
          <table:table-cell table:style-name="ce67" office:value-type="float" office:value="0.0294208" calcext:value-type="float">
            <text:p>0,0294208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>
          <table:table-cell table:style-name="ce64" office:value-type="string" calcext:value-type="string">
            <text:p><text:s text:c="2"/>------ Total effec Bandwidth </text:p>
          </table:table-cell>
          <table:table-cell table:style-name="ce1" office:value-type="float" office:value="0.00789877" calcext:value-type="float">
            <text:p>0,00789877</text:p>
          </table:table-cell>
          <table:table-cell table:style-name="ce1" office:value-type="float" office:value="0.00947522" calcext:value-type="float">
            <text:p>0,00947522</text:p>
          </table:table-cell>
          <table:table-cell table:style-name="ce1" office:value-type="float" office:value="0.0129554" calcext:value-type="float">
            <text:p>0,0129554</text:p>
          </table:table-cell>
          <table:table-cell table:style-name="ce1" office:value-type="float" office:value="0.0197094" calcext:value-type="float">
            <text:p>0,0197094</text:p>
          </table:table-cell>
          <table:table-cell table:style-name="ce67" office:value-type="float" office:value="0.0135673" calcext:value-type="float">
            <text:p>0,0135673</text:p>
          </table:table-cell>
          <table:table-cell table:style-name="ce18" office:value-type="float" office:value="0.0234746" calcext:value-type="float">
            <text:p>0,0234746</text:p>
          </table:table-cell>
          <table:table-cell table:style-name="ce67" office:value-type="float" office:value="0.0465" calcext:value-type="float">
            <text:p>0,0465</text:p>
          </table:table-cell>
          <table:table-cell table:style-name="ce67" office:value-type="float" office:value="0.121893" calcext:value-type="float">
            <text:p>0,121893</text:p>
          </table:table-cell>
          <table:table-cell table:style-name="ce67" office:value-type="float" office:value="0.40389" calcext:value-type="float">
            <text:p>0,40389</text:p>
          </table:table-cell>
          <table:table-cell table:style-name="ce67" office:value-type="float" office:value="0.270379" calcext:value-type="float">
            <text:p>0,270379</text:p>
          </table:table-cell>
          <table:table-cell table:style-name="ce67" office:value-type="float" office:value="0.148896" calcext:value-type="float">
            <text:p>0,148896</text:p>
          </table:table-cell>
          <table:table-cell table:style-name="ce67" office:value-type="float" office:value="0.0628195" calcext:value-type="float">
            <text:p>0,0628195</text:p>
          </table:table-cell>
          <table:table-cell table:style-name="ce67" office:value-type="float" office:value="0.0351037" calcext:value-type="float">
            <text:p>0,0351037</text:p>
          </table:table-cell>
          <table:table-cell office:value-type="string" calcext:value-type="string">
            <text:p>GB/s</text:p>
          </table:table-cell>
          <table:table-cell/>
          <table:table-cell table:style-name="ce52"/>
        </table:table-row>
        <table:table-row table:style-name="ro6" table:number-rows-repeated="1048480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_Clk_Freq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4">
          <table:table-cell table:number-columns-repeated="6"/>
        </table:table-row>
        <table:table-row table:style-name="ro4">
          <table:table-cell table:style-name="ce1" office:value-type="string" calcext:value-type="string">
            <text:p>Frequency</text:p>
          </table:table-cell>
          <table:table-cell table:style-name="ce69" office:value-type="float" office:value="1000000000" calcext:value-type="float">
            <text:p>1000000000,0000</text:p>
          </table:table-cell>
          <table:table-cell table:style-name="ce16" office:value-type="string" calcext:value-type="string">
            <text:p>Hz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Period</text:p>
          </table:table-cell>
          <table:table-cell table:style-name="ce70" table:formula="of:=1/[_Clk_Freq.B2]" office:value-type="float" office:value="0.000000001" calcext:value-type="float">
            <text:p>0,000000001000</text:p>
          </table:table-cell>
          <table:table-cell table:style-name="ce16" table:formula="of:=[_Clk_Freq.B3]*[_Clk_Freq.B2]" office:value-type="float" office:value="1" calcext:value-type="float">
            <text:p>1</text:p>
          </table:table-cell>
          <table:table-cell office:value-type="string" calcext:value-type="string">
            <text:p>ns</text:p>
          </table:table-cell>
          <table:table-cell table:number-columns-repeated="2"/>
        </table:table-row>
        <table:table-row table:style-name="ro4" table:number-rows-repeated="3">
          <table:table-cell table:number-columns-repeated="6"/>
        </table:table-row>
        <table:table-row table:style-name="ro4">
          <table:table-cell/>
          <table:table-cell office:value-type="string" calcext:value-type="string">
            <text:p>Example of Calculation --&gt; Energy per cycle (without memory access)</text:p>
          </table:table-cell>
          <table:table-cell table:number-columns-repeated="4"/>
        </table:table-row>
        <table:table-row table:style-name="ro4">
          <table:table-cell/>
          <table:table-cell table:style-name="ce71" office:value-type="string" calcext:value-type="string">
            <text:p>Using “Total leakage read/write power of a bank (mW)” (for data array and tag array) and frequency (period) information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1s=</text:p>
          </table:table-cell>
          <table:table-cell table:style-name="ce73" table:formula="of:=[_Clk_Freq.B2]" office:value-type="float" office:value="1000000000" calcext:value-type="float">
            <text:p>1000000000</text:p>
          </table:table-cell>
        </table:table-row>
        <table:table-row table:style-name="ro4">
          <table:table-cell/>
          <table:table-cell office:value-type="float" office:value="1.04172" calcext:value-type="float">
            <text:p>1,04172</text:p>
          </table:table-cell>
          <table:table-cell office:value-type="string" calcext:value-type="string">
            <text:p>mW</text:p>
          </table:table-cell>
          <table:table-cell table:number-columns-repeated="3"/>
        </table:table-row>
        <table:table-row table:style-name="ro4">
          <table:table-cell/>
          <table:table-cell table:formula="of:=[_Clk_Freq.B10]*[_Clk_Freq.F11]" office:value-type="float" office:value="0.00104172" calcext:value-type="float">
            <text:p>0,00104172</text:p>
          </table:table-cell>
          <table:table-cell office:value-type="string" calcext:value-type="string">
            <text:p>J/s</text:p>
          </table:table-cell>
          <table:table-cell/>
          <table:table-cell office:value-type="string" calcext:value-type="string">
            <text:p>m=</text:p>
          </table:table-cell>
          <table:table-cell table:formula="of:=1*10^-3" office:value-type="float" office:value="0.001" calcext:value-type="float">
            <text:p>0,001</text:p>
          </table:table-cell>
        </table:table-row>
        <table:table-row table:style-name="ro4">
          <table:table-cell/>
          <table:table-cell table:formula="of:=[_Clk_Freq.B11]/[_Clk_Freq.B2]" office:value-type="float" office:value="0.00000000000104172" calcext:value-type="float">
            <text:p>1,04172E-12</text:p>
          </table:table-cell>
          <table:table-cell office:value-type="string" calcext:value-type="string">
            <text:p>J/cyc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ycle = </text:p>
          </table:table-cell>
          <table:table-cell table:style-name="ce72" table:formula="of:=[_Clk_Freq.B3]" office:value-type="float" office:value="0.000000001" calcext:value-type="float">
            <text:p>0,00000000100000</text:p>
          </table:table-cell>
          <table:table-cell table:number-columns-repeated="2"/>
        </table:table-row>
      </table:table>
      <table:table table:name="_ApplicationsOnCores" table:style-name="ta1">
        <office:forms form:automatic-focus="false" form:apply-design-mode="false"/>
        <table:table-column table:style-name="co5" table:default-cell-style-name="Default"/>
        <table:table-column table:style-name="co35" table:default-cell-style-name="Default"/>
        <table:table-column table:style-name="co5" table:default-cell-style-name="Default"/>
        <table:table-row table:style-name="ro4">
          <table:table-cell table:style-name="ce74" office:value-type="string" calcext:value-type="string">
            <text:p>Core</text:p>
          </table:table-cell>
          <table:table-cell table:style-name="ce74" office:value-type="string" calcext:value-type="string">
            <text:p>Application</text:p>
          </table:table-cell>
          <table:table-cell/>
        </table:table-row>
        <table:table-row table:style-name="ro4"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basicmath</text:p>
          </table:table-cell>
          <table:table-cell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atricia</text:p>
          </table:table-cell>
          <table:table-cell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ypeset</text:p>
          </table:table-cell>
          <table:table-cell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lowfish (enc.)</text:p>
          </table:table-cell>
          <table:table-cell/>
        </table:table-row>
        <table:table-row table:style-name="ro4" table:number-rows-repeated="6"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nohup taskset -c 0 ./basicmath_small &gt;&gt; out_basicsmall.out &amp;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##./basicmath_large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# 14 (16)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#echo "Redes - patricia"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nohup taskset -c 1 ./patricia small.udp &gt;&gt; out_patricia.out &amp;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##./patricia large.udp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# 12 (14)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#echo "Consum. - lout_typeset"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nohup taskset -c 2 ./lout-3.24/lout -I lout-3.24/include -D lout-3.24/data -F lout-3.24/font -C lout-3.24/maps -H lout-3.24/hyph small.lout &gt; output_lout_small.ps&amp;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# 20 (22, 23)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#echo "Segur. - blowfish enc./dec"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nohup taskset -c 3 ./bf e input_small.asc bfoutput_small.enc 1234567890abcdeffedcba0987654321 &gt;&gt; out_blowfishEnc.out &amp;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#nohup taskset -c 3 ./bf d bfoutput_small.enc bfoutput_small.asc 1234567890abcdeffedcba0987654321 <text:s/>&gt;&gt; out_blowfishDec.out &amp;</text:p>
          </table:table-cell>
        </table:table-row>
      </table:table>
      <table:table table:name="gem5Stats4Cores_Original_Inserido" table:style-name="ta1">
        <table:table-column table:style-name="co36" table:default-cell-style-name="ce75"/>
        <table:table-column table:style-name="co24" table:number-columns-repeated="5" table:default-cell-style-name="ce18"/>
        <table:table-column table:style-name="co5" table:default-cell-style-name="Default"/>
        <table:table-column table:style-name="co5" table:number-columns-repeated="2" table:default-cell-style-name="ce18"/>
        <table:table-row table:style-name="ro4">
          <table:table-cell table:style-name="ce18"/>
          <table:table-cell table:style-name="ce75" office:value-type="string" calcext:value-type="string">
            <text:p>No L2</text:p>
          </table:table-cell>
          <table:table-cell table:style-name="ce75" office:value-type="string" calcext:value-type="string">
            <text:p>256KB L2</text:p>
          </table:table-cell>
          <table:table-cell table:style-name="ce75" office:value-type="string" calcext:value-type="string">
            <text:p>512KB L2</text:p>
          </table:table-cell>
          <table:table-cell table:style-name="ce75" office:value-type="string" calcext:value-type="string">
            <text:p>1024KB L2</text:p>
          </table:table-cell>
          <table:table-cell table:style-name="ce75" office:value-type="string" calcext:value-type="string">
            <text:p>2048KB L2</text:p>
          </table:table-cell>
          <table:table-cell/>
          <table:table-cell table:style-name="ce76" office:value-type="string" calcext:value-type="string">
            <text:p>NO L2 w/ 64KB L1s</text:p>
          </table:table-cell>
          <table:table-cell table:style-name="ce76" office:value-type="string" calcext:value-type="string">
            <text:p>NO L2 w/ 128KB L1s</text:p>
          </table:table-cell>
        </table:table-row>
        <table:table-row table:style-name="ro4">
          <table:table-cell office:value-type="string" calcext:value-type="string">
            <text:p>sim_seconds</text:p>
          </table:table-cell>
          <table:table-cell office:value-type="float" office:value="0.163508" calcext:value-type="float">
            <text:p>0,163508</text:p>
          </table:table-cell>
          <table:table-cell table:number-columns-repeated="4" office:value-type="float" office:value="0.163523" calcext:value-type="float">
            <text:p>0,163523</text:p>
          </table:table-cell>
          <table:table-cell/>
          <table:table-cell office:value-type="float" office:value="0.163528" calcext:value-type="float">
            <text:p>0,163528</text:p>
          </table:table-cell>
          <table:table-cell office:value-type="float" office:value="0.163525" calcext:value-type="float">
            <text:p>0,163525</text:p>
          </table:table-cell>
        </table:table-row>
        <table:table-row table:style-name="ro4">
          <table:table-cell office:value-type="string" calcext:value-type="string">
            <text:p>host_seconds</text:p>
          </table:table-cell>
          <table:table-cell office:value-type="float" office:value="1038.41" calcext:value-type="float">
            <text:p>1038,41</text:p>
          </table:table-cell>
          <table:table-cell office:value-type="float" office:value="803.16" calcext:value-type="float">
            <text:p>803,16</text:p>
          </table:table-cell>
          <table:table-cell office:value-type="float" office:value="779.64" calcext:value-type="float">
            <text:p>779,64</text:p>
          </table:table-cell>
          <table:table-cell office:value-type="float" office:value="762.48" calcext:value-type="float">
            <text:p>762,48</text:p>
          </table:table-cell>
          <table:table-cell office:value-type="float" office:value="761.71" calcext:value-type="float">
            <text:p>761,71</text:p>
          </table:table-cell>
          <table:table-cell/>
          <table:table-cell office:value-type="float" office:value="1050.25" calcext:value-type="float">
            <text:p>1050,25</text:p>
          </table:table-cell>
          <table:table-cell office:value-type="float" office:value="872.85" calcext:value-type="float">
            <text:p>872,85</text:p>
          </table:table-cell>
        </table:table-row>
        <table:table-row table:style-name="ro4">
          <table:table-cell office:value-type="string" calcext:value-type="string">
            <text:p>sim_insts</text:p>
          </table:table-cell>
          <table:table-cell office:value-type="float" office:value="581496007" calcext:value-type="float">
            <text:p>581496007</text:p>
          </table:table-cell>
          <table:table-cell table:number-columns-repeated="4" office:value-type="float" office:value="581477253" calcext:value-type="float">
            <text:p>581477253</text:p>
          </table:table-cell>
          <table:table-cell/>
          <table:table-cell office:value-type="float" office:value="581483287" calcext:value-type="float">
            <text:p>581483287</text:p>
          </table:table-cell>
          <table:table-cell office:value-type="float" office:value="581482753" calcext:value-type="float">
            <text:p>581482753</text:p>
          </table:table-cell>
        </table:table-row>
        <table:table-row table:style-name="ro4">
          <table:table-cell office:value-type="string" calcext:value-type="string">
            <text:p>sim_ops</text:p>
          </table:table-cell>
          <table:table-cell office:value-type="float" office:value="660987994" calcext:value-type="float">
            <text:p>660987994</text:p>
          </table:table-cell>
          <table:table-cell table:number-columns-repeated="4" office:value-type="float" office:value="660968433" calcext:value-type="float">
            <text:p>660968433</text:p>
          </table:table-cell>
          <table:table-cell/>
          <table:table-cell office:value-type="float" office:value="660977032" calcext:value-type="float">
            <text:p>660977032</text:p>
          </table:table-cell>
          <table:table-cell office:value-type="float" office:value="660976295" calcext:value-type="float">
            <text:p>660976295</text:p>
          </table:table-cell>
        </table:table-row>
        <table:table-row table:style-name="ro4">
          <table:table-cell office:value-type="string" calcext:value-type="string">
            <text:p>system.mem_ctrls.num_reads::cpu0.dtb.walker</text:p>
          </table:table-cell>
          <table:table-cell office:value-type="float" office:value="4293" calcext:value-type="float">
            <text:p>4293</text:p>
          </table:table-cell>
          <table:table-cell office:value-type="float" office:value="687" calcext:value-type="float">
            <text:p>687</text:p>
          </table:table-cell>
          <table:table-cell office:value-type="float" office:value="318" calcext:value-type="float">
            <text:p>318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654" calcext:value-type="float">
            <text:p>3654</text:p>
          </table:table-cell>
          <table:table-cell office:value-type="float" office:value="2803" calcext:value-type="float">
            <text:p>2803</text:p>
          </table:table-cell>
        </table:table-row>
        <table:table-row table:style-name="ro4">
          <table:table-cell office:value-type="string" calcext:value-type="string">
            <text:p>system.mem_ctrls.num_reads::cpu0.itb.walker</text:p>
          </table:table-cell>
          <table:table-cell office:value-type="float" office:value="1344" calcext:value-type="float">
            <text:p>1344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859" calcext:value-type="float">
            <text:p>859</text:p>
          </table:table-cell>
        </table:table-row>
        <table:table-row table:style-name="ro4">
          <table:table-cell office:value-type="string" calcext:value-type="string">
            <text:p>system.mem_ctrls.num_reads::cpu0.inst</text:p>
          </table:table-cell>
          <table:table-cell office:value-type="float" office:value="1738489" calcext:value-type="float">
            <text:p>1738489</text:p>
          </table:table-cell>
          <table:table-cell office:value-type="float" office:value="40138" calcext:value-type="float">
            <text:p>40138</text:p>
          </table:table-cell>
          <table:table-cell office:value-type="float" office:value="18217" calcext:value-type="float">
            <text:p>18217</text:p>
          </table:table-cell>
          <table:table-cell office:value-type="float" office:value="7160" calcext:value-type="float">
            <text:p>716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654750" calcext:value-type="float">
            <text:p>654750</text:p>
          </table:table-cell>
          <table:table-cell office:value-type="float" office:value="177586" calcext:value-type="float">
            <text:p>177586</text:p>
          </table:table-cell>
        </table:table-row>
        <table:table-row table:style-name="ro4">
          <table:table-cell office:value-type="string" calcext:value-type="string">
            <text:p>system.mem_ctrls.num_reads::cpu0.data</text:p>
          </table:table-cell>
          <table:table-cell office:value-type="float" office:value="161186" calcext:value-type="float">
            <text:p>161186</text:p>
          </table:table-cell>
          <table:table-cell office:value-type="float" office:value="56779" calcext:value-type="float">
            <text:p>56779</text:p>
          </table:table-cell>
          <table:table-cell office:value-type="float" office:value="40340" calcext:value-type="float">
            <text:p>40340</text:p>
          </table:table-cell>
          <table:table-cell office:value-type="float" office:value="25990" calcext:value-type="float">
            <text:p>25990</text:p>
          </table:table-cell>
          <table:table-cell office:value-type="float" office:value="19350" calcext:value-type="float">
            <text:p>19350</text:p>
          </table:table-cell>
          <table:table-cell/>
          <table:table-cell office:value-type="float" office:value="82853" calcext:value-type="float">
            <text:p>82853</text:p>
          </table:table-cell>
          <table:table-cell office:value-type="float" office:value="47785" calcext:value-type="float">
            <text:p>47785</text:p>
          </table:table-cell>
        </table:table-row>
        <table:table-row table:style-name="ro4">
          <table:table-cell office:value-type="string" calcext:value-type="string">
            <text:p>system.mem_ctrls.num_reads::cpu1.dtb.walker</text:p>
          </table:table-cell>
          <table:table-cell office:value-type="float" office:value="15378" calcext:value-type="float">
            <text:p>15378</text:p>
          </table:table-cell>
          <table:table-cell office:value-type="float" office:value="1683" calcext:value-type="float">
            <text:p>1683</text:p>
          </table:table-cell>
          <table:table-cell office:value-type="float" office:value="379" calcext:value-type="float">
            <text:p>37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893" calcext:value-type="float">
            <text:p>14893</text:p>
          </table:table-cell>
          <table:table-cell office:value-type="float" office:value="14307" calcext:value-type="float">
            <text:p>14307</text:p>
          </table:table-cell>
        </table:table-row>
        <table:table-row table:style-name="ro4">
          <table:table-cell office:value-type="string" calcext:value-type="string">
            <text:p>system.mem_ctrls.num_reads::cpu1.itb.walker</text:p>
          </table:table-cell>
          <table:table-cell office:value-type="float" office:value="795" calcext:value-type="float">
            <text:p>79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507" calcext:value-type="float">
            <text:p>507</text:p>
          </table:table-cell>
        </table:table-row>
        <table:table-row table:style-name="ro4">
          <table:table-cell office:value-type="string" calcext:value-type="string">
            <text:p>system.mem_ctrls.num_reads::cpu1.inst</text:p>
          </table:table-cell>
          <table:table-cell office:value-type="float" office:value="2242944" calcext:value-type="float">
            <text:p>2242944</text:p>
          </table:table-cell>
          <table:table-cell office:value-type="float" office:value="39736" calcext:value-type="float">
            <text:p>39736</text:p>
          </table:table-cell>
          <table:table-cell office:value-type="float" office:value="8376" calcext:value-type="float">
            <text:p>8376</text:p>
          </table:table-cell>
          <table:table-cell office:value-type="float" office:value="3638" calcext:value-type="float">
            <text:p>3638</text:p>
          </table:table-cell>
          <table:table-cell office:value-type="float" office:value="2136" calcext:value-type="float">
            <text:p>2136</text:p>
          </table:table-cell>
          <table:table-cell/>
          <table:table-cell office:value-type="float" office:value="463908" calcext:value-type="float">
            <text:p>463908</text:p>
          </table:table-cell>
          <table:table-cell office:value-type="float" office:value="162711" calcext:value-type="float">
            <text:p>162711</text:p>
          </table:table-cell>
        </table:table-row>
        <table:table-row table:style-name="ro4">
          <table:table-cell office:value-type="string" calcext:value-type="string">
            <text:p>system.mem_ctrls.num_reads::cpu1.data</text:p>
          </table:table-cell>
          <table:table-cell office:value-type="float" office:value="141911" calcext:value-type="float">
            <text:p>141911</text:p>
          </table:table-cell>
          <table:table-cell office:value-type="float" office:value="44589" calcext:value-type="float">
            <text:p>44589</text:p>
          </table:table-cell>
          <table:table-cell office:value-type="float" office:value="30914" calcext:value-type="float">
            <text:p>30914</text:p>
          </table:table-cell>
          <table:table-cell office:value-type="float" office:value="25652" calcext:value-type="float">
            <text:p>25652</text:p>
          </table:table-cell>
          <table:table-cell office:value-type="float" office:value="23910" calcext:value-type="float">
            <text:p>23910</text:p>
          </table:table-cell>
          <table:table-cell/>
          <table:table-cell office:value-type="float" office:value="54527" calcext:value-type="float">
            <text:p>54527</text:p>
          </table:table-cell>
          <table:table-cell office:value-type="float" office:value="38324" calcext:value-type="float">
            <text:p>38324</text:p>
          </table:table-cell>
        </table:table-row>
        <table:table-row table:style-name="ro4">
          <table:table-cell office:value-type="string" calcext:value-type="string">
            <text:p>system.mem_ctrls.num_reads::cpu2.dtb.walker</text:p>
          </table:table-cell>
          <table:table-cell office:value-type="float" office:value="335473" calcext:value-type="float">
            <text:p>335473</text:p>
          </table:table-cell>
          <table:table-cell office:value-type="float" office:value="2873" calcext:value-type="float">
            <text:p>2873</text:p>
          </table:table-cell>
          <table:table-cell office:value-type="float" office:value="881" calcext:value-type="float">
            <text:p>881</text:p>
          </table:table-cell>
          <table:table-cell office:value-type="float" office:value="254" calcext:value-type="float">
            <text:p>25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32659" calcext:value-type="float">
            <text:p>332659</text:p>
          </table:table-cell>
          <table:table-cell office:value-type="float" office:value="328211" calcext:value-type="float">
            <text:p>328211</text:p>
          </table:table-cell>
        </table:table-row>
        <table:table-row table:style-name="ro4">
          <table:table-cell office:value-type="string" calcext:value-type="string">
            <text:p>system.mem_ctrls.num_reads::cpu2.itb.walker</text:p>
          </table:table-cell>
          <table:table-cell office:value-type="float" office:value="8000" calcext:value-type="float">
            <text:p>8000</text:p>
          </table:table-cell>
          <table:table-cell office:value-type="float" office:value="357" calcext:value-type="float">
            <text:p>357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7503" calcext:value-type="float">
            <text:p>7503</text:p>
          </table:table-cell>
        </table:table-row>
        <table:table-row table:style-name="ro4">
          <table:table-cell office:value-type="string" calcext:value-type="string">
            <text:p>system.mem_ctrls.num_reads::cpu2.inst</text:p>
          </table:table-cell>
          <table:table-cell office:value-type="float" office:value="454994" calcext:value-type="float">
            <text:p>454994</text:p>
          </table:table-cell>
          <table:table-cell office:value-type="float" office:value="74109" calcext:value-type="float">
            <text:p>74109</text:p>
          </table:table-cell>
          <table:table-cell office:value-type="float" office:value="37161" calcext:value-type="float">
            <text:p>37161</text:p>
          </table:table-cell>
          <table:table-cell office:value-type="float" office:value="18943" calcext:value-type="float">
            <text:p>18943</text:p>
          </table:table-cell>
          <table:table-cell office:value-type="float" office:value="9834" calcext:value-type="float">
            <text:p>9834</text:p>
          </table:table-cell>
          <table:table-cell/>
          <table:table-cell office:value-type="float" office:value="219270" calcext:value-type="float">
            <text:p>219270</text:p>
          </table:table-cell>
          <table:table-cell office:value-type="float" office:value="99316" calcext:value-type="float">
            <text:p>99316</text:p>
          </table:table-cell>
        </table:table-row>
        <table:table-row table:style-name="ro4">
          <table:table-cell office:value-type="string" calcext:value-type="string">
            <text:p>system.mem_ctrls.num_reads::cpu2.data</text:p>
          </table:table-cell>
          <table:table-cell office:value-type="float" office:value="773687" calcext:value-type="float">
            <text:p>773687</text:p>
          </table:table-cell>
          <table:table-cell office:value-type="float" office:value="287482" calcext:value-type="float">
            <text:p>287482</text:p>
          </table:table-cell>
          <table:table-cell office:value-type="float" office:value="175938" calcext:value-type="float">
            <text:p>175938</text:p>
          </table:table-cell>
          <table:table-cell office:value-type="float" office:value="119567" calcext:value-type="float">
            <text:p>119567</text:p>
          </table:table-cell>
          <table:table-cell office:value-type="float" office:value="99857" calcext:value-type="float">
            <text:p>99857</text:p>
          </table:table-cell>
          <table:table-cell/>
          <table:table-cell office:value-type="float" office:value="491317" calcext:value-type="float">
            <text:p>491317</text:p>
          </table:table-cell>
          <table:table-cell office:value-type="float" office:value="338600" calcext:value-type="float">
            <text:p>338600</text:p>
          </table:table-cell>
        </table:table-row>
        <table:table-row table:style-name="ro4">
          <table:table-cell office:value-type="string" calcext:value-type="string">
            <text:p>system.mem_ctrls.num_reads::cpu3.dtb.walker</text:p>
          </table:table-cell>
          <table:table-cell office:value-type="float" office:value="1408" calcext:value-type="float">
            <text:p>140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861" calcext:value-type="float">
            <text:p>861</text:p>
          </table:table-cell>
        </table:table-row>
        <table:table-row table:style-name="ro4">
          <table:table-cell office:value-type="string" calcext:value-type="string">
            <text:p>system.mem_ctrls.num_reads::cpu3.itb.walker</text:p>
          </table:table-cell>
          <table:table-cell office:value-type="float" office:value="703" calcext:value-type="float">
            <text:p>703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419" calcext:value-type="float">
            <text:p>419</text:p>
          </table:table-cell>
        </table:table-row>
        <table:table-row table:style-name="ro4">
          <table:table-cell office:value-type="string" calcext:value-type="string">
            <text:p>system.mem_ctrls.num_reads::cpu3.inst</text:p>
          </table:table-cell>
          <table:table-cell office:value-type="float" office:value="113579" calcext:value-type="float">
            <text:p>113579</text:p>
          </table:table-cell>
          <table:table-cell office:value-type="float" office:value="17157" calcext:value-type="float">
            <text:p>17157</text:p>
          </table:table-cell>
          <table:table-cell office:value-type="float" office:value="5082" calcext:value-type="float">
            <text:p>5082</text:p>
          </table:table-cell>
          <table:table-cell office:value-type="float" office:value="2080" calcext:value-type="float">
            <text:p>2080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49538" calcext:value-type="float">
            <text:p>49538</text:p>
          </table:table-cell>
          <table:table-cell office:value-type="float" office:value="24532" calcext:value-type="float">
            <text:p>24532</text:p>
          </table:table-cell>
        </table:table-row>
        <table:table-row table:style-name="ro4">
          <table:table-cell office:value-type="string" calcext:value-type="string">
            <text:p>system.mem_ctrls.num_reads::cpu3.data</text:p>
          </table:table-cell>
          <table:table-cell office:value-type="float" office:value="65116" calcext:value-type="float">
            <text:p>65116</text:p>
          </table:table-cell>
          <table:table-cell office:value-type="float" office:value="31191" calcext:value-type="float">
            <text:p>31191</text:p>
          </table:table-cell>
          <table:table-cell office:value-type="float" office:value="21407" calcext:value-type="float">
            <text:p>21407</text:p>
          </table:table-cell>
          <table:table-cell office:value-type="float" office:value="16836" calcext:value-type="float">
            <text:p>16836</text:p>
          </table:table-cell>
          <table:table-cell office:value-type="float" office:value="15005" calcext:value-type="float">
            <text:p>15005</text:p>
          </table:table-cell>
          <table:table-cell/>
          <table:table-cell office:value-type="float" office:value="39319" calcext:value-type="float">
            <text:p>39319</text:p>
          </table:table-cell>
          <table:table-cell office:value-type="float" office:value="30227" calcext:value-type="float">
            <text:p>30227</text:p>
          </table:table-cell>
        </table:table-row>
        <table:table-row table:style-name="ro4">
          <table:table-cell office:value-type="string" calcext:value-type="string">
            <text:p>system.mem_ctrls.num_reads::realview.ide</text:p>
          </table:table-cell>
          <table:table-cell office:value-type="float" office:value="311" calcext:value-type="float">
            <text:p>31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string" calcext:value-type="string">
            <text:p>system.mem_ctrls.num_reads::total</text:p>
          </table:table-cell>
          <table:table-cell office:value-type="float" office:value="6059611" calcext:value-type="float">
            <text:p>6059611</text:p>
          </table:table-cell>
          <table:table-cell office:value-type="float" office:value="597236" calcext:value-type="float">
            <text:p>597236</text:p>
          </table:table-cell>
          <table:table-cell office:value-type="float" office:value="339312" calcext:value-type="float">
            <text:p>339312</text:p>
          </table:table-cell>
          <table:table-cell office:value-type="float" office:value="220424" calcext:value-type="float">
            <text:p>220424</text:p>
          </table:table-cell>
          <table:table-cell office:value-type="float" office:value="174903" calcext:value-type="float">
            <text:p>174903</text:p>
          </table:table-cell>
          <table:table-cell/>
          <table:table-cell office:value-type="float" office:value="2418447" calcext:value-type="float">
            <text:p>2418447</text:p>
          </table:table-cell>
          <table:table-cell office:value-type="float" office:value="1274572" calcext:value-type="float">
            <text:p>1274572</text:p>
          </table:table-cell>
        </table:table-row>
        <table:table-row table:style-name="ro4">
          <table:table-cell office:value-type="string" calcext:value-type="string">
            <text:p>system.mem_ctrls.num_writes::writebacks</text:p>
          </table:table-cell>
          <table:table-cell office:value-type="float" office:value="452193" calcext:value-type="float">
            <text:p>452193</text:p>
          </table:table-cell>
          <table:table-cell office:value-type="float" office:value="247724" calcext:value-type="float">
            <text:p>247724</text:p>
          </table:table-cell>
          <table:table-cell office:value-type="float" office:value="214875" calcext:value-type="float">
            <text:p>214875</text:p>
          </table:table-cell>
          <table:table-cell office:value-type="float" office:value="185176" calcext:value-type="float">
            <text:p>185176</text:p>
          </table:table-cell>
          <table:table-cell office:value-type="float" office:value="164120" calcext:value-type="float">
            <text:p>164120</text:p>
          </table:table-cell>
          <table:table-cell/>
          <table:table-cell office:value-type="float" office:value="312401" calcext:value-type="float">
            <text:p>312401</text:p>
          </table:table-cell>
          <table:table-cell office:value-type="float" office:value="247323" calcext:value-type="float">
            <text:p>247323</text:p>
          </table:table-cell>
        </table:table-row>
        <table:table-row table:style-name="ro4">
          <table:table-cell office:value-type="string" calcext:value-type="string">
            <text:p>system.mem_ctrls.num_writes::total</text:p>
          </table:table-cell>
          <table:table-cell office:value-type="float" office:value="452193" calcext:value-type="float">
            <text:p>452193</text:p>
          </table:table-cell>
          <table:table-cell office:value-type="float" office:value="247724" calcext:value-type="float">
            <text:p>247724</text:p>
          </table:table-cell>
          <table:table-cell office:value-type="float" office:value="214875" calcext:value-type="float">
            <text:p>214875</text:p>
          </table:table-cell>
          <table:table-cell office:value-type="float" office:value="185176" calcext:value-type="float">
            <text:p>185176</text:p>
          </table:table-cell>
          <table:table-cell office:value-type="float" office:value="164120" calcext:value-type="float">
            <text:p>164120</text:p>
          </table:table-cell>
          <table:table-cell/>
          <table:table-cell office:value-type="float" office:value="312401" calcext:value-type="float">
            <text:p>312401</text:p>
          </table:table-cell>
          <table:table-cell office:value-type="float" office:value="247323" calcext:value-type="float">
            <text:p>247323</text:p>
          </table:table-cell>
        </table:table-row>
        <table:table-row table:style-name="ro4">
          <table:table-cell office:value-type="string" calcext:value-type="string">
            <text:p>system.mem_ctrls.readReq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f0.dma_read_full_pag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f0.dma_read_byt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f0.dma_read_tx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f0.dma_write_full_pages</text:p>
          </table:table-cell>
          <table:table-cell table:number-columns-repeated="5" office:value-type="float" office:value="1049" calcext:value-type="float">
            <text:p>1049</text:p>
          </table:table-cell>
          <table:table-cell/>
          <table:table-cell table:number-columns-repeated="2" office:value-type="float" office:value="1049" calcext:value-type="float">
            <text:p>1049</text:p>
          </table:table-cell>
        </table:table-row>
        <table:table-row table:style-name="ro4">
          <table:table-cell office:value-type="string" calcext:value-type="string">
            <text:p>system.cf0.dma_write_bytes</text:p>
          </table:table-cell>
          <table:table-cell table:number-columns-repeated="5" office:value-type="float" office:value="4414464" calcext:value-type="float">
            <text:p>4414464</text:p>
          </table:table-cell>
          <table:table-cell/>
          <table:table-cell table:number-columns-repeated="2" office:value-type="float" office:value="4414464" calcext:value-type="float">
            <text:p>4414464</text:p>
          </table:table-cell>
        </table:table-row>
        <table:table-row table:style-name="ro4">
          <table:table-cell office:value-type="string" calcext:value-type="string">
            <text:p>system.cf0.dma_write_txs</text:p>
          </table:table-cell>
          <table:table-cell table:number-columns-repeated="5" office:value-type="float" office:value="1148" calcext:value-type="float">
            <text:p>1148</text:p>
          </table:table-cell>
          <table:table-cell/>
          <table:table-cell table:number-columns-repeated="2" office:value-type="float" office:value="1148" calcext:value-type="float">
            <text:p>1148</text:p>
          </table:table-cell>
        </table:table-row>
        <table:table-row table:style-name="ro4">
          <table:table-cell office:value-type="string" calcext:value-type="string">
            <text:p>system.cpu0.dstage2_mmu.stage2_tl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stage2_mmu.stage2_tl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stage2_mmu.stage2_tl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stage2_mmu.stage2_tl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stage2_mmu.stage2_tl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stage2_mmu.stage2_tl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tb.read_hits</text:p>
          </table:table-cell>
          <table:table-cell office:value-type="float" office:value="23879287" calcext:value-type="float">
            <text:p>23879287</text:p>
          </table:table-cell>
          <table:table-cell table:number-columns-repeated="4" office:value-type="float" office:value="23878589" calcext:value-type="float">
            <text:p>23878589</text:p>
          </table:table-cell>
          <table:table-cell/>
          <table:table-cell office:value-type="float" office:value="23879288" calcext:value-type="float">
            <text:p>23879288</text:p>
          </table:table-cell>
          <table:table-cell office:value-type="float" office:value="23879109" calcext:value-type="float">
            <text:p>23879109</text:p>
          </table:table-cell>
        </table:table-row>
        <table:table-row table:style-name="ro4">
          <table:table-cell office:value-type="string" calcext:value-type="string">
            <text:p>system.cpu0.dtb.read_misses</text:p>
          </table:table-cell>
          <table:table-cell office:value-type="float" office:value="2713" calcext:value-type="float">
            <text:p>2713</text:p>
          </table:table-cell>
          <table:table-cell table:number-columns-repeated="4" office:value-type="float" office:value="2501" calcext:value-type="float">
            <text:p>2501</text:p>
          </table:table-cell>
          <table:table-cell/>
          <table:table-cell office:value-type="float" office:value="2504" calcext:value-type="float">
            <text:p>2504</text:p>
          </table:table-cell>
          <table:table-cell office:value-type="float" office:value="2503" calcext:value-type="float">
            <text:p>2503</text:p>
          </table:table-cell>
        </table:table-row>
        <table:table-row table:style-name="ro4">
          <table:table-cell office:value-type="string" calcext:value-type="string">
            <text:p>system.cpu0.dtb.write_hits</text:p>
          </table:table-cell>
          <table:table-cell office:value-type="float" office:value="23245931" calcext:value-type="float">
            <text:p>23245931</text:p>
          </table:table-cell>
          <table:table-cell table:number-columns-repeated="4" office:value-type="float" office:value="23245196" calcext:value-type="float">
            <text:p>23245196</text:p>
          </table:table-cell>
          <table:table-cell/>
          <table:table-cell office:value-type="float" office:value="23245775" calcext:value-type="float">
            <text:p>23245775</text:p>
          </table:table-cell>
          <table:table-cell office:value-type="float" office:value="23245662" calcext:value-type="float">
            <text:p>23245662</text:p>
          </table:table-cell>
        </table:table-row>
        <table:table-row table:style-name="ro4">
          <table:table-cell office:value-type="string" calcext:value-type="string">
            <text:p>system.cpu0.dtb.write_misses</text:p>
          </table:table-cell>
          <table:table-cell office:value-type="float" office:value="367" calcext:value-type="float">
            <text:p>367</text:p>
          </table:table-cell>
          <table:table-cell table:number-columns-repeated="4" office:value-type="float" office:value="341" calcext:value-type="float">
            <text:p>341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string" calcext:value-type="string">
            <text:p>system.cpu0.dtb.read_accesses</text:p>
          </table:table-cell>
          <table:table-cell office:value-type="float" office:value="23882000" calcext:value-type="float">
            <text:p>23882000</text:p>
          </table:table-cell>
          <table:table-cell table:number-columns-repeated="4" office:value-type="float" office:value="23881090" calcext:value-type="float">
            <text:p>23881090</text:p>
          </table:table-cell>
          <table:table-cell/>
          <table:table-cell office:value-type="float" office:value="23881792" calcext:value-type="float">
            <text:p>23881792</text:p>
          </table:table-cell>
          <table:table-cell office:value-type="float" office:value="23881612" calcext:value-type="float">
            <text:p>23881612</text:p>
          </table:table-cell>
        </table:table-row>
        <table:table-row table:style-name="ro4">
          <table:table-cell office:value-type="string" calcext:value-type="string">
            <text:p>system.cpu0.dtb.write_accesses</text:p>
          </table:table-cell>
          <table:table-cell office:value-type="float" office:value="23246298" calcext:value-type="float">
            <text:p>23246298</text:p>
          </table:table-cell>
          <table:table-cell table:number-columns-repeated="4" office:value-type="float" office:value="23245537" calcext:value-type="float">
            <text:p>23245537</text:p>
          </table:table-cell>
          <table:table-cell/>
          <table:table-cell office:value-type="float" office:value="23246114" calcext:value-type="float">
            <text:p>23246114</text:p>
          </table:table-cell>
          <table:table-cell office:value-type="float" office:value="23246002" calcext:value-type="float">
            <text:p>23246002</text:p>
          </table:table-cell>
        </table:table-row>
        <table:table-row table:style-name="ro4">
          <table:table-cell office:value-type="string" calcext:value-type="string">
            <text:p>system.cpu0.istage2_mmu.stage2_tl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stage2_mmu.stage2_tl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stage2_mmu.stage2_tl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stage2_mmu.stage2_tl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stage2_mmu.stage2_tl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stage2_mmu.stage2_tl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it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0.dcache.ReadReq_hits::total</text:p>
          </table:table-cell>
          <table:table-cell office:value-type="float" office:value="23547372" calcext:value-type="float">
            <text:p>23547372</text:p>
          </table:table-cell>
          <table:table-cell table:number-columns-repeated="4" office:value-type="float" office:value="23550791" calcext:value-type="float">
            <text:p>23550791</text:p>
          </table:table-cell>
          <table:table-cell/>
          <table:table-cell office:value-type="float" office:value="23614754" calcext:value-type="float">
            <text:p>23614754</text:p>
          </table:table-cell>
          <table:table-cell office:value-type="float" office:value="23643230" calcext:value-type="float">
            <text:p>23643230</text:p>
          </table:table-cell>
        </table:table-row>
        <table:table-row table:style-name="ro4">
          <table:table-cell office:value-type="string" calcext:value-type="string">
            <text:p>system.cpu0.dcache.WriteReq_hits::total</text:p>
          </table:table-cell>
          <table:table-cell office:value-type="float" office:value="23056050" calcext:value-type="float">
            <text:p>23056050</text:p>
          </table:table-cell>
          <table:table-cell office:value-type="float" office:value="23053694" calcext:value-type="float">
            <text:p>23053694</text:p>
          </table:table-cell>
          <table:table-cell office:value-type="float" office:value="23053706" calcext:value-type="float">
            <text:p>23053706</text:p>
          </table:table-cell>
          <table:table-cell office:value-type="float" office:value="23053710" calcext:value-type="float">
            <text:p>23053710</text:p>
          </table:table-cell>
          <table:table-cell office:value-type="float" office:value="23053711" calcext:value-type="float">
            <text:p>23053711</text:p>
          </table:table-cell>
          <table:table-cell/>
          <table:table-cell office:value-type="float" office:value="23061927" calcext:value-type="float">
            <text:p>23061927</text:p>
          </table:table-cell>
          <table:table-cell office:value-type="float" office:value="23064743" calcext:value-type="float">
            <text:p>23064743</text:p>
          </table:table-cell>
        </table:table-row>
        <table:table-row table:style-name="ro4">
          <table:table-cell office:value-type="string" calcext:value-type="string">
            <text:p>system.cpu0.dcache.overall_hits::total</text:p>
          </table:table-cell>
          <table:table-cell office:value-type="float" office:value="46642655" calcext:value-type="float">
            <text:p>46642655</text:p>
          </table:table-cell>
          <table:table-cell office:value-type="float" office:value="46644303" calcext:value-type="float">
            <text:p>46644303</text:p>
          </table:table-cell>
          <table:table-cell office:value-type="float" office:value="46644315" calcext:value-type="float">
            <text:p>46644315</text:p>
          </table:table-cell>
          <table:table-cell office:value-type="float" office:value="46644319" calcext:value-type="float">
            <text:p>46644319</text:p>
          </table:table-cell>
          <table:table-cell office:value-type="float" office:value="46644320" calcext:value-type="float">
            <text:p>46644320</text:p>
          </table:table-cell>
          <table:table-cell/>
          <table:table-cell office:value-type="float" office:value="46717914" calcext:value-type="float">
            <text:p>46717914</text:p>
          </table:table-cell>
          <table:table-cell office:value-type="float" office:value="46750621" calcext:value-type="float">
            <text:p>46750621</text:p>
          </table:table-cell>
        </table:table-row>
        <table:table-row table:style-name="ro4">
          <table:table-cell office:value-type="string" calcext:value-type="string">
            <text:p>system.cpu0.dcache.ReadReq_misses::total</text:p>
          </table:table-cell>
          <table:table-cell office:value-type="float" office:value="129507" calcext:value-type="float">
            <text:p>129507</text:p>
          </table:table-cell>
          <table:table-cell table:number-columns-repeated="4" office:value-type="float" office:value="125207" calcext:value-type="float">
            <text:p>125207</text:p>
          </table:table-cell>
          <table:table-cell/>
          <table:table-cell office:value-type="float" office:value="61918" calcext:value-type="float">
            <text:p>61918</text:p>
          </table:table-cell>
          <table:table-cell office:value-type="float" office:value="33263" calcext:value-type="float">
            <text:p>33263</text:p>
          </table:table-cell>
        </table:table-row>
        <table:table-row table:style-name="ro4">
          <table:table-cell office:value-type="string" calcext:value-type="string">
            <text:p>system.cpu0.dcache.WriteReq_misses::total</text:p>
          </table:table-cell>
          <table:table-cell office:value-type="float" office:value="34448" calcext:value-type="float">
            <text:p>34448</text:p>
          </table:table-cell>
          <table:table-cell office:value-type="float" office:value="36063" calcext:value-type="float">
            <text:p>36063</text:p>
          </table:table-cell>
          <table:table-cell office:value-type="float" office:value="36051" calcext:value-type="float">
            <text:p>36051</text:p>
          </table:table-cell>
          <table:table-cell office:value-type="float" office:value="36047" calcext:value-type="float">
            <text:p>36047</text:p>
          </table:table-cell>
          <table:table-cell office:value-type="float" office:value="36046" calcext:value-type="float">
            <text:p>36046</text:p>
          </table:table-cell>
          <table:table-cell/>
          <table:table-cell office:value-type="float" office:value="28399" calcext:value-type="float">
            <text:p>28399</text:p>
          </table:table-cell>
          <table:table-cell office:value-type="float" office:value="25471" calcext:value-type="float">
            <text:p>25471</text:p>
          </table:table-cell>
        </table:table-row>
        <table:table-row table:style-name="ro4">
          <table:table-cell office:value-type="string" calcext:value-type="string">
            <text:p>system.cpu0.dcache.overall_misses::total</text:p>
          </table:table-cell>
          <table:table-cell office:value-type="float" office:value="173260" calcext:value-type="float">
            <text:p>173260</text:p>
          </table:table-cell>
          <table:table-cell office:value-type="float" office:value="169985" calcext:value-type="float">
            <text:p>169985</text:p>
          </table:table-cell>
          <table:table-cell office:value-type="float" office:value="169973" calcext:value-type="float">
            <text:p>169973</text:p>
          </table:table-cell>
          <table:table-cell office:value-type="float" office:value="169969" calcext:value-type="float">
            <text:p>169969</text:p>
          </table:table-cell>
          <table:table-cell office:value-type="float" office:value="169968" calcext:value-type="float">
            <text:p>169968</text:p>
          </table:table-cell>
          <table:table-cell/>
          <table:table-cell office:value-type="float" office:value="97633" calcext:value-type="float">
            <text:p>97633</text:p>
          </table:table-cell>
          <table:table-cell office:value-type="float" office:value="64636" calcext:value-type="float">
            <text:p>64636</text:p>
          </table:table-cell>
        </table:table-row>
        <table:table-row table:style-name="ro4">
          <table:table-cell office:value-type="string" calcext:value-type="string">
            <text:p>system.cpu0.dcache.overall_accesses::total</text:p>
          </table:table-cell>
          <table:table-cell office:value-type="float" office:value="46815915" calcext:value-type="float">
            <text:p>46815915</text:p>
          </table:table-cell>
          <table:table-cell table:number-columns-repeated="4" office:value-type="float" office:value="46814288" calcext:value-type="float">
            <text:p>46814288</text:p>
          </table:table-cell>
          <table:table-cell/>
          <table:table-cell office:value-type="float" office:value="46815547" calcext:value-type="float">
            <text:p>46815547</text:p>
          </table:table-cell>
          <table:table-cell office:value-type="float" office:value="46815257" calcext:value-type="float">
            <text:p>46815257</text:p>
          </table:table-cell>
        </table:table-row>
        <table:table-row table:style-name="ro4">
          <table:table-cell office:value-type="string" calcext:value-type="string">
            <text:p>system.cpu0.icache.ReadReq_hits::total</text:p>
          </table:table-cell>
          <table:table-cell office:value-type="float" office:value="286509761" calcext:value-type="float">
            <text:p>286509761</text:p>
          </table:table-cell>
          <table:table-cell table:number-columns-repeated="4" office:value-type="float" office:value="286965617" calcext:value-type="float">
            <text:p>286965617</text:p>
          </table:table-cell>
          <table:table-cell/>
          <table:table-cell office:value-type="float" office:value="287591857" calcext:value-type="float">
            <text:p>287591857</text:p>
          </table:table-cell>
          <table:table-cell office:value-type="float" office:value="288068294" calcext:value-type="float">
            <text:p>288068294</text:p>
          </table:table-cell>
        </table:table-row>
        <table:table-row table:style-name="ro4">
          <table:table-cell office:value-type="string" calcext:value-type="string">
            <text:p>system.cpu0.icache.overall_hits::total</text:p>
          </table:table-cell>
          <table:table-cell office:value-type="float" office:value="286509761" calcext:value-type="float">
            <text:p>286509761</text:p>
          </table:table-cell>
          <table:table-cell table:number-columns-repeated="4" office:value-type="float" office:value="286965617" calcext:value-type="float">
            <text:p>286965617</text:p>
          </table:table-cell>
          <table:table-cell/>
          <table:table-cell office:value-type="float" office:value="287591857" calcext:value-type="float">
            <text:p>287591857</text:p>
          </table:table-cell>
          <table:table-cell office:value-type="float" office:value="288068294" calcext:value-type="float">
            <text:p>288068294</text:p>
          </table:table-cell>
        </table:table-row>
        <table:table-row table:style-name="ro4">
          <table:table-cell office:value-type="string" calcext:value-type="string">
            <text:p>system.cpu0.icache.ReadReq_misses::total</text:p>
          </table:table-cell>
          <table:table-cell office:value-type="float" office:value="1738489" calcext:value-type="float">
            <text:p>1738489</text:p>
          </table:table-cell>
          <table:table-cell table:number-columns-repeated="4" office:value-type="float" office:value="1277798" calcext:value-type="float">
            <text:p>1277798</text:p>
          </table:table-cell>
          <table:table-cell/>
          <table:table-cell office:value-type="float" office:value="654750" calcext:value-type="float">
            <text:p>654750</text:p>
          </table:table-cell>
          <table:table-cell office:value-type="float" office:value="177586" calcext:value-type="float">
            <text:p>177586</text:p>
          </table:table-cell>
        </table:table-row>
        <table:table-row table:style-name="ro4">
          <table:table-cell office:value-type="string" calcext:value-type="string">
            <text:p>system.cpu0.icache.overall_misses::total</text:p>
          </table:table-cell>
          <table:table-cell office:value-type="float" office:value="1738489" calcext:value-type="float">
            <text:p>1738489</text:p>
          </table:table-cell>
          <table:table-cell table:number-columns-repeated="4" office:value-type="float" office:value="1277798" calcext:value-type="float">
            <text:p>1277798</text:p>
          </table:table-cell>
          <table:table-cell/>
          <table:table-cell office:value-type="float" office:value="654750" calcext:value-type="float">
            <text:p>654750</text:p>
          </table:table-cell>
          <table:table-cell office:value-type="float" office:value="177586" calcext:value-type="float">
            <text:p>177586</text:p>
          </table:table-cell>
        </table:table-row>
        <table:table-row table:style-name="ro4">
          <table:table-cell office:value-type="string" calcext:value-type="string">
            <text:p>system.cpu0.icache.overall_accesses::total</text:p>
          </table:table-cell>
          <table:table-cell office:value-type="float" office:value="288248250" calcext:value-type="float">
            <text:p>288248250</text:p>
          </table:table-cell>
          <table:table-cell table:number-columns-repeated="4" office:value-type="float" office:value="288243415" calcext:value-type="float">
            <text:p>288243415</text:p>
          </table:table-cell>
          <table:table-cell/>
          <table:table-cell office:value-type="float" office:value="288246607" calcext:value-type="float">
            <text:p>288246607</text:p>
          </table:table-cell>
          <table:table-cell office:value-type="float" office:value="288245880" calcext:value-type="float">
            <text:p>288245880</text:p>
          </table:table-cell>
        </table:table-row>
        <table:table-row table:style-name="ro4">
          <table:table-cell office:value-type="string" calcext:value-type="string">
            <text:p>system.cpu1.dstage2_mmu.stage2_tl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stage2_mmu.stage2_tl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stage2_mmu.stage2_tl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stage2_mmu.stage2_tl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stage2_mmu.stage2_tl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stage2_mmu.stage2_tl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tb.read_hits</text:p>
          </table:table-cell>
          <table:table-cell office:value-type="float" office:value="18800694" calcext:value-type="float">
            <text:p>18800694</text:p>
          </table:table-cell>
          <table:table-cell table:number-columns-repeated="4" office:value-type="float" office:value="18800798" calcext:value-type="float">
            <text:p>18800798</text:p>
          </table:table-cell>
          <table:table-cell/>
          <table:table-cell office:value-type="float" office:value="18800649" calcext:value-type="float">
            <text:p>18800649</text:p>
          </table:table-cell>
          <table:table-cell office:value-type="float" office:value="18800681" calcext:value-type="float">
            <text:p>18800681</text:p>
          </table:table-cell>
        </table:table-row>
        <table:table-row table:style-name="ro4">
          <table:table-cell office:value-type="string" calcext:value-type="string">
            <text:p>system.cpu1.dtb.read_misses</text:p>
          </table:table-cell>
          <table:table-cell office:value-type="float" office:value="9555" calcext:value-type="float">
            <text:p>9555</text:p>
          </table:table-cell>
          <table:table-cell table:number-columns-repeated="4" office:value-type="float" office:value="9516" calcext:value-type="float">
            <text:p>9516</text:p>
          </table:table-cell>
          <table:table-cell/>
          <table:table-cell table:number-columns-repeated="2" office:value-type="float" office:value="9515" calcext:value-type="float">
            <text:p>9515</text:p>
          </table:table-cell>
        </table:table-row>
        <table:table-row table:style-name="ro4">
          <table:table-cell office:value-type="string" calcext:value-type="string">
            <text:p>system.cpu1.dtb.write_hits</text:p>
          </table:table-cell>
          <table:table-cell office:value-type="float" office:value="14549842" calcext:value-type="float">
            <text:p>14549842</text:p>
          </table:table-cell>
          <table:table-cell table:number-columns-repeated="4" office:value-type="float" office:value="14549584" calcext:value-type="float">
            <text:p>14549584</text:p>
          </table:table-cell>
          <table:table-cell/>
          <table:table-cell office:value-type="float" office:value="14549455" calcext:value-type="float">
            <text:p>14549455</text:p>
          </table:table-cell>
          <table:table-cell office:value-type="float" office:value="14549471" calcext:value-type="float">
            <text:p>14549471</text:p>
          </table:table-cell>
        </table:table-row>
        <table:table-row table:style-name="ro4">
          <table:table-cell office:value-type="string" calcext:value-type="string">
            <text:p>system.cpu1.dtb.write_misses</text:p>
          </table:table-cell>
          <table:table-cell office:value-type="float" office:value="870" calcext:value-type="float">
            <text:p>870</text:p>
          </table:table-cell>
          <table:table-cell table:number-columns-repeated="4" office:value-type="float" office:value="838" calcext:value-type="float">
            <text:p>838</text:p>
          </table:table-cell>
          <table:table-cell/>
          <table:table-cell table:number-columns-repeated="2" office:value-type="float" office:value="839" calcext:value-type="float">
            <text:p>839</text:p>
          </table:table-cell>
        </table:table-row>
        <table:table-row table:style-name="ro4">
          <table:table-cell office:value-type="string" calcext:value-type="string">
            <text:p>system.cpu1.dtb.read_accesses</text:p>
          </table:table-cell>
          <table:table-cell office:value-type="float" office:value="18810249" calcext:value-type="float">
            <text:p>18810249</text:p>
          </table:table-cell>
          <table:table-cell table:number-columns-repeated="4" office:value-type="float" office:value="18810314" calcext:value-type="float">
            <text:p>18810314</text:p>
          </table:table-cell>
          <table:table-cell/>
          <table:table-cell office:value-type="float" office:value="18810164" calcext:value-type="float">
            <text:p>18810164</text:p>
          </table:table-cell>
          <table:table-cell office:value-type="float" office:value="18810196" calcext:value-type="float">
            <text:p>18810196</text:p>
          </table:table-cell>
        </table:table-row>
        <table:table-row table:style-name="ro4">
          <table:table-cell office:value-type="string" calcext:value-type="string">
            <text:p>system.cpu1.dtb.write_accesses</text:p>
          </table:table-cell>
          <table:table-cell office:value-type="float" office:value="14550712" calcext:value-type="float">
            <text:p>14550712</text:p>
          </table:table-cell>
          <table:table-cell table:number-columns-repeated="4" office:value-type="float" office:value="14550422" calcext:value-type="float">
            <text:p>14550422</text:p>
          </table:table-cell>
          <table:table-cell/>
          <table:table-cell office:value-type="float" office:value="14550294" calcext:value-type="float">
            <text:p>14550294</text:p>
          </table:table-cell>
          <table:table-cell office:value-type="float" office:value="14550310" calcext:value-type="float">
            <text:p>14550310</text:p>
          </table:table-cell>
        </table:table-row>
        <table:table-row table:style-name="ro4">
          <table:table-cell office:value-type="string" calcext:value-type="string">
            <text:p>system.cpu1.istage2_mmu.stage2_tl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stage2_mmu.stage2_tl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stage2_mmu.stage2_tl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stage2_mmu.stage2_tl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stage2_mmu.stage2_tl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stage2_mmu.stage2_tl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it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1.dcache.ReadReq_hits::total</text:p>
          </table:table-cell>
          <table:table-cell office:value-type="float" office:value="18544685" calcext:value-type="float">
            <text:p>18544685</text:p>
          </table:table-cell>
          <table:table-cell table:number-columns-repeated="4" office:value-type="float" office:value="18545211" calcext:value-type="float">
            <text:p>18545211</text:p>
          </table:table-cell>
          <table:table-cell/>
          <table:table-cell office:value-type="float" office:value="18602389" calcext:value-type="float">
            <text:p>18602389</text:p>
          </table:table-cell>
          <table:table-cell office:value-type="float" office:value="18614427" calcext:value-type="float">
            <text:p>18614427</text:p>
          </table:table-cell>
        </table:table-row>
        <table:table-row table:style-name="ro4">
          <table:table-cell office:value-type="string" calcext:value-type="string">
            <text:p>system.cpu1.dcache.WriteReq_hits::total</text:p>
          </table:table-cell>
          <table:table-cell office:value-type="float" office:value="14347695" calcext:value-type="float">
            <text:p>14347695</text:p>
          </table:table-cell>
          <table:table-cell office:value-type="float" office:value="14347813" calcext:value-type="float">
            <text:p>14347813</text:p>
          </table:table-cell>
          <table:table-cell office:value-type="float" office:value="14347817" calcext:value-type="float">
            <text:p>14347817</text:p>
          </table:table-cell>
          <table:table-cell office:value-type="float" office:value="14347816" calcext:value-type="float">
            <text:p>14347816</text:p>
          </table:table-cell>
          <table:table-cell office:value-type="float" office:value="14347817" calcext:value-type="float">
            <text:p>14347817</text:p>
          </table:table-cell>
          <table:table-cell/>
          <table:table-cell office:value-type="float" office:value="14375067" calcext:value-type="float">
            <text:p>14375067</text:p>
          </table:table-cell>
          <table:table-cell office:value-type="float" office:value="14378082" calcext:value-type="float">
            <text:p>14378082</text:p>
          </table:table-cell>
        </table:table-row>
        <table:table-row table:style-name="ro4">
          <table:table-cell office:value-type="string" calcext:value-type="string">
            <text:p>system.cpu1.dcache.overall_hits::total</text:p>
          </table:table-cell>
          <table:table-cell office:value-type="float" office:value="32917347" calcext:value-type="float">
            <text:p>32917347</text:p>
          </table:table-cell>
          <table:table-cell office:value-type="float" office:value="32918082" calcext:value-type="float">
            <text:p>32918082</text:p>
          </table:table-cell>
          <table:table-cell office:value-type="float" office:value="32918086" calcext:value-type="float">
            <text:p>32918086</text:p>
          </table:table-cell>
          <table:table-cell office:value-type="float" office:value="32918085" calcext:value-type="float">
            <text:p>32918085</text:p>
          </table:table-cell>
          <table:table-cell office:value-type="float" office:value="32918086" calcext:value-type="float">
            <text:p>32918086</text:p>
          </table:table-cell>
          <table:table-cell/>
          <table:table-cell office:value-type="float" office:value="33003128" calcext:value-type="float">
            <text:p>33003128</text:p>
          </table:table-cell>
          <table:table-cell office:value-type="float" office:value="33018703" calcext:value-type="float">
            <text:p>33018703</text:p>
          </table:table-cell>
        </table:table-row>
        <table:table-row table:style-name="ro4">
          <table:table-cell office:value-type="string" calcext:value-type="string">
            <text:p>system.cpu1.dcache.ReadReq_misses::total</text:p>
          </table:table-cell>
          <table:table-cell office:value-type="float" office:value="84934" calcext:value-type="float">
            <text:p>84934</text:p>
          </table:table-cell>
          <table:table-cell table:number-columns-repeated="4" office:value-type="float" office:value="84536" calcext:value-type="float">
            <text:p>84536</text:p>
          </table:table-cell>
          <table:table-cell/>
          <table:table-cell office:value-type="float" office:value="27219" calcext:value-type="float">
            <text:p>27219</text:p>
          </table:table-cell>
          <table:table-cell office:value-type="float" office:value="15213" calcext:value-type="float">
            <text:p>15213</text:p>
          </table:table-cell>
        </table:table-row>
        <table:table-row table:style-name="ro4">
          <table:table-cell office:value-type="string" calcext:value-type="string">
            <text:p>system.cpu1.dcache.WriteReq_misses::total</text:p>
          </table:table-cell>
          <table:table-cell office:value-type="float" office:value="54125" calcext:value-type="float">
            <text:p>54125</text:p>
          </table:table-cell>
          <table:table-cell office:value-type="float" office:value="53754" calcext:value-type="float">
            <text:p>53754</text:p>
          </table:table-cell>
          <table:table-cell office:value-type="float" office:value="53750" calcext:value-type="float">
            <text:p>53750</text:p>
          </table:table-cell>
          <table:table-cell office:value-type="float" office:value="53751" calcext:value-type="float">
            <text:p>53751</text:p>
          </table:table-cell>
          <table:table-cell office:value-type="float" office:value="53750" calcext:value-type="float">
            <text:p>53750</text:p>
          </table:table-cell>
          <table:table-cell/>
          <table:table-cell office:value-type="float" office:value="26378" calcext:value-type="float">
            <text:p>26378</text:p>
          </table:table-cell>
          <table:table-cell office:value-type="float" office:value="23379" calcext:value-type="float">
            <text:p>23379</text:p>
          </table:table-cell>
        </table:table-row>
        <table:table-row table:style-name="ro4">
          <table:table-cell office:value-type="string" calcext:value-type="string">
            <text:p>system.cpu1.dcache.overall_misses::total</text:p>
          </table:table-cell>
          <table:table-cell office:value-type="float" office:value="145848" calcext:value-type="float">
            <text:p>145848</text:p>
          </table:table-cell>
          <table:table-cell office:value-type="float" office:value="144963" calcext:value-type="float">
            <text:p>144963</text:p>
          </table:table-cell>
          <table:table-cell office:value-type="float" office:value="144959" calcext:value-type="float">
            <text:p>144959</text:p>
          </table:table-cell>
          <table:table-cell office:value-type="float" office:value="144960" calcext:value-type="float">
            <text:p>144960</text:p>
          </table:table-cell>
          <table:table-cell office:value-type="float" office:value="144959" calcext:value-type="float">
            <text:p>144959</text:p>
          </table:table-cell>
          <table:table-cell/>
          <table:table-cell office:value-type="float" office:value="59649" calcext:value-type="float">
            <text:p>59649</text:p>
          </table:table-cell>
          <table:table-cell office:value-type="float" office:value="44122" calcext:value-type="float">
            <text:p>44122</text:p>
          </table:table-cell>
        </table:table-row>
        <table:table-row table:style-name="ro4">
          <table:table-cell office:value-type="string" calcext:value-type="string">
            <text:p>system.cpu1.dcache.overall_accesses::total</text:p>
          </table:table-cell>
          <table:table-cell office:value-type="float" office:value="33063195" calcext:value-type="float">
            <text:p>33063195</text:p>
          </table:table-cell>
          <table:table-cell table:number-columns-repeated="4" office:value-type="float" office:value="33063045" calcext:value-type="float">
            <text:p>33063045</text:p>
          </table:table-cell>
          <table:table-cell/>
          <table:table-cell office:value-type="float" office:value="33062777" calcext:value-type="float">
            <text:p>33062777</text:p>
          </table:table-cell>
          <table:table-cell office:value-type="float" office:value="33062825" calcext:value-type="float">
            <text:p>33062825</text:p>
          </table:table-cell>
        </table:table-row>
        <table:table-row table:style-name="ro4">
          <table:table-cell office:value-type="string" calcext:value-type="string">
            <text:p>system.cpu1.icache.ReadReq_hits::total</text:p>
          </table:table-cell>
          <table:table-cell office:value-type="float" office:value="90800495" calcext:value-type="float">
            <text:p>90800495</text:p>
          </table:table-cell>
          <table:table-cell table:number-columns-repeated="4" office:value-type="float" office:value="90798083" calcext:value-type="float">
            <text:p>90798083</text:p>
          </table:table-cell>
          <table:table-cell/>
          <table:table-cell office:value-type="float" office:value="92576039" calcext:value-type="float">
            <text:p>92576039</text:p>
          </table:table-cell>
          <table:table-cell office:value-type="float" office:value="92877388" calcext:value-type="float">
            <text:p>92877388</text:p>
          </table:table-cell>
        </table:table-row>
        <table:table-row table:style-name="ro4">
          <table:table-cell office:value-type="string" calcext:value-type="string">
            <text:p>system.cpu1.icache.overall_hits::total</text:p>
          </table:table-cell>
          <table:table-cell office:value-type="float" office:value="90800495" calcext:value-type="float">
            <text:p>90800495</text:p>
          </table:table-cell>
          <table:table-cell table:number-columns-repeated="4" office:value-type="float" office:value="90798083" calcext:value-type="float">
            <text:p>90798083</text:p>
          </table:table-cell>
          <table:table-cell/>
          <table:table-cell office:value-type="float" office:value="92576039" calcext:value-type="float">
            <text:p>92576039</text:p>
          </table:table-cell>
          <table:table-cell office:value-type="float" office:value="92877388" calcext:value-type="float">
            <text:p>92877388</text:p>
          </table:table-cell>
        </table:table-row>
        <table:table-row table:style-name="ro4">
          <table:table-cell office:value-type="string" calcext:value-type="string">
            <text:p>system.cpu1.icache.ReadReq_misses::total</text:p>
          </table:table-cell>
          <table:table-cell office:value-type="float" office:value="2242944" calcext:value-type="float">
            <text:p>2242944</text:p>
          </table:table-cell>
          <table:table-cell table:number-columns-repeated="4" office:value-type="float" office:value="2242718" calcext:value-type="float">
            <text:p>2242718</text:p>
          </table:table-cell>
          <table:table-cell/>
          <table:table-cell office:value-type="float" office:value="463908" calcext:value-type="float">
            <text:p>463908</text:p>
          </table:table-cell>
          <table:table-cell office:value-type="float" office:value="162711" calcext:value-type="float">
            <text:p>162711</text:p>
          </table:table-cell>
        </table:table-row>
        <table:table-row table:style-name="ro4">
          <table:table-cell office:value-type="string" calcext:value-type="string">
            <text:p>system.cpu1.icache.overall_misses::total</text:p>
          </table:table-cell>
          <table:table-cell office:value-type="float" office:value="2242944" calcext:value-type="float">
            <text:p>2242944</text:p>
          </table:table-cell>
          <table:table-cell table:number-columns-repeated="4" office:value-type="float" office:value="2242718" calcext:value-type="float">
            <text:p>2242718</text:p>
          </table:table-cell>
          <table:table-cell/>
          <table:table-cell office:value-type="float" office:value="463908" calcext:value-type="float">
            <text:p>463908</text:p>
          </table:table-cell>
          <table:table-cell office:value-type="float" office:value="162711" calcext:value-type="float">
            <text:p>162711</text:p>
          </table:table-cell>
        </table:table-row>
        <table:table-row table:style-name="ro4">
          <table:table-cell office:value-type="string" calcext:value-type="string">
            <text:p>system.cpu1.icache.overall_accesses::total</text:p>
          </table:table-cell>
          <table:table-cell office:value-type="float" office:value="93043439" calcext:value-type="float">
            <text:p>93043439</text:p>
          </table:table-cell>
          <table:table-cell table:number-columns-repeated="4" office:value-type="float" office:value="93040801" calcext:value-type="float">
            <text:p>93040801</text:p>
          </table:table-cell>
          <table:table-cell/>
          <table:table-cell office:value-type="float" office:value="93039947" calcext:value-type="float">
            <text:p>93039947</text:p>
          </table:table-cell>
          <table:table-cell office:value-type="float" office:value="93040099" calcext:value-type="float">
            <text:p>93040099</text:p>
          </table:table-cell>
        </table:table-row>
        <table:table-row table:style-name="ro4">
          <table:table-cell office:value-type="string" calcext:value-type="string">
            <text:p>system.cpu2.dstage2_mmu.stage2_tl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dstage2_mmu.stage2_tl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dstage2_mmu.stage2_tl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dstage2_mmu.stage2_tl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dstage2_mmu.stage2_tl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dstage2_mmu.stage2_tl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dtb.read_hits</text:p>
          </table:table-cell>
          <table:table-cell office:value-type="float" office:value="24095844" calcext:value-type="float">
            <text:p>24095844</text:p>
          </table:table-cell>
          <table:table-cell table:number-columns-repeated="4" office:value-type="float" office:value="24103589" calcext:value-type="float">
            <text:p>24103589</text:p>
          </table:table-cell>
          <table:table-cell/>
          <table:table-cell office:value-type="float" office:value="24101269" calcext:value-type="float">
            <text:p>24101269</text:p>
          </table:table-cell>
          <table:table-cell office:value-type="float" office:value="24103677" calcext:value-type="float">
            <text:p>24103677</text:p>
          </table:table-cell>
        </table:table-row>
        <table:table-row table:style-name="ro4">
          <table:table-cell office:value-type="string" calcext:value-type="string">
            <text:p>system.cpu2.dtb.read_misses</text:p>
          </table:table-cell>
          <table:table-cell office:value-type="float" office:value="168282" calcext:value-type="float">
            <text:p>168282</text:p>
          </table:table-cell>
          <table:table-cell table:number-columns-repeated="4" office:value-type="float" office:value="168229" calcext:value-type="float">
            <text:p>168229</text:p>
          </table:table-cell>
          <table:table-cell/>
          <table:table-cell office:value-type="float" office:value="168227" calcext:value-type="float">
            <text:p>168227</text:p>
          </table:table-cell>
          <table:table-cell office:value-type="float" office:value="168228" calcext:value-type="float">
            <text:p>168228</text:p>
          </table:table-cell>
        </table:table-row>
        <table:table-row table:style-name="ro4">
          <table:table-cell office:value-type="string" calcext:value-type="string">
            <text:p>system.cpu2.dtb.write_hits</text:p>
          </table:table-cell>
          <table:table-cell office:value-type="float" office:value="16635667" calcext:value-type="float">
            <text:p>16635667</text:p>
          </table:table-cell>
          <table:table-cell table:number-columns-repeated="4" office:value-type="float" office:value="16638275" calcext:value-type="float">
            <text:p>16638275</text:p>
          </table:table-cell>
          <table:table-cell/>
          <table:table-cell office:value-type="float" office:value="16636227" calcext:value-type="float">
            <text:p>16636227</text:p>
          </table:table-cell>
          <table:table-cell office:value-type="float" office:value="16638249" calcext:value-type="float">
            <text:p>16638249</text:p>
          </table:table-cell>
        </table:table-row>
        <table:table-row table:style-name="ro4">
          <table:table-cell office:value-type="string" calcext:value-type="string">
            <text:p>system.cpu2.dtb.write_misses</text:p>
          </table:table-cell>
          <table:table-cell office:value-type="float" office:value="6651" calcext:value-type="float">
            <text:p>6651</text:p>
          </table:table-cell>
          <table:table-cell table:number-columns-repeated="4" office:value-type="float" office:value="6610" calcext:value-type="float">
            <text:p>6610</text:p>
          </table:table-cell>
          <table:table-cell/>
          <table:table-cell table:number-columns-repeated="2" office:value-type="float" office:value="6611" calcext:value-type="float">
            <text:p>6611</text:p>
          </table:table-cell>
        </table:table-row>
        <table:table-row table:style-name="ro4">
          <table:table-cell office:value-type="string" calcext:value-type="string">
            <text:p>system.cpu2.dtb.read_accesses</text:p>
          </table:table-cell>
          <table:table-cell office:value-type="float" office:value="24264126" calcext:value-type="float">
            <text:p>24264126</text:p>
          </table:table-cell>
          <table:table-cell table:number-columns-repeated="4" office:value-type="float" office:value="24271818" calcext:value-type="float">
            <text:p>24271818</text:p>
          </table:table-cell>
          <table:table-cell/>
          <table:table-cell office:value-type="float" office:value="24269496" calcext:value-type="float">
            <text:p>24269496</text:p>
          </table:table-cell>
          <table:table-cell office:value-type="float" office:value="24271905" calcext:value-type="float">
            <text:p>24271905</text:p>
          </table:table-cell>
        </table:table-row>
        <table:table-row table:style-name="ro4">
          <table:table-cell office:value-type="string" calcext:value-type="string">
            <text:p>system.cpu2.dtb.write_accesses</text:p>
          </table:table-cell>
          <table:table-cell office:value-type="float" office:value="16642318" calcext:value-type="float">
            <text:p>16642318</text:p>
          </table:table-cell>
          <table:table-cell table:number-columns-repeated="4" office:value-type="float" office:value="16644885" calcext:value-type="float">
            <text:p>16644885</text:p>
          </table:table-cell>
          <table:table-cell/>
          <table:table-cell office:value-type="float" office:value="16642838" calcext:value-type="float">
            <text:p>16642838</text:p>
          </table:table-cell>
          <table:table-cell office:value-type="float" office:value="16644860" calcext:value-type="float">
            <text:p>16644860</text:p>
          </table:table-cell>
        </table:table-row>
        <table:table-row table:style-name="ro4">
          <table:table-cell office:value-type="string" calcext:value-type="string">
            <text:p>system.cpu2.istage2_mmu.stage2_tl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istage2_mmu.stage2_tl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istage2_mmu.stage2_tl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istage2_mmu.stage2_tl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istage2_mmu.stage2_tl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istage2_mmu.stage2_tl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it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it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it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it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it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it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2.dcache.ReadReq_hits::total</text:p>
          </table:table-cell>
          <table:table-cell office:value-type="float" office:value="23291175" calcext:value-type="float">
            <text:p>23291175</text:p>
          </table:table-cell>
          <table:table-cell table:number-columns-repeated="4" office:value-type="float" office:value="23313533" calcext:value-type="float">
            <text:p>23313533</text:p>
          </table:table-cell>
          <table:table-cell/>
          <table:table-cell office:value-type="float" office:value="23533398" calcext:value-type="float">
            <text:p>23533398</text:p>
          </table:table-cell>
          <table:table-cell office:value-type="float" office:value="23661279" calcext:value-type="float">
            <text:p>23661279</text:p>
          </table:table-cell>
        </table:table-row>
        <table:table-row table:style-name="ro4">
          <table:table-cell office:value-type="string" calcext:value-type="string">
            <text:p>system.cpu2.dcache.WriteReq_hits::total</text:p>
          </table:table-cell>
          <table:table-cell office:value-type="float" office:value="16162253" calcext:value-type="float">
            <text:p>16162253</text:p>
          </table:table-cell>
          <table:table-cell office:value-type="float" office:value="16167709" calcext:value-type="float">
            <text:p>16167709</text:p>
          </table:table-cell>
          <table:table-cell office:value-type="float" office:value="16167723" calcext:value-type="float">
            <text:p>16167723</text:p>
          </table:table-cell>
          <table:table-cell office:value-type="float" office:value="16167732" calcext:value-type="float">
            <text:p>16167732</text:p>
          </table:table-cell>
          <table:table-cell office:value-type="float" office:value="16167734" calcext:value-type="float">
            <text:p>16167734</text:p>
          </table:table-cell>
          <table:table-cell/>
          <table:table-cell office:value-type="float" office:value="16205362" calcext:value-type="float">
            <text:p>16205362</text:p>
          </table:table-cell>
          <table:table-cell office:value-type="float" office:value="16231122" calcext:value-type="float">
            <text:p>16231122</text:p>
          </table:table-cell>
        </table:table-row>
        <table:table-row table:style-name="ro4">
          <table:table-cell office:value-type="string" calcext:value-type="string">
            <text:p>system.cpu2.dcache.overall_hits::total</text:p>
          </table:table-cell>
          <table:table-cell office:value-type="float" office:value="39483975" calcext:value-type="float">
            <text:p>39483975</text:p>
          </table:table-cell>
          <table:table-cell office:value-type="float" office:value="39511931" calcext:value-type="float">
            <text:p>39511931</text:p>
          </table:table-cell>
          <table:table-cell office:value-type="float" office:value="39511945" calcext:value-type="float">
            <text:p>39511945</text:p>
          </table:table-cell>
          <table:table-cell office:value-type="float" office:value="39511954" calcext:value-type="float">
            <text:p>39511954</text:p>
          </table:table-cell>
          <table:table-cell office:value-type="float" office:value="39511956" calcext:value-type="float">
            <text:p>39511956</text:p>
          </table:table-cell>
          <table:table-cell/>
          <table:table-cell office:value-type="float" office:value="39770051" calcext:value-type="float">
            <text:p>39770051</text:p>
          </table:table-cell>
          <table:table-cell office:value-type="float" office:value="39924408" calcext:value-type="float">
            <text:p>39924408</text:p>
          </table:table-cell>
        </table:table-row>
        <table:table-row table:style-name="ro4">
          <table:table-cell office:value-type="string" calcext:value-type="string">
            <text:p>system.cpu2.dcache.ReadReq_misses::total</text:p>
          </table:table-cell>
          <table:table-cell office:value-type="float" office:value="607079" calcext:value-type="float">
            <text:p>607079</text:p>
          </table:table-cell>
          <table:table-cell table:number-columns-repeated="4" office:value-type="float" office:value="592580" calcext:value-type="float">
            <text:p>592580</text:p>
          </table:table-cell>
          <table:table-cell/>
          <table:table-cell office:value-type="float" office:value="370486" calcext:value-type="float">
            <text:p>370486</text:p>
          </table:table-cell>
          <table:table-cell office:value-type="float" office:value="244922" calcext:value-type="float">
            <text:p>244922</text:p>
          </table:table-cell>
        </table:table-row>
        <table:table-row table:style-name="ro4">
          <table:table-cell office:value-type="string" calcext:value-type="string">
            <text:p>system.cpu2.dcache.WriteReq_misses::total</text:p>
          </table:table-cell>
          <table:table-cell office:value-type="float" office:value="158960" calcext:value-type="float">
            <text:p>158960</text:p>
          </table:table-cell>
          <table:table-cell office:value-type="float" office:value="156218" calcext:value-type="float">
            <text:p>156218</text:p>
          </table:table-cell>
          <table:table-cell office:value-type="float" office:value="156204" calcext:value-type="float">
            <text:p>156204</text:p>
          </table:table-cell>
          <table:table-cell office:value-type="float" office:value="156195" calcext:value-type="float">
            <text:p>156195</text:p>
          </table:table-cell>
          <table:table-cell office:value-type="float" office:value="156193" calcext:value-type="float">
            <text:p>156193</text:p>
          </table:table-cell>
          <table:table-cell/>
          <table:table-cell office:value-type="float" office:value="116567" calcext:value-type="float">
            <text:p>116567</text:p>
          </table:table-cell>
          <table:table-cell office:value-type="float" office:value="92778" calcext:value-type="float">
            <text:p>92778</text:p>
          </table:table-cell>
        </table:table-row>
        <table:table-row table:style-name="ro4">
          <table:table-cell office:value-type="string" calcext:value-type="string">
            <text:p>system.cpu2.dcache.overall_misses::total</text:p>
          </table:table-cell>
          <table:table-cell office:value-type="float" office:value="780973" calcext:value-type="float">
            <text:p>780973</text:p>
          </table:table-cell>
          <table:table-cell office:value-type="float" office:value="763575" calcext:value-type="float">
            <text:p>763575</text:p>
          </table:table-cell>
          <table:table-cell office:value-type="float" office:value="763561" calcext:value-type="float">
            <text:p>763561</text:p>
          </table:table-cell>
          <table:table-cell office:value-type="float" office:value="763552" calcext:value-type="float">
            <text:p>763552</text:p>
          </table:table-cell>
          <table:table-cell office:value-type="float" office:value="763550" calcext:value-type="float">
            <text:p>763550</text:p>
          </table:table-cell>
          <table:table-cell/>
          <table:table-cell office:value-type="float" office:value="501191" calcext:value-type="float">
            <text:p>501191</text:p>
          </table:table-cell>
          <table:table-cell office:value-type="float" office:value="351158" calcext:value-type="float">
            <text:p>351158</text:p>
          </table:table-cell>
        </table:table-row>
        <table:table-row table:style-name="ro4">
          <table:table-cell office:value-type="string" calcext:value-type="string">
            <text:p>system.cpu2.dcache.overall_accesses::total</text:p>
          </table:table-cell>
          <table:table-cell office:value-type="float" office:value="40264948" calcext:value-type="float">
            <text:p>40264948</text:p>
          </table:table-cell>
          <table:table-cell table:number-columns-repeated="4" office:value-type="float" office:value="40275506" calcext:value-type="float">
            <text:p>40275506</text:p>
          </table:table-cell>
          <table:table-cell/>
          <table:table-cell office:value-type="float" office:value="40271242" calcext:value-type="float">
            <text:p>40271242</text:p>
          </table:table-cell>
          <table:table-cell office:value-type="float" office:value="40275566" calcext:value-type="float">
            <text:p>40275566</text:p>
          </table:table-cell>
        </table:table-row>
        <table:table-row table:style-name="ro4">
          <table:table-cell office:value-type="string" calcext:value-type="string">
            <text:p>system.cpu2.icache.ReadReq_hits::total</text:p>
          </table:table-cell>
          <table:table-cell office:value-type="float" office:value="88383580" calcext:value-type="float">
            <text:p>88383580</text:p>
          </table:table-cell>
          <table:table-cell table:number-columns-repeated="4" office:value-type="float" office:value="88415916" calcext:value-type="float">
            <text:p>88415916</text:p>
          </table:table-cell>
          <table:table-cell/>
          <table:table-cell office:value-type="float" office:value="88641162" calcext:value-type="float">
            <text:p>88641162</text:p>
          </table:table-cell>
          <table:table-cell office:value-type="float" office:value="88771197" calcext:value-type="float">
            <text:p>88771197</text:p>
          </table:table-cell>
        </table:table-row>
        <table:table-row table:style-name="ro4">
          <table:table-cell office:value-type="string" calcext:value-type="string">
            <text:p>system.cpu2.icache.overall_hits::total</text:p>
          </table:table-cell>
          <table:table-cell office:value-type="float" office:value="88383580" calcext:value-type="float">
            <text:p>88383580</text:p>
          </table:table-cell>
          <table:table-cell table:number-columns-repeated="4" office:value-type="float" office:value="88415916" calcext:value-type="float">
            <text:p>88415916</text:p>
          </table:table-cell>
          <table:table-cell/>
          <table:table-cell office:value-type="float" office:value="88641162" calcext:value-type="float">
            <text:p>88641162</text:p>
          </table:table-cell>
          <table:table-cell office:value-type="float" office:value="88771197" calcext:value-type="float">
            <text:p>88771197</text:p>
          </table:table-cell>
        </table:table-row>
        <table:table-row table:style-name="ro4">
          <table:table-cell office:value-type="string" calcext:value-type="string">
            <text:p>system.cpu2.icache.ReadReq_misses::total</text:p>
          </table:table-cell>
          <table:table-cell office:value-type="float" office:value="454994" calcext:value-type="float">
            <text:p>454994</text:p>
          </table:table-cell>
          <table:table-cell table:number-columns-repeated="4" office:value-type="float" office:value="454287" calcext:value-type="float">
            <text:p>454287</text:p>
          </table:table-cell>
          <table:table-cell/>
          <table:table-cell office:value-type="float" office:value="219270" calcext:value-type="float">
            <text:p>219270</text:p>
          </table:table-cell>
          <table:table-cell office:value-type="float" office:value="99316" calcext:value-type="float">
            <text:p>99316</text:p>
          </table:table-cell>
        </table:table-row>
        <table:table-row table:style-name="ro4">
          <table:table-cell office:value-type="string" calcext:value-type="string">
            <text:p>system.cpu2.icache.overall_misses::total</text:p>
          </table:table-cell>
          <table:table-cell office:value-type="float" office:value="454994" calcext:value-type="float">
            <text:p>454994</text:p>
          </table:table-cell>
          <table:table-cell table:number-columns-repeated="4" office:value-type="float" office:value="454287" calcext:value-type="float">
            <text:p>454287</text:p>
          </table:table-cell>
          <table:table-cell/>
          <table:table-cell office:value-type="float" office:value="219270" calcext:value-type="float">
            <text:p>219270</text:p>
          </table:table-cell>
          <table:table-cell office:value-type="float" office:value="99316" calcext:value-type="float">
            <text:p>99316</text:p>
          </table:table-cell>
        </table:table-row>
        <table:table-row table:style-name="ro4">
          <table:table-cell office:value-type="string" calcext:value-type="string">
            <text:p>system.cpu2.icache.overall_accesses::total</text:p>
          </table:table-cell>
          <table:table-cell office:value-type="float" office:value="88838574" calcext:value-type="float">
            <text:p>88838574</text:p>
          </table:table-cell>
          <table:table-cell table:number-columns-repeated="4" office:value-type="float" office:value="88870203" calcext:value-type="float">
            <text:p>88870203</text:p>
          </table:table-cell>
          <table:table-cell/>
          <table:table-cell office:value-type="float" office:value="88860432" calcext:value-type="float">
            <text:p>88860432</text:p>
          </table:table-cell>
          <table:table-cell office:value-type="float" office:value="88870513" calcext:value-type="float">
            <text:p>88870513</text:p>
          </table:table-cell>
        </table:table-row>
        <table:table-row table:style-name="ro4">
          <table:table-cell office:value-type="string" calcext:value-type="string">
            <text:p>system.cpu3.dstage2_mmu.stage2_tl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dstage2_mmu.stage2_tl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dstage2_mmu.stage2_tl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dstage2_mmu.stage2_tl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dstage2_mmu.stage2_tl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dstage2_mmu.stage2_tl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dtb.read_hits</text:p>
          </table:table-cell>
          <table:table-cell office:value-type="float" office:value="22163049" calcext:value-type="float">
            <text:p>22163049</text:p>
          </table:table-cell>
          <table:table-cell table:number-columns-repeated="4" office:value-type="float" office:value="22152252" calcext:value-type="float">
            <text:p>22152252</text:p>
          </table:table-cell>
          <table:table-cell/>
          <table:table-cell office:value-type="float" office:value="22156062" calcext:value-type="float">
            <text:p>22156062</text:p>
          </table:table-cell>
          <table:table-cell office:value-type="float" office:value="22153615" calcext:value-type="float">
            <text:p>22153615</text:p>
          </table:table-cell>
        </table:table-row>
        <table:table-row table:style-name="ro4">
          <table:table-cell office:value-type="string" calcext:value-type="string">
            <text:p>system.cpu3.dtb.read_misses</text:p>
          </table:table-cell>
          <table:table-cell office:value-type="float" office:value="970" calcext:value-type="float">
            <text:p>970</text:p>
          </table:table-cell>
          <table:table-cell table:number-columns-repeated="4" office:value-type="float" office:value="1027" calcext:value-type="float">
            <text:p>1027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1031" calcext:value-type="float">
            <text:p>1031</text:p>
          </table:table-cell>
        </table:table-row>
        <table:table-row table:style-name="ro4">
          <table:table-cell office:value-type="string" calcext:value-type="string">
            <text:p>system.cpu3.dtb.write_hits</text:p>
          </table:table-cell>
          <table:table-cell office:value-type="float" office:value="14369444" calcext:value-type="float">
            <text:p>14369444</text:p>
          </table:table-cell>
          <table:table-cell table:number-columns-repeated="4" office:value-type="float" office:value="14364833" calcext:value-type="float">
            <text:p>14364833</text:p>
          </table:table-cell>
          <table:table-cell/>
          <table:table-cell office:value-type="float" office:value="14368255" calcext:value-type="float">
            <text:p>14368255</text:p>
          </table:table-cell>
          <table:table-cell office:value-type="float" office:value="14366220" calcext:value-type="float">
            <text:p>14366220</text:p>
          </table:table-cell>
        </table:table-row>
        <table:table-row table:style-name="ro4">
          <table:table-cell office:value-type="string" calcext:value-type="string">
            <text:p>system.cpu3.dtb.write_misses</text:p>
          </table:table-cell>
          <table:table-cell office:value-type="float" office:value="185" calcext:value-type="float">
            <text:p>185</text:p>
          </table:table-cell>
          <table:table-cell table:number-columns-repeated="4" office:value-type="float" office:value="182" calcext:value-type="float">
            <text:p>18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</table:table-row>
        <table:table-row table:style-name="ro4">
          <table:table-cell office:value-type="string" calcext:value-type="string">
            <text:p>system.cpu3.dtb.read_accesses</text:p>
          </table:table-cell>
          <table:table-cell office:value-type="float" office:value="22164019" calcext:value-type="float">
            <text:p>22164019</text:p>
          </table:table-cell>
          <table:table-cell table:number-columns-repeated="4" office:value-type="float" office:value="22153279" calcext:value-type="float">
            <text:p>22153279</text:p>
          </table:table-cell>
          <table:table-cell/>
          <table:table-cell office:value-type="float" office:value="22157091" calcext:value-type="float">
            <text:p>22157091</text:p>
          </table:table-cell>
          <table:table-cell office:value-type="float" office:value="22154646" calcext:value-type="float">
            <text:p>22154646</text:p>
          </table:table-cell>
        </table:table-row>
        <table:table-row table:style-name="ro4">
          <table:table-cell office:value-type="string" calcext:value-type="string">
            <text:p>system.cpu3.dtb.write_accesses</text:p>
          </table:table-cell>
          <table:table-cell office:value-type="float" office:value="14369629" calcext:value-type="float">
            <text:p>14369629</text:p>
          </table:table-cell>
          <table:table-cell table:number-columns-repeated="4" office:value-type="float" office:value="14365015" calcext:value-type="float">
            <text:p>14365015</text:p>
          </table:table-cell>
          <table:table-cell/>
          <table:table-cell office:value-type="float" office:value="14368437" calcext:value-type="float">
            <text:p>14368437</text:p>
          </table:table-cell>
          <table:table-cell office:value-type="float" office:value="14366400" calcext:value-type="float">
            <text:p>14366400</text:p>
          </table:table-cell>
        </table:table-row>
        <table:table-row table:style-name="ro4">
          <table:table-cell office:value-type="string" calcext:value-type="string">
            <text:p>system.cpu3.istage2_mmu.stage2_tl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istage2_mmu.stage2_tl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istage2_mmu.stage2_tl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istage2_mmu.stage2_tl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istage2_mmu.stage2_tl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istage2_mmu.stage2_tl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itb.read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itb.read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itb.write_hit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itb.write_mi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itb.read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itb.write_accesse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stem.cpu3.dcache.ReadReq_hits::total</text:p>
          </table:table-cell>
          <table:table-cell office:value-type="float" office:value="20164414" calcext:value-type="float">
            <text:p>20164414</text:p>
          </table:table-cell>
          <table:table-cell table:number-columns-repeated="4" office:value-type="float" office:value="20152116" calcext:value-type="float">
            <text:p>20152116</text:p>
          </table:table-cell>
          <table:table-cell/>
          <table:table-cell office:value-type="float" office:value="20176136" calcext:value-type="float">
            <text:p>20176136</text:p>
          </table:table-cell>
          <table:table-cell office:value-type="float" office:value="20180639" calcext:value-type="float">
            <text:p>20180639</text:p>
          </table:table-cell>
        </table:table-row>
        <table:table-row table:style-name="ro4">
          <table:table-cell office:value-type="string" calcext:value-type="string">
            <text:p>system.cpu3.dcache.WriteReq_hits::total</text:p>
          </table:table-cell>
          <table:table-cell office:value-type="float" office:value="12427085" calcext:value-type="float">
            <text:p>12427085</text:p>
          </table:table-cell>
          <table:table-cell office:value-type="float" office:value="12422199" calcext:value-type="float">
            <text:p>12422199</text:p>
          </table:table-cell>
          <table:table-cell office:value-type="float" office:value="12422200" calcext:value-type="float">
            <text:p>12422200</text:p>
          </table:table-cell>
          <table:table-cell table:number-columns-repeated="2" office:value-type="float" office:value="12422207" calcext:value-type="float">
            <text:p>12422207</text:p>
          </table:table-cell>
          <table:table-cell/>
          <table:table-cell office:value-type="float" office:value="12430279" calcext:value-type="float">
            <text:p>12430279</text:p>
          </table:table-cell>
          <table:table-cell office:value-type="float" office:value="12428749" calcext:value-type="float">
            <text:p>12428749</text:p>
          </table:table-cell>
        </table:table-row>
        <table:table-row table:style-name="ro4">
          <table:table-cell office:value-type="string" calcext:value-type="string">
            <text:p>system.cpu3.dcache.overall_hits::total</text:p>
          </table:table-cell>
          <table:table-cell office:value-type="float" office:value="32618810" calcext:value-type="float">
            <text:p>32618810</text:p>
          </table:table-cell>
          <table:table-cell office:value-type="float" office:value="32601257" calcext:value-type="float">
            <text:p>32601257</text:p>
          </table:table-cell>
          <table:table-cell office:value-type="float" office:value="32601258" calcext:value-type="float">
            <text:p>32601258</text:p>
          </table:table-cell>
          <table:table-cell table:number-columns-repeated="2" office:value-type="float" office:value="32601265" calcext:value-type="float">
            <text:p>32601265</text:p>
          </table:table-cell>
          <table:table-cell/>
          <table:table-cell office:value-type="float" office:value="32635116" calcext:value-type="float">
            <text:p>32635116</text:p>
          </table:table-cell>
          <table:table-cell office:value-type="float" office:value="32638653" calcext:value-type="float">
            <text:p>32638653</text:p>
          </table:table-cell>
        </table:table-row>
        <table:table-row table:style-name="ro4">
          <table:table-cell office:value-type="string" calcext:value-type="string">
            <text:p>system.cpu3.dcache.ReadReq_misses::total</text:p>
          </table:table-cell>
          <table:table-cell office:value-type="float" office:value="39478" calcext:value-type="float">
            <text:p>39478</text:p>
          </table:table-cell>
          <table:table-cell table:number-columns-repeated="4" office:value-type="float" office:value="41165" calcext:value-type="float">
            <text:p>41165</text:p>
          </table:table-cell>
          <table:table-cell/>
          <table:table-cell office:value-type="float" office:value="20852" calcext:value-type="float">
            <text:p>20852</text:p>
          </table:table-cell>
          <table:table-cell office:value-type="float" office:value="13996" calcext:value-type="float">
            <text:p>13996</text:p>
          </table:table-cell>
        </table:table-row>
        <table:table-row table:style-name="ro4">
          <table:table-cell office:value-type="string" calcext:value-type="string">
            <text:p>system.cpu3.dcache.WriteReq_misses::total</text:p>
          </table:table-cell>
          <table:table-cell office:value-type="float" office:value="20180" calcext:value-type="float">
            <text:p>20180</text:p>
          </table:table-cell>
          <table:table-cell office:value-type="float" office:value="20343" calcext:value-type="float">
            <text:p>20343</text:p>
          </table:table-cell>
          <table:table-cell office:value-type="float" office:value="20342" calcext:value-type="float">
            <text:p>20342</text:p>
          </table:table-cell>
          <table:table-cell table:number-columns-repeated="2" office:value-type="float" office:value="20335" calcext:value-type="float">
            <text:p>20335</text:p>
          </table:table-cell>
          <table:table-cell/>
          <table:table-cell office:value-type="float" office:value="15645" calcext:value-type="float">
            <text:p>15645</text:p>
          </table:table-cell>
          <table:table-cell office:value-type="float" office:value="15189" calcext:value-type="float">
            <text:p>15189</text:p>
          </table:table-cell>
        </table:table-row>
        <table:table-row table:style-name="ro4">
          <table:table-cell office:value-type="string" calcext:value-type="string">
            <text:p>system.cpu3.dcache.overall_misses::total</text:p>
          </table:table-cell>
          <table:table-cell office:value-type="float" office:value="69889" calcext:value-type="float">
            <text:p>69889</text:p>
          </table:table-cell>
          <table:table-cell office:value-type="float" office:value="71865" calcext:value-type="float">
            <text:p>71865</text:p>
          </table:table-cell>
          <table:table-cell office:value-type="float" office:value="71864" calcext:value-type="float">
            <text:p>71864</text:p>
          </table:table-cell>
          <table:table-cell table:number-columns-repeated="2" office:value-type="float" office:value="71857" calcext:value-type="float">
            <text:p>71857</text:p>
          </table:table-cell>
          <table:table-cell/>
          <table:table-cell office:value-type="float" office:value="45155" calcext:value-type="float">
            <text:p>45155</text:p>
          </table:table-cell>
          <table:table-cell office:value-type="float" office:value="37242" calcext:value-type="float">
            <text:p>37242</text:p>
          </table:table-cell>
        </table:table-row>
        <table:table-row table:style-name="ro4">
          <table:table-cell office:value-type="string" calcext:value-type="string">
            <text:p>system.cpu3.dcache.overall_accesses::total</text:p>
          </table:table-cell>
          <table:table-cell office:value-type="float" office:value="32688699" calcext:value-type="float">
            <text:p>32688699</text:p>
          </table:table-cell>
          <table:table-cell table:number-columns-repeated="4" office:value-type="float" office:value="32673122" calcext:value-type="float">
            <text:p>32673122</text:p>
          </table:table-cell>
          <table:table-cell/>
          <table:table-cell office:value-type="float" office:value="32680271" calcext:value-type="float">
            <text:p>32680271</text:p>
          </table:table-cell>
          <table:table-cell office:value-type="float" office:value="32675895" calcext:value-type="float">
            <text:p>32675895</text:p>
          </table:table-cell>
        </table:table-row>
        <table:table-row table:style-name="ro4">
          <table:table-cell office:value-type="string" calcext:value-type="string">
            <text:p>system.cpu3.icache.ReadReq_hits::total</text:p>
          </table:table-cell>
          <table:table-cell office:value-type="float" office:value="111520042" calcext:value-type="float">
            <text:p>111520042</text:p>
          </table:table-cell>
          <table:table-cell table:number-columns-repeated="4" office:value-type="float" office:value="111476101" calcext:value-type="float">
            <text:p>111476101</text:p>
          </table:table-cell>
          <table:table-cell/>
          <table:table-cell office:value-type="float" office:value="111554502" calcext:value-type="float">
            <text:p>111554502</text:p>
          </table:table-cell>
          <table:table-cell office:value-type="float" office:value="111569418" calcext:value-type="float">
            <text:p>111569418</text:p>
          </table:table-cell>
        </table:table-row>
        <table:table-row table:style-name="ro4">
          <table:table-cell office:value-type="string" calcext:value-type="string">
            <text:p>system.cpu3.icache.overall_hits::total</text:p>
          </table:table-cell>
          <table:table-cell office:value-type="float" office:value="111520042" calcext:value-type="float">
            <text:p>111520042</text:p>
          </table:table-cell>
          <table:table-cell table:number-columns-repeated="4" office:value-type="float" office:value="111476101" calcext:value-type="float">
            <text:p>111476101</text:p>
          </table:table-cell>
          <table:table-cell/>
          <table:table-cell office:value-type="float" office:value="111554502" calcext:value-type="float">
            <text:p>111554502</text:p>
          </table:table-cell>
          <table:table-cell office:value-type="float" office:value="111569418" calcext:value-type="float">
            <text:p>111569418</text:p>
          </table:table-cell>
        </table:table-row>
        <table:table-row table:style-name="ro4">
          <table:table-cell office:value-type="string" calcext:value-type="string">
            <text:p>system.cpu3.icache.ReadReq_misses::total</text:p>
          </table:table-cell>
          <table:table-cell office:value-type="float" office:value="113579" calcext:value-type="float">
            <text:p>113579</text:p>
          </table:table-cell>
          <table:table-cell table:number-columns-repeated="4" office:value-type="float" office:value="114428" calcext:value-type="float">
            <text:p>114428</text:p>
          </table:table-cell>
          <table:table-cell/>
          <table:table-cell office:value-type="float" office:value="49538" calcext:value-type="float">
            <text:p>49538</text:p>
          </table:table-cell>
          <table:table-cell office:value-type="float" office:value="24532" calcext:value-type="float">
            <text:p>24532</text:p>
          </table:table-cell>
        </table:table-row>
        <table:table-row table:style-name="ro4">
          <table:table-cell office:value-type="string" calcext:value-type="string">
            <text:p>system.cpu3.icache.overall_misses::total</text:p>
          </table:table-cell>
          <table:table-cell office:value-type="float" office:value="113579" calcext:value-type="float">
            <text:p>113579</text:p>
          </table:table-cell>
          <table:table-cell table:number-columns-repeated="4" office:value-type="float" office:value="114428" calcext:value-type="float">
            <text:p>114428</text:p>
          </table:table-cell>
          <table:table-cell/>
          <table:table-cell office:value-type="float" office:value="49538" calcext:value-type="float">
            <text:p>49538</text:p>
          </table:table-cell>
          <table:table-cell office:value-type="float" office:value="24532" calcext:value-type="float">
            <text:p>24532</text:p>
          </table:table-cell>
        </table:table-row>
        <table:table-row table:style-name="ro4">
          <table:table-cell office:value-type="string" calcext:value-type="string">
            <text:p>system.cpu3.icache.overall_accesses::total</text:p>
          </table:table-cell>
          <table:table-cell office:value-type="float" office:value="111633621" calcext:value-type="float">
            <text:p>111633621</text:p>
          </table:table-cell>
          <table:table-cell table:number-columns-repeated="4" office:value-type="float" office:value="111590529" calcext:value-type="float">
            <text:p>111590529</text:p>
          </table:table-cell>
          <table:table-cell/>
          <table:table-cell office:value-type="float" office:value="111604040" calcext:value-type="float">
            <text:p>111604040</text:p>
          </table:table-cell>
          <table:table-cell office:value-type="float" office:value="111593950" calcext:value-type="float">
            <text:p>111593950</text:p>
          </table:table-cell>
        </table:table-row>
        <table:table-row table:style-name="ro4">
          <table:table-cell office:value-type="string" calcext:value-type="string">
            <text:p>system.iocache.ReadReq_misses::total</text:p>
          </table:table-cell>
          <table:table-cell office:value-type="float" office:value="594" calcext:value-type="float">
            <text:p>594</text:p>
          </table:table-cell>
          <table:table-cell table:number-columns-repeated="4" office:value-type="float" office:value="555" calcext:value-type="float">
            <text:p>555</text:p>
          </table:table-cell>
          <table:table-cell/>
          <table:table-cell table:number-columns-repeated="2" office:value-type="float" office:value="556" calcext:value-type="float">
            <text:p>556</text:p>
          </table:table-cell>
        </table:table-row>
        <table:table-row table:style-name="ro4">
          <table:table-cell office:value-type="string" calcext:value-type="string">
            <text:p>system.l2.tags.replacements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31323" calcext:value-type="float">
            <text:p>731323</text:p>
          </table:table-cell>
          <table:table-cell office:value-type="float" office:value="371985" calcext:value-type="float">
            <text:p>371985</text:p>
          </table:table-cell>
          <table:table-cell office:value-type="float" office:value="219789" calcext:value-type="float">
            <text:p>219789</text:p>
          </table:table-cell>
          <table:table-cell office:value-type="float" office:value="150048" calcext:value-type="float">
            <text:p>150048</text:p>
          </table:table-cell>
          <table:table-cell/>
          <table:table-cell table:style-name="Default" table:number-columns-repeated="2"/>
        </table:table-row>
        <table:table-row table:style-name="ro4">
          <table:table-cell office:value-type="string" calcext:value-type="string">
            <text:p>system.l2.ReadReq_hits::total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42111" calcext:value-type="float">
            <text:p>342111</text:p>
          </table:table-cell>
          <table:table-cell office:value-type="float" office:value="307072" calcext:value-type="float">
            <text:p>307072</text:p>
          </table:table-cell>
          <table:table-cell office:value-type="float" office:value="306893" calcext:value-type="float">
            <text:p>306893</text:p>
          </table:table-cell>
          <table:table-cell office:value-type="float" office:value="307284" calcext:value-type="float">
            <text:p>307284</text:p>
          </table:table-cell>
          <table:table-cell/>
          <table:table-cell table:style-name="Default" table:number-columns-repeated="2"/>
        </table:table-row>
        <table:table-row table:style-name="ro4">
          <table:table-cell office:value-type="string" calcext:value-type="string">
            <text:p>system.l2.overall_hits::total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960348" calcext:value-type="float">
            <text:p>4960348</text:p>
          </table:table-cell>
          <table:table-cell office:value-type="float" office:value="5178053" calcext:value-type="float">
            <text:p>5178053</text:p>
          </table:table-cell>
          <table:table-cell office:value-type="float" office:value="5294949" calcext:value-type="float">
            <text:p>5294949</text:p>
          </table:table-cell>
          <table:table-cell office:value-type="float" office:value="5340020" calcext:value-type="float">
            <text:p>5340020</text:p>
          </table:table-cell>
          <table:table-cell/>
          <table:table-cell table:style-name="Default" table:number-columns-repeated="2"/>
        </table:table-row>
        <table:table-row table:style-name="ro4">
          <table:table-cell office:value-type="string" calcext:value-type="string">
            <text:p>system.l2.ReadReq_misses::total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055" calcext:value-type="float">
            <text:p>6055</text:p>
          </table:table-cell>
          <table:table-cell office:value-type="float" office:value="1877" calcext:value-type="float">
            <text:p>1877</text:p>
          </table:table-cell>
          <table:table-cell office:value-type="float" office:value="558" calcext:value-type="float">
            <text:p>558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table:number-columns-repeated="2"/>
        </table:table-row>
        <table:table-row table:style-name="ro4">
          <table:table-cell office:value-type="string" calcext:value-type="string">
            <text:p>system.l2.overall_misses::total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97944" calcext:value-type="float">
            <text:p>597944</text:p>
          </table:table-cell>
          <table:table-cell office:value-type="float" office:value="339927" calcext:value-type="float">
            <text:p>339927</text:p>
          </table:table-cell>
          <table:table-cell office:value-type="float" office:value="221017" calcext:value-type="float">
            <text:p>221017</text:p>
          </table:table-cell>
          <table:table-cell office:value-type="float" office:value="175505" calcext:value-type="float">
            <text:p>175505</text:p>
          </table:table-cell>
          <table:table-cell/>
          <table:table-cell table:style-name="Default" table:number-columns-repeated="2"/>
        </table:table-row>
        <table:table-row table:style-name="ro4">
          <table:table-cell office:value-type="string" calcext:value-type="string">
            <text:p>system.l2.overall_accesses::total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558292" calcext:value-type="float">
            <text:p>5558292</text:p>
          </table:table-cell>
          <table:table-cell office:value-type="float" office:value="5517980" calcext:value-type="float">
            <text:p>5517980</text:p>
          </table:table-cell>
          <table:table-cell office:value-type="float" office:value="5515966" calcext:value-type="float">
            <text:p>5515966</text:p>
          </table:table-cell>
          <table:table-cell office:value-type="float" office:value="5515525" calcext:value-type="float">
            <text:p>5515525</text:p>
          </table:table-cell>
          <table:table-cell/>
          <table:table-cell table:style-name="Default" table:number-columns-repeated="2"/>
        </table:table-row>
      </table:table>
      <table:table table:name="HMC - mem (CasHMC)  -ANTIGO" table:style-name="ta1">
        <table:table-column table:style-name="co37" table:default-cell-style-name="ce77"/>
        <table:table-column table:style-name="co5" table:number-columns-repeated="4" table:default-cell-style-name="ce18"/>
        <table:table-column table:style-name="co5" table:number-columns-repeated="16" table:default-cell-style-name="Default"/>
        <table:table-row table:style-name="ro4">
          <table:table-cell table:style-name="Default" office:value-type="string" calcext:value-type="string">
            <text:p>L2 Size</text:p>
          </table:table-cell>
          <table:table-cell table:style-name="Default" office:value-type="string" calcext:value-type="string">
            <text:p><text:s text:c="4"/>Tran latency mean </text:p>
          </table:table-cell>
          <table:table-cell table:style-name="Default" office:value-type="string" calcext:value-type="string">
            <text:p><text:s text:c="17"/>std <text:s/></text:p>
          </table:table-cell>
          <table:table-cell table:style-name="Default" office:value-type="string" calcext:value-type="string">
            <text:p><text:s text:c="17"/>max <text:s/></text:p>
          </table:table-cell>
          <table:table-cell table:style-name="Default" office:value-type="string" calcext:value-type="string">
            <text:p><text:s text:c="17"/>min <text:s/></text:p>
          </table:table-cell>
          <table:table-cell office:value-type="string" calcext:value-type="string">
            <text:p><text:s text:c="4"/>Link latency mean </text:p>
          </table:table-cell>
          <table:table-cell office:value-type="string" calcext:value-type="string">
            <text:p><text:s text:c="17"/>std <text:s/></text:p>
          </table:table-cell>
          <table:table-cell office:value-type="string" calcext:value-type="string">
            <text:p><text:s text:c="17"/>max <text:s/></text:p>
          </table:table-cell>
          <table:table-cell office:value-type="string" calcext:value-type="string">
            <text:p><text:s text:c="17"/>min <text:s/></text:p>
          </table:table-cell>
          <table:table-cell office:value-type="string" calcext:value-type="string">
            <text:p><text:s text:c="3"/>Vault latency mean </text:p>
          </table:table-cell>
          <table:table-cell office:value-type="string" calcext:value-type="string">
            <text:p><text:s text:c="17"/>std <text:s/></text:p>
          </table:table-cell>
          <table:table-cell office:value-type="string" calcext:value-type="string">
            <text:p><text:s text:c="17"/>max <text:s/></text:p>
          </table:table-cell>
          <table:table-cell office:value-type="string" calcext:value-type="string">
            <text:p><text:s text:c="17"/>min <text:s/></text:p>
          </table:table-cell>
          <table:table-cell office:value-type="string" calcext:value-type="string">
            <text:p><text:s text:c="3"/>Retry latency mean </text:p>
          </table:table-cell>
          <table:table-cell office:value-type="string" calcext:value-type="string">
            <text:p><text:s text:c="17"/>std <text:s/></text:p>
          </table:table-cell>
          <table:table-cell office:value-type="string" calcext:value-type="string">
            <text:p><text:s text:c="17"/>max <text:s/></text:p>
          </table:table-cell>
          <table:table-cell office:value-type="string" calcext:value-type="string">
            <text:p><text:s text:c="17"/>min <text:s/></text:p>
          </table:table-cell>
          <table:table-cell office:value-type="string" calcext:value-type="string">
            <text:p>HMC bandwidth ( GB/s - Considered only data size)</text:p>
          </table:table-cell>
          <table:table-cell office:value-type="string" calcext:value-type="string">
            <text:p>Link bandwidth (GB/s - <text:s/>Included flow packet)</text:p>
          </table:table-cell>
          <table:table-cell office:value-type="string" calcext:value-type="string">
            <text:p>Effec Link bandwidth ( GB/s - Data bandwidth regardless of packet header and tail)</text:p>
          </table:table-cell>
          <table:table-cell office:value-type="string" calcext:value-type="string">
            <text:p>Link utilization ( % - Max link bandwidth: <text:s/>240 GB/S))</text:p>
          </table:table-cell>
        </table:table-row>
        <table:table-row table:style-name="ro4">
          <table:table-cell table:style-name="Default" office:value-type="string" calcext:value-type="string">
            <text:p>No L2</text:p>
          </table:table-cell>
          <table:table-cell table:style-name="Default" office:value-type="float" office:value="45.2053" calcext:value-type="float">
            <text:p>45,2053</text:p>
          </table:table-cell>
          <table:table-cell table:style-name="Default" office:value-type="float" office:value="2.8348" calcext:value-type="float">
            <text:p>2,8348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8.1998" calcext:value-type="float">
            <text:p>38,1998</text:p>
          </table:table-cell>
          <table:table-cell office:value-type="float" office:value="2.83501" calcext:value-type="float">
            <text:p>2,83501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27.332" calcext:value-type="float">
            <text:p>27,332</text:p>
          </table:table-cell>
          <table:table-cell office:value-type="float" office:value="2.085" calcext:value-type="float">
            <text:p>2,085</text:p>
          </table:table-cell>
          <table:table-cell office:value-type="float" office:value="46.4" calcext:value-type="float">
            <text:p>46,4</text:p>
          </table:table-cell>
          <table:table-cell office:value-type="float" office:value="8.8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14087" calcext:value-type="float">
            <text:p>0,414087</text:p>
          </table:table-cell>
          <table:table-cell office:value-type="float" office:value="1.24104" calcext:value-type="float">
            <text:p>1,24104</text:p>
          </table:table-cell>
          <table:table-cell office:value-type="float" office:value="0.414087" calcext:value-type="float">
            <text:p>0,414087</text:p>
          </table:table-cell>
          <table:table-cell office:value-type="float" office:value="0.5171" calcext:value-type="float">
            <text:p>0,5171</text:p>
          </table:table-cell>
        </table:table-row>
        <table:table-row table:style-name="ro4">
          <table:table-cell table:style-name="Default" office:value-type="string" calcext:value-type="string">
            <text:p>256KB</text:p>
          </table:table-cell>
          <table:table-cell table:style-name="Default" office:value-type="float" office:value="43.8867" calcext:value-type="float">
            <text:p>43,8867</text:p>
          </table:table-cell>
          <table:table-cell table:style-name="Default" office:value-type="float" office:value="3.84559" calcext:value-type="float">
            <text:p>3,84559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6.8716" calcext:value-type="float">
            <text:p>36,8716</text:p>
          </table:table-cell>
          <table:table-cell office:value-type="float" office:value="3.84395" calcext:value-type="float">
            <text:p>3,84395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25.9887" calcext:value-type="float">
            <text:p>25,9887</text:p>
          </table:table-cell>
          <table:table-cell office:value-type="float" office:value="3.31788" calcext:value-type="float">
            <text:p>3,31788</text:p>
          </table:table-cell>
          <table:table-cell office:value-type="float" office:value="46.4" calcext:value-type="float">
            <text:p>46,4</text:p>
          </table:table-cell>
          <table:table-cell office:value-type="float" office:value="8.8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2655" calcext:value-type="float">
            <text:p>0,162655</text:p>
          </table:table-cell>
          <table:table-cell office:value-type="float" office:value="0.486948" calcext:value-type="float">
            <text:p>0,486948</text:p>
          </table:table-cell>
          <table:table-cell office:value-type="float" office:value="0.162655" calcext:value-type="float">
            <text:p>0,162655</text:p>
          </table:table-cell>
          <table:table-cell office:value-type="float" office:value="0.202895" calcext:value-type="float">
            <text:p>0,202895</text:p>
          </table:table-cell>
        </table:table-row>
        <table:table-row table:style-name="ro4">
          <table:table-cell table:style-name="Default" office:value-type="string" calcext:value-type="string">
            <text:p>512KB</text:p>
          </table:table-cell>
          <table:table-cell table:style-name="Default" office:value-type="float" office:value="43.6957" calcext:value-type="float">
            <text:p>43,6957</text:p>
          </table:table-cell>
          <table:table-cell table:style-name="Default" office:value-type="float" office:value="3.88895" calcext:value-type="float">
            <text:p>3,88895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6.6813" calcext:value-type="float">
            <text:p>36,6813</text:p>
          </table:table-cell>
          <table:table-cell office:value-type="float" office:value="3.8864" calcext:value-type="float">
            <text:p>3,8864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25.7948" calcext:value-type="float">
            <text:p>25,7948</text:p>
          </table:table-cell>
          <table:table-cell office:value-type="float" office:value="3.37519" calcext:value-type="float">
            <text:p>3,37519</text:p>
          </table:table-cell>
          <table:table-cell office:value-type="float" office:value="45.6" calcext:value-type="float">
            <text:p>45,6</text:p>
          </table:table-cell>
          <table:table-cell office:value-type="float" office:value="8.8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1118" calcext:value-type="float">
            <text:p>0,141118</text:p>
          </table:table-cell>
          <table:table-cell office:value-type="float" office:value="0.422491" calcext:value-type="float">
            <text:p>0,422491</text:p>
          </table:table-cell>
          <table:table-cell office:value-type="float" office:value="0.141118" calcext:value-type="float">
            <text:p>0,141118</text:p>
          </table:table-cell>
          <table:table-cell office:value-type="float" office:value="0.176038" calcext:value-type="float">
            <text:p>0,176038</text:p>
          </table:table-cell>
        </table:table-row>
        <table:table-row table:style-name="ro4">
          <table:table-cell table:style-name="Default" office:value-type="string" calcext:value-type="string">
            <text:p>1024KB</text:p>
          </table:table-cell>
          <table:table-cell table:style-name="Default" office:value-type="float" office:value="43.5486" calcext:value-type="float">
            <text:p>43,5486</text:p>
          </table:table-cell>
          <table:table-cell table:style-name="Default" office:value-type="float" office:value="3.92133" calcext:value-type="float">
            <text:p>3,9213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6.5354" calcext:value-type="float">
            <text:p>36,5354</text:p>
          </table:table-cell>
          <table:table-cell office:value-type="float" office:value="3.92034" calcext:value-type="float">
            <text:p>3,92034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25.6461" calcext:value-type="float">
            <text:p>25,6461</text:p>
          </table:table-cell>
          <table:table-cell office:value-type="float" office:value="3.41264" calcext:value-type="float">
            <text:p>3,41264</text:p>
          </table:table-cell>
          <table:table-cell office:value-type="float" office:value="41.6" calcext:value-type="float">
            <text:p>41,6</text:p>
          </table:table-cell>
          <table:table-cell office:value-type="float" office:value="8.8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8931" calcext:value-type="float">
            <text:p>0,118931</text:p>
          </table:table-cell>
          <table:table-cell office:value-type="float" office:value="0.356043" calcext:value-type="float">
            <text:p>0,356043</text:p>
          </table:table-cell>
          <table:table-cell office:value-type="float" office:value="0.118931" calcext:value-type="float">
            <text:p>0,118931</text:p>
          </table:table-cell>
          <table:table-cell office:value-type="float" office:value="0.148351" calcext:value-type="float">
            <text:p>0,148351</text:p>
          </table:table-cell>
        </table:table-row>
        <table:table-row table:style-name="ro4" table:number-rows-repeated="4">
          <table:table-cell table:style-name="Default" table:number-columns-repeated="5"/>
          <table:table-cell table:number-columns-repeated="16"/>
        </table:table-row>
        <table:table-row table:style-name="ro4">
          <table:table-cell table:style-name="ce24" office:value-type="string" calcext:value-type="string">
            <text:p>L2 Size → </text:p>
          </table:table-cell>
          <table:table-cell table:style-name="ce24" office:value-type="string" calcext:value-type="string">
            <text:p>NO L2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024" calcext:value-type="float">
            <text:p>102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Tran latency mean </text:p>
          </table:table-cell>
          <table:table-cell office:value-type="float" office:value="45.2053" calcext:value-type="float">
            <text:p>45,2053</text:p>
          </table:table-cell>
          <table:table-cell office:value-type="float" office:value="43.8867" calcext:value-type="float">
            <text:p>43,8867</text:p>
          </table:table-cell>
          <table:table-cell office:value-type="float" office:value="43.6957" calcext:value-type="float">
            <text:p>43,6957</text:p>
          </table:table-cell>
          <table:table-cell office:value-type="float" office:value="43.5486" calcext:value-type="float">
            <text:p>43,548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std</text:p>
          </table:table-cell>
          <table:table-cell office:value-type="float" office:value="2.8348" calcext:value-type="float">
            <text:p>2,8348</text:p>
          </table:table-cell>
          <table:table-cell office:value-type="float" office:value="3.84559" calcext:value-type="float">
            <text:p>3,84559</text:p>
          </table:table-cell>
          <table:table-cell office:value-type="float" office:value="3.88895" calcext:value-type="float">
            <text:p>3,88895</text:p>
          </table:table-cell>
          <table:table-cell office:value-type="float" office:value="3.92133" calcext:value-type="float">
            <text:p>3,9213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ax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in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Link latency mean</text:p>
          </table:table-cell>
          <table:table-cell office:value-type="float" office:value="38.1998" calcext:value-type="float">
            <text:p>38,1998</text:p>
          </table:table-cell>
          <table:table-cell office:value-type="float" office:value="36.8716" calcext:value-type="float">
            <text:p>36,8716</text:p>
          </table:table-cell>
          <table:table-cell office:value-type="float" office:value="36.6813" calcext:value-type="float">
            <text:p>36,6813</text:p>
          </table:table-cell>
          <table:table-cell office:value-type="float" office:value="36.5354" calcext:value-type="float">
            <text:p>36,535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std</text:p>
          </table:table-cell>
          <table:table-cell office:value-type="float" office:value="2.83501" calcext:value-type="float">
            <text:p>2,83501</text:p>
          </table:table-cell>
          <table:table-cell office:value-type="float" office:value="3.84395" calcext:value-type="float">
            <text:p>3,84395</text:p>
          </table:table-cell>
          <table:table-cell office:value-type="float" office:value="3.8864" calcext:value-type="float">
            <text:p>3,8864</text:p>
          </table:table-cell>
          <table:table-cell office:value-type="float" office:value="3.92034" calcext:value-type="float">
            <text:p>3,9203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ax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in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Vault latency mean</text:p>
          </table:table-cell>
          <table:table-cell office:value-type="float" office:value="27.332" calcext:value-type="float">
            <text:p>27,332</text:p>
          </table:table-cell>
          <table:table-cell office:value-type="float" office:value="25.9887" calcext:value-type="float">
            <text:p>25,9887</text:p>
          </table:table-cell>
          <table:table-cell office:value-type="float" office:value="25.7948" calcext:value-type="float">
            <text:p>25,7948</text:p>
          </table:table-cell>
          <table:table-cell office:value-type="float" office:value="25.6461" calcext:value-type="float">
            <text:p>25,646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std</text:p>
          </table:table-cell>
          <table:table-cell office:value-type="float" office:value="2.085" calcext:value-type="float">
            <text:p>2,085</text:p>
          </table:table-cell>
          <table:table-cell office:value-type="float" office:value="3.31788" calcext:value-type="float">
            <text:p>3,31788</text:p>
          </table:table-cell>
          <table:table-cell office:value-type="float" office:value="3.37519" calcext:value-type="float">
            <text:p>3,37519</text:p>
          </table:table-cell>
          <table:table-cell office:value-type="float" office:value="3.41264" calcext:value-type="float">
            <text:p>3,4126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ax</text:p>
          </table:table-cell>
          <table:table-cell table:number-columns-repeated="2" office:value-type="float" office:value="46.4" calcext:value-type="float">
            <text:p>46,4</text:p>
          </table:table-cell>
          <table:table-cell office:value-type="float" office:value="45.6" calcext:value-type="float">
            <text:p>45,6</text:p>
          </table:table-cell>
          <table:table-cell office:value-type="float" office:value="41.6" calcext:value-type="float">
            <text:p>41,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in</text:p>
          </table:table-cell>
          <table:table-cell table:number-columns-repeated="4" office:value-type="float" office:value="8.8" calcext:value-type="float">
            <text:p>8,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Retry latency mea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st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a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mi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HMC bandwidth ( GB/s - Considered only data size)</text:p>
          </table:table-cell>
          <table:table-cell office:value-type="float" office:value="0.414087" calcext:value-type="float">
            <text:p>0,414087</text:p>
          </table:table-cell>
          <table:table-cell office:value-type="float" office:value="0.162655" calcext:value-type="float">
            <text:p>0,162655</text:p>
          </table:table-cell>
          <table:table-cell office:value-type="float" office:value="0.141118" calcext:value-type="float">
            <text:p>0,141118</text:p>
          </table:table-cell>
          <table:table-cell office:value-type="float" office:value="0.118931" calcext:value-type="float">
            <text:p>0,11893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Link bandwidth (GB/s - <text:s/>Included flow packet)</text:p>
          </table:table-cell>
          <table:table-cell office:value-type="float" office:value="1.24104" calcext:value-type="float">
            <text:p>1,24104</text:p>
          </table:table-cell>
          <table:table-cell office:value-type="float" office:value="0.486948" calcext:value-type="float">
            <text:p>0,486948</text:p>
          </table:table-cell>
          <table:table-cell office:value-type="float" office:value="0.422491" calcext:value-type="float">
            <text:p>0,422491</text:p>
          </table:table-cell>
          <table:table-cell office:value-type="float" office:value="0.356043" calcext:value-type="float">
            <text:p>0,35604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Effec Link bandwidth ( GB/s - Data bandwidth regardless of packet header and tail)</text:p>
          </table:table-cell>
          <table:table-cell office:value-type="float" office:value="0.414087" calcext:value-type="float">
            <text:p>0,414087</text:p>
          </table:table-cell>
          <table:table-cell office:value-type="float" office:value="0.162655" calcext:value-type="float">
            <text:p>0,162655</text:p>
          </table:table-cell>
          <table:table-cell office:value-type="float" office:value="0.141118" calcext:value-type="float">
            <text:p>0,141118</text:p>
          </table:table-cell>
          <table:table-cell office:value-type="float" office:value="0.118931" calcext:value-type="float">
            <text:p>0,11893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Link utilization ( % - Max link bandwidth: <text:s/>240 GB/S))</text:p>
          </table:table-cell>
          <table:table-cell office:value-type="float" office:value="0.5171" calcext:value-type="float">
            <text:p>0,5171</text:p>
          </table:table-cell>
          <table:table-cell office:value-type="float" office:value="0.202895" calcext:value-type="float">
            <text:p>0,202895</text:p>
          </table:table-cell>
          <table:table-cell office:value-type="float" office:value="0.176038" calcext:value-type="float">
            <text:p>0,176038</text:p>
          </table:table-cell>
          <table:table-cell office:value-type="float" office:value="0.148351" calcext:value-type="float">
            <text:p>0,148351</text:p>
          </table:table-cell>
          <table:table-cell table:number-columns-repeated="16"/>
        </table:table-row>
      </table:table>
      <table:table table:name="Tempo_versaoInicial_graficosIniciais" table:style-name="ta1">
        <office:forms form:automatic-focus="false" form:apply-design-mode="false"/>
        <table:shapes>
          <draw:frame draw:z-index="0" draw:style-name="gr1" draw:text-style-name="P1" svg:width="210.81mm" svg:height="149.53mm" svg:x="417.59mm" svg:y="157.25mm">
            <loext:p draw:notify-on-update-of-ranges="Tempo_versaoInicial_graficosIniciais.B39:Tempo_versaoInicial_graficosIniciais.I39 Tempo_versaoInicial_graficosIniciais.A40:Tempo_versaoInicial_graficosIniciais.A40 Tempo_versaoInicial_graficosIniciais.B40:Tempo_versaoInicial_graficosIniciais.I40 Tempo_versaoInicial_graficosIniciais.A41:Tempo_versaoInicial_graficosIniciais.A41 Tempo_versaoInicial_graficosIniciais.B41:Tempo_versaoInicial_graficosIniciais.I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4">
          <table:table-cell/>
          <table:table-cell office:value-type="string" calcext:value-type="string">
            <text:p>2048KB L2 (32KB L1s)</text:p>
          </table:table-cell>
          <table:table-cell office:value-type="string" calcext:value-type="string">
            <text:p>1024KB L2 (32KB L1s)</text:p>
          </table:table-cell>
          <table:table-cell office:value-type="string" calcext:value-type="string">
            <text:p>512KB L2 (32KB L1s)</text:p>
          </table:table-cell>
          <table:table-cell office:value-type="string" calcext:value-type="string">
            <text:p>256KB L2 (32KB L1s)</text:p>
          </table:table-cell>
          <table:table-cell office:value-type="string" calcext:value-type="string">
            <text:p>NO L2 (16KB L1s)</text:p>
          </table:table-cell>
          <table:table-cell office:value-type="string" calcext:value-type="string">
            <text:p>NO L2 (32KB L1s)(Base)</text:p>
          </table:table-cell>
          <table:table-cell office:value-type="string" calcext:value-type="string">
            <text:p>NO L2 w/ 64KB L1s</text:p>
          </table:table-cell>
          <table:table-cell office:value-type="string" calcext:value-type="string">
            <text:p>NO L2 w/ 128KB L1s</text:p>
          </table:table-cell>
        </table:table-row>
        <table:table-row table:style-name="ro4">
          <table:table-cell office:value-type="string" calcext:value-type="string">
            <text:p>CPU0, DDR3, basicmath</text:p>
          </table:table-cell>
          <table:table-cell office:value-type="float" office:value="0.0119732374647334" calcext:value-type="float">
            <text:p>0,0119732375</text:p>
          </table:table-cell>
          <table:table-cell office:value-type="float" office:value="0.0138617932187934" calcext:value-type="float">
            <text:p>0,0138617932</text:p>
          </table:table-cell>
          <table:table-cell office:value-type="float" office:value="0.0198433060750034" calcext:value-type="float">
            <text:p>0,0198433061</text:p>
          </table:table-cell>
          <table:table-cell office:value-type="float" office:value="0.0329997538639234" calcext:value-type="float">
            <text:p>0,0329997539</text:p>
          </table:table-cell>
          <table:table-cell office:value-type="float" office:value="0.182226122821169" calcext:value-type="float">
            <text:p>0,1822261228</text:p>
          </table:table-cell>
          <table:table-cell office:value-type="float" office:value="0.098412250649964" calcext:value-type="float">
            <text:p>0,0984122506</text:p>
          </table:table-cell>
          <table:table-cell office:value-type="float" office:value="0.0387308714484027" calcext:value-type="float">
            <text:p>0,0387308714</text:p>
          </table:table-cell>
          <table:table-cell office:value-type="float" office:value="0.0124690075547979" calcext:value-type="float">
            <text:p>0,0124690076</text:p>
          </table:table-cell>
        </table:table-row>
        <table:table-row table:style-name="ro4">
          <table:table-cell office:value-type="string" calcext:value-type="string">
            <text:p>CPU1, DDR3, patricia</text:p>
          </table:table-cell>
          <table:table-cell office:value-type="float" office:value="0.0138810594098545" calcext:value-type="float">
            <text:p>0,0138810594</text:p>
          </table:table-cell>
          <table:table-cell office:value-type="float" office:value="0.0154746804912244" calcext:value-type="float">
            <text:p>0,0154746805</text:p>
          </table:table-cell>
          <table:table-cell office:value-type="float" office:value="0.0213654932374944" calcext:value-type="float">
            <text:p>0,0213654932</text:p>
          </table:table-cell>
          <table:table-cell office:value-type="float" office:value="0.0344403449239345" calcext:value-type="float">
            <text:p>0,0344403449</text:p>
          </table:table-cell>
          <table:table-cell office:value-type="float" office:value="0.243350213236824" calcext:value-type="float">
            <text:p>0,2433502132</text:p>
          </table:table-cell>
          <table:table-cell office:value-type="float" office:value="0.122969279383224" calcext:value-type="float">
            <text:p>0,1229692794</text:p>
          </table:table-cell>
          <table:table-cell office:value-type="float" office:value="0.0269514581472244" calcext:value-type="float">
            <text:p>0,0269514581</text:p>
          </table:table-cell>
          <table:table-cell office:value-type="float" office:value="0.0106472667648244" calcext:value-type="float">
            <text:p>0,0106472668</text:p>
          </table:table-cell>
        </table:table-row>
        <table:table-row table:style-name="ro4">
          <table:table-cell office:value-type="string" calcext:value-type="string">
            <text:p>CPU2, DDR3, typeset</text:p>
          </table:table-cell>
          <table:table-cell office:value-type="float" office:value="0.0115065298787342" calcext:value-type="float">
            <text:p>0,0115065299</text:p>
          </table:table-cell>
          <table:table-cell office:value-type="float" office:value="0.0134672367697042" calcext:value-type="float">
            <text:p>0,0134672368</text:p>
          </table:table-cell>
          <table:table-cell office:value-type="float" office:value="0.0194709434761842" calcext:value-type="float">
            <text:p>0,0194709435</text:p>
          </table:table-cell>
          <table:table-cell office:value-type="float" office:value="0.0326473516469242" calcext:value-type="float">
            <text:p>0,0326473516</text:p>
          </table:table-cell>
          <table:table-cell office:value-type="float" office:value="0.113686941508873" calcext:value-type="float">
            <text:p>0,1136869415</text:p>
          </table:table-cell>
          <table:table-cell office:value-type="float" office:value="0.063624615165671" calcext:value-type="float">
            <text:p>0,0636246152</text:p>
          </table:table-cell>
          <table:table-cell office:value-type="float" office:value="0.0370876035001114" calcext:value-type="float">
            <text:p>0,0370876035</text:p>
          </table:table-cell>
          <table:table-cell office:value-type="float" office:value="0.0231893207089065" calcext:value-type="float">
            <text:p>0,0231893207</text:p>
          </table:table-cell>
        </table:table-row>
        <table:table-row table:style-name="ro4">
          <table:table-cell office:value-type="string" calcext:value-type="string">
            <text:p>CPU3, DDR3, blowfish (enc.)</text:p>
          </table:table-cell>
          <table:table-cell office:value-type="float" office:value="0.00941272174757457" calcext:value-type="float">
            <text:p>0,0094127217</text:p>
          </table:table-cell>
          <table:table-cell office:value-type="float" office:value="0.0116971159086246" calcext:value-type="float">
            <text:p>0,0116971159</text:p>
          </table:table-cell>
          <table:table-cell office:value-type="float" office:value="0.0178003540215446" calcext:value-type="float">
            <text:p>0,017800354</text:p>
          </table:table-cell>
          <table:table-cell office:value-type="float" office:value="0.0310662813278546" calcext:value-type="float">
            <text:p>0,0310662813</text:p>
          </table:table-cell>
          <table:table-cell office:value-type="float" office:value="0.0148242365117954" calcext:value-type="float">
            <text:p>0,0148242365</text:p>
          </table:table-cell>
          <table:table-cell office:value-type="float" office:value="0.00944451844619127" calcext:value-type="float">
            <text:p>0,0094445184</text:p>
          </table:table-cell>
          <table:table-cell office:value-type="float" office:value="0.00487459450623332" calcext:value-type="float">
            <text:p>0,0048745945</text:p>
          </table:table-cell>
          <table:table-cell office:value-type="float" office:value="0.00318000339182847" calcext:value-type="float">
            <text:p>0,0031800034</text:p>
          </table:table-cell>
        </table:table-row>
        <table:table-row table:style-name="ro4">
          <table:table-cell office:value-type="string" calcext:value-type="string">
            <text:p>CPU0, HMC, basicmath</text:p>
          </table:table-cell>
          <table:table-cell office:value-type="float" office:value="0.0107622178637334" calcext:value-type="float">
            <text:p>0,0107622179</text:p>
          </table:table-cell>
          <table:table-cell office:value-type="float" office:value="0.0124037661714934" calcext:value-type="float">
            <text:p>0,0124037662</text:p>
          </table:table-cell>
          <table:table-cell office:value-type="float" office:value="0.0174185387986034" calcext:value-type="float">
            <text:p>0,0174185388</text:p>
          </table:table-cell>
          <table:table-cell office:value-type="float" office:value="0.0281099472151234" calcext:value-type="float">
            <text:p>0,0281099472</text:p>
          </table:table-cell>
          <table:table-cell office:value-type="float" office:value="0.145191219948069" calcext:value-type="float">
            <text:p>0,1451912199</text:p>
          </table:table-cell>
          <table:table-cell office:value-type="float" office:value="0.077768229073464" calcext:value-type="float">
            <text:p>0,0777682291</text:p>
          </table:table-cell>
          <table:table-cell office:value-type="float" office:value="0.0308791529370027" calcext:value-type="float">
            <text:p>0,0308791529</text:p>
          </table:table-cell>
          <table:table-cell office:value-type="float" office:value="0.0100052222595979" calcext:value-type="float">
            <text:p>0,0100052223</text:p>
          </table:table-cell>
        </table:table-row>
        <table:table-row table:style-name="ro4">
          <table:table-cell office:value-type="string" calcext:value-type="string">
            <text:p>CPU1, HMC, patricia</text:p>
          </table:table-cell>
          <table:table-cell office:value-type="float" office:value="0.0126700398088545" calcext:value-type="float">
            <text:p>0,0126700398</text:p>
          </table:table-cell>
          <table:table-cell office:value-type="float" office:value="0.0140166534439244" calcext:value-type="float">
            <text:p>0,0140166534</text:p>
          </table:table-cell>
          <table:table-cell office:value-type="float" office:value="0.0189407259610945" calcext:value-type="float">
            <text:p>0,018940726</text:p>
          </table:table-cell>
          <table:table-cell office:value-type="float" office:value="0.0295505382751345" calcext:value-type="float">
            <text:p>0,0295505383</text:p>
          </table:table-cell>
          <table:table-cell office:value-type="float" office:value="0.193892696520524" calcext:value-type="float">
            <text:p>0,1938926965</text:p>
          </table:table-cell>
          <table:table-cell office:value-type="float" office:value="0.0971739089712244" calcext:value-type="float">
            <text:p>0,097173909</text:p>
          </table:table-cell>
          <table:table-cell office:value-type="float" office:value="0.0214877220066244" calcext:value-type="float">
            <text:p>0,021487722</text:p>
          </table:table-cell>
          <table:table-cell office:value-type="float" office:value="0.00854344422202439" calcext:value-type="float">
            <text:p>0,0085434442</text:p>
          </table:table-cell>
        </table:table-row>
        <table:table-row table:style-name="ro4">
          <table:table-cell office:value-type="string" calcext:value-type="string">
            <text:p>CPU2, HMC, typeset</text:p>
          </table:table-cell>
          <table:table-cell office:value-type="float" office:value="0.0102955102777342" calcext:value-type="float">
            <text:p>0,0102955103</text:p>
          </table:table-cell>
          <table:table-cell office:value-type="float" office:value="0.0120092097224042" calcext:value-type="float">
            <text:p>0,0120092097</text:p>
          </table:table-cell>
          <table:table-cell office:value-type="float" office:value="0.0170461761997842" calcext:value-type="float">
            <text:p>0,0170461762</text:p>
          </table:table-cell>
          <table:table-cell office:value-type="float" office:value="0.0277575449981242" calcext:value-type="float">
            <text:p>0,027757545</text:p>
          </table:table-cell>
          <table:table-cell office:value-type="float" office:value="0.0905816656734735" calcext:value-type="float">
            <text:p>0,0905816657</text:p>
          </table:table-cell>
          <table:table-cell office:value-type="float" office:value="0.050278025516171" calcext:value-type="float">
            <text:p>0,0502780255</text:p>
          </table:table-cell>
          <table:table-cell office:value-type="float" office:value="0.0295690165963114" calcext:value-type="float">
            <text:p>0,0295690166</text:p>
          </table:table-cell>
          <table:table-cell office:value-type="float" office:value="0.0186072793705065" calcext:value-type="float">
            <text:p>0,0186072794</text:p>
          </table:table-cell>
        </table:table-row>
        <table:table-row table:style-name="ro4">
          <table:table-cell office:value-type="string" calcext:value-type="string">
            <text:p>CPU3, HMC, blowfish (enc.)</text:p>
          </table:table-cell>
          <table:table-cell office:value-type="float" office:value="0.00820170214657457" calcext:value-type="float">
            <text:p>0,0082017021</text:p>
          </table:table-cell>
          <table:table-cell office:value-type="float" office:value="0.0102390888613246" calcext:value-type="float">
            <text:p>0,0102390889</text:p>
          </table:table-cell>
          <table:table-cell office:value-type="float" office:value="0.0153755867451446" calcext:value-type="float">
            <text:p>0,0153755867</text:p>
          </table:table-cell>
          <table:table-cell office:value-type="float" office:value="0.0261764746790546" calcext:value-type="float">
            <text:p>0,0261764747</text:p>
          </table:table-cell>
          <table:table-cell office:value-type="float" office:value="0.0118114237263954" calcext:value-type="float">
            <text:p>0,0118114237</text:p>
          </table:table-cell>
          <table:table-cell office:value-type="float" office:value="0.00746333924819127" calcext:value-type="float">
            <text:p>0,0074633392</text:p>
          </table:table-cell>
          <table:table-cell office:value-type="float" office:value="0.00388639729683332" calcext:value-type="float">
            <text:p>0,0038863973</text:p>
          </table:table-cell>
          <table:table-cell office:value-type="float" office:value="0.00255166297342847" calcext:value-type="float">
            <text:p>0,002551663</text:p>
          </table:table-cell>
        </table:table-row>
        <table:table-row table:style-name="ro4" table:number-rows-repeated="8">
          <table:table-cell table:number-columns-repeated="9"/>
        </table:table-row>
        <table:table-row table:style-name="ro4"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basicmath</text:p>
          </table:table-cell>
          <table:table-cell table:number-columns-repeated="7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atricia</text:p>
          </table:table-cell>
          <table:table-cell table:number-columns-repeated="7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ypeset</text:p>
          </table:table-cell>
          <table:table-cell table:number-columns-repeated="7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lowfish (enc.)</text:p>
          </table:table-cell>
          <table:table-cell table:number-columns-repeated="7"/>
        </table:table-row>
        <table:table-row table:style-name="ro4" table:number-rows-repeated="17">
          <table:table-cell table:number-columns-repeated="9"/>
        </table:table-row>
        <table:table-row table:style-name="ro4">
          <table:table-cell table:style-name="ce61"/>
          <table:table-cell table:style-name="ce61" office:value-type="string" calcext:value-type="string">
            <text:p>2048KB L2 (32KB L1s)</text:p>
          </table:table-cell>
          <table:table-cell table:style-name="ce61" office:value-type="string" calcext:value-type="string">
            <text:p>1024KB L2 (32KB L1s)</text:p>
          </table:table-cell>
          <table:table-cell table:style-name="ce61" office:value-type="string" calcext:value-type="string">
            <text:p>512KB L2 (32KB L1s)</text:p>
          </table:table-cell>
          <table:table-cell table:style-name="ce61" office:value-type="string" calcext:value-type="string">
            <text:p>256KB L2 (32KB L1s)</text:p>
          </table:table-cell>
          <table:table-cell table:style-name="ce61" office:value-type="string" calcext:value-type="string">
            <text:p>NO L2 (16KB L1s)</text:p>
          </table:table-cell>
          <table:table-cell table:style-name="ce61" office:value-type="string" calcext:value-type="string">
            <text:p>NO L2 (32KB L1s)(Base)</text:p>
          </table:table-cell>
          <table:table-cell table:style-name="ce61" office:value-type="string" calcext:value-type="string">
            <text:p>NO L2 w/ 64KB L1s</text:p>
          </table:table-cell>
          <table:table-cell table:style-name="ce61" office:value-type="string" calcext:value-type="string">
            <text:p>NO L2 w/ 128KB L1s</text:p>
          </table:table-cell>
        </table:table-row>
        <table:table-row table:style-name="ro4">
          <table:table-cell table:style-name="ce61" office:value-type="string" calcext:value-type="string">
            <text:p>DDR3</text:p>
          </table:table-cell>
          <table:table-cell table:style-name="ce61" office:value-type="float" office:value="0.00941272174757457" calcext:value-type="float">
            <text:p>0,0094127217</text:p>
          </table:table-cell>
          <table:table-cell table:style-name="ce61" office:value-type="float" office:value="0.0116971159086246" calcext:value-type="float">
            <text:p>0,0116971159</text:p>
          </table:table-cell>
          <table:table-cell table:style-name="ce61" office:value-type="float" office:value="0.0178003540215446" calcext:value-type="float">
            <text:p>0,017800354</text:p>
          </table:table-cell>
          <table:table-cell table:style-name="ce61" office:value-type="float" office:value="0.0310662813278546" calcext:value-type="float">
            <text:p>0,0310662813</text:p>
          </table:table-cell>
          <table:table-cell table:style-name="ce61" office:value-type="float" office:value="0.0148242365117954" calcext:value-type="float">
            <text:p>0,0148242365</text:p>
          </table:table-cell>
          <table:table-cell table:style-name="ce61" office:value-type="float" office:value="0.00944451844619127" calcext:value-type="float">
            <text:p>0,0094445184</text:p>
          </table:table-cell>
          <table:table-cell table:style-name="ce61" office:value-type="float" office:value="0.00487459450623332" calcext:value-type="float">
            <text:p>0,0048745945</text:p>
          </table:table-cell>
          <table:table-cell table:style-name="ce61" office:value-type="float" office:value="0.00318000339182847" calcext:value-type="float">
            <text:p>0,0031800034</text:p>
          </table:table-cell>
        </table:table-row>
        <table:table-row table:style-name="ro4">
          <table:table-cell table:style-name="ce61" office:value-type="string" calcext:value-type="string">
            <text:p>HMC</text:p>
          </table:table-cell>
          <table:table-cell table:style-name="ce61" office:value-type="float" office:value="0.00820170214657457" calcext:value-type="float">
            <text:p>0,0082017021</text:p>
          </table:table-cell>
          <table:table-cell table:style-name="ce61" office:value-type="float" office:value="0.0102390888613246" calcext:value-type="float">
            <text:p>0,0102390889</text:p>
          </table:table-cell>
          <table:table-cell table:style-name="ce61" office:value-type="float" office:value="0.0153755867451446" calcext:value-type="float">
            <text:p>0,0153755867</text:p>
          </table:table-cell>
          <table:table-cell table:style-name="ce61" office:value-type="float" office:value="0.0261764746790546" calcext:value-type="float">
            <text:p>0,0261764747</text:p>
          </table:table-cell>
          <table:table-cell table:style-name="ce61" office:value-type="float" office:value="0.0118114237263954" calcext:value-type="float">
            <text:p>0,0118114237</text:p>
          </table:table-cell>
          <table:table-cell table:style-name="ce61" office:value-type="float" office:value="0.00746333924819127" calcext:value-type="float">
            <text:p>0,0074633392</text:p>
          </table:table-cell>
          <table:table-cell table:style-name="ce61" office:value-type="float" office:value="0.00388639729683332" calcext:value-type="float">
            <text:p>0,0038863973</text:p>
          </table:table-cell>
          <table:table-cell table:style-name="ce61" office:value-type="float" office:value="0.00255166297342847" calcext:value-type="float">
            <text:p>0,002551663</text:p>
          </table:table-cell>
        </table:table-row>
        <table:table-row table:style-name="ro4" table:number-rows-repeated="5">
          <table:table-cell table:number-columns-repeated="9"/>
        </table:table-row>
        <table:table-row table:style-name="ro4">
          <table:table-cell office:value-type="string" calcext:value-type="string">
            <text:p>basicmath(CPU0)</text:p>
          </table:table-cell>
          <table:table-cell office:value-type="string" calcext:value-type="string">
            <text:p>2048KB L2 (32KB L1s)</text:p>
          </table:table-cell>
          <table:table-cell office:value-type="string" calcext:value-type="string">
            <text:p>1024KB L2 (32KB L1s)</text:p>
          </table:table-cell>
          <table:table-cell office:value-type="string" calcext:value-type="string">
            <text:p>512KB L2 (32KB L1s)</text:p>
          </table:table-cell>
          <table:table-cell office:value-type="string" calcext:value-type="string">
            <text:p>256KB L2 (32KB L1s)</text:p>
          </table:table-cell>
          <table:table-cell office:value-type="string" calcext:value-type="string">
            <text:p>NO L2 (16KB L1s)</text:p>
          </table:table-cell>
          <table:table-cell office:value-type="string" calcext:value-type="string">
            <text:p>NO L2 (32KB L1s)(Base)</text:p>
          </table:table-cell>
          <table:table-cell office:value-type="string" calcext:value-type="string">
            <text:p>NO L2 w/ 64KB L1s</text:p>
          </table:table-cell>
          <table:table-cell office:value-type="string" calcext:value-type="string">
            <text:p>NO L2 w/ 128KB L1s</text:p>
          </table:table-cell>
        </table:table-row>
        <table:table-row table:style-name="ro4">
          <table:table-cell office:value-type="string" calcext:value-type="string">
            <text:p>DDR3</text:p>
          </table:table-cell>
          <table:table-cell office:value-type="float" office:value="0.0119732374647334" calcext:value-type="float">
            <text:p>0,0119732375</text:p>
          </table:table-cell>
          <table:table-cell office:value-type="float" office:value="0.0138617932187934" calcext:value-type="float">
            <text:p>0,0138617932</text:p>
          </table:table-cell>
          <table:table-cell office:value-type="float" office:value="0.0198433060750034" calcext:value-type="float">
            <text:p>0,0198433061</text:p>
          </table:table-cell>
          <table:table-cell office:value-type="float" office:value="0.0329997538639234" calcext:value-type="float">
            <text:p>0,0329997539</text:p>
          </table:table-cell>
          <table:table-cell office:value-type="float" office:value="0.182226122821169" calcext:value-type="float">
            <text:p>0,1822261228</text:p>
          </table:table-cell>
          <table:table-cell office:value-type="float" office:value="0.098412250649964" calcext:value-type="float">
            <text:p>0,0984122506</text:p>
          </table:table-cell>
          <table:table-cell office:value-type="float" office:value="0.0387308714484027" calcext:value-type="float">
            <text:p>0,0387308714</text:p>
          </table:table-cell>
          <table:table-cell office:value-type="float" office:value="0.0124690075547979" calcext:value-type="float">
            <text:p>0,0124690076</text:p>
          </table:table-cell>
        </table:table-row>
        <table:table-row table:style-name="ro4">
          <table:table-cell office:value-type="string" calcext:value-type="string">
            <text:p>HMC</text:p>
          </table:table-cell>
          <table:table-cell office:value-type="float" office:value="0.0107622178637334" calcext:value-type="float">
            <text:p>0,0107622179</text:p>
          </table:table-cell>
          <table:table-cell office:value-type="float" office:value="0.0124037661714934" calcext:value-type="float">
            <text:p>0,0124037662</text:p>
          </table:table-cell>
          <table:table-cell office:value-type="float" office:value="0.0174185387986034" calcext:value-type="float">
            <text:p>0,0174185388</text:p>
          </table:table-cell>
          <table:table-cell office:value-type="float" office:value="0.0281099472151234" calcext:value-type="float">
            <text:p>0,0281099472</text:p>
          </table:table-cell>
          <table:table-cell office:value-type="float" office:value="0.145191219948069" calcext:value-type="float">
            <text:p>0,1451912199</text:p>
          </table:table-cell>
          <table:table-cell office:value-type="float" office:value="0.077768229073464" calcext:value-type="float">
            <text:p>0,0777682291</text:p>
          </table:table-cell>
          <table:table-cell office:value-type="float" office:value="0.0308791529370027" calcext:value-type="float">
            <text:p>0,0308791529</text:p>
          </table:table-cell>
          <table:table-cell office:value-type="float" office:value="0.0100052222595979" calcext:value-type="float">
            <text:p>0,0100052223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office:value-type="string" calcext:value-type="string">
            <text:p>patricia(CPU1)</text:p>
          </table:table-cell>
          <table:table-cell office:value-type="string" calcext:value-type="string">
            <text:p>2048KB L2 (32KB L1s)</text:p>
          </table:table-cell>
          <table:table-cell office:value-type="string" calcext:value-type="string">
            <text:p>1024KB L2 (32KB L1s)</text:p>
          </table:table-cell>
          <table:table-cell office:value-type="string" calcext:value-type="string">
            <text:p>512KB L2 (32KB L1s)</text:p>
          </table:table-cell>
          <table:table-cell office:value-type="string" calcext:value-type="string">
            <text:p>256KB L2 (32KB L1s)</text:p>
          </table:table-cell>
          <table:table-cell office:value-type="string" calcext:value-type="string">
            <text:p>NO L2 (16KB L1s)</text:p>
          </table:table-cell>
          <table:table-cell office:value-type="string" calcext:value-type="string">
            <text:p>NO L2 (32KB L1s)(Base)</text:p>
          </table:table-cell>
          <table:table-cell office:value-type="string" calcext:value-type="string">
            <text:p>NO L2 w/ 64KB L1s</text:p>
          </table:table-cell>
          <table:table-cell office:value-type="string" calcext:value-type="string">
            <text:p>NO L2 w/ 128KB L1s</text:p>
          </table:table-cell>
        </table:table-row>
        <table:table-row table:style-name="ro4">
          <table:table-cell office:value-type="string" calcext:value-type="string">
            <text:p>DDR3</text:p>
          </table:table-cell>
          <table:table-cell office:value-type="float" office:value="0.0138810594098545" calcext:value-type="float">
            <text:p>0,0138810594</text:p>
          </table:table-cell>
          <table:table-cell office:value-type="float" office:value="0.0154746804912244" calcext:value-type="float">
            <text:p>0,0154746805</text:p>
          </table:table-cell>
          <table:table-cell office:value-type="float" office:value="0.0213654932374944" calcext:value-type="float">
            <text:p>0,0213654932</text:p>
          </table:table-cell>
          <table:table-cell office:value-type="float" office:value="0.0344403449239345" calcext:value-type="float">
            <text:p>0,0344403449</text:p>
          </table:table-cell>
          <table:table-cell office:value-type="float" office:value="0.243350213236824" calcext:value-type="float">
            <text:p>0,2433502132</text:p>
          </table:table-cell>
          <table:table-cell office:value-type="float" office:value="0.122969279383224" calcext:value-type="float">
            <text:p>0,1229692794</text:p>
          </table:table-cell>
          <table:table-cell office:value-type="float" office:value="0.0269514581472244" calcext:value-type="float">
            <text:p>0,0269514581</text:p>
          </table:table-cell>
          <table:table-cell office:value-type="float" office:value="0.0106472667648244" calcext:value-type="float">
            <text:p>0,0106472668</text:p>
          </table:table-cell>
        </table:table-row>
        <table:table-row table:style-name="ro4">
          <table:table-cell office:value-type="string" calcext:value-type="string">
            <text:p>HMC</text:p>
          </table:table-cell>
          <table:table-cell office:value-type="float" office:value="0.0126700398088545" calcext:value-type="float">
            <text:p>0,0126700398</text:p>
          </table:table-cell>
          <table:table-cell office:value-type="float" office:value="0.0140166534439244" calcext:value-type="float">
            <text:p>0,0140166534</text:p>
          </table:table-cell>
          <table:table-cell office:value-type="float" office:value="0.0189407259610945" calcext:value-type="float">
            <text:p>0,018940726</text:p>
          </table:table-cell>
          <table:table-cell office:value-type="float" office:value="0.0295505382751345" calcext:value-type="float">
            <text:p>0,0295505383</text:p>
          </table:table-cell>
          <table:table-cell office:value-type="float" office:value="0.193892696520524" calcext:value-type="float">
            <text:p>0,1938926965</text:p>
          </table:table-cell>
          <table:table-cell office:value-type="float" office:value="0.0971739089712244" calcext:value-type="float">
            <text:p>0,097173909</text:p>
          </table:table-cell>
          <table:table-cell office:value-type="float" office:value="0.0214877220066244" calcext:value-type="float">
            <text:p>0,021487722</text:p>
          </table:table-cell>
          <table:table-cell office:value-type="float" office:value="0.00854344422202439" calcext:value-type="float">
            <text:p>0,0085434442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office:value-type="string" calcext:value-type="string">
            <text:p>typeset(CPU2)</text:p>
          </table:table-cell>
          <table:table-cell office:value-type="string" calcext:value-type="string">
            <text:p>2048KB L2 (32KB L1s)</text:p>
          </table:table-cell>
          <table:table-cell office:value-type="string" calcext:value-type="string">
            <text:p>1024KB L2 (32KB L1s)</text:p>
          </table:table-cell>
          <table:table-cell office:value-type="string" calcext:value-type="string">
            <text:p>512KB L2 (32KB L1s)</text:p>
          </table:table-cell>
          <table:table-cell office:value-type="string" calcext:value-type="string">
            <text:p>256KB L2 (32KB L1s)</text:p>
          </table:table-cell>
          <table:table-cell office:value-type="string" calcext:value-type="string">
            <text:p>NO L2 (16KB L1s)</text:p>
          </table:table-cell>
          <table:table-cell office:value-type="string" calcext:value-type="string">
            <text:p>NO L2 (32KB L1s)(Base)</text:p>
          </table:table-cell>
          <table:table-cell office:value-type="string" calcext:value-type="string">
            <text:p>NO L2 w/ 64KB L1s</text:p>
          </table:table-cell>
          <table:table-cell office:value-type="string" calcext:value-type="string">
            <text:p>NO L2 w/ 128KB L1s</text:p>
          </table:table-cell>
        </table:table-row>
        <table:table-row table:style-name="ro4">
          <table:table-cell office:value-type="string" calcext:value-type="string">
            <text:p>DDR3</text:p>
          </table:table-cell>
          <table:table-cell office:value-type="float" office:value="0.0115065298787342" calcext:value-type="float">
            <text:p>0,0115065299</text:p>
          </table:table-cell>
          <table:table-cell office:value-type="float" office:value="0.0134672367697042" calcext:value-type="float">
            <text:p>0,0134672368</text:p>
          </table:table-cell>
          <table:table-cell office:value-type="float" office:value="0.0194709434761842" calcext:value-type="float">
            <text:p>0,0194709435</text:p>
          </table:table-cell>
          <table:table-cell office:value-type="float" office:value="0.0326473516469242" calcext:value-type="float">
            <text:p>0,0326473516</text:p>
          </table:table-cell>
          <table:table-cell office:value-type="float" office:value="0.113686941508873" calcext:value-type="float">
            <text:p>0,1136869415</text:p>
          </table:table-cell>
          <table:table-cell office:value-type="float" office:value="0.063624615165671" calcext:value-type="float">
            <text:p>0,0636246152</text:p>
          </table:table-cell>
          <table:table-cell office:value-type="float" office:value="0.0370876035001114" calcext:value-type="float">
            <text:p>0,0370876035</text:p>
          </table:table-cell>
          <table:table-cell office:value-type="float" office:value="0.0231893207089065" calcext:value-type="float">
            <text:p>0,0231893207</text:p>
          </table:table-cell>
        </table:table-row>
        <table:table-row table:style-name="ro4">
          <table:table-cell office:value-type="string" calcext:value-type="string">
            <text:p>HMC</text:p>
          </table:table-cell>
          <table:table-cell office:value-type="float" office:value="0.0102955102777342" calcext:value-type="float">
            <text:p>0,0102955103</text:p>
          </table:table-cell>
          <table:table-cell office:value-type="float" office:value="0.0120092097224042" calcext:value-type="float">
            <text:p>0,0120092097</text:p>
          </table:table-cell>
          <table:table-cell office:value-type="float" office:value="0.0170461761997842" calcext:value-type="float">
            <text:p>0,0170461762</text:p>
          </table:table-cell>
          <table:table-cell office:value-type="float" office:value="0.0277575449981242" calcext:value-type="float">
            <text:p>0,027757545</text:p>
          </table:table-cell>
          <table:table-cell office:value-type="float" office:value="0.0905816656734735" calcext:value-type="float">
            <text:p>0,0905816657</text:p>
          </table:table-cell>
          <table:table-cell office:value-type="float" office:value="0.050278025516171" calcext:value-type="float">
            <text:p>0,0502780255</text:p>
          </table:table-cell>
          <table:table-cell office:value-type="float" office:value="0.0295690165963114" calcext:value-type="float">
            <text:p>0,0295690166</text:p>
          </table:table-cell>
          <table:table-cell office:value-type="float" office:value="0.0186072793705065" calcext:value-type="float">
            <text:p>0,0186072794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office:value-type="string" calcext:value-type="string">
            <text:p>blowfish(CPU3)</text:p>
          </table:table-cell>
          <table:table-cell office:value-type="string" calcext:value-type="string">
            <text:p>2048KB L2 (32KB L1s)</text:p>
          </table:table-cell>
          <table:table-cell office:value-type="string" calcext:value-type="string">
            <text:p>1024KB L2 (32KB L1s)</text:p>
          </table:table-cell>
          <table:table-cell office:value-type="string" calcext:value-type="string">
            <text:p>512KB L2 (32KB L1s)</text:p>
          </table:table-cell>
          <table:table-cell office:value-type="string" calcext:value-type="string">
            <text:p>256KB L2 (32KB L1s)</text:p>
          </table:table-cell>
          <table:table-cell office:value-type="string" calcext:value-type="string">
            <text:p>NO L2 (16KB L1s)</text:p>
          </table:table-cell>
          <table:table-cell office:value-type="string" calcext:value-type="string">
            <text:p>NO L2 (32KB L1s)(Base)</text:p>
          </table:table-cell>
          <table:table-cell office:value-type="string" calcext:value-type="string">
            <text:p>NO L2 w/ 64KB L1s</text:p>
          </table:table-cell>
          <table:table-cell office:value-type="string" calcext:value-type="string">
            <text:p>NO L2 w/ 128KB L1s</text:p>
          </table:table-cell>
        </table:table-row>
        <table:table-row table:style-name="ro4">
          <table:table-cell office:value-type="string" calcext:value-type="string">
            <text:p>DDR3</text:p>
          </table:table-cell>
          <table:table-cell office:value-type="float" office:value="0.00941272174757457" calcext:value-type="float">
            <text:p>0,0094127217</text:p>
          </table:table-cell>
          <table:table-cell office:value-type="float" office:value="0.0116971159086246" calcext:value-type="float">
            <text:p>0,0116971159</text:p>
          </table:table-cell>
          <table:table-cell office:value-type="float" office:value="0.0178003540215446" calcext:value-type="float">
            <text:p>0,017800354</text:p>
          </table:table-cell>
          <table:table-cell office:value-type="float" office:value="0.0310662813278546" calcext:value-type="float">
            <text:p>0,0310662813</text:p>
          </table:table-cell>
          <table:table-cell office:value-type="float" office:value="0.0148242365117954" calcext:value-type="float">
            <text:p>0,0148242365</text:p>
          </table:table-cell>
          <table:table-cell office:value-type="float" office:value="0.00944451844619127" calcext:value-type="float">
            <text:p>0,0094445184</text:p>
          </table:table-cell>
          <table:table-cell office:value-type="float" office:value="0.00487459450623332" calcext:value-type="float">
            <text:p>0,0048745945</text:p>
          </table:table-cell>
          <table:table-cell office:value-type="float" office:value="0.00318000339182847" calcext:value-type="float">
            <text:p>0,0031800034</text:p>
          </table:table-cell>
        </table:table-row>
        <table:table-row table:style-name="ro4">
          <table:table-cell office:value-type="string" calcext:value-type="string">
            <text:p>HMC</text:p>
          </table:table-cell>
          <table:table-cell office:value-type="float" office:value="0.00820170214657457" calcext:value-type="float">
            <text:p>0,0082017021</text:p>
          </table:table-cell>
          <table:table-cell office:value-type="float" office:value="0.0102390888613246" calcext:value-type="float">
            <text:p>0,0102390889</text:p>
          </table:table-cell>
          <table:table-cell office:value-type="float" office:value="0.0153755867451446" calcext:value-type="float">
            <text:p>0,0153755867</text:p>
          </table:table-cell>
          <table:table-cell office:value-type="float" office:value="0.0261764746790546" calcext:value-type="float">
            <text:p>0,0261764747</text:p>
          </table:table-cell>
          <table:table-cell office:value-type="float" office:value="0.0118114237263954" calcext:value-type="float">
            <text:p>0,0118114237</text:p>
          </table:table-cell>
          <table:table-cell office:value-type="float" office:value="0.00746333924819127" calcext:value-type="float">
            <text:p>0,0074633392</text:p>
          </table:table-cell>
          <table:table-cell office:value-type="float" office:value="0.00388639729683332" calcext:value-type="float">
            <text:p>0,0038863973</text:p>
          </table:table-cell>
          <table:table-cell office:value-type="float" office:value="0.00255166297342847" calcext:value-type="float">
            <text:p>0,002551663</text:p>
          </table:table-cell>
        </table:table-row>
        <table:table-row table:style-name="ro4" table:number-rows-repeated="3">
          <table:table-cell table:number-columns-repeated="9"/>
        </table:table-row>
        <table:table-row table:style-name="ro4">
          <table:table-cell/>
          <table:table-cell office:value-type="string" calcext:value-type="string">
            <text:p>2048KB L2 (32KB L1s)</text:p>
          </table:table-cell>
          <table:table-cell office:value-type="string" calcext:value-type="string">
            <text:p>1024KB L2 (32KB L1s)</text:p>
          </table:table-cell>
          <table:table-cell office:value-type="string" calcext:value-type="string">
            <text:p>512KB L2 (32KB L1s)</text:p>
          </table:table-cell>
          <table:table-cell office:value-type="string" calcext:value-type="string">
            <text:p>256KB L2 (32KB L1s)</text:p>
          </table:table-cell>
          <table:table-cell office:value-type="string" calcext:value-type="string">
            <text:p>NO L2 (16KB L1s)</text:p>
          </table:table-cell>
          <table:table-cell office:value-type="string" calcext:value-type="string">
            <text:p>NO L2 (32KB L1s)(Base)</text:p>
          </table:table-cell>
          <table:table-cell office:value-type="string" calcext:value-type="string">
            <text:p>NO L2 w/ 64KB L1s</text:p>
          </table:table-cell>
          <table:table-cell office:value-type="string" calcext:value-type="string">
            <text:p>NO L2 w/ 128KB L1s</text:p>
          </table:table-cell>
        </table:table-row>
        <table:table-row table:style-name="ro4">
          <table:table-cell office:value-type="string" calcext:value-type="string">
            <text:p>DDR3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HMC</text:p>
          </table:table-cell>
          <table:table-cell table:number-columns-repeated="8"/>
        </table:table-row>
      </table:table>
      <table:table table:name="Temp" table:style-name="ta1">
        <office:forms form:automatic-focus="false" form:apply-design-mode="false"/>
        <table:table-column table:style-name="co5" table:number-columns-repeated="6" table:default-cell-style-name="Default"/>
        <table:table-column table:style-name="co29" table:default-cell-style-name="ce52"/>
        <table:table-row table:style-name="ro4">
          <table:table-cell table:number-columns-repeated="6"/>
          <table:table-cell table:style-name="Default"/>
        </table:table-row>
        <table:table-row table:style-name="ro4" table:number-rows-repeated="181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  <table:database-ranges>
        <table:database-range table:name="__Anonymous_Sheet_DB__1" table:target-range-address="_Exec_Time.A8:_Exec_Time.K16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Tempo_versaoInicial_graficosIniciais.A48:Tempo_versaoInicial_graficosIniciais.I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20" loext:min-decimal-places="20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6" loext:min-decimal-places="6" number:min-integer-digits="1"/>
    </number:number-style>
    <number:percentage-style style:name="N116">
      <number:number number:decimal-places="6" loext:min-decimal-places="6" number:min-integer-digits="1"/>
      <number:text>%</number:text>
    </number:percentage-style>
    <number:number-style style:name="N117">
      <number:scientific-number number:decimal-places="6" loext:min-decimal-places="6" number:min-integer-digits="1" number:min-exponent-digits="2" loext:exponent-interval="1" loext:forced-exponent-sign="true"/>
    </number:number-style>
    <number:percentage-style style:name="N118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23:02:30.1323520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02:36:43.680885638</dc:date>
    <meta:editing-duration>PT19H59M35S</meta:editing-duration>
    <meta:editing-cycles>189</meta:editing-cycles>
    <meta:generator>LibreOffice/5.1.6.2$Linux_X86_64 LibreOffice_project/10m0$Build-2</meta:generator>
    <meta:document-statistic meta:table-count="12" meta:cell-count="77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82cm" svg:height="14.954cm" xlink:href=".." xlink:type="simple" chart:class="chart:line" chart:style-name="ch1">
        <chart:title svg:x="9.545cm" svg:y="0.435cm" chart:style-name="ch2">
          <text:p>main-title</text:p>
        </chart:title>
        <chart:legend chart:legend-position="end" svg:x="18.838cm" svg:y="6.929cm" style:legend-expansion="high" chart:style-name="ch3"/>
        <chart:plot-area chart:style-name="ch4" table:cell-range-address="Tempo_versaoInicial_graficosIniciais.A39:Tempo_versaoInicial_graficosIniciais.I41" chart:data-source-has-labels="both" svg:x="0.857cm" svg:y="1.314cm" svg:width="16.985cm" svg:height="12.719cm">
          <chartooo:coordinate-region svg:x="3.488cm" svg:y="1.513cm" svg:width="14.213cm" svg:height="9.296cm"/>
          <chart:axis chart:dimension="x" chart:name="primary-x" chart:style-name="ch5" chartooo:axis-type="auto">
            <chartooo:date-scale/>
            <chart:title svg:x="8.313cm" svg:y="14.332cm" chart:style-name="ch6">
              <text:p>Configuration</text:p>
            </chart:title>
            <chart:categories table:cell-range-address="Tempo_versaoInicial_graficosIniciais.B39:Tempo_versaoInicial_graficosIniciais.I39"/>
            <chart:grid chart:style-name="ch7" chart:class="major"/>
          </chart:axis>
          <chart:axis chart:dimension="y" chart:name="primary-y" chart:style-name="ch5">
            <chart:title svg:x="1.124cm" svg:y="6.703cm" chart:style-name="ch8">
              <text:p>Time (s)</text:p>
            </chart:title>
            <chart:grid chart:style-name="ch7" chart:class="major"/>
          </chart:axis>
          <chart:series chart:style-name="ch9" chart:values-cell-range-address="Tempo_versaoInicial_graficosIniciais.B40:Tempo_versaoInicial_graficosIniciais.I40" chart:label-cell-address="Tempo_versaoInicial_graficosIniciais.A40:Tempo_versaoInicial_graficosIniciais.A40" chart:class="chart:line">
            <chart:data-point chart:repeated="8"/>
          </chart:series>
          <chart:series chart:style-name="ch10" chart:values-cell-range-address="Tempo_versaoInicial_graficosIniciais.B41:Tempo_versaoInicial_graficosIniciais.I41" chart:label-cell-address="Tempo_versaoInicial_graficosIniciais.A41:Tempo_versaoInicial_graficosIniciais.A4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KB L2 (32KB L1s)</text:p>
                <draw:g>
                  <svg:desc>Tempo_versaoInicial_graficosIniciais.B39:Tempo_versaoInicial_graficosIniciais.I39</svg:desc>
                </draw:g>
              </table:table-cell>
              <table:table-cell office:value-type="string">
                <text:p>1024KB L2 (32KB L1s)</text:p>
              </table:table-cell>
              <table:table-cell office:value-type="string">
                <text:p>512KB L2 (32KB L1s)</text:p>
              </table:table-cell>
              <table:table-cell office:value-type="string">
                <text:p>256KB L2 (32KB L1s)</text:p>
              </table:table-cell>
              <table:table-cell office:value-type="string">
                <text:p>NO L2 (16KB L1s)</text:p>
              </table:table-cell>
              <table:table-cell office:value-type="string">
                <text:p>NO L2 (32KB L1s)(Base)</text:p>
              </table:table-cell>
              <table:table-cell office:value-type="string">
                <text:p>NO L2 w/ 64KB L1s</text:p>
              </table:table-cell>
              <table:table-cell office:value-type="string">
                <text:p>NO L2 w/ 128KB L1s</text:p>
              </table:table-cell>
            </table:table-row>
          </table:table-header-rows>
          <table:table-rows>
            <table:table-row>
              <table:table-cell office:value-type="string">
                <text:p>DDR3</text:p>
                <draw:g>
                  <svg:desc>Tempo_versaoInicial_graficosIniciais.A40:Tempo_versaoInicial_graficosIniciais.A40</svg:desc>
                </draw:g>
              </table:table-cell>
              <table:table-cell office:value-type="float" office:value="0.00941272174757457">
                <text:p>0.00941272174757457</text:p>
                <draw:g>
                  <svg:desc>Tempo_versaoInicial_graficosIniciais.B40:Tempo_versaoInicial_graficosIniciais.I40</svg:desc>
                </draw:g>
              </table:table-cell>
              <table:table-cell office:value-type="float" office:value="0.0116971159086246">
                <text:p>0.0116971159086246</text:p>
              </table:table-cell>
              <table:table-cell office:value-type="float" office:value="0.0178003540215446">
                <text:p>0.0178003540215446</text:p>
              </table:table-cell>
              <table:table-cell office:value-type="float" office:value="0.0310662813278546">
                <text:p>0.0310662813278546</text:p>
              </table:table-cell>
              <table:table-cell office:value-type="float" office:value="0.0148242365117954">
                <text:p>0.0148242365117954</text:p>
              </table:table-cell>
              <table:table-cell office:value-type="float" office:value="0.00944451844619127">
                <text:p>0.00944451844619127</text:p>
              </table:table-cell>
              <table:table-cell office:value-type="float" office:value="0.00487459450623332">
                <text:p>0.00487459450623332</text:p>
              </table:table-cell>
              <table:table-cell office:value-type="float" office:value="0.00318000339182847">
                <text:p>0.00318000339182847</text:p>
              </table:table-cell>
            </table:table-row>
            <table:table-row>
              <table:table-cell office:value-type="string">
                <text:p>HMC</text:p>
                <draw:g>
                  <svg:desc>Tempo_versaoInicial_graficosIniciais.A41:Tempo_versaoInicial_graficosIniciais.A41</svg:desc>
                </draw:g>
              </table:table-cell>
              <table:table-cell office:value-type="float" office:value="0.00820170214657457">
                <text:p>0.00820170214657457</text:p>
                <draw:g>
                  <svg:desc>Tempo_versaoInicial_graficosIniciais.B41:Tempo_versaoInicial_graficosIniciais.I41</svg:desc>
                </draw:g>
              </table:table-cell>
              <table:table-cell office:value-type="float" office:value="0.0102390888613246">
                <text:p>0.0102390888613246</text:p>
              </table:table-cell>
              <table:table-cell office:value-type="float" office:value="0.0153755867451446">
                <text:p>0.0153755867451446</text:p>
              </table:table-cell>
              <table:table-cell office:value-type="float" office:value="0.0261764746790546">
                <text:p>0.0261764746790546</text:p>
              </table:table-cell>
              <table:table-cell office:value-type="float" office:value="0.0118114237263954">
                <text:p>0.0118114237263954</text:p>
              </table:table-cell>
              <table:table-cell office:value-type="float" office:value="0.00746333924819127">
                <text:p>0.00746333924819127</text:p>
              </table:table-cell>
              <table:table-cell office:value-type="float" office:value="0.00388639729683332">
                <text:p>0.00388639729683332</text:p>
              </table:table-cell>
              <table:table-cell office:value-type="float" office:value="0.00255166297342847">
                <text:p>0.00255166297342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5.379cm" svg:y="0.376cm" chart:style-name="ch2">
          <text:p>Total Execution Time</text:p>
        </chart:title>
        <chart:legend chart:legend-position="end" svg:x="12.757cm" svg:y="5.452cm" style:legend-expansion="high" chart:style-name="ch3"/>
        <chart:plot-area chart:style-name="ch4" table:cell-range-address="_Exec_Time.B2:_Exec_Time.K4" chart:data-source-has-labels="both" svg:x="1.311cm" svg:y="1.395cm" svg:width="11.146cm" svg:height="9.385cm">
          <chartooo:coordinate-region svg:x="2.223cm" svg:y="1.395cm" svg:width="10.094cm" svg:height="7.326cm"/>
          <chart:axis chart:dimension="x" chart:name="primary-x" chart:style-name="ch5" chartooo:axis-type="auto">
            <chartooo:date-scale/>
            <chart:title svg:x="3.639cm" svg:y="11.02cm" chart:style-name="ch6">
              <text:p>Configuration (L2 Size [KB], L1i&amp;d Size [KB])</text:p>
            </chart:title>
            <chart:categories table:cell-range-address="_Exec_Time.C2:_Exec_Time.K2"/>
          </chart:axis>
          <chart:axis chart:dimension="y" chart:name="primary-y" chart:style-name="ch5">
            <chart:title svg:x="0.451cm" svg:y="6.713cm" chart:style-name="ch7">
              <text:p>Time (s)</text:p>
            </chart:title>
            <chart:grid chart:style-name="ch8" chart:class="major"/>
          </chart:axis>
          <chart:series chart:style-name="ch9" chart:values-cell-range-address="_Exec_Time.C3:_Exec_Time.K3" chart:label-cell-address="_Exec_Time.B3:_Exec_Time.B3" chart:class="chart:line">
            <chart:data-point chart:repeated="9"/>
          </chart:series>
          <chart:series chart:style-name="ch10" chart:values-cell-range-address="_Exec_Time.C4:_Exec_Time.K4" chart:label-cell-address="_Exec_Time.B4:_Exec_Time.B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512,8)</text:p>
                <draw:g>
                  <svg:desc>_Exec_Time.C2:_Exec_Time.K2</svg:desc>
                </draw:g>
              </table:table-cell>
              <table:table-cell office:value-type="string">
                <text:p>(256,8) </text:p>
              </table:table-cell>
              <table:table-cell office:value-type="string">
                <text:p>(128, 8)</text:p>
              </table:table-cell>
              <table:table-cell office:value-type="string">
                <text:p>(64, 8)</text:p>
              </table:table-cell>
              <table:table-cell office:value-type="string">
                <text:p>(No L2, 8)</text:p>
              </table:table-cell>
              <table:table-cell office:value-type="string">
                <text:p>(No L2, 16)</text:p>
              </table:table-cell>
              <table:table-cell office:value-type="string">
                <text:p>(No L2, 32)</text:p>
              </table:table-cell>
              <table:table-cell office:value-type="string">
                <text:p>(No L2, 64)</text:p>
              </table:table-cell>
              <table:table-cell office:value-type="string">
                <text:p>(No L2, 128)</text:p>
              </table:table-cell>
            </table:table-row>
          </table:table-header-rows>
          <table:table-rows>
            <table:table-row>
              <table:table-cell office:value-type="string">
                <text:p>DDR3</text:p>
                <draw:g>
                  <svg:desc>_Exec_Time.B3:_Exec_Time.B3</svg:desc>
                </draw:g>
              </table:table-cell>
              <table:table-cell office:value-type="float" office:value="0.0285920609489145">
                <text:p>0.0285920609489145</text:p>
                <draw:g>
                  <svg:desc>_Exec_Time.C3:_Exec_Time.K3</svg:desc>
                </draw:g>
              </table:table-cell>
              <table:table-cell office:value-type="float" office:value="0.0470091811602445">
                <text:p>0.0470091811602445</text:p>
              </table:table-cell>
              <table:table-cell office:value-type="float" office:value="0.0866043683562844">
                <text:p>0.0866043683562844</text:p>
              </table:table-cell>
              <table:table-cell office:value-type="float" office:value="0.248739468621129">
                <text:p>0.248739468621129</text:p>
              </table:table-cell>
              <table:table-cell office:value-type="float" office:value="0.318620090748024">
                <text:p>0.318620090748024</text:p>
              </table:table-cell>
              <table:table-cell office:value-type="float" office:value="0.243350213236824">
                <text:p>0.243350213236824</text:p>
              </table:table-cell>
              <table:table-cell office:value-type="float" office:value="0.122969279383224">
                <text:p>0.122969279383224</text:p>
              </table:table-cell>
              <table:table-cell office:value-type="float" office:value="0.0387308714484027">
                <text:p>0.0387308714484027</text:p>
              </table:table-cell>
              <table:table-cell office:value-type="float" office:value="0.0231893207089065">
                <text:p>0.0231893207089065</text:p>
              </table:table-cell>
            </table:table-row>
            <table:table-row>
              <table:table-cell office:value-type="string">
                <text:p>HMC</text:p>
                <draw:g>
                  <svg:desc>_Exec_Time.B4:_Exec_Time.B4</svg:desc>
                </draw:g>
              </table:table-cell>
              <table:table-cell office:value-type="float" office:value="0.0260432814875145">
                <text:p>0.0260432814875145</text:p>
                <draw:g>
                  <svg:desc>_Exec_Time.C4:_Exec_Time.K4</svg:desc>
                </draw:g>
              </table:table-cell>
              <table:table-cell office:value-type="float" office:value="0.0413061341637444">
                <text:p>0.0413061341637444</text:p>
              </table:table-cell>
              <table:table-cell office:value-type="float" office:value="0.0726772119232844">
                <text:p>0.0726772119232844</text:p>
              </table:table-cell>
              <table:table-cell office:value-type="float" office:value="0.197675325270129">
                <text:p>0.197675325270129</text:p>
              </table:table-cell>
              <table:table-cell office:value-type="float" office:value="0.251906672783024">
                <text:p>0.251906672783024</text:p>
              </table:table-cell>
              <table:table-cell office:value-type="float" office:value="0.193892696520524">
                <text:p>0.193892696520524</text:p>
              </table:table-cell>
              <table:table-cell office:value-type="float" office:value="0.0971739089712244">
                <text:p>0.0971739089712244</text:p>
              </table:table-cell>
              <table:table-cell office:value-type="float" office:value="0.0308791529370027">
                <text:p>0.0308791529370027</text:p>
              </table:table-cell>
              <table:table-cell office:value-type="float" office:value="0.0186072793705065">
                <text:p>0.0186072793705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5.313cm" svg:y="0.376cm" chart:style-name="ch2">
          <text:p>blowfish enc. (CPU3)</text:p>
        </chart:title>
        <chart:legend chart:legend-position="end" svg:x="12.757cm" svg:y="5.452cm" style:legend-expansion="high" chart:style-name="ch3"/>
        <chart:plot-area chart:style-name="ch4" table:cell-range-address="_Exec_Time.B8:_Exec_Time.K10" chart:data-source-has-labels="both" svg:x="1.311cm" svg:y="1.395cm" svg:width="11.146cm" svg:height="9.385cm">
          <chartooo:coordinate-region svg:x="2.223cm" svg:y="1.395cm" svg:width="10.094cm" svg:height="7.325cm"/>
          <chart:axis chart:dimension="x" chart:name="primary-x" chart:style-name="ch5" chartooo:axis-type="auto">
            <chartooo:date-scale/>
            <chart:title svg:x="3.639cm" svg:y="11.02cm" chart:style-name="ch6">
              <text:p>Configuration (L2 Size [KB], L1i&amp;d Size [KB])</text:p>
            </chart:title>
            <chart:categories table:cell-range-address="_Exec_Time.C8:_Exec_Time.K8"/>
            <chart:grid chart:style-name="ch7" chart:class="major"/>
          </chart:axis>
          <chart:axis chart:dimension="y" chart:name="primary-y" chart:style-name="ch5">
            <chart:title svg:x="0.451cm" svg:y="6.713cm" chart:style-name="ch8">
              <text:p>Time (s)</text:p>
            </chart:title>
            <chart:grid chart:style-name="ch7" chart:class="major"/>
          </chart:axis>
          <chart:series chart:style-name="ch9" chart:values-cell-range-address="_Exec_Time.C9:_Exec_Time.K9" chart:label-cell-address="_Exec_Time.B9:_Exec_Time.B9" chart:class="chart:line">
            <chart:data-point chart:repeated="9"/>
          </chart:series>
          <chart:series chart:style-name="ch10" chart:values-cell-range-address="_Exec_Time.C10:_Exec_Time.K10" chart:label-cell-address="_Exec_Time.B10:_Exec_Time.B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512,8)</text:p>
                <draw:g>
                  <svg:desc>_Exec_Time.C8:_Exec_Time.K8</svg:desc>
                </draw:g>
              </table:table-cell>
              <table:table-cell office:value-type="string">
                <text:p>(256,8) </text:p>
              </table:table-cell>
              <table:table-cell office:value-type="string">
                <text:p>(128, 8)</text:p>
              </table:table-cell>
              <table:table-cell office:value-type="string">
                <text:p>(64, 8)</text:p>
              </table:table-cell>
              <table:table-cell office:value-type="string">
                <text:p>(No L2, 8)</text:p>
              </table:table-cell>
              <table:table-cell office:value-type="string">
                <text:p>(No L2, 16)</text:p>
              </table:table-cell>
              <table:table-cell office:value-type="string">
                <text:p>(No L2, 32)</text:p>
              </table:table-cell>
              <table:table-cell office:value-type="string">
                <text:p>(No L2, 64)</text:p>
              </table:table-cell>
              <table:table-cell office:value-type="string">
                <text:p>(No L2, 128)</text:p>
              </table:table-cell>
            </table:table-row>
          </table:table-header-rows>
          <table:table-rows>
            <table:table-row>
              <table:table-cell office:value-type="string">
                <text:p>DDR3</text:p>
                <draw:g>
                  <svg:desc>_Exec_Time.B9:_Exec_Time.B9</svg:desc>
                </draw:g>
              </table:table-cell>
              <table:table-cell office:value-type="float" office:value="0.0192654792787446">
                <text:p>0.0192654792787446</text:p>
                <draw:g>
                  <svg:desc>_Exec_Time.C9:_Exec_Time.K9</svg:desc>
                </draw:g>
              </table:table-cell>
              <table:table-cell office:value-type="float" office:value="0.0381824802812246">
                <text:p>0.0381824802812246</text:p>
              </table:table-cell>
              <table:table-cell office:value-type="float" office:value="0.0841192183044426">
                <text:p>0.0841192183044426</text:p>
              </table:table-cell>
              <table:table-cell office:value-type="float" office:value="0.246916280667816">
                <text:p>0.246916280667816</text:p>
              </table:table-cell>
              <table:table-cell office:value-type="float" office:value="0.0220072149053954">
                <text:p>0.0220072149053954</text:p>
              </table:table-cell>
              <table:table-cell office:value-type="float" office:value="0.0148242365117954">
                <text:p>0.0148242365117954</text:p>
              </table:table-cell>
              <table:table-cell office:value-type="float" office:value="0.00944451844619127">
                <text:p>0.00944451844619127</text:p>
              </table:table-cell>
              <table:table-cell office:value-type="float" office:value="0.00487459450623332">
                <text:p>0.00487459450623332</text:p>
              </table:table-cell>
              <table:table-cell office:value-type="float" office:value="0.00318000339182847">
                <text:p>0.00318000339182847</text:p>
              </table:table-cell>
            </table:table-row>
            <table:table-row>
              <table:table-cell office:value-type="string">
                <text:p>HMC</text:p>
                <draw:g>
                  <svg:desc>_Exec_Time.B10:_Exec_Time.B10</svg:desc>
                </draw:g>
              </table:table-cell>
              <table:table-cell office:value-type="float" office:value="0.0167166998173446">
                <text:p>0.0167166998173446</text:p>
                <draw:g>
                  <svg:desc>_Exec_Time.C10:_Exec_Time.K10</svg:desc>
                </draw:g>
              </table:table-cell>
              <table:table-cell office:value-type="float" office:value="0.0324794332847246">
                <text:p>0.0324794332847246</text:p>
              </table:table-cell>
              <table:table-cell office:value-type="float" office:value="0.0701920618714425">
                <text:p>0.0701920618714425</text:p>
              </table:table-cell>
              <table:table-cell office:value-type="float" office:value="0.195852137316816">
                <text:p>0.195852137316816</text:p>
              </table:table-cell>
              <table:table-cell office:value-type="float" office:value="0.0173992983703954">
                <text:p>0.0173992983703954</text:p>
              </table:table-cell>
              <table:table-cell office:value-type="float" office:value="0.0118114237263954">
                <text:p>0.0118114237263954</text:p>
              </table:table-cell>
              <table:table-cell office:value-type="float" office:value="0.00746333924819127">
                <text:p>0.00746333924819127</text:p>
              </table:table-cell>
              <table:table-cell office:value-type="float" office:value="0.00388639729683332">
                <text:p>0.00388639729683332</text:p>
              </table:table-cell>
              <table:table-cell office:value-type="float" office:value="0.00255166297342847">
                <text:p>0.002551662973428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